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number-columns-repeated="5" table:default-cell-style-name="ce5"/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ce5"/>
        <table:table-row table:style-name="ro1">
          <table:table-cell office:value-type="string" calcext:value-type="string">
            <text:p>S.N.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(rlipric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tp</text:p>
          </table:table-cell>
          <table:table-cell office:value-type="string" calcext:value-type="string">
            <text:p>% Chang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Open(LI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Open(Nepse)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Open(sensitive)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9-08" calcext:value-type="date">
            <text:p>2020-09-08</text:p>
          </table:table-cell>
          <table:table-cell office:value-type="float" office:value="322" calcext:value-type="float">
            <text:p>322</text:p>
          </table:table-cell>
          <table:table-cell office:value-type="float" office:value="340" calcext:value-type="float">
            <text:p>340</text:p>
          </table:table-cell>
          <table:table-cell office:value-type="float" office:value="322" calcext:value-type="float">
            <text:p>32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2480" calcext:value-type="float">
            <text:p>52480</text:p>
          </table:table-cell>
          <table:table-cell/>
          <table:table-cell office:value-type="float" office:value="9057.43" calcext:value-type="float">
            <text:p>9057.43</text:p>
          </table:table-cell>
          <table:table-cell office:value-type="float" office:value="9205.42" calcext:value-type="float">
            <text:p>9205.42</text:p>
          </table:table-cell>
          <table:table-cell office:value-type="float" office:value="9057.43" calcext:value-type="float">
            <text:p>9057.43</text:p>
          </table:table-cell>
          <table:table-cell office:value-type="float" office:value="9164.74" calcext:value-type="float">
            <text:p>9164.74</text:p>
          </table:table-cell>
          <table:table-cell office:value-type="float" office:value="176573000" calcext:value-type="float">
            <text:p>176573000</text:p>
          </table:table-cell>
          <table:table-cell/>
          <table:table-cell office:value-type="float" office:value="1491.33" calcext:value-type="float">
            <text:p>1491.33</text:p>
          </table:table-cell>
          <table:table-cell office:value-type="float" office:value="1500.15" calcext:value-type="float">
            <text:p>1500.15</text:p>
          </table:table-cell>
          <table:table-cell office:value-type="float" office:value="1477.25" calcext:value-type="float">
            <text:p>1477.25</text:p>
          </table:table-cell>
          <table:table-cell office:value-type="float" office:value="1495.15" calcext:value-type="float">
            <text:p>1495.15</text:p>
          </table:table-cell>
          <table:table-cell office:value-type="float" office:value="1798363063" calcext:value-type="float">
            <text:p>1798363063</text:p>
          </table:table-cell>
          <table:table-cell/>
          <table:table-cell office:value-type="float" office:value="299.22" calcext:value-type="float">
            <text:p>299.22</text:p>
          </table:table-cell>
          <table:table-cell office:value-type="float" office:value="300.72" calcext:value-type="float">
            <text:p>300.72</text:p>
          </table:table-cell>
          <table:table-cell office:value-type="float" office:value="296.63" calcext:value-type="float">
            <text:p>296.63</text:p>
          </table:table-cell>
          <table:table-cell office:value-type="float" office:value="299.47" calcext:value-type="float">
            <text:p>299.47</text:p>
          </table:table-cell>
          <table:table-cell office:value-type="float" office:value="1536290000" calcext:value-type="float">
            <text:p>153629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9-09" calcext:value-type="date">
            <text:p>2020-09-09</text:p>
          </table:table-cell>
          <table:table-cell office:value-type="float" office:value="346" calcext:value-type="float">
            <text:p>346</text:p>
          </table:table-cell>
          <table:table-cell office:value-type="float" office:value="374" calcext:value-type="float">
            <text:p>374</text:p>
          </table:table-cell>
          <table:table-cell office:value-type="float" office:value="346" calcext:value-type="float">
            <text:p>346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85280" calcext:value-type="float">
            <text:p>85280</text:p>
          </table:table-cell>
          <table:table-cell/>
          <table:table-cell office:value-type="float" office:value="9201.35" calcext:value-type="float">
            <text:p>9201.35</text:p>
          </table:table-cell>
          <table:table-cell office:value-type="float" office:value="9372.11" calcext:value-type="float">
            <text:p>9372.11</text:p>
          </table:table-cell>
          <table:table-cell office:value-type="float" office:value="9176.87" calcext:value-type="float">
            <text:p>9176.87</text:p>
          </table:table-cell>
          <table:table-cell office:value-type="float" office:value="9331.52" calcext:value-type="float">
            <text:p>9331.52</text:p>
          </table:table-cell>
          <table:table-cell office:value-type="float" office:value="341538000" calcext:value-type="float">
            <text:p>341538000</text:p>
          </table:table-cell>
          <table:table-cell/>
          <table:table-cell office:value-type="float" office:value="1501.86" calcext:value-type="float">
            <text:p>1501.86</text:p>
          </table:table-cell>
          <table:table-cell office:value-type="float" office:value="1511.93" calcext:value-type="float">
            <text:p>1511.93</text:p>
          </table:table-cell>
          <table:table-cell office:value-type="float" office:value="1495.11" calcext:value-type="float">
            <text:p>1495.11</text:p>
          </table:table-cell>
          <table:table-cell office:value-type="float" office:value="1508.2" calcext:value-type="float">
            <text:p>1508.2</text:p>
          </table:table-cell>
          <table:table-cell office:value-type="float" office:value="2563415186" calcext:value-type="float">
            <text:p>2563415186</text:p>
          </table:table-cell>
          <table:table-cell/>
          <table:table-cell office:value-type="float" office:value="300.4" calcext:value-type="float">
            <text:p>300.4</text:p>
          </table:table-cell>
          <table:table-cell office:value-type="float" office:value="300.56" calcext:value-type="float">
            <text:p>300.56</text:p>
          </table:table-cell>
          <table:table-cell office:value-type="float" office:value="298.14" calcext:value-type="float">
            <text:p>298.14</text:p>
          </table:table-cell>
          <table:table-cell office:value-type="float" office:value="299.66" calcext:value-type="float">
            <text:p>299.66</text:p>
          </table:table-cell>
          <table:table-cell office:value-type="float" office:value="2407310000" calcext:value-type="float">
            <text:p>24073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9-10" calcext:value-type="date">
            <text:p>2020-09-10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office:value-type="float" office:value="9.89" calcext:value-type="float">
            <text:p>9.89</text:p>
          </table:table-cell>
          <table:table-cell office:value-type="float" office:value="610" calcext:value-type="float">
            <text:p>610</text:p>
          </table:table-cell>
          <table:table-cell office:value-type="float" office:value="249420" calcext:value-type="float">
            <text:p>249420</text:p>
          </table:table-cell>
          <table:table-cell/>
          <table:table-cell office:value-type="float" office:value="9364.99" calcext:value-type="float">
            <text:p>9364.99</text:p>
          </table:table-cell>
          <table:table-cell office:value-type="float" office:value="9599.62" calcext:value-type="float">
            <text:p>9599.62</text:p>
          </table:table-cell>
          <table:table-cell office:value-type="float" office:value="9357.47" calcext:value-type="float">
            <text:p>9357.47</text:p>
          </table:table-cell>
          <table:table-cell office:value-type="float" office:value="9536.04" calcext:value-type="float">
            <text:p>9536.04</text:p>
          </table:table-cell>
          <table:table-cell office:value-type="float" office:value="389190000" calcext:value-type="float">
            <text:p>389190000</text:p>
          </table:table-cell>
          <table:table-cell/>
          <table:table-cell office:value-type="float" office:value="1514.13" calcext:value-type="float">
            <text:p>1514.13</text:p>
          </table:table-cell>
          <table:table-cell office:value-type="float" office:value="1532.48" calcext:value-type="float">
            <text:p>1532.48</text:p>
          </table:table-cell>
          <table:table-cell office:value-type="float" office:value="1512.53" calcext:value-type="float">
            <text:p>1512.53</text:p>
          </table:table-cell>
          <table:table-cell office:value-type="float" office:value="1520.69" calcext:value-type="float">
            <text:p>1520.69</text:p>
          </table:table-cell>
          <table:table-cell office:value-type="float" office:value="2170068283" calcext:value-type="float">
            <text:p>2170068283</text:p>
          </table:table-cell>
          <table:table-cell/>
          <table:table-cell office:value-type="float" office:value="299.47" calcext:value-type="float">
            <text:p>299.47</text:p>
          </table:table-cell>
          <table:table-cell office:value-type="float" office:value="304.23" calcext:value-type="float">
            <text:p>304.23</text:p>
          </table:table-cell>
          <table:table-cell office:value-type="float" office:value="299.34" calcext:value-type="float">
            <text:p>299.34</text:p>
          </table:table-cell>
          <table:table-cell office:value-type="float" office:value="301.38" calcext:value-type="float">
            <text:p>301.38</text:p>
          </table:table-cell>
          <table:table-cell office:value-type="float" office:value="2084670000" calcext:value-type="float">
            <text:p>208467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9-13" calcext:value-type="date">
            <text:p>2020-09-13</text:p>
          </table:table-cell>
          <table:table-cell office:value-type="float" office:value="423" calcext:value-type="float">
            <text:p>423</text:p>
          </table:table-cell>
          <table:table-cell office:value-type="float" office:value="452" calcext:value-type="float">
            <text:p>452</text:p>
          </table:table-cell>
          <table:table-cell office:value-type="float" office:value="423" calcext:value-type="float">
            <text:p>423</text:p>
          </table:table-cell>
          <table:table-cell office:value-type="float" office:value="452" calcext:value-type="float">
            <text:p>452</text:p>
          </table:table-cell>
          <table:table-cell office:value-type="float" office:value="9.98" calcext:value-type="float">
            <text:p>9.98</text:p>
          </table:table-cell>
          <table:table-cell office:value-type="float" office:value="810" calcext:value-type="float">
            <text:p>810</text:p>
          </table:table-cell>
          <table:table-cell office:value-type="float" office:value="363760" calcext:value-type="float">
            <text:p>363760</text:p>
          </table:table-cell>
          <table:table-cell/>
          <table:table-cell office:value-type="float" office:value="9548.33" calcext:value-type="float">
            <text:p>9548.33</text:p>
          </table:table-cell>
          <table:table-cell office:value-type="float" office:value="9819.92" calcext:value-type="float">
            <text:p>9819.92</text:p>
          </table:table-cell>
          <table:table-cell office:value-type="float" office:value="9548.33" calcext:value-type="float">
            <text:p>9548.33</text:p>
          </table:table-cell>
          <table:table-cell office:value-type="float" office:value="9819.92" calcext:value-type="float">
            <text:p>9819.92</text:p>
          </table:table-cell>
          <table:table-cell office:value-type="float" office:value="546945000" calcext:value-type="float">
            <text:p>546945000</text:p>
          </table:table-cell>
          <table:table-cell/>
          <table:table-cell office:value-type="float" office:value="1528.15" calcext:value-type="float">
            <text:p>1528.15</text:p>
          </table:table-cell>
          <table:table-cell office:value-type="float" office:value="1537.25" calcext:value-type="float">
            <text:p>1537.25</text:p>
          </table:table-cell>
          <table:table-cell office:value-type="float" office:value="1522.28" calcext:value-type="float">
            <text:p>1522.28</text:p>
          </table:table-cell>
          <table:table-cell office:value-type="float" office:value="1537.25" calcext:value-type="float">
            <text:p>1537.25</text:p>
          </table:table-cell>
          <table:table-cell office:value-type="float" office:value="3386859972" calcext:value-type="float">
            <text:p>3386859972</text:p>
          </table:table-cell>
          <table:table-cell/>
          <table:table-cell office:value-type="float" office:value="302.41" calcext:value-type="float">
            <text:p>302.41</text:p>
          </table:table-cell>
          <table:table-cell office:value-type="float" office:value="303.99" calcext:value-type="float">
            <text:p>303.99</text:p>
          </table:table-cell>
          <table:table-cell office:value-type="float" office:value="301.42" calcext:value-type="float">
            <text:p>301.42</text:p>
          </table:table-cell>
          <table:table-cell office:value-type="float" office:value="303.97" calcext:value-type="float">
            <text:p>303.97</text:p>
          </table:table-cell>
          <table:table-cell office:value-type="float" office:value="3391310000" calcext:value-type="float">
            <text:p>339131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9-14" calcext:value-type="date">
            <text:p>2020-09-14</text:p>
          </table:table-cell>
          <table:table-cell office:value-type="float" office:value="474" calcext:value-type="float">
            <text:p>474</text:p>
          </table:table-cell>
          <table:table-cell office:value-type="float" office:value="497" calcext:value-type="float">
            <text:p>497</text:p>
          </table:table-cell>
          <table:table-cell office:value-type="float" office:value="474" calcext:value-type="float">
            <text:p>474</text:p>
          </table:table-cell>
          <table:table-cell office:value-type="float" office:value="497" calcext:value-type="float">
            <text:p>497</text:p>
          </table:table-cell>
          <table:table-cell office:value-type="float" office:value="9.96" calcext:value-type="float">
            <text:p>9.96</text:p>
          </table:table-cell>
          <table:table-cell office:value-type="float" office:value="1250" calcext:value-type="float">
            <text:p>1250</text:p>
          </table:table-cell>
          <table:table-cell office:value-type="float" office:value="620830" calcext:value-type="float">
            <text:p>620830</text:p>
          </table:table-cell>
          <table:table-cell/>
          <table:table-cell office:value-type="float" office:value="9938.98" calcext:value-type="float">
            <text:p>9938.98</text:p>
          </table:table-cell>
          <table:table-cell office:value-type="float" office:value="9976.09" calcext:value-type="float">
            <text:p>9976.09</text:p>
          </table:table-cell>
          <table:table-cell office:value-type="float" office:value="9731.68" calcext:value-type="float">
            <text:p>9731.68</text:p>
          </table:table-cell>
          <table:table-cell office:value-type="float" office:value="9740.6" calcext:value-type="float">
            <text:p>9740.6</text:p>
          </table:table-cell>
          <table:table-cell office:value-type="float" office:value="424446000" calcext:value-type="float">
            <text:p>424446000</text:p>
          </table:table-cell>
          <table:table-cell/>
          <table:table-cell office:value-type="float" office:value="1545.68" calcext:value-type="float">
            <text:p>1545.68</text:p>
          </table:table-cell>
          <table:table-cell office:value-type="float" office:value="1553.56" calcext:value-type="float">
            <text:p>1553.56</text:p>
          </table:table-cell>
          <table:table-cell office:value-type="float" office:value="1538.43" calcext:value-type="float">
            <text:p>1538.43</text:p>
          </table:table-cell>
          <table:table-cell office:value-type="float" office:value="1540.51" calcext:value-type="float">
            <text:p>1540.51</text:p>
          </table:table-cell>
          <table:table-cell office:value-type="float" office:value="3134135908" calcext:value-type="float">
            <text:p>3134135908</text:p>
          </table:table-cell>
          <table:table-cell/>
          <table:table-cell office:value-type="float" office:value="304.83" calcext:value-type="float">
            <text:p>304.83</text:p>
          </table:table-cell>
          <table:table-cell office:value-type="float" office:value="307.91" calcext:value-type="float">
            <text:p>307.91</text:p>
          </table:table-cell>
          <table:table-cell office:value-type="float" office:value="304.83" calcext:value-type="float">
            <text:p>304.83</text:p>
          </table:table-cell>
          <table:table-cell office:value-type="float" office:value="306.24" calcext:value-type="float">
            <text:p>306.24</text:p>
          </table:table-cell>
          <table:table-cell office:value-type="float" office:value="3139680000" calcext:value-type="float">
            <text:p>313968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9-15" calcext:value-type="date">
            <text:p>2020-09-15</text:p>
          </table:table-cell>
          <table:table-cell office:value-type="float" office:value="521" calcext:value-type="float">
            <text:p>521</text:p>
          </table:table-cell>
          <table:table-cell office:value-type="float" office:value="546" calcext:value-type="float">
            <text:p>546</text:p>
          </table:table-cell>
          <table:table-cell office:value-type="float" office:value="521" calcext:value-type="float">
            <text:p>521</text:p>
          </table:table-cell>
          <table:table-cell office:value-type="float" office:value="546" calcext:value-type="float">
            <text:p>546</text:p>
          </table:table-cell>
          <table:table-cell office:value-type="float" office:value="9.86" calcext:value-type="float">
            <text:p>9.86</text:p>
          </table:table-cell>
          <table:table-cell office:value-type="float" office:value="2980" calcext:value-type="float">
            <text:p>2980</text:p>
          </table:table-cell>
          <table:table-cell office:value-type="float" office:value="1625380" calcext:value-type="float">
            <text:p>1625380</text:p>
          </table:table-cell>
          <table:table-cell/>
          <table:table-cell office:value-type="float" office:value="9765.18" calcext:value-type="float">
            <text:p>9765.18</text:p>
          </table:table-cell>
          <table:table-cell office:value-type="float" office:value="9816.36" calcext:value-type="float">
            <text:p>9816.36</text:p>
          </table:table-cell>
          <table:table-cell office:value-type="float" office:value="9690.59" calcext:value-type="float">
            <text:p>9690.59</text:p>
          </table:table-cell>
          <table:table-cell office:value-type="float" office:value="9757.93" calcext:value-type="float">
            <text:p>9757.93</text:p>
          </table:table-cell>
          <table:table-cell office:value-type="float" office:value="223887000" calcext:value-type="float">
            <text:p>223887000</text:p>
          </table:table-cell>
          <table:table-cell/>
          <table:table-cell office:value-type="float" office:value="1544.71" calcext:value-type="float">
            <text:p>1544.71</text:p>
          </table:table-cell>
          <table:table-cell office:value-type="float" office:value="1548.35" calcext:value-type="float">
            <text:p>1548.35</text:p>
          </table:table-cell>
          <table:table-cell office:value-type="float" office:value="1531.05" calcext:value-type="float">
            <text:p>1531.05</text:p>
          </table:table-cell>
          <table:table-cell office:value-type="float" office:value="1536.03" calcext:value-type="float">
            <text:p>1536.03</text:p>
          </table:table-cell>
          <table:table-cell office:value-type="float" office:value="1800197903" calcext:value-type="float">
            <text:p>1800197903</text:p>
          </table:table-cell>
          <table:table-cell/>
          <table:table-cell office:value-type="float" office:value="307.12" calcext:value-type="float">
            <text:p>307.12</text:p>
          </table:table-cell>
          <table:table-cell office:value-type="float" office:value="308.28" calcext:value-type="float">
            <text:p>308.28</text:p>
          </table:table-cell>
          <table:table-cell office:value-type="float" office:value="304.15" calcext:value-type="float">
            <text:p>304.15</text:p>
          </table:table-cell>
          <table:table-cell office:value-type="float" office:value="304.65" calcext:value-type="float">
            <text:p>304.65</text:p>
          </table:table-cell>
          <table:table-cell office:value-type="float" office:value="1806370000" calcext:value-type="float">
            <text:p>180637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9-16" calcext:value-type="date">
            <text:p>2020-09-16</text:p>
          </table:table-cell>
          <table:table-cell office:value-type="float" office:value="573" calcext:value-type="float">
            <text:p>573</text:p>
          </table:table-cell>
          <table:table-cell office:value-type="float" office:value="600" calcext:value-type="float">
            <text:p>600</text:p>
          </table:table-cell>
          <table:table-cell office:value-type="float" office:value="573" calcext:value-type="float">
            <text:p>573</text:p>
          </table:table-cell>
          <table:table-cell office:value-type="float" office:value="600" calcext:value-type="float">
            <text:p>600</text:p>
          </table:table-cell>
          <table:table-cell office:value-type="float" office:value="9.89" calcext:value-type="float">
            <text:p>9.89</text:p>
          </table:table-cell>
          <table:table-cell office:value-type="float" office:value="18390" calcext:value-type="float">
            <text:p>18390</text:p>
          </table:table-cell>
          <table:table-cell office:value-type="float" office:value="11024880" calcext:value-type="float">
            <text:p>11024880</text:p>
          </table:table-cell>
          <table:table-cell/>
          <table:table-cell office:value-type="float" office:value="9785.59" calcext:value-type="float">
            <text:p>9785.59</text:p>
          </table:table-cell>
          <table:table-cell office:value-type="float" office:value="9854.94" calcext:value-type="float">
            <text:p>9854.94</text:p>
          </table:table-cell>
          <table:table-cell office:value-type="float" office:value="9772.52" calcext:value-type="float">
            <text:p>9772.52</text:p>
          </table:table-cell>
          <table:table-cell office:value-type="float" office:value="9830.07" calcext:value-type="float">
            <text:p>9830.07</text:p>
          </table:table-cell>
          <table:table-cell office:value-type="float" office:value="252409000" calcext:value-type="float">
            <text:p>252409000</text:p>
          </table:table-cell>
          <table:table-cell/>
          <table:table-cell office:value-type="float" office:value="1537.35" calcext:value-type="float">
            <text:p>1537.35</text:p>
          </table:table-cell>
          <table:table-cell office:value-type="float" office:value="1543.98" calcext:value-type="float">
            <text:p>1543.98</text:p>
          </table:table-cell>
          <table:table-cell office:value-type="float" office:value="1530.67" calcext:value-type="float">
            <text:p>1530.67</text:p>
          </table:table-cell>
          <table:table-cell office:value-type="float" office:value="1541.4" calcext:value-type="float">
            <text:p>1541.4</text:p>
          </table:table-cell>
          <table:table-cell office:value-type="float" office:value="1845634030" calcext:value-type="float">
            <text:p>1845634030</text:p>
          </table:table-cell>
          <table:table-cell/>
          <table:table-cell office:value-type="float" office:value="304.82" calcext:value-type="float">
            <text:p>304.82</text:p>
          </table:table-cell>
          <table:table-cell office:value-type="float" office:value="305.86" calcext:value-type="float">
            <text:p>305.86</text:p>
          </table:table-cell>
          <table:table-cell office:value-type="float" office:value="303.38" calcext:value-type="float">
            <text:p>303.38</text:p>
          </table:table-cell>
          <table:table-cell office:value-type="float" office:value="305.48" calcext:value-type="float">
            <text:p>305.48</text:p>
          </table:table-cell>
          <table:table-cell office:value-type="float" office:value="1853100000" calcext:value-type="float">
            <text:p>18531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9-17" calcext:value-type="date">
            <text:p>2020-09-17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52531" calcext:value-type="float">
            <text:p>52531</text:p>
          </table:table-cell>
          <table:table-cell office:value-type="float" office:value="34639320" calcext:value-type="float">
            <text:p>34639320</text:p>
          </table:table-cell>
          <table:table-cell/>
          <table:table-cell office:value-type="float" office:value="9860.81" calcext:value-type="float">
            <text:p>9860.81</text:p>
          </table:table-cell>
          <table:table-cell office:value-type="float" office:value="9956.32" calcext:value-type="float">
            <text:p>9956.32</text:p>
          </table:table-cell>
          <table:table-cell office:value-type="float" office:value="9846.39" calcext:value-type="float">
            <text:p>9846.39</text:p>
          </table:table-cell>
          <table:table-cell office:value-type="float" office:value="9879.95" calcext:value-type="float">
            <text:p>9879.95</text:p>
          </table:table-cell>
          <table:table-cell office:value-type="float" office:value="325421000" calcext:value-type="float">
            <text:p>325421000</text:p>
          </table:table-cell>
          <table:table-cell/>
          <table:table-cell office:value-type="float" office:value="1555.86" calcext:value-type="float">
            <text:p>1555.86</text:p>
          </table:table-cell>
          <table:table-cell office:value-type="float" office:value="1577.99" calcext:value-type="float">
            <text:p>1577.99</text:p>
          </table:table-cell>
          <table:table-cell office:value-type="float" office:value="1547.13" calcext:value-type="float">
            <text:p>1547.13</text:p>
          </table:table-cell>
          <table:table-cell office:value-type="float" office:value="1572.18" calcext:value-type="float">
            <text:p>1572.18</text:p>
          </table:table-cell>
          <table:table-cell office:value-type="float" office:value="3315664319" calcext:value-type="float">
            <text:p>3315664319</text:p>
          </table:table-cell>
          <table:table-cell/>
          <table:table-cell office:value-type="float" office:value="310.32" calcext:value-type="float">
            <text:p>310.32</text:p>
          </table:table-cell>
          <table:table-cell office:value-type="float" office:value="313.65" calcext:value-type="float">
            <text:p>313.65</text:p>
          </table:table-cell>
          <table:table-cell office:value-type="float" office:value="306.69" calcext:value-type="float">
            <text:p>306.69</text:p>
          </table:table-cell>
          <table:table-cell office:value-type="float" office:value="312.5" calcext:value-type="float">
            <text:p>312.5</text:p>
          </table:table-cell>
          <table:table-cell office:value-type="float" office:value="3261060000" calcext:value-type="float">
            <text:p>326106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9-20" calcext:value-type="date">
            <text:p>2020-09-20</text:p>
          </table:table-cell>
          <table:table-cell office:value-type="float" office:value="693" calcext:value-type="float">
            <text:p>693</text:p>
          </table:table-cell>
          <table:table-cell office:value-type="float" office:value="726" calcext:value-type="float">
            <text:p>726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0.76" calcext:value-type="float">
            <text:p>0.76</text:p>
          </table:table-cell>
          <table:table-cell office:value-type="float" office:value="281168" calcext:value-type="float">
            <text:p>281168</text:p>
          </table:table-cell>
          <table:table-cell office:value-type="float" office:value="194764516" calcext:value-type="float">
            <text:p>194764516</text:p>
          </table:table-cell>
          <table:table-cell/>
          <table:table-cell office:value-type="float" office:value="10160.1" calcext:value-type="float">
            <text:p>10160.1</text:p>
          </table:table-cell>
          <table:table-cell office:value-type="float" office:value="10160.09" calcext:value-type="float">
            <text:p>10160.09</text:p>
          </table:table-cell>
          <table:table-cell table:number-columns-repeated="2" office:value-type="float" office:value="9823.69" calcext:value-type="float">
            <text:p>9823.69</text:p>
          </table:table-cell>
          <table:table-cell office:value-type="float" office:value="332609000" calcext:value-type="float">
            <text:p>332609000</text:p>
          </table:table-cell>
          <table:table-cell/>
          <table:table-cell office:value-type="float" office:value="1595.47" calcext:value-type="float">
            <text:p>1595.47</text:p>
          </table:table-cell>
          <table:table-cell office:value-type="float" office:value="1605.12" calcext:value-type="float">
            <text:p>1605.12</text:p>
          </table:table-cell>
          <table:table-cell office:value-type="float" office:value="1574.08" calcext:value-type="float">
            <text:p>1574.08</text:p>
          </table:table-cell>
          <table:table-cell office:value-type="float" office:value="1575.18" calcext:value-type="float">
            <text:p>1575.18</text:p>
          </table:table-cell>
          <table:table-cell office:value-type="float" office:value="2742795692" calcext:value-type="float">
            <text:p>2742795692</text:p>
          </table:table-cell>
          <table:table-cell/>
          <table:table-cell office:value-type="float" office:value="316.33" calcext:value-type="float">
            <text:p>316.33</text:p>
          </table:table-cell>
          <table:table-cell office:value-type="float" office:value="318.51" calcext:value-type="float">
            <text:p>318.51</text:p>
          </table:table-cell>
          <table:table-cell office:value-type="float" office:value="312.59" calcext:value-type="float">
            <text:p>312.59</text:p>
          </table:table-cell>
          <table:table-cell office:value-type="float" office:value="313.62" calcext:value-type="float">
            <text:p>313.62</text:p>
          </table:table-cell>
          <table:table-cell office:value-type="float" office:value="2483090000" calcext:value-type="float">
            <text:p>248309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9-21" calcext:value-type="date">
            <text:p>2020-09-21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623" calcext:value-type="float">
            <text:p>623</text:p>
          </table:table-cell>
          <table:table-cell office:value-type="float" office:value="640" calcext:value-type="float">
            <text:p>640</text:p>
          </table:table-cell>
          <table:table-cell office:value-type="float" office:value="-3.76" calcext:value-type="float">
            <text:p>-3.76</text:p>
          </table:table-cell>
          <table:table-cell office:value-type="float" office:value="203152" calcext:value-type="float">
            <text:p>203152</text:p>
          </table:table-cell>
          <table:table-cell office:value-type="float" office:value="129855865" calcext:value-type="float">
            <text:p>129855865</text:p>
          </table:table-cell>
          <table:table-cell/>
          <table:table-cell office:value-type="float" office:value="9823.69" calcext:value-type="float">
            <text:p>9823.69</text:p>
          </table:table-cell>
          <table:table-cell office:value-type="float" office:value="9873.52" calcext:value-type="float">
            <text:p>9873.52</text:p>
          </table:table-cell>
          <table:table-cell office:value-type="float" office:value="9728.87" calcext:value-type="float">
            <text:p>9728.87</text:p>
          </table:table-cell>
          <table:table-cell office:value-type="float" office:value="9755.85" calcext:value-type="float">
            <text:p>9755.85</text:p>
          </table:table-cell>
          <table:table-cell office:value-type="float" office:value="292382000" calcext:value-type="float">
            <text:p>292382000</text:p>
          </table:table-cell>
          <table:table-cell/>
          <table:table-cell office:value-type="float" office:value="1587.82" calcext:value-type="float">
            <text:p>1587.82</text:p>
          </table:table-cell>
          <table:table-cell office:value-type="float" office:value="1587.99" calcext:value-type="float">
            <text:p>1587.99</text:p>
          </table:table-cell>
          <table:table-cell office:value-type="float" office:value="1561.49" calcext:value-type="float">
            <text:p>1561.49</text:p>
          </table:table-cell>
          <table:table-cell office:value-type="float" office:value="1569.06" calcext:value-type="float">
            <text:p>1569.06</text:p>
          </table:table-cell>
          <table:table-cell office:value-type="float" office:value="2637376216" calcext:value-type="float">
            <text:p>2637376216</text:p>
          </table:table-cell>
          <table:table-cell/>
          <table:table-cell office:value-type="float" office:value="316.1" calcext:value-type="float">
            <text:p>316.1</text:p>
          </table:table-cell>
          <table:table-cell office:value-type="float" office:value="316.32" calcext:value-type="float">
            <text:p>316.32</text:p>
          </table:table-cell>
          <table:table-cell office:value-type="float" office:value="310.59" calcext:value-type="float">
            <text:p>310.59</text:p>
          </table:table-cell>
          <table:table-cell office:value-type="float" office:value="312.24" calcext:value-type="float">
            <text:p>312.24</text:p>
          </table:table-cell>
          <table:table-cell office:value-type="float" office:value="2481940000" calcext:value-type="float">
            <text:p>248194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9-22" calcext:value-type="date">
            <text:p>2020-09-22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-1.56" calcext:value-type="float">
            <text:p>-1.56</text:p>
          </table:table-cell>
          <table:table-cell office:value-type="float" office:value="112770" calcext:value-type="float">
            <text:p>112770</text:p>
          </table:table-cell>
          <table:table-cell office:value-type="float" office:value="70853501" calcext:value-type="float">
            <text:p>70853501</text:p>
          </table:table-cell>
          <table:table-cell/>
          <table:table-cell office:value-type="float" office:value="9750.73" calcext:value-type="float">
            <text:p>9750.73</text:p>
          </table:table-cell>
          <table:table-cell office:value-type="float" office:value="9801.59" calcext:value-type="float">
            <text:p>9801.59</text:p>
          </table:table-cell>
          <table:table-cell office:value-type="float" office:value="9599.64" calcext:value-type="float">
            <text:p>9599.64</text:p>
          </table:table-cell>
          <table:table-cell office:value-type="float" office:value="9646.38" calcext:value-type="float">
            <text:p>9646.38</text:p>
          </table:table-cell>
          <table:table-cell office:value-type="float" office:value="271890000" calcext:value-type="float">
            <text:p>271890000</text:p>
          </table:table-cell>
          <table:table-cell/>
          <table:table-cell office:value-type="float" office:value="1576.55" calcext:value-type="float">
            <text:p>1576.55</text:p>
          </table:table-cell>
          <table:table-cell office:value-type="float" office:value="1577.19" calcext:value-type="float">
            <text:p>1577.19</text:p>
          </table:table-cell>
          <table:table-cell office:value-type="float" office:value="1541.75" calcext:value-type="float">
            <text:p>1541.75</text:p>
          </table:table-cell>
          <table:table-cell office:value-type="float" office:value="1546.15" calcext:value-type="float">
            <text:p>1546.15</text:p>
          </table:table-cell>
          <table:table-cell office:value-type="float" office:value="2810425268" calcext:value-type="float">
            <text:p>2810425268</text:p>
          </table:table-cell>
          <table:table-cell/>
          <table:table-cell office:value-type="float" office:value="314.79" calcext:value-type="float">
            <text:p>314.79</text:p>
          </table:table-cell>
          <table:table-cell office:value-type="float" office:value="314.82" calcext:value-type="float">
            <text:p>314.82</text:p>
          </table:table-cell>
          <table:table-cell office:value-type="float" office:value="306.84" calcext:value-type="float">
            <text:p>306.84</text:p>
          </table:table-cell>
          <table:table-cell office:value-type="float" office:value="307.39" calcext:value-type="float">
            <text:p>307.39</text:p>
          </table:table-cell>
          <table:table-cell office:value-type="float" office:value="2819820000" calcext:value-type="float">
            <text:p>28198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9-23" calcext:value-type="date">
            <text:p>2020-09-23</text:p>
          </table:table-cell>
          <table:table-cell office:value-type="float" office:value="600" calcext:value-type="float">
            <text:p>600</text:p>
          </table:table-cell>
          <table:table-cell office:value-type="float" office:value="668" calcext:value-type="float">
            <text:p>668</text:p>
          </table:table-cell>
          <table:table-cell office:value-type="float" office:value="600" calcext:value-type="float">
            <text:p>600</text:p>
          </table:table-cell>
          <table:table-cell office:value-type="float" office:value="662" calcext:value-type="float">
            <text:p>662</text:p>
          </table:table-cell>
          <table:table-cell office:value-type="float" office:value="5.08" calcext:value-type="float">
            <text:p>5.08</text:p>
          </table:table-cell>
          <table:table-cell office:value-type="float" office:value="70575" calcext:value-type="float">
            <text:p>70575</text:p>
          </table:table-cell>
          <table:table-cell office:value-type="float" office:value="44664106" calcext:value-type="float">
            <text:p>44664106</text:p>
          </table:table-cell>
          <table:table-cell/>
          <table:table-cell office:value-type="float" office:value="9562.62" calcext:value-type="float">
            <text:p>9562.62</text:p>
          </table:table-cell>
          <table:table-cell office:value-type="float" office:value="9741.05" calcext:value-type="float">
            <text:p>9741.05</text:p>
          </table:table-cell>
          <table:table-cell office:value-type="float" office:value="9562.62" calcext:value-type="float">
            <text:p>9562.62</text:p>
          </table:table-cell>
          <table:table-cell office:value-type="float" office:value="9741.05" calcext:value-type="float">
            <text:p>9741.05</text:p>
          </table:table-cell>
          <table:table-cell office:value-type="float" office:value="168689000" calcext:value-type="float">
            <text:p>168689000</text:p>
          </table:table-cell>
          <table:table-cell/>
          <table:table-cell office:value-type="float" office:value="1543.37" calcext:value-type="float">
            <text:p>1543.37</text:p>
          </table:table-cell>
          <table:table-cell office:value-type="float" office:value="1555.52" calcext:value-type="float">
            <text:p>1555.52</text:p>
          </table:table-cell>
          <table:table-cell office:value-type="float" office:value="1535.03" calcext:value-type="float">
            <text:p>1535.03</text:p>
          </table:table-cell>
          <table:table-cell office:value-type="float" office:value="1555.52" calcext:value-type="float">
            <text:p>1555.52</text:p>
          </table:table-cell>
          <table:table-cell office:value-type="float" office:value="1727821707" calcext:value-type="float">
            <text:p>1727821707</text:p>
          </table:table-cell>
          <table:table-cell/>
          <table:table-cell office:value-type="float" office:value="308.08" calcext:value-type="float">
            <text:p>308.08</text:p>
          </table:table-cell>
          <table:table-cell office:value-type="float" office:value="308.44" calcext:value-type="float">
            <text:p>308.44</text:p>
          </table:table-cell>
          <table:table-cell office:value-type="float" office:value="304.84" calcext:value-type="float">
            <text:p>304.84</text:p>
          </table:table-cell>
          <table:table-cell office:value-type="float" office:value="308.34" calcext:value-type="float">
            <text:p>308.34</text:p>
          </table:table-cell>
          <table:table-cell office:value-type="float" office:value="1685610000" calcext:value-type="float">
            <text:p>16856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9-24" calcext:value-type="date">
            <text:p>2020-09-24</text:p>
          </table:table-cell>
          <table:table-cell office:value-type="float" office:value="631" calcext:value-type="float">
            <text:p>631</text:p>
          </table:table-cell>
          <table:table-cell office:value-type="float" office:value="669" calcext:value-type="float">
            <text:p>669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-1.96" calcext:value-type="float">
            <text:p>-1.96</text:p>
          </table:table-cell>
          <table:table-cell office:value-type="float" office:value="55191" calcext:value-type="float">
            <text:p>55191</text:p>
          </table:table-cell>
          <table:table-cell office:value-type="float" office:value="35961089" calcext:value-type="float">
            <text:p>35961089</text:p>
          </table:table-cell>
          <table:table-cell/>
          <table:table-cell office:value-type="float" office:value="9709.29" calcext:value-type="float">
            <text:p>9709.29</text:p>
          </table:table-cell>
          <table:table-cell office:value-type="float" office:value="9761" calcext:value-type="float">
            <text:p>9761</text:p>
          </table:table-cell>
          <table:table-cell office:value-type="float" office:value="9678.9" calcext:value-type="float">
            <text:p>9678.9</text:p>
          </table:table-cell>
          <table:table-cell office:value-type="float" office:value="9696.95" calcext:value-type="float">
            <text:p>9696.95</text:p>
          </table:table-cell>
          <table:table-cell office:value-type="float" office:value="143885000" calcext:value-type="float">
            <text:p>143885000</text:p>
          </table:table-cell>
          <table:table-cell/>
          <table:table-cell table:number-columns-repeated="2" office:value-type="float" office:value="1565.31" calcext:value-type="float">
            <text:p>1565.31</text:p>
          </table:table-cell>
          <table:table-cell office:value-type="float" office:value="1554.38" calcext:value-type="float">
            <text:p>1554.38</text:p>
          </table:table-cell>
          <table:table-cell office:value-type="float" office:value="1561.27" calcext:value-type="float">
            <text:p>1561.27</text:p>
          </table:table-cell>
          <table:table-cell office:value-type="float" office:value="2233489024" calcext:value-type="float">
            <text:p>2233489024</text:p>
          </table:table-cell>
          <table:table-cell/>
          <table:table-cell table:number-columns-repeated="2" office:value-type="float" office:value="311.39" calcext:value-type="float">
            <text:p>311.39</text:p>
          </table:table-cell>
          <table:table-cell office:value-type="float" office:value="308.21" calcext:value-type="float">
            <text:p>308.21</text:p>
          </table:table-cell>
          <table:table-cell office:value-type="float" office:value="309.57" calcext:value-type="float">
            <text:p>309.57</text:p>
          </table:table-cell>
          <table:table-cell office:value-type="float" office:value="2296410000" calcext:value-type="float">
            <text:p>229641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9-27" calcext:value-type="date">
            <text:p>2020-09-27</text:p>
          </table:table-cell>
          <table:table-cell office:value-type="float" office:value="618" calcext:value-type="float">
            <text:p>618</text:p>
          </table:table-cell>
          <table:table-cell office:value-type="float" office:value="665" calcext:value-type="float">
            <text:p>665</text:p>
          </table:table-cell>
          <table:table-cell office:value-type="float" office:value="618" calcext:value-type="float">
            <text:p>618</text:p>
          </table:table-cell>
          <table:table-cell office:value-type="float" office:value="636" calcext:value-type="float">
            <text:p>636</text:p>
          </table:table-cell>
          <table:table-cell office:value-type="float" office:value="-2" calcext:value-type="float">
            <text:p>-2</text:p>
          </table:table-cell>
          <table:table-cell office:value-type="float" office:value="43591" calcext:value-type="float">
            <text:p>43591</text:p>
          </table:table-cell>
          <table:table-cell office:value-type="float" office:value="27818214" calcext:value-type="float">
            <text:p>27818214</text:p>
          </table:table-cell>
          <table:table-cell/>
          <table:table-cell office:value-type="float" office:value="9692.74" calcext:value-type="float">
            <text:p>9692.74</text:p>
          </table:table-cell>
          <table:table-cell office:value-type="float" office:value="9762.43" calcext:value-type="float">
            <text:p>9762.43</text:p>
          </table:table-cell>
          <table:table-cell office:value-type="float" office:value="9608.86" calcext:value-type="float">
            <text:p>9608.86</text:p>
          </table:table-cell>
          <table:table-cell office:value-type="float" office:value="9613.36" calcext:value-type="float">
            <text:p>9613.36</text:p>
          </table:table-cell>
          <table:table-cell office:value-type="float" office:value="159629000" calcext:value-type="float">
            <text:p>159629000</text:p>
          </table:table-cell>
          <table:table-cell/>
          <table:table-cell office:value-type="float" office:value="1569.06" calcext:value-type="float">
            <text:p>1569.06</text:p>
          </table:table-cell>
          <table:table-cell office:value-type="float" office:value="1575.43" calcext:value-type="float">
            <text:p>1575.43</text:p>
          </table:table-cell>
          <table:table-cell office:value-type="float" office:value="1562.11" calcext:value-type="float">
            <text:p>1562.11</text:p>
          </table:table-cell>
          <table:table-cell office:value-type="float" office:value="1565.55" calcext:value-type="float">
            <text:p>1565.55</text:p>
          </table:table-cell>
          <table:table-cell office:value-type="float" office:value="3138243371" calcext:value-type="float">
            <text:p>3138243371</text:p>
          </table:table-cell>
          <table:table-cell/>
          <table:table-cell office:value-type="float" office:value="311.74" calcext:value-type="float">
            <text:p>311.74</text:p>
          </table:table-cell>
          <table:table-cell office:value-type="float" office:value="312.6" calcext:value-type="float">
            <text:p>312.6</text:p>
          </table:table-cell>
          <table:table-cell office:value-type="float" office:value="309.43" calcext:value-type="float">
            <text:p>309.43</text:p>
          </table:table-cell>
          <table:table-cell office:value-type="float" office:value="310.47" calcext:value-type="float">
            <text:p>310.47</text:p>
          </table:table-cell>
          <table:table-cell office:value-type="float" office:value="3053250000" calcext:value-type="float">
            <text:p>305325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9-28" calcext:value-type="date">
            <text:p>2020-09-28</text:p>
          </table:table-cell>
          <table:table-cell office:value-type="float" office:value="636" calcext:value-type="float">
            <text:p>636</text:p>
          </table:table-cell>
          <table:table-cell office:value-type="float" office:value="643" calcext:value-type="float">
            <text:p>643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-0.79" calcext:value-type="float">
            <text:p>-0.79</text:p>
          </table:table-cell>
          <table:table-cell office:value-type="float" office:value="31320" calcext:value-type="float">
            <text:p>31320</text:p>
          </table:table-cell>
          <table:table-cell office:value-type="float" office:value="19761850" calcext:value-type="float">
            <text:p>19761850</text:p>
          </table:table-cell>
          <table:table-cell/>
          <table:table-cell office:value-type="float" office:value="9613.36" calcext:value-type="float">
            <text:p>9613.36</text:p>
          </table:table-cell>
          <table:table-cell office:value-type="float" office:value="9616.89" calcext:value-type="float">
            <text:p>9616.89</text:p>
          </table:table-cell>
          <table:table-cell office:value-type="float" office:value="9546.5" calcext:value-type="float">
            <text:p>9546.5</text:p>
          </table:table-cell>
          <table:table-cell office:value-type="float" office:value="9560.45" calcext:value-type="float">
            <text:p>9560.45</text:p>
          </table:table-cell>
          <table:table-cell office:value-type="float" office:value="125028000" calcext:value-type="float">
            <text:p>125028000</text:p>
          </table:table-cell>
          <table:table-cell/>
          <table:table-cell office:value-type="float" office:value="1566.44" calcext:value-type="float">
            <text:p>1566.44</text:p>
          </table:table-cell>
          <table:table-cell office:value-type="float" office:value="1569.31" calcext:value-type="float">
            <text:p>1569.31</text:p>
          </table:table-cell>
          <table:table-cell office:value-type="float" office:value="1557.42" calcext:value-type="float">
            <text:p>1557.42</text:p>
          </table:table-cell>
          <table:table-cell office:value-type="float" office:value="1560.83" calcext:value-type="float">
            <text:p>1560.83</text:p>
          </table:table-cell>
          <table:table-cell office:value-type="float" office:value="1690154525" calcext:value-type="float">
            <text:p>1690154525</text:p>
          </table:table-cell>
          <table:table-cell/>
          <table:table-cell office:value-type="float" office:value="310.6" calcext:value-type="float">
            <text:p>310.6</text:p>
          </table:table-cell>
          <table:table-cell office:value-type="float" office:value="311.19" calcext:value-type="float">
            <text:p>311.19</text:p>
          </table:table-cell>
          <table:table-cell office:value-type="float" office:value="309.06" calcext:value-type="float">
            <text:p>309.06</text:p>
          </table:table-cell>
          <table:table-cell office:value-type="float" office:value="309.6" calcext:value-type="float">
            <text:p>309.6</text:p>
          </table:table-cell>
          <table:table-cell office:value-type="float" office:value="1725240000" calcext:value-type="float">
            <text:p>172524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9-29" calcext:value-type="date">
            <text:p>2020-09-29</text:p>
          </table:table-cell>
          <table:table-cell office:value-type="float" office:value="631" calcext:value-type="float">
            <text:p>631</text:p>
          </table:table-cell>
          <table:table-cell office:value-type="float" office:value="635" calcext:value-type="float">
            <text:p>635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-0.79" calcext:value-type="float">
            <text:p>-0.79</text:p>
          </table:table-cell>
          <table:table-cell office:value-type="float" office:value="30275" calcext:value-type="float">
            <text:p>30275</text:p>
          </table:table-cell>
          <table:table-cell office:value-type="float" office:value="18970951" calcext:value-type="float">
            <text:p>18970951</text:p>
          </table:table-cell>
          <table:table-cell/>
          <table:table-cell table:number-columns-repeated="2" office:value-type="float" office:value="9587.01" calcext:value-type="float">
            <text:p>9587.01</text:p>
          </table:table-cell>
          <table:table-cell office:value-type="float" office:value="9501.47" calcext:value-type="float">
            <text:p>9501.47</text:p>
          </table:table-cell>
          <table:table-cell office:value-type="float" office:value="9517.5" calcext:value-type="float">
            <text:p>9517.5</text:p>
          </table:table-cell>
          <table:table-cell office:value-type="float" office:value="133374000" calcext:value-type="float">
            <text:p>133374000</text:p>
          </table:table-cell>
          <table:table-cell/>
          <table:table-cell table:number-columns-repeated="2" office:value-type="float" office:value="1564.92" calcext:value-type="float">
            <text:p>1564.92</text:p>
          </table:table-cell>
          <table:table-cell office:value-type="float" office:value="1552.77" calcext:value-type="float">
            <text:p>1552.77</text:p>
          </table:table-cell>
          <table:table-cell office:value-type="float" office:value="1553.62" calcext:value-type="float">
            <text:p>1553.62</text:p>
          </table:table-cell>
          <table:table-cell office:value-type="float" office:value="1829872968" calcext:value-type="float">
            <text:p>1829872968</text:p>
          </table:table-cell>
          <table:table-cell/>
          <table:table-cell table:number-columns-repeated="2" office:value-type="float" office:value="310.28" calcext:value-type="float">
            <text:p>310.28</text:p>
          </table:table-cell>
          <table:table-cell office:value-type="float" office:value="307.63" calcext:value-type="float">
            <text:p>307.63</text:p>
          </table:table-cell>
          <table:table-cell office:value-type="float" office:value="307.82" calcext:value-type="float">
            <text:p>307.82</text:p>
          </table:table-cell>
          <table:table-cell office:value-type="float" office:value="1763050000" calcext:value-type="float">
            <text:p>176305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624" calcext:value-type="float">
            <text:p>624</text:p>
          </table:table-cell>
          <table:table-cell office:value-type="float" office:value="626" calcext:value-type="float">
            <text:p>626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office:value-type="float" office:value="-0.8" calcext:value-type="float">
            <text:p>-0.8</text:p>
          </table:table-cell>
          <table:table-cell office:value-type="float" office:value="36350" calcext:value-type="float">
            <text:p>36350</text:p>
          </table:table-cell>
          <table:table-cell office:value-type="float" office:value="22544670" calcext:value-type="float">
            <text:p>22544670</text:p>
          </table:table-cell>
          <table:table-cell/>
          <table:table-cell office:value-type="float" office:value="9515.45" calcext:value-type="float">
            <text:p>9515.45</text:p>
          </table:table-cell>
          <table:table-cell office:value-type="float" office:value="9526.25" calcext:value-type="float">
            <text:p>9526.25</text:p>
          </table:table-cell>
          <table:table-cell office:value-type="float" office:value="9439.35" calcext:value-type="float">
            <text:p>9439.35</text:p>
          </table:table-cell>
          <table:table-cell office:value-type="float" office:value="9481.8" calcext:value-type="float">
            <text:p>9481.8</text:p>
          </table:table-cell>
          <table:table-cell office:value-type="float" office:value="149664000" calcext:value-type="float">
            <text:p>149664000</text:p>
          </table:table-cell>
          <table:table-cell/>
          <table:table-cell office:value-type="float" office:value="1561.58" calcext:value-type="float">
            <text:p>1561.58</text:p>
          </table:table-cell>
          <table:table-cell office:value-type="float" office:value="1563.4" calcext:value-type="float">
            <text:p>1563.4</text:p>
          </table:table-cell>
          <table:table-cell office:value-type="float" office:value="1542.57" calcext:value-type="float">
            <text:p>1542.57</text:p>
          </table:table-cell>
          <table:table-cell office:value-type="float" office:value="1550.43" calcext:value-type="float">
            <text:p>1550.43</text:p>
          </table:table-cell>
          <table:table-cell office:value-type="float" office:value="1953636694" calcext:value-type="float">
            <text:p>1953636694</text:p>
          </table:table-cell>
          <table:table-cell/>
          <table:table-cell office:value-type="float" office:value="310.55" calcext:value-type="float">
            <text:p>310.55</text:p>
          </table:table-cell>
          <table:table-cell office:value-type="float" office:value="310.74" calcext:value-type="float">
            <text:p>310.74</text:p>
          </table:table-cell>
          <table:table-cell office:value-type="float" office:value="305.7" calcext:value-type="float">
            <text:p>305.7</text:p>
          </table:table-cell>
          <table:table-cell office:value-type="float" office:value="307.17" calcext:value-type="float">
            <text:p>307.17</text:p>
          </table:table-cell>
          <table:table-cell office:value-type="float" office:value="1925440000" calcext:value-type="float">
            <text:p>192544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620" calcext:value-type="float">
            <text:p>620</text:p>
          </table:table-cell>
          <table:table-cell office:value-type="float" office:value="647" calcext:value-type="float">
            <text:p>64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1.45" calcext:value-type="float">
            <text:p>1.45</text:p>
          </table:table-cell>
          <table:table-cell office:value-type="float" office:value="47051" calcext:value-type="float">
            <text:p>47051</text:p>
          </table:table-cell>
          <table:table-cell office:value-type="float" office:value="29706996" calcext:value-type="float">
            <text:p>29706996</text:p>
          </table:table-cell>
          <table:table-cell/>
          <table:table-cell office:value-type="float" office:value="9475.65" calcext:value-type="float">
            <text:p>9475.65</text:p>
          </table:table-cell>
          <table:table-cell office:value-type="float" office:value="9656.68" calcext:value-type="float">
            <text:p>9656.68</text:p>
          </table:table-cell>
          <table:table-cell office:value-type="float" office:value="9475.65" calcext:value-type="float">
            <text:p>9475.65</text:p>
          </table:table-cell>
          <table:table-cell office:value-type="float" office:value="9639.13" calcext:value-type="float">
            <text:p>9639.13</text:p>
          </table:table-cell>
          <table:table-cell office:value-type="float" office:value="212058000" calcext:value-type="float">
            <text:p>212058000</text:p>
          </table:table-cell>
          <table:table-cell/>
          <table:table-cell office:value-type="float" office:value="1553.95" calcext:value-type="float">
            <text:p>1553.95</text:p>
          </table:table-cell>
          <table:table-cell office:value-type="float" office:value="1572.94" calcext:value-type="float">
            <text:p>1572.94</text:p>
          </table:table-cell>
          <table:table-cell office:value-type="float" office:value="1553.95" calcext:value-type="float">
            <text:p>1553.95</text:p>
          </table:table-cell>
          <table:table-cell office:value-type="float" office:value="1571.04" calcext:value-type="float">
            <text:p>1571.04</text:p>
          </table:table-cell>
          <table:table-cell office:value-type="float" office:value="2807708137" calcext:value-type="float">
            <text:p>2807708137</text:p>
          </table:table-cell>
          <table:table-cell/>
          <table:table-cell office:value-type="float" office:value="309.36" calcext:value-type="float">
            <text:p>309.36</text:p>
          </table:table-cell>
          <table:table-cell office:value-type="float" office:value="311.31" calcext:value-type="float">
            <text:p>311.31</text:p>
          </table:table-cell>
          <table:table-cell office:value-type="float" office:value="307.85" calcext:value-type="float">
            <text:p>307.85</text:p>
          </table:table-cell>
          <table:table-cell office:value-type="float" office:value="310.15" calcext:value-type="float">
            <text:p>310.15</text:p>
          </table:table-cell>
          <table:table-cell office:value-type="float" office:value="2852650000" calcext:value-type="float">
            <text:p>285265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10-04" calcext:value-type="date">
            <text:p>2020-10-04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-0.79" calcext:value-type="float">
            <text:p>-0.79</text:p>
          </table:table-cell>
          <table:table-cell office:value-type="float" office:value="44110" calcext:value-type="float">
            <text:p>44110</text:p>
          </table:table-cell>
          <table:table-cell office:value-type="float" office:value="27737920" calcext:value-type="float">
            <text:p>27737920</text:p>
          </table:table-cell>
          <table:table-cell/>
          <table:table-cell office:value-type="float" office:value="9702.82" calcext:value-type="float">
            <text:p>9702.82</text:p>
          </table:table-cell>
          <table:table-cell office:value-type="float" office:value="9754.56" calcext:value-type="float">
            <text:p>9754.56</text:p>
          </table:table-cell>
          <table:table-cell office:value-type="float" office:value="9668.33" calcext:value-type="float">
            <text:p>9668.33</text:p>
          </table:table-cell>
          <table:table-cell office:value-type="float" office:value="9684.16" calcext:value-type="float">
            <text:p>9684.16</text:p>
          </table:table-cell>
          <table:table-cell office:value-type="float" office:value="186990000" calcext:value-type="float">
            <text:p>186990000</text:p>
          </table:table-cell>
          <table:table-cell/>
          <table:table-cell office:value-type="float" office:value="1577.77" calcext:value-type="float">
            <text:p>1577.77</text:p>
          </table:table-cell>
          <table:table-cell office:value-type="float" office:value="1588.05" calcext:value-type="float">
            <text:p>1588.05</text:p>
          </table:table-cell>
          <table:table-cell office:value-type="float" office:value="1577.77" calcext:value-type="float">
            <text:p>1577.77</text:p>
          </table:table-cell>
          <table:table-cell office:value-type="float" office:value="1585.75" calcext:value-type="float">
            <text:p>1585.75</text:p>
          </table:table-cell>
          <table:table-cell office:value-type="float" office:value="3178853719" calcext:value-type="float">
            <text:p>3178853719</text:p>
          </table:table-cell>
          <table:table-cell/>
          <table:table-cell office:value-type="float" office:value="311.44" calcext:value-type="float">
            <text:p>311.44</text:p>
          </table:table-cell>
          <table:table-cell office:value-type="float" office:value="313.53" calcext:value-type="float">
            <text:p>313.53</text:p>
          </table:table-cell>
          <table:table-cell office:value-type="float" office:value="311.44" calcext:value-type="float">
            <text:p>311.44</text:p>
          </table:table-cell>
          <table:table-cell office:value-type="float" office:value="312.35" calcext:value-type="float">
            <text:p>312.35</text:p>
          </table:table-cell>
          <table:table-cell office:value-type="float" office:value="2862510000" calcext:value-type="float">
            <text:p>286251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10-05" calcext:value-type="date">
            <text:p>2020-10-05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11" calcext:value-type="float">
            <text:p>611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6105" calcext:value-type="float">
            <text:p>36105</text:p>
          </table:table-cell>
          <table:table-cell office:value-type="float" office:value="22519652" calcext:value-type="float">
            <text:p>22519652</text:p>
          </table:table-cell>
          <table:table-cell/>
          <table:table-cell office:value-type="float" office:value="9689.28" calcext:value-type="float">
            <text:p>9689.28</text:p>
          </table:table-cell>
          <table:table-cell office:value-type="float" office:value="9698.92" calcext:value-type="float">
            <text:p>9698.92</text:p>
          </table:table-cell>
          <table:table-cell table:number-columns-repeated="2" office:value-type="float" office:value="9602.82" calcext:value-type="float">
            <text:p>9602.82</text:p>
          </table:table-cell>
          <table:table-cell office:value-type="float" office:value="140187000" calcext:value-type="float">
            <text:p>140187000</text:p>
          </table:table-cell>
          <table:table-cell/>
          <table:table-cell office:value-type="float" office:value="1587.31" calcext:value-type="float">
            <text:p>1587.31</text:p>
          </table:table-cell>
          <table:table-cell office:value-type="float" office:value="1594.89" calcext:value-type="float">
            <text:p>1594.89</text:p>
          </table:table-cell>
          <table:table-cell office:value-type="float" office:value="1580.65" calcext:value-type="float">
            <text:p>1580.65</text:p>
          </table:table-cell>
          <table:table-cell office:value-type="float" office:value="1582.12" calcext:value-type="float">
            <text:p>1582.12</text:p>
          </table:table-cell>
          <table:table-cell office:value-type="float" office:value="2578607088" calcext:value-type="float">
            <text:p>2578607088</text:p>
          </table:table-cell>
          <table:table-cell/>
          <table:table-cell office:value-type="float" office:value="312.52" calcext:value-type="float">
            <text:p>312.52</text:p>
          </table:table-cell>
          <table:table-cell office:value-type="float" office:value="315.14" calcext:value-type="float">
            <text:p>315.14</text:p>
          </table:table-cell>
          <table:table-cell office:value-type="float" office:value="312.02" calcext:value-type="float">
            <text:p>312.02</text:p>
          </table:table-cell>
          <table:table-cell office:value-type="float" office:value="312.46" calcext:value-type="float">
            <text:p>312.46</text:p>
          </table:table-cell>
          <table:table-cell office:value-type="float" office:value="2555640000" calcext:value-type="float">
            <text:p>255564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10-06" calcext:value-type="date">
            <text:p>2020-10-06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office:value-type="float" office:value="-0.8" calcext:value-type="float">
            <text:p>-0.8</text:p>
          </table:table-cell>
          <table:table-cell office:value-type="float" office:value="36439" calcext:value-type="float">
            <text:p>36439</text:p>
          </table:table-cell>
          <table:table-cell office:value-type="float" office:value="22607699" calcext:value-type="float">
            <text:p>22607699</text:p>
          </table:table-cell>
          <table:table-cell/>
          <table:table-cell office:value-type="float" office:value="9607.94" calcext:value-type="float">
            <text:p>9607.94</text:p>
          </table:table-cell>
          <table:table-cell office:value-type="float" office:value="9629.74" calcext:value-type="float">
            <text:p>9629.74</text:p>
          </table:table-cell>
          <table:table-cell office:value-type="float" office:value="9566.05" calcext:value-type="float">
            <text:p>9566.05</text:p>
          </table:table-cell>
          <table:table-cell office:value-type="float" office:value="9577.02" calcext:value-type="float">
            <text:p>9577.02</text:p>
          </table:table-cell>
          <table:table-cell office:value-type="float" office:value="119067000" calcext:value-type="float">
            <text:p>119067000</text:p>
          </table:table-cell>
          <table:table-cell/>
          <table:table-cell table:number-columns-repeated="2" office:value-type="float" office:value="1588.01" calcext:value-type="float">
            <text:p>1588.01</text:p>
          </table:table-cell>
          <table:table-cell office:value-type="float" office:value="1581.75" calcext:value-type="float">
            <text:p>1581.75</text:p>
          </table:table-cell>
          <table:table-cell office:value-type="float" office:value="1586.29" calcext:value-type="float">
            <text:p>1586.29</text:p>
          </table:table-cell>
          <table:table-cell office:value-type="float" office:value="2510585332" calcext:value-type="float">
            <text:p>2510585332</text:p>
          </table:table-cell>
          <table:table-cell/>
          <table:table-cell table:number-columns-repeated="2" office:value-type="float" office:value="314.09" calcext:value-type="float">
            <text:p>314.09</text:p>
          </table:table-cell>
          <table:table-cell office:value-type="float" office:value="312.13" calcext:value-type="float">
            <text:p>312.13</text:p>
          </table:table-cell>
          <table:table-cell office:value-type="float" office:value="313.22" calcext:value-type="float">
            <text:p>313.22</text:p>
          </table:table-cell>
          <table:table-cell office:value-type="float" office:value="2601750000" calcext:value-type="float">
            <text:p>260175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10-07" calcext:value-type="date">
            <text:p>2020-10-07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16" calcext:value-type="float">
            <text:p>616</text:p>
          </table:table-cell>
          <table:table-cell office:value-type="float" office:value="618" calcext:value-type="float">
            <text:p>618</text:p>
          </table:table-cell>
          <table:table-cell office:value-type="float" office:value="-0.32" calcext:value-type="float">
            <text:p>-0.32</text:p>
          </table:table-cell>
          <table:table-cell office:value-type="float" office:value="26615" calcext:value-type="float">
            <text:p>26615</text:p>
          </table:table-cell>
          <table:table-cell office:value-type="float" office:value="16468825" calcext:value-type="float">
            <text:p>16468825</text:p>
          </table:table-cell>
          <table:table-cell/>
          <table:table-cell office:value-type="float" office:value="9518.78" calcext:value-type="float">
            <text:p>9518.78</text:p>
          </table:table-cell>
          <table:table-cell office:value-type="float" office:value="9654.34" calcext:value-type="float">
            <text:p>9654.34</text:p>
          </table:table-cell>
          <table:table-cell office:value-type="float" office:value="9518.78" calcext:value-type="float">
            <text:p>9518.78</text:p>
          </table:table-cell>
          <table:table-cell office:value-type="float" office:value="9594.69" calcext:value-type="float">
            <text:p>9594.69</text:p>
          </table:table-cell>
          <table:table-cell office:value-type="float" office:value="148146000" calcext:value-type="float">
            <text:p>148146000</text:p>
          </table:table-cell>
          <table:table-cell/>
          <table:table-cell office:value-type="float" office:value="1593.04" calcext:value-type="float">
            <text:p>1593.04</text:p>
          </table:table-cell>
          <table:table-cell office:value-type="float" office:value="1602.14" calcext:value-type="float">
            <text:p>1602.14</text:p>
          </table:table-cell>
          <table:table-cell office:value-type="float" office:value="1587.59" calcext:value-type="float">
            <text:p>1587.59</text:p>
          </table:table-cell>
          <table:table-cell office:value-type="float" office:value="1600.97" calcext:value-type="float">
            <text:p>1600.97</text:p>
          </table:table-cell>
          <table:table-cell office:value-type="float" office:value="3358506296" calcext:value-type="float">
            <text:p>3358506296</text:p>
          </table:table-cell>
          <table:table-cell/>
          <table:table-cell office:value-type="float" office:value="313.48" calcext:value-type="float">
            <text:p>313.48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3.1" calcext:value-type="float">
            <text:p>313.1</text:p>
          </table:table-cell>
          <table:table-cell office:value-type="float" office:value="316.39" calcext:value-type="float">
            <text:p>316.39</text:p>
          </table:table-cell>
          <table:table-cell office:value-type="float" office:value="3437440000" calcext:value-type="float">
            <text:p>343744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10-08" calcext:value-type="date">
            <text:p>2020-10-08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-0.49" calcext:value-type="float">
            <text:p>-0.49</text:p>
          </table:table-cell>
          <table:table-cell office:value-type="float" office:value="46551" calcext:value-type="float">
            <text:p>46551</text:p>
          </table:table-cell>
          <table:table-cell office:value-type="float" office:value="28695822" calcext:value-type="float">
            <text:p>28695822</text:p>
          </table:table-cell>
          <table:table-cell/>
          <table:table-cell table:number-columns-repeated="2" office:value-type="float" office:value="9804.35" calcext:value-type="float">
            <text:p>9804.35</text:p>
          </table:table-cell>
          <table:table-cell office:value-type="float" office:value="9554.45" calcext:value-type="float">
            <text:p>9554.45</text:p>
          </table:table-cell>
          <table:table-cell office:value-type="float" office:value="9570.53" calcext:value-type="float">
            <text:p>9570.53</text:p>
          </table:table-cell>
          <table:table-cell office:value-type="float" office:value="152134000" calcext:value-type="float">
            <text:p>152134000</text:p>
          </table:table-cell>
          <table:table-cell/>
          <table:table-cell office:value-type="float" office:value="1607.52" calcext:value-type="float">
            <text:p>1607.52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1586.96" calcext:value-type="float">
            <text:p>1586.96</text:p>
          </table:table-cell>
          <table:table-cell office:value-type="float" office:value="1589.63" calcext:value-type="float">
            <text:p>1589.63</text:p>
          </table:table-cell>
          <table:table-cell office:value-type="float" office:value="2862712521" calcext:value-type="float">
            <text:p>2862712521</text:p>
          </table:table-cell>
          <table:table-cell/>
          <table:table-cell office:value-type="float" office:value="316.67" calcext:value-type="float">
            <text:p>316.67</text:p>
          </table:table-cell>
          <table:table-cell office:value-type="float" office:value="319.43" calcext:value-type="float">
            <text:p>319.43</text:p>
          </table:table-cell>
          <table:table-cell office:value-type="float" office:value="313.75" calcext:value-type="float">
            <text:p>313.75</text:p>
          </table:table-cell>
          <table:table-cell office:value-type="float" office:value="314.74" calcext:value-type="float">
            <text:p>314.74</text:p>
          </table:table-cell>
          <table:table-cell office:value-type="float" office:value="3005050000" calcext:value-type="float">
            <text:p>300505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10-11" calcext:value-type="date">
            <text:p>2020-10-11</text:p>
          </table:table-cell>
          <table:table-cell office:value-type="float" office:value="610" calcext:value-type="float">
            <text:p>610</text:p>
          </table:table-cell>
          <table:table-cell office:value-type="float" office:value="615" calcext:value-type="float">
            <text:p>615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-1.14" calcext:value-type="float">
            <text:p>-1.14</text:p>
          </table:table-cell>
          <table:table-cell office:value-type="float" office:value="29873" calcext:value-type="float">
            <text:p>29873</text:p>
          </table:table-cell>
          <table:table-cell office:value-type="float" office:value="18205136" calcext:value-type="float">
            <text:p>18205136</text:p>
          </table:table-cell>
          <table:table-cell/>
          <table:table-cell office:value-type="float" office:value="9565.4" calcext:value-type="float">
            <text:p>9565.4</text:p>
          </table:table-cell>
          <table:table-cell office:value-type="float" office:value="9687.5" calcext:value-type="float">
            <text:p>9687.5</text:p>
          </table:table-cell>
          <table:table-cell office:value-type="float" office:value="9548.48" calcext:value-type="float">
            <text:p>9548.48</text:p>
          </table:table-cell>
          <table:table-cell office:value-type="float" office:value="9559.81" calcext:value-type="float">
            <text:p>9559.81</text:p>
          </table:table-cell>
          <table:table-cell office:value-type="float" office:value="178580000" calcext:value-type="float">
            <text:p>178580000</text:p>
          </table:table-cell>
          <table:table-cell/>
          <table:table-cell office:value-type="float" office:value="1594.01" calcext:value-type="float">
            <text:p>1594.01</text:p>
          </table:table-cell>
          <table:table-cell office:value-type="float" office:value="1594.36" calcext:value-type="float">
            <text:p>1594.36</text:p>
          </table:table-cell>
          <table:table-cell office:value-type="float" office:value="1574.62" calcext:value-type="float">
            <text:p>1574.62</text:p>
          </table:table-cell>
          <table:table-cell office:value-type="float" office:value="1576.27" calcext:value-type="float">
            <text:p>1576.27</text:p>
          </table:table-cell>
          <table:table-cell office:value-type="float" office:value="2395432599" calcext:value-type="float">
            <text:p>2395432599</text:p>
          </table:table-cell>
          <table:table-cell/>
          <table:table-cell office:value-type="float" office:value="315.38" calcext:value-type="float">
            <text:p>315.38</text:p>
          </table:table-cell>
          <table:table-cell office:value-type="float" office:value="315.57" calcext:value-type="float">
            <text:p>315.57</text:p>
          </table:table-cell>
          <table:table-cell office:value-type="float" office:value="311.29" calcext:value-type="float">
            <text:p>311.29</text:p>
          </table:table-cell>
          <table:table-cell office:value-type="float" office:value="311.73" calcext:value-type="float">
            <text:p>311.73</text:p>
          </table:table-cell>
          <table:table-cell office:value-type="float" office:value="2520650000" calcext:value-type="float">
            <text:p>252065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10-12" calcext:value-type="date">
            <text:p>2020-10-12</text:p>
          </table:table-cell>
          <table:table-cell office:value-type="float" office:value="608" calcext:value-type="float">
            <text:p>608</text:p>
          </table:table-cell>
          <table:table-cell office:value-type="float" office:value="618" calcext:value-type="float">
            <text:p>618</text:p>
          </table:table-cell>
          <table:table-cell office:value-type="float" office:value="603" calcext:value-type="float">
            <text:p>603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8035" calcext:value-type="float">
            <text:p>28035</text:p>
          </table:table-cell>
          <table:table-cell office:value-type="float" office:value="17048705" calcext:value-type="float">
            <text:p>17048705</text:p>
          </table:table-cell>
          <table:table-cell/>
          <table:table-cell table:number-columns-repeated="2" office:value-type="float" office:value="9594.67" calcext:value-type="float">
            <text:p>9594.67</text:p>
          </table:table-cell>
          <table:table-cell office:value-type="float" office:value="9501.95" calcext:value-type="float">
            <text:p>9501.95</text:p>
          </table:table-cell>
          <table:table-cell office:value-type="float" office:value="9531.44" calcext:value-type="float">
            <text:p>9531.44</text:p>
          </table:table-cell>
          <table:table-cell office:value-type="float" office:value="126609000" calcext:value-type="float">
            <text:p>126609000</text:p>
          </table:table-cell>
          <table:table-cell/>
          <table:table-cell office:value-type="float" office:value="1580.14" calcext:value-type="float">
            <text:p>1580.14</text:p>
          </table:table-cell>
          <table:table-cell office:value-type="float" office:value="1580.8" calcext:value-type="float">
            <text:p>1580.8</text:p>
          </table:table-cell>
          <table:table-cell office:value-type="float" office:value="1566.7" calcext:value-type="float">
            <text:p>1566.7</text:p>
          </table:table-cell>
          <table:table-cell office:value-type="float" office:value="1578.01" calcext:value-type="float">
            <text:p>1578.01</text:p>
          </table:table-cell>
          <table:table-cell office:value-type="float" office:value="1949060194" calcext:value-type="float">
            <text:p>1949060194</text:p>
          </table:table-cell>
          <table:table-cell/>
          <table:table-cell office:value-type="float" office:value="312.1" calcext:value-type="float">
            <text:p>312.1</text:p>
          </table:table-cell>
          <table:table-cell office:value-type="float" office:value="313.58" calcext:value-type="float">
            <text:p>313.58</text:p>
          </table:table-cell>
          <table:table-cell office:value-type="float" office:value="310.02" calcext:value-type="float">
            <text:p>310.02</text:p>
          </table:table-cell>
          <table:table-cell office:value-type="float" office:value="313.1" calcext:value-type="float">
            <text:p>313.1</text:p>
          </table:table-cell>
          <table:table-cell office:value-type="float" office:value="2016310000" calcext:value-type="float">
            <text:p>201631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10-13" calcext:value-type="date">
            <text:p>2020-10-13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-0.33" calcext:value-type="float">
            <text:p>-0.33</text:p>
          </table:table-cell>
          <table:table-cell office:value-type="float" office:value="18610" calcext:value-type="float">
            <text:p>18610</text:p>
          </table:table-cell>
          <table:table-cell office:value-type="float" office:value="11290376" calcext:value-type="float">
            <text:p>11290376</text:p>
          </table:table-cell>
          <table:table-cell/>
          <table:table-cell office:value-type="float" office:value="9541.52" calcext:value-type="float">
            <text:p>9541.52</text:p>
          </table:table-cell>
          <table:table-cell office:value-type="float" office:value="9556.43" calcext:value-type="float">
            <text:p>9556.43</text:p>
          </table:table-cell>
          <table:table-cell office:value-type="float" office:value="9479.53" calcext:value-type="float">
            <text:p>9479.53</text:p>
          </table:table-cell>
          <table:table-cell office:value-type="float" office:value="9492.5" calcext:value-type="float">
            <text:p>9492.5</text:p>
          </table:table-cell>
          <table:table-cell office:value-type="float" office:value="92425300" calcext:value-type="float">
            <text:p>92425300</text:p>
          </table:table-cell>
          <table:table-cell/>
          <table:table-cell office:value-type="float" office:value="1583.29" calcext:value-type="float">
            <text:p>1583.29</text:p>
          </table:table-cell>
          <table:table-cell office:value-type="float" office:value="1584.28" calcext:value-type="float">
            <text:p>1584.28</text:p>
          </table:table-cell>
          <table:table-cell office:value-type="float" office:value="1567.23" calcext:value-type="float">
            <text:p>1567.23</text:p>
          </table:table-cell>
          <table:table-cell office:value-type="float" office:value="1568.59" calcext:value-type="float">
            <text:p>1568.59</text:p>
          </table:table-cell>
          <table:table-cell office:value-type="float" office:value="1819638977" calcext:value-type="float">
            <text:p>1819638977</text:p>
          </table:table-cell>
          <table:table-cell/>
          <table:table-cell office:value-type="float" office:value="313.51" calcext:value-type="float">
            <text:p>313.51</text:p>
          </table:table-cell>
          <table:table-cell office:value-type="float" office:value="314.4" calcext:value-type="float">
            <text:p>314.4</text:p>
          </table:table-cell>
          <table:table-cell office:value-type="float" office:value="311.3" calcext:value-type="float">
            <text:p>311.3</text:p>
          </table:table-cell>
          <table:table-cell office:value-type="float" office:value="311.41" calcext:value-type="float">
            <text:p>311.41</text:p>
          </table:table-cell>
          <table:table-cell office:value-type="float" office:value="1881910000" calcext:value-type="float">
            <text:p>188191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10-14" calcext:value-type="date">
            <text:p>2020-10-14</text:p>
          </table:table-cell>
          <table:table-cell office:value-type="float" office:value="602" calcext:value-type="float">
            <text:p>602</text:p>
          </table:table-cell>
          <table:table-cell office:value-type="float" office:value="606" calcext:value-type="float">
            <text:p>60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-0.83" calcext:value-type="float">
            <text:p>-0.83</text:p>
          </table:table-cell>
          <table:table-cell office:value-type="float" office:value="28238" calcext:value-type="float">
            <text:p>28238</text:p>
          </table:table-cell>
          <table:table-cell office:value-type="float" office:value="16997625" calcext:value-type="float">
            <text:p>16997625</text:p>
          </table:table-cell>
          <table:table-cell/>
          <table:table-cell office:value-type="float" office:value="9476.28" calcext:value-type="float">
            <text:p>9476.28</text:p>
          </table:table-cell>
          <table:table-cell office:value-type="float" office:value="9537.04" calcext:value-type="float">
            <text:p>9537.04</text:p>
          </table:table-cell>
          <table:table-cell office:value-type="float" office:value="9454.32" calcext:value-type="float">
            <text:p>9454.32</text:p>
          </table:table-cell>
          <table:table-cell office:value-type="float" office:value="9459" calcext:value-type="float">
            <text:p>9459</text:p>
          </table:table-cell>
          <table:table-cell office:value-type="float" office:value="115500000" calcext:value-type="float">
            <text:p>115500000</text:p>
          </table:table-cell>
          <table:table-cell/>
          <table:table-cell office:value-type="float" office:value="1572.35" calcext:value-type="float">
            <text:p>1572.35</text:p>
          </table:table-cell>
          <table:table-cell office:value-type="float" office:value="1573.08" calcext:value-type="float">
            <text:p>1573.08</text:p>
          </table:table-cell>
          <table:table-cell office:value-type="float" office:value="1560.45" calcext:value-type="float">
            <text:p>1560.45</text:p>
          </table:table-cell>
          <table:table-cell office:value-type="float" office:value="1561.17" calcext:value-type="float">
            <text:p>1561.17</text:p>
          </table:table-cell>
          <table:table-cell office:value-type="float" office:value="1496387992" calcext:value-type="float">
            <text:p>1496387992</text:p>
          </table:table-cell>
          <table:table-cell/>
          <table:table-cell office:value-type="float" office:value="312.58" calcext:value-type="float">
            <text:p>312.58</text:p>
          </table:table-cell>
          <table:table-cell office:value-type="float" office:value="313.13" calcext:value-type="float">
            <text:p>313.13</text:p>
          </table:table-cell>
          <table:table-cell office:value-type="float" office:value="309.42" calcext:value-type="float">
            <text:p>309.42</text:p>
          </table:table-cell>
          <table:table-cell office:value-type="float" office:value="309.75" calcext:value-type="float">
            <text:p>309.75</text:p>
          </table:table-cell>
          <table:table-cell office:value-type="float" office:value="1488770000" calcext:value-type="float">
            <text:p>148877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10-15" calcext:value-type="date">
            <text:p>2020-10-15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-0.17" calcext:value-type="float">
            <text:p>-0.17</text:p>
          </table:table-cell>
          <table:table-cell office:value-type="float" office:value="22030" calcext:value-type="float">
            <text:p>22030</text:p>
          </table:table-cell>
          <table:table-cell office:value-type="float" office:value="13231876" calcext:value-type="float">
            <text:p>13231876</text:p>
          </table:table-cell>
          <table:table-cell/>
          <table:table-cell office:value-type="float" office:value="9621.48" calcext:value-type="float">
            <text:p>9621.48</text:p>
          </table:table-cell>
          <table:table-cell office:value-type="float" office:value="9668.62" calcext:value-type="float">
            <text:p>9668.62</text:p>
          </table:table-cell>
          <table:table-cell office:value-type="float" office:value="9436.4" calcext:value-type="float">
            <text:p>9436.4</text:p>
          </table:table-cell>
          <table:table-cell office:value-type="float" office:value="9442.2" calcext:value-type="float">
            <text:p>9442.2</text:p>
          </table:table-cell>
          <table:table-cell office:value-type="float" office:value="122405000" calcext:value-type="float">
            <text:p>122405000</text:p>
          </table:table-cell>
          <table:table-cell/>
          <table:table-cell office:value-type="float" office:value="1564.69" calcext:value-type="float">
            <text:p>1564.69</text:p>
          </table:table-cell>
          <table:table-cell office:value-type="float" office:value="1579.55" calcext:value-type="float">
            <text:p>1579.55</text:p>
          </table:table-cell>
          <table:table-cell office:value-type="float" office:value="1560.69" calcext:value-type="float">
            <text:p>1560.69</text:p>
          </table:table-cell>
          <table:table-cell office:value-type="float" office:value="1562.46" calcext:value-type="float">
            <text:p>1562.46</text:p>
          </table:table-cell>
          <table:table-cell office:value-type="float" office:value="1425890738" calcext:value-type="float">
            <text:p>1425890738</text:p>
          </table:table-cell>
          <table:table-cell/>
          <table:table-cell office:value-type="float" office:value="311.22" calcext:value-type="float">
            <text:p>311.22</text:p>
          </table:table-cell>
          <table:table-cell office:value-type="float" office:value="313.19" calcext:value-type="float">
            <text:p>313.19</text:p>
          </table:table-cell>
          <table:table-cell office:value-type="float" office:value="309.57" calcext:value-type="float">
            <text:p>309.57</text:p>
          </table:table-cell>
          <table:table-cell office:value-type="float" office:value="310.08" calcext:value-type="float">
            <text:p>310.08</text:p>
          </table:table-cell>
          <table:table-cell office:value-type="float" office:value="1346460000" calcext:value-type="float">
            <text:p>134646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10-18" calcext:value-type="date">
            <text:p>2020-10-18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-1.17" calcext:value-type="float">
            <text:p>-1.17</text:p>
          </table:table-cell>
          <table:table-cell office:value-type="float" office:value="19653" calcext:value-type="float">
            <text:p>19653</text:p>
          </table:table-cell>
          <table:table-cell office:value-type="float" office:value="11674406" calcext:value-type="float">
            <text:p>11674406</text:p>
          </table:table-cell>
          <table:table-cell/>
          <table:table-cell table:number-columns-repeated="2" office:value-type="float" office:value="9454.49" calcext:value-type="float">
            <text:p>9454.49</text:p>
          </table:table-cell>
          <table:table-cell office:value-type="float" office:value="9391.58" calcext:value-type="float">
            <text:p>9391.58</text:p>
          </table:table-cell>
          <table:table-cell office:value-type="float" office:value="9423.21" calcext:value-type="float">
            <text:p>9423.21</text:p>
          </table:table-cell>
          <table:table-cell office:value-type="float" office:value="68615800" calcext:value-type="float">
            <text:p>68615800</text:p>
          </table:table-cell>
          <table:table-cell/>
          <table:table-cell office:value-type="float" office:value="1565.9" calcext:value-type="float">
            <text:p>1565.9</text:p>
          </table:table-cell>
          <table:table-cell office:value-type="float" office:value="1567.89" calcext:value-type="float">
            <text:p>1567.89</text:p>
          </table:table-cell>
          <table:table-cell office:value-type="float" office:value="1554.14" calcext:value-type="float">
            <text:p>1554.14</text:p>
          </table:table-cell>
          <table:table-cell office:value-type="float" office:value="1556.8" calcext:value-type="float">
            <text:p>1556.8</text:p>
          </table:table-cell>
          <table:table-cell office:value-type="float" office:value="1252748181" calcext:value-type="float">
            <text:p>1252748181</text:p>
          </table:table-cell>
          <table:table-cell/>
          <table:table-cell office:value-type="float" office:value="310.97" calcext:value-type="float">
            <text:p>310.97</text:p>
          </table:table-cell>
          <table:table-cell office:value-type="float" office:value="311.6" calcext:value-type="float">
            <text:p>311.6</text:p>
          </table:table-cell>
          <table:table-cell office:value-type="float" office:value="308.01" calcext:value-type="float">
            <text:p>308.01</text:p>
          </table:table-cell>
          <table:table-cell office:value-type="float" office:value="308.27" calcext:value-type="float">
            <text:p>308.27</text:p>
          </table:table-cell>
          <table:table-cell office:value-type="float" office:value="955337000" calcext:value-type="float">
            <text:p>955337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10-19" calcext:value-type="date">
            <text:p>2020-10-19</text:p>
          </table:table-cell>
          <table:table-cell office:value-type="float" office:value="591" calcext:value-type="float">
            <text:p>591</text:p>
          </table:table-cell>
          <table:table-cell office:value-type="float" office:value="600" calcext:value-type="float">
            <text:p>600</text:p>
          </table:table-cell>
          <table:table-cell office:value-type="float" office:value="588" calcext:value-type="float">
            <text:p>588</text:p>
          </table:table-cell>
          <table:table-cell office:value-type="float" office:value="598" calcext:value-type="float">
            <text:p>598</text:p>
          </table:table-cell>
          <table:table-cell office:value-type="float" office:value="0.84" calcext:value-type="float">
            <text:p>0.84</text:p>
          </table:table-cell>
          <table:table-cell office:value-type="float" office:value="13786" calcext:value-type="float">
            <text:p>13786</text:p>
          </table:table-cell>
          <table:table-cell office:value-type="float" office:value="8196557" calcext:value-type="float">
            <text:p>8196557</text:p>
          </table:table-cell>
          <table:table-cell/>
          <table:table-cell office:value-type="float" office:value="9421.16" calcext:value-type="float">
            <text:p>9421.16</text:p>
          </table:table-cell>
          <table:table-cell office:value-type="float" office:value="9508.08" calcext:value-type="float">
            <text:p>9508.08</text:p>
          </table:table-cell>
          <table:table-cell office:value-type="float" office:value="9418.09" calcext:value-type="float">
            <text:p>9418.09</text:p>
          </table:table-cell>
          <table:table-cell office:value-type="float" office:value="9473.81" calcext:value-type="float">
            <text:p>9473.81</text:p>
          </table:table-cell>
          <table:table-cell office:value-type="float" office:value="66685600" calcext:value-type="float">
            <text:p>66685600</text:p>
          </table:table-cell>
          <table:table-cell/>
          <table:table-cell office:value-type="float" office:value="1556.85" calcext:value-type="float">
            <text:p>1556.85</text:p>
          </table:table-cell>
          <table:table-cell office:value-type="float" office:value="1570.38" calcext:value-type="float">
            <text:p>1570.38</text:p>
          </table:table-cell>
          <table:table-cell office:value-type="float" office:value="1555.46" calcext:value-type="float">
            <text:p>1555.46</text:p>
          </table:table-cell>
          <table:table-cell office:value-type="float" office:value="1570.38" calcext:value-type="float">
            <text:p>1570.38</text:p>
          </table:table-cell>
          <table:table-cell office:value-type="float" office:value="954656107" calcext:value-type="float">
            <text:p>954656107</text:p>
          </table:table-cell>
          <table:table-cell/>
          <table:table-cell office:value-type="float" office:value="308.32" calcext:value-type="float">
            <text:p>308.32</text:p>
          </table:table-cell>
          <table:table-cell office:value-type="float" office:value="310.89" calcext:value-type="float">
            <text:p>310.89</text:p>
          </table:table-cell>
          <table:table-cell office:value-type="float" office:value="308.06" calcext:value-type="float">
            <text:p>308.06</text:p>
          </table:table-cell>
          <table:table-cell office:value-type="float" office:value="310.89" calcext:value-type="float">
            <text:p>310.89</text:p>
          </table:table-cell>
          <table:table-cell office:value-type="float" office:value="1029590000" calcext:value-type="float">
            <text:p>102959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10-20" calcext:value-type="date">
            <text:p>2020-10-20</text:p>
          </table:table-cell>
          <table:table-cell office:value-type="float" office:value="598" calcext:value-type="float">
            <text:p>598</text:p>
          </table:table-cell>
          <table:table-cell office:value-type="float" office:value="612" calcext:value-type="float">
            <text:p>612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office:value-type="float" office:value="0.84" calcext:value-type="float">
            <text:p>0.84</text:p>
          </table:table-cell>
          <table:table-cell office:value-type="float" office:value="10145" calcext:value-type="float">
            <text:p>10145</text:p>
          </table:table-cell>
          <table:table-cell office:value-type="float" office:value="6094500" calcext:value-type="float">
            <text:p>6094500</text:p>
          </table:table-cell>
          <table:table-cell/>
          <table:table-cell office:value-type="float" office:value="9487.54" calcext:value-type="float">
            <text:p>9487.54</text:p>
          </table:table-cell>
          <table:table-cell office:value-type="float" office:value="9551.92" calcext:value-type="float">
            <text:p>9551.92</text:p>
          </table:table-cell>
          <table:table-cell office:value-type="float" office:value="9472.93" calcext:value-type="float">
            <text:p>9472.93</text:p>
          </table:table-cell>
          <table:table-cell office:value-type="float" office:value="9551.92" calcext:value-type="float">
            <text:p>9551.92</text:p>
          </table:table-cell>
          <table:table-cell office:value-type="float" office:value="72198000" calcext:value-type="float">
            <text:p>72198000</text:p>
          </table:table-cell>
          <table:table-cell/>
          <table:table-cell office:value-type="float" office:value="1576.62" calcext:value-type="float">
            <text:p>1576.62</text:p>
          </table:table-cell>
          <table:table-cell office:value-type="float" office:value="1583.6" calcext:value-type="float">
            <text:p>1583.6</text:p>
          </table:table-cell>
          <table:table-cell office:value-type="float" office:value="1573.06" calcext:value-type="float">
            <text:p>1573.06</text:p>
          </table:table-cell>
          <table:table-cell office:value-type="float" office:value="1583.6" calcext:value-type="float">
            <text:p>1583.6</text:p>
          </table:table-cell>
          <table:table-cell office:value-type="float" office:value="1271829990" calcext:value-type="float">
            <text:p>1271829990</text:p>
          </table:table-cell>
          <table:table-cell/>
          <table:table-cell office:value-type="float" office:value="311.56" calcext:value-type="float">
            <text:p>311.56</text:p>
          </table:table-cell>
          <table:table-cell office:value-type="float" office:value="313.55" calcext:value-type="float">
            <text:p>313.55</text:p>
          </table:table-cell>
          <table:table-cell office:value-type="float" office:value="311.49" calcext:value-type="float">
            <text:p>311.49</text:p>
          </table:table-cell>
          <table:table-cell office:value-type="float" office:value="313.55" calcext:value-type="float">
            <text:p>313.55</text:p>
          </table:table-cell>
          <table:table-cell office:value-type="float" office:value="1323530000" calcext:value-type="float">
            <text:p>132353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10-21" calcext:value-type="date">
            <text:p>2020-10-21</text:p>
          </table:table-cell>
          <table:table-cell office:value-type="float" office:value="603" calcext:value-type="float">
            <text:p>603</text:p>
          </table:table-cell>
          <table:table-cell office:value-type="float" office:value="610" calcext:value-type="float">
            <text:p>610</text:p>
          </table:table-cell>
          <table:table-cell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1598" calcext:value-type="float">
            <text:p>11598</text:p>
          </table:table-cell>
          <table:table-cell office:value-type="float" office:value="6977358" calcext:value-type="float">
            <text:p>6977358</text:p>
          </table:table-cell>
          <table:table-cell/>
          <table:table-cell office:value-type="float" office:value="9551.92" calcext:value-type="float">
            <text:p>9551.92</text:p>
          </table:table-cell>
          <table:table-cell office:value-type="float" office:value="9616.66" calcext:value-type="float">
            <text:p>9616.66</text:p>
          </table:table-cell>
          <table:table-cell office:value-type="float" office:value="9551.92" calcext:value-type="float">
            <text:p>9551.92</text:p>
          </table:table-cell>
          <table:table-cell office:value-type="float" office:value="9609.86" calcext:value-type="float">
            <text:p>9609.86</text:p>
          </table:table-cell>
          <table:table-cell office:value-type="float" office:value="87930300" calcext:value-type="float">
            <text:p>87930300</text:p>
          </table:table-cell>
          <table:table-cell/>
          <table:table-cell office:value-type="float" office:value="1591.04" calcext:value-type="float">
            <text:p>1591.04</text:p>
          </table:table-cell>
          <table:table-cell office:value-type="float" office:value="1597.71" calcext:value-type="float">
            <text:p>1597.71</text:p>
          </table:table-cell>
          <table:table-cell office:value-type="float" office:value="1588.78" calcext:value-type="float">
            <text:p>1588.78</text:p>
          </table:table-cell>
          <table:table-cell office:value-type="float" office:value="1597.71" calcext:value-type="float">
            <text:p>1597.71</text:p>
          </table:table-cell>
          <table:table-cell office:value-type="float" office:value="1633246148" calcext:value-type="float">
            <text:p>1633246148</text:p>
          </table:table-cell>
          <table:table-cell/>
          <table:table-cell office:value-type="float" office:value="315.11" calcext:value-type="float">
            <text:p>315.11</text:p>
          </table:table-cell>
          <table:table-cell office:value-type="float" office:value="316.65" calcext:value-type="float">
            <text:p>316.65</text:p>
          </table:table-cell>
          <table:table-cell office:value-type="float" office:value="314.72" calcext:value-type="float">
            <text:p>314.72</text:p>
          </table:table-cell>
          <table:table-cell office:value-type="float" office:value="316.65" calcext:value-type="float">
            <text:p>316.65</text:p>
          </table:table-cell>
          <table:table-cell office:value-type="float" office:value="1579850000" calcext:value-type="float">
            <text:p>157985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597" calcext:value-type="float">
            <text:p>597</text:p>
          </table:table-cell>
          <table:table-cell office:value-type="float" office:value="600" calcext:value-type="float">
            <text:p>600</text:p>
          </table:table-cell>
          <table:table-cell office:value-type="float" office:value="-0.5" calcext:value-type="float">
            <text:p>-0.5</text:p>
          </table:table-cell>
          <table:table-cell office:value-type="float" office:value="15776" calcext:value-type="float">
            <text:p>15776</text:p>
          </table:table-cell>
          <table:table-cell office:value-type="float" office:value="9448998" calcext:value-type="float">
            <text:p>9448998</text:p>
          </table:table-cell>
          <table:table-cell/>
          <table:table-cell office:value-type="float" office:value="9609.86" calcext:value-type="float">
            <text:p>9609.86</text:p>
          </table:table-cell>
          <table:table-cell office:value-type="float" office:value="9639.36" calcext:value-type="float">
            <text:p>9639.36</text:p>
          </table:table-cell>
          <table:table-cell office:value-type="float" office:value="9565.22" calcext:value-type="float">
            <text:p>9565.22</text:p>
          </table:table-cell>
          <table:table-cell office:value-type="float" office:value="9599.77" calcext:value-type="float">
            <text:p>9599.77</text:p>
          </table:table-cell>
          <table:table-cell office:value-type="float" office:value="105665000" calcext:value-type="float">
            <text:p>105665000</text:p>
          </table:table-cell>
          <table:table-cell/>
          <table:table-cell office:value-type="float" office:value="1609.11" calcext:value-type="float">
            <text:p>1609.11</text:p>
          </table:table-cell>
          <table:table-cell office:value-type="float" office:value="1609.52" calcext:value-type="float">
            <text:p>1609.52</text:p>
          </table:table-cell>
          <table:table-cell office:value-type="float" office:value="1596.22" calcext:value-type="float">
            <text:p>1596.22</text:p>
          </table:table-cell>
          <table:table-cell office:value-type="float" office:value="1606.25" calcext:value-type="float">
            <text:p>1606.25</text:p>
          </table:table-cell>
          <table:table-cell office:value-type="float" office:value="1994543919" calcext:value-type="float">
            <text:p>1994543919</text:p>
          </table:table-cell>
          <table:table-cell/>
          <table:table-cell table:number-columns-repeated="2" office:value-type="float" office:value="319.46" calcext:value-type="float">
            <text:p>319.46</text:p>
          </table:table-cell>
          <table:table-cell office:value-type="float" office:value="316.21" calcext:value-type="float">
            <text:p>316.21</text:p>
          </table:table-cell>
          <table:table-cell office:value-type="float" office:value="318.56" calcext:value-type="float">
            <text:p>318.56</text:p>
          </table:table-cell>
          <table:table-cell office:value-type="float" office:value="2043980000" calcext:value-type="float">
            <text:p>204398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10-28" calcext:value-type="date">
            <text:p>2020-10-2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92" calcext:value-type="float">
            <text:p>592</text:p>
          </table:table-cell>
          <table:table-cell office:value-type="float" office:value="598" calcext:value-type="float">
            <text:p>598</text:p>
          </table:table-cell>
          <table:table-cell office:value-type="float" office:value="-0.33" calcext:value-type="float">
            <text:p>-0.33</text:p>
          </table:table-cell>
          <table:table-cell office:value-type="float" office:value="22855" calcext:value-type="float">
            <text:p>22855</text:p>
          </table:table-cell>
          <table:table-cell office:value-type="float" office:value="13566390" calcext:value-type="float">
            <text:p>13566390</text:p>
          </table:table-cell>
          <table:table-cell/>
          <table:table-cell office:value-type="float" office:value="9544.12" calcext:value-type="float">
            <text:p>9544.12</text:p>
          </table:table-cell>
          <table:table-cell office:value-type="float" office:value="9710.44" calcext:value-type="float">
            <text:p>9710.44</text:p>
          </table:table-cell>
          <table:table-cell office:value-type="float" office:value="9539" calcext:value-type="float">
            <text:p>9539</text:p>
          </table:table-cell>
          <table:table-cell office:value-type="float" office:value="9710.44" calcext:value-type="float">
            <text:p>9710.44</text:p>
          </table:table-cell>
          <table:table-cell office:value-type="float" office:value="97151900" calcext:value-type="float">
            <text:p>97151900</text:p>
          </table:table-cell>
          <table:table-cell/>
          <table:table-cell office:value-type="float" office:value="1612.5" calcext:value-type="float">
            <text:p>1612.5</text:p>
          </table:table-cell>
          <table:table-cell office:value-type="float" office:value="1647.45" calcext:value-type="float">
            <text:p>1647.45</text:p>
          </table:table-cell>
          <table:table-cell office:value-type="float" office:value="1612.37" calcext:value-type="float">
            <text:p>1612.37</text:p>
          </table:table-cell>
          <table:table-cell office:value-type="float" office:value="1647.45" calcext:value-type="float">
            <text:p>1647.45</text:p>
          </table:table-cell>
          <table:table-cell office:value-type="float" office:value="2725994069" calcext:value-type="float">
            <text:p>2725994069</text:p>
          </table:table-cell>
          <table:table-cell/>
          <table:table-cell office:value-type="float" office:value="319.96" calcext:value-type="float">
            <text:p>319.96</text:p>
          </table:table-cell>
          <table:table-cell office:value-type="float" office:value="327.76" calcext:value-type="float">
            <text:p>327.76</text:p>
          </table:table-cell>
          <table:table-cell office:value-type="float" office:value="319.96" calcext:value-type="float">
            <text:p>319.96</text:p>
          </table:table-cell>
          <table:table-cell office:value-type="float" office:value="327.76" calcext:value-type="float">
            <text:p>327.76</text:p>
          </table:table-cell>
          <table:table-cell office:value-type="float" office:value="2728620000" calcext:value-type="float">
            <text:p>272862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10-29" calcext:value-type="date">
            <text:p>2020-10-29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-1" calcext:value-type="float">
            <text:p>-1</text:p>
          </table:table-cell>
          <table:table-cell office:value-type="float" office:value="26470" calcext:value-type="float">
            <text:p>26470</text:p>
          </table:table-cell>
          <table:table-cell office:value-type="float" office:value="15681700" calcext:value-type="float">
            <text:p>15681700</text:p>
          </table:table-cell>
          <table:table-cell/>
          <table:table-cell table:number-columns-repeated="2" office:value-type="float" office:value="9927.62" calcext:value-type="float">
            <text:p>9927.62</text:p>
          </table:table-cell>
          <table:table-cell office:value-type="float" office:value="9692.3" calcext:value-type="float">
            <text:p>9692.3</text:p>
          </table:table-cell>
          <table:table-cell office:value-type="float" office:value="9719.31" calcext:value-type="float">
            <text:p>9719.31</text:p>
          </table:table-cell>
          <table:table-cell office:value-type="float" office:value="99591500" calcext:value-type="float">
            <text:p>99591500</text:p>
          </table:table-cell>
          <table:table-cell/>
          <table:table-cell office:value-type="float" office:value="1661.64" calcext:value-type="float">
            <text:p>1661.64</text:p>
          </table:table-cell>
          <table:table-cell office:value-type="float" office:value="1663.41" calcext:value-type="float">
            <text:p>1663.41</text:p>
          </table:table-cell>
          <table:table-cell office:value-type="float" office:value="1640.48" calcext:value-type="float">
            <text:p>1640.48</text:p>
          </table:table-cell>
          <table:table-cell office:value-type="float" office:value="1645.67" calcext:value-type="float">
            <text:p>1645.67</text:p>
          </table:table-cell>
          <table:table-cell office:value-type="float" office:value="3037694845" calcext:value-type="float">
            <text:p>3037694845</text:p>
          </table:table-cell>
          <table:table-cell/>
          <table:table-cell office:value-type="float" office:value="329.5" calcext:value-type="float">
            <text:p>329.5</text:p>
          </table:table-cell>
          <table:table-cell office:value-type="float" office:value="331.78" calcext:value-type="float">
            <text:p>331.78</text:p>
          </table:table-cell>
          <table:table-cell office:value-type="float" office:value="326.8" calcext:value-type="float">
            <text:p>326.8</text:p>
          </table:table-cell>
          <table:table-cell office:value-type="float" office:value="328.04" calcext:value-type="float">
            <text:p>328.04</text:p>
          </table:table-cell>
          <table:table-cell office:value-type="float" office:value="3036920000" calcext:value-type="float">
            <text:p>303692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11-01" calcext:value-type="date">
            <text:p>2020-11-01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-0.68" calcext:value-type="float">
            <text:p>-0.68</text:p>
          </table:table-cell>
          <table:table-cell office:value-type="float" office:value="28986" calcext:value-type="float">
            <text:p>28986</text:p>
          </table:table-cell>
          <table:table-cell office:value-type="float" office:value="17061753" calcext:value-type="float">
            <text:p>17061753</text:p>
          </table:table-cell>
          <table:table-cell/>
          <table:table-cell office:value-type="float" office:value="9753.92" calcext:value-type="float">
            <text:p>9753.92</text:p>
          </table:table-cell>
          <table:table-cell office:value-type="float" office:value="9766.7" calcext:value-type="float">
            <text:p>9766.7</text:p>
          </table:table-cell>
          <table:table-cell office:value-type="float" office:value="9700.59" calcext:value-type="float">
            <text:p>9700.59</text:p>
          </table:table-cell>
          <table:table-cell office:value-type="float" office:value="9711.85" calcext:value-type="float">
            <text:p>9711.85</text:p>
          </table:table-cell>
          <table:table-cell office:value-type="float" office:value="91600200" calcext:value-type="float">
            <text:p>91600200</text:p>
          </table:table-cell>
          <table:table-cell/>
          <table:table-cell table:number-columns-repeated="2" office:value-type="float" office:value="1654.15" calcext:value-type="float">
            <text:p>1654.15</text:p>
          </table:table-cell>
          <table:table-cell office:value-type="float" office:value="1634.63" calcext:value-type="float">
            <text:p>1634.63</text:p>
          </table:table-cell>
          <table:table-cell office:value-type="float" office:value="1640.95" calcext:value-type="float">
            <text:p>1640.95</text:p>
          </table:table-cell>
          <table:table-cell office:value-type="float" office:value="2930939007" calcext:value-type="float">
            <text:p>2930939007</text:p>
          </table:table-cell>
          <table:table-cell/>
          <table:table-cell office:value-type="float" office:value="331.12" calcext:value-type="float">
            <text:p>331.12</text:p>
          </table:table-cell>
          <table:table-cell office:value-type="float" office:value="331.45" calcext:value-type="float">
            <text:p>331.45</text:p>
          </table:table-cell>
          <table:table-cell office:value-type="float" office:value="325.48" calcext:value-type="float">
            <text:p>325.48</text:p>
          </table:table-cell>
          <table:table-cell office:value-type="float" office:value="326.63" calcext:value-type="float">
            <text:p>326.63</text:p>
          </table:table-cell>
          <table:table-cell office:value-type="float" office:value="2875520000" calcext:value-type="float">
            <text:p>287552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11-02" calcext:value-type="date">
            <text:p>2020-11-02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 office:value-type="float" office:value="-1.02" calcext:value-type="float">
            <text:p>-1.02</text:p>
          </table:table-cell>
          <table:table-cell office:value-type="float" office:value="33423" calcext:value-type="float">
            <text:p>33423</text:p>
          </table:table-cell>
          <table:table-cell office:value-type="float" office:value="19475204" calcext:value-type="float">
            <text:p>19475204</text:p>
          </table:table-cell>
          <table:table-cell/>
          <table:table-cell office:value-type="float" office:value="9711.85" calcext:value-type="float">
            <text:p>9711.85</text:p>
          </table:table-cell>
          <table:table-cell office:value-type="float" office:value="9764.59" calcext:value-type="float">
            <text:p>9764.59</text:p>
          </table:table-cell>
          <table:table-cell office:value-type="float" office:value="9687.32" calcext:value-type="float">
            <text:p>9687.32</text:p>
          </table:table-cell>
          <table:table-cell office:value-type="float" office:value="9702.45" calcext:value-type="float">
            <text:p>9702.45</text:p>
          </table:table-cell>
          <table:table-cell office:value-type="float" office:value="123184000" calcext:value-type="float">
            <text:p>123184000</text:p>
          </table:table-cell>
          <table:table-cell/>
          <table:table-cell office:value-type="float" office:value="1644.01" calcext:value-type="float">
            <text:p>1644.01</text:p>
          </table:table-cell>
          <table:table-cell office:value-type="float" office:value="1646.9" calcext:value-type="float">
            <text:p>1646.9</text:p>
          </table:table-cell>
          <table:table-cell office:value-type="float" office:value="1635.64" calcext:value-type="float">
            <text:p>1635.64</text:p>
          </table:table-cell>
          <table:table-cell office:value-type="float" office:value="1637.63" calcext:value-type="float">
            <text:p>1637.63</text:p>
          </table:table-cell>
          <table:table-cell office:value-type="float" office:value="2453954688" calcext:value-type="float">
            <text:p>2453954688</text:p>
          </table:table-cell>
          <table:table-cell/>
          <table:table-cell office:value-type="float" office:value="326.65" calcext:value-type="float">
            <text:p>326.65</text:p>
          </table:table-cell>
          <table:table-cell office:value-type="float" office:value="328.04" calcext:value-type="float">
            <text:p>328.04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5.46" calcext:value-type="float">
            <text:p>325.46</text:p>
          </table:table-cell>
          <table:table-cell office:value-type="float" office:value="2494460000" calcext:value-type="float">
            <text:p>249446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11-03" calcext:value-type="date">
            <text:p>2020-11-03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1.2" calcext:value-type="float">
            <text:p>1.2</text:p>
          </table:table-cell>
          <table:table-cell office:value-type="float" office:value="24904" calcext:value-type="float">
            <text:p>24904</text:p>
          </table:table-cell>
          <table:table-cell office:value-type="float" office:value="14575236" calcext:value-type="float">
            <text:p>14575236</text:p>
          </table:table-cell>
          <table:table-cell/>
          <table:table-cell office:value-type="float" office:value="9694.54" calcext:value-type="float">
            <text:p>9694.54</text:p>
          </table:table-cell>
          <table:table-cell office:value-type="float" office:value="9737.6" calcext:value-type="float">
            <text:p>9737.6</text:p>
          </table:table-cell>
          <table:table-cell office:value-type="float" office:value="9677.56" calcext:value-type="float">
            <text:p>9677.56</text:p>
          </table:table-cell>
          <table:table-cell office:value-type="float" office:value="9716.45" calcext:value-type="float">
            <text:p>9716.45</text:p>
          </table:table-cell>
          <table:table-cell office:value-type="float" office:value="162480000" calcext:value-type="float">
            <text:p>162480000</text:p>
          </table:table-cell>
          <table:table-cell/>
          <table:table-cell office:value-type="float" office:value="1636.2" calcext:value-type="float">
            <text:p>1636.2</text:p>
          </table:table-cell>
          <table:table-cell office:value-type="float" office:value="1644.61" calcext:value-type="float">
            <text:p>1644.61</text:p>
          </table:table-cell>
          <table:table-cell office:value-type="float" office:value="1635.15" calcext:value-type="float">
            <text:p>1635.15</text:p>
          </table:table-cell>
          <table:table-cell office:value-type="float" office:value="1643.03" calcext:value-type="float">
            <text:p>1643.03</text:p>
          </table:table-cell>
          <table:table-cell office:value-type="float" office:value="2237964572" calcext:value-type="float">
            <text:p>2237964572</text:p>
          </table:table-cell>
          <table:table-cell/>
          <table:table-cell office:value-type="float" office:value="324.66" calcext:value-type="float">
            <text:p>324.66</text:p>
          </table:table-cell>
          <table:table-cell office:value-type="float" office:value="327.31" calcext:value-type="float">
            <text:p>327.31</text:p>
          </table:table-cell>
          <table:table-cell office:value-type="float" office:value="324.31" calcext:value-type="float">
            <text:p>324.31</text:p>
          </table:table-cell>
          <table:table-cell office:value-type="float" office:value="326.6" calcext:value-type="float">
            <text:p>326.6</text:p>
          </table:table-cell>
          <table:table-cell office:value-type="float" office:value="2202660000" calcext:value-type="float">
            <text:p>220266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-0.85" calcext:value-type="float">
            <text:p>-0.85</text:p>
          </table:table-cell>
          <table:table-cell office:value-type="float" office:value="17620" calcext:value-type="float">
            <text:p>17620</text:p>
          </table:table-cell>
          <table:table-cell office:value-type="float" office:value="10297110" calcext:value-type="float">
            <text:p>10297110</text:p>
          </table:table-cell>
          <table:table-cell/>
          <table:table-cell office:value-type="float" office:value="9717.48" calcext:value-type="float">
            <text:p>9717.48</text:p>
          </table:table-cell>
          <table:table-cell office:value-type="float" office:value="9739.58" calcext:value-type="float">
            <text:p>9739.58</text:p>
          </table:table-cell>
          <table:table-cell office:value-type="float" office:value="9676.76" calcext:value-type="float">
            <text:p>9676.76</text:p>
          </table:table-cell>
          <table:table-cell office:value-type="float" office:value="9703.78" calcext:value-type="float">
            <text:p>9703.78</text:p>
          </table:table-cell>
          <table:table-cell office:value-type="float" office:value="149284000" calcext:value-type="float">
            <text:p>149284000</text:p>
          </table:table-cell>
          <table:table-cell/>
          <table:table-cell office:value-type="float" office:value="1645.53" calcext:value-type="float">
            <text:p>1645.53</text:p>
          </table:table-cell>
          <table:table-cell office:value-type="float" office:value="1645.7" calcext:value-type="float">
            <text:p>1645.7</text:p>
          </table:table-cell>
          <table:table-cell office:value-type="float" office:value="1638.69" calcext:value-type="float">
            <text:p>1638.69</text:p>
          </table:table-cell>
          <table:table-cell office:value-type="float" office:value="1640.64" calcext:value-type="float">
            <text:p>1640.64</text:p>
          </table:table-cell>
          <table:table-cell office:value-type="float" office:value="1757423745" calcext:value-type="float">
            <text:p>1757423745</text:p>
          </table:table-cell>
          <table:table-cell/>
          <table:table-cell table:number-columns-repeated="2" office:value-type="float" office:value="328.01" calcext:value-type="float">
            <text:p>328.01</text:p>
          </table:table-cell>
          <table:table-cell office:value-type="float" office:value="325.9" calcext:value-type="float">
            <text:p>325.9</text:p>
          </table:table-cell>
          <table:table-cell office:value-type="float" office:value="326.49" calcext:value-type="float">
            <text:p>326.49</text:p>
          </table:table-cell>
          <table:table-cell office:value-type="float" office:value="1722150000" calcext:value-type="float">
            <text:p>172215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office:value-type="float" office:value="-0.51" calcext:value-type="float">
            <text:p>-0.51</text:p>
          </table:table-cell>
          <table:table-cell office:value-type="float" office:value="25734" calcext:value-type="float">
            <text:p>25734</text:p>
          </table:table-cell>
          <table:table-cell office:value-type="float" office:value="14939380" calcext:value-type="float">
            <text:p>14939380</text:p>
          </table:table-cell>
          <table:table-cell/>
          <table:table-cell table:number-columns-repeated="2" office:value-type="float" office:value="9726.21" calcext:value-type="float">
            <text:p>9726.21</text:p>
          </table:table-cell>
          <table:table-cell office:value-type="float" office:value="9683.72" calcext:value-type="float">
            <text:p>9683.72</text:p>
          </table:table-cell>
          <table:table-cell office:value-type="float" office:value="9705.13" calcext:value-type="float">
            <text:p>9705.13</text:p>
          </table:table-cell>
          <table:table-cell office:value-type="float" office:value="173620000" calcext:value-type="float">
            <text:p>173620000</text:p>
          </table:table-cell>
          <table:table-cell/>
          <table:table-cell office:value-type="float" office:value="1644.94" calcext:value-type="float">
            <text:p>1644.94</text:p>
          </table:table-cell>
          <table:table-cell office:value-type="float" office:value="1645.08" calcext:value-type="float">
            <text:p>1645.08</text:p>
          </table:table-cell>
          <table:table-cell office:value-type="float" office:value="1634.38" calcext:value-type="float">
            <text:p>1634.38</text:p>
          </table:table-cell>
          <table:table-cell office:value-type="float" office:value="1636.17" calcext:value-type="float">
            <text:p>1636.17</text:p>
          </table:table-cell>
          <table:table-cell office:value-type="float" office:value="2842469177" calcext:value-type="float">
            <text:p>2842469177</text:p>
          </table:table-cell>
          <table:table-cell/>
          <table:table-cell office:value-type="float" office:value="326.58" calcext:value-type="float">
            <text:p>326.58</text:p>
          </table:table-cell>
          <table:table-cell office:value-type="float" office:value="327.39" calcext:value-type="float">
            <text:p>327.39</text:p>
          </table:table-cell>
          <table:table-cell office:value-type="float" office:value="324.19" calcext:value-type="float">
            <text:p>324.19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43790000" calcext:value-type="float">
            <text:p>304379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11-08" calcext:value-type="date">
            <text:p>2020-11-08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2.07" calcext:value-type="float">
            <text:p>2.07</text:p>
          </table:table-cell>
          <table:table-cell office:value-type="float" office:value="48860" calcext:value-type="float">
            <text:p>48860</text:p>
          </table:table-cell>
          <table:table-cell office:value-type="float" office:value="29200485" calcext:value-type="float">
            <text:p>29200485</text:p>
          </table:table-cell>
          <table:table-cell/>
          <table:table-cell table:number-columns-repeated="2" office:value-type="float" office:value="9811.14" calcext:value-type="float">
            <text:p>9811.14</text:p>
          </table:table-cell>
          <table:table-cell office:value-type="float" office:value="9686.55" calcext:value-type="float">
            <text:p>9686.55</text:p>
          </table:table-cell>
          <table:table-cell office:value-type="float" office:value="9792.06" calcext:value-type="float">
            <text:p>9792.06</text:p>
          </table:table-cell>
          <table:table-cell office:value-type="float" office:value="227020000" calcext:value-type="float">
            <text:p>227020000</text:p>
          </table:table-cell>
          <table:table-cell/>
          <table:table-cell office:value-type="float" office:value="1643.29" calcext:value-type="float">
            <text:p>1643.29</text:p>
          </table:table-cell>
          <table:table-cell office:value-type="float" office:value="1648.58" calcext:value-type="float">
            <text:p>1648.58</text:p>
          </table:table-cell>
          <table:table-cell office:value-type="float" office:value="1637.8" calcext:value-type="float">
            <text:p>1637.8</text:p>
          </table:table-cell>
          <table:table-cell office:value-type="float" office:value="1648.58" calcext:value-type="float">
            <text:p>1648.58</text:p>
          </table:table-cell>
          <table:table-cell office:value-type="float" office:value="3526777261" calcext:value-type="float">
            <text:p>3526777261</text:p>
          </table:table-cell>
          <table:table-cell/>
          <table:table-cell office:value-type="float" office:value="326.06" calcext:value-type="float">
            <text:p>326.06</text:p>
          </table:table-cell>
          <table:table-cell office:value-type="float" office:value="326.33" calcext:value-type="float">
            <text:p>326.33</text:p>
          </table:table-cell>
          <table:table-cell office:value-type="float" office:value="324.87" calcext:value-type="float">
            <text:p>324.87</text:p>
          </table:table-cell>
          <table:table-cell office:value-type="float" office:value="325.94" calcext:value-type="float">
            <text:p>325.94</text:p>
          </table:table-cell>
          <table:table-cell office:value-type="float" office:value="3495830000" calcext:value-type="float">
            <text:p>349583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11-09" calcext:value-type="date">
            <text:p>2020-11-09</text:p>
          </table:table-cell>
          <table:table-cell office:value-type="float" office:value="591" calcext:value-type="float">
            <text:p>59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-0.34" calcext:value-type="float">
            <text:p>-0.34</text:p>
          </table:table-cell>
          <table:table-cell office:value-type="float" office:value="28945" calcext:value-type="float">
            <text:p>28945</text:p>
          </table:table-cell>
          <table:table-cell office:value-type="float" office:value="17190580" calcext:value-type="float">
            <text:p>17190580</text:p>
          </table:table-cell>
          <table:table-cell/>
          <table:table-cell office:value-type="float" office:value="9807.06" calcext:value-type="float">
            <text:p>9807.06</text:p>
          </table:table-cell>
          <table:table-cell office:value-type="float" office:value="9899.61" calcext:value-type="float">
            <text:p>9899.61</text:p>
          </table:table-cell>
          <table:table-cell table:number-columns-repeated="2" office:value-type="float" office:value="9774.87" calcext:value-type="float">
            <text:p>9774.87</text:p>
          </table:table-cell>
          <table:table-cell office:value-type="float" office:value="303377000" calcext:value-type="float">
            <text:p>303377000</text:p>
          </table:table-cell>
          <table:table-cell/>
          <table:table-cell office:value-type="float" office:value="1648.75" calcext:value-type="float">
            <text:p>1648.75</text:p>
          </table:table-cell>
          <table:table-cell office:value-type="float" office:value="1661.32" calcext:value-type="float">
            <text:p>1661.32</text:p>
          </table:table-cell>
          <table:table-cell office:value-type="float" office:value="1648.75" calcext:value-type="float">
            <text:p>1648.75</text:p>
          </table:table-cell>
          <table:table-cell office:value-type="float" office:value="1652.8" calcext:value-type="float">
            <text:p>1652.8</text:p>
          </table:table-cell>
          <table:table-cell office:value-type="float" office:value="3699879726" calcext:value-type="float">
            <text:p>3699879726</text:p>
          </table:table-cell>
          <table:table-cell/>
          <table:table-cell office:value-type="float" office:value="324.59" calcext:value-type="float">
            <text:p>324.59</text:p>
          </table:table-cell>
          <table:table-cell office:value-type="float" office:value="326.8" calcext:value-type="float">
            <text:p>326.8</text:p>
          </table:table-cell>
          <table:table-cell office:value-type="float" office:value="324.59" calcext:value-type="float">
            <text:p>324.59</text:p>
          </table:table-cell>
          <table:table-cell office:value-type="float" office:value="325.33" calcext:value-type="float">
            <text:p>325.33</text:p>
          </table:table-cell>
          <table:table-cell office:value-type="float" office:value="3441990000" calcext:value-type="float">
            <text:p>344199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11-10" calcext:value-type="date">
            <text:p>2020-11-10</text:p>
          </table:table-cell>
          <table:table-cell office:value-type="float" office:value="592" calcext:value-type="float">
            <text:p>592</text:p>
          </table:table-cell>
          <table:table-cell office:value-type="float" office:value="615" calcext:value-type="float">
            <text:p>615</text:p>
          </table:table-cell>
          <table:table-cell office:value-type="float" office:value="591" calcext:value-type="float">
            <text:p>591</text:p>
          </table:table-cell>
          <table:table-cell office:value-type="float" office:value="613" calcext:value-type="float">
            <text:p>613</text:p>
          </table:table-cell>
          <table:table-cell office:value-type="float" office:value="3.72" calcext:value-type="float">
            <text:p>3.72</text:p>
          </table:table-cell>
          <table:table-cell office:value-type="float" office:value="57450" calcext:value-type="float">
            <text:p>57450</text:p>
          </table:table-cell>
          <table:table-cell office:value-type="float" office:value="34803806" calcext:value-type="float">
            <text:p>34803806</text:p>
          </table:table-cell>
          <table:table-cell/>
          <table:table-cell office:value-type="float" office:value="9808.43" calcext:value-type="float">
            <text:p>9808.43</text:p>
          </table:table-cell>
          <table:table-cell office:value-type="float" office:value="10326.14" calcext:value-type="float">
            <text:p>10326.14</text:p>
          </table:table-cell>
          <table:table-cell office:value-type="float" office:value="9798.29" calcext:value-type="float">
            <text:p>9798.29</text:p>
          </table:table-cell>
          <table:table-cell office:value-type="float" office:value="10251.22" calcext:value-type="float">
            <text:p>10251.22</text:p>
          </table:table-cell>
          <table:table-cell office:value-type="float" office:value="810607000" calcext:value-type="float">
            <text:p>810607000</text:p>
          </table:table-cell>
          <table:table-cell/>
          <table:table-cell office:value-type="float" office:value="1660.37" calcext:value-type="float">
            <text:p>1660.37</text:p>
          </table:table-cell>
          <table:table-cell office:value-type="float" office:value="1678.79" calcext:value-type="float">
            <text:p>1678.79</text:p>
          </table:table-cell>
          <table:table-cell office:value-type="float" office:value="1659.18" calcext:value-type="float">
            <text:p>1659.18</text:p>
          </table:table-cell>
          <table:table-cell office:value-type="float" office:value="1678.79" calcext:value-type="float">
            <text:p>1678.79</text:p>
          </table:table-cell>
          <table:table-cell office:value-type="float" office:value="4096190256" calcext:value-type="float">
            <text:p>4096190256</text:p>
          </table:table-cell>
          <table:table-cell/>
          <table:table-cell office:value-type="float" office:value="325.63" calcext:value-type="float">
            <text:p>325.63</text:p>
          </table:table-cell>
          <table:table-cell office:value-type="float" office:value="330.39" calcext:value-type="float">
            <text:p>330.39</text:p>
          </table:table-cell>
          <table:table-cell office:value-type="float" office:value="325.63" calcext:value-type="float">
            <text:p>325.63</text:p>
          </table:table-cell>
          <table:table-cell office:value-type="float" office:value="330.39" calcext:value-type="float">
            <text:p>330.39</text:p>
          </table:table-cell>
          <table:table-cell office:value-type="float" office:value="4095780000" calcext:value-type="float">
            <text:p>409578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11-11" calcext:value-type="date">
            <text:p>2020-11-11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-0.33" calcext:value-type="float">
            <text:p>-0.33</text:p>
          </table:table-cell>
          <table:table-cell office:value-type="float" office:value="24171" calcext:value-type="float">
            <text:p>24171</text:p>
          </table:table-cell>
          <table:table-cell office:value-type="float" office:value="14813075" calcext:value-type="float">
            <text:p>14813075</text:p>
          </table:table-cell>
          <table:table-cell/>
          <table:table-cell office:value-type="float" office:value="10264.89" calcext:value-type="float">
            <text:p>10264.89</text:p>
          </table:table-cell>
          <table:table-cell office:value-type="float" office:value="10387.3" calcext:value-type="float">
            <text:p>10387.3</text:p>
          </table:table-cell>
          <table:table-cell office:value-type="float" office:value="10190.71" calcext:value-type="float">
            <text:p>10190.71</text:p>
          </table:table-cell>
          <table:table-cell office:value-type="float" office:value="10258.26" calcext:value-type="float">
            <text:p>10258.26</text:p>
          </table:table-cell>
          <table:table-cell office:value-type="float" office:value="475602000" calcext:value-type="float">
            <text:p>475602000</text:p>
          </table:table-cell>
          <table:table-cell/>
          <table:table-cell office:value-type="float" office:value="1681.82" calcext:value-type="float">
            <text:p>1681.82</text:p>
          </table:table-cell>
          <table:table-cell office:value-type="float" office:value="1707.67" calcext:value-type="float">
            <text:p>1707.67</text:p>
          </table:table-cell>
          <table:table-cell office:value-type="float" office:value="1681.82" calcext:value-type="float">
            <text:p>1681.82</text:p>
          </table:table-cell>
          <table:table-cell office:value-type="float" office:value="1707.67" calcext:value-type="float">
            <text:p>1707.67</text:p>
          </table:table-cell>
          <table:table-cell office:value-type="float" office:value="4099604742" calcext:value-type="float">
            <text:p>4099604742</text:p>
          </table:table-cell>
          <table:table-cell/>
          <table:table-cell office:value-type="float" office:value="330.29" calcext:value-type="float">
            <text:p>330.29</text:p>
          </table:table-cell>
          <table:table-cell office:value-type="float" office:value="335.62" calcext:value-type="float">
            <text:p>335.62</text:p>
          </table:table-cell>
          <table:table-cell office:value-type="float" office:value="330.18" calcext:value-type="float">
            <text:p>330.18</text:p>
          </table:table-cell>
          <table:table-cell office:value-type="float" office:value="335.62" calcext:value-type="float">
            <text:p>335.62</text:p>
          </table:table-cell>
          <table:table-cell office:value-type="float" office:value="4326560000" calcext:value-type="float">
            <text:p>432656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11-12" calcext:value-type="date">
            <text:p>2020-11-12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office:value-type="float" office:value="-1.15" calcext:value-type="float">
            <text:p>-1.15</text:p>
          </table:table-cell>
          <table:table-cell office:value-type="float" office:value="29095" calcext:value-type="float">
            <text:p>29095</text:p>
          </table:table-cell>
          <table:table-cell office:value-type="float" office:value="17592205" calcext:value-type="float">
            <text:p>17592205</text:p>
          </table:table-cell>
          <table:table-cell/>
          <table:table-cell office:value-type="float" office:value="10323.74" calcext:value-type="float">
            <text:p>10323.74</text:p>
          </table:table-cell>
          <table:table-cell office:value-type="float" office:value="10380.05" calcext:value-type="float">
            <text:p>10380.05</text:p>
          </table:table-cell>
          <table:table-cell office:value-type="float" office:value="10218.8" calcext:value-type="float">
            <text:p>10218.8</text:p>
          </table:table-cell>
          <table:table-cell office:value-type="float" office:value="10229.34" calcext:value-type="float">
            <text:p>10229.34</text:p>
          </table:table-cell>
          <table:table-cell office:value-type="float" office:value="377819000" calcext:value-type="float">
            <text:p>377819000</text:p>
          </table:table-cell>
          <table:table-cell/>
          <table:table-cell office:value-type="float" office:value="1713.71" calcext:value-type="float">
            <text:p>1713.71</text:p>
          </table:table-cell>
          <table:table-cell office:value-type="float" office:value="1722.32" calcext:value-type="float">
            <text:p>1722.32</text:p>
          </table:table-cell>
          <table:table-cell office:value-type="float" office:value="1702.7" calcext:value-type="float">
            <text:p>1702.7</text:p>
          </table:table-cell>
          <table:table-cell office:value-type="float" office:value="1718.49" calcext:value-type="float">
            <text:p>1718.49</text:p>
          </table:table-cell>
          <table:table-cell office:value-type="float" office:value="4256475891" calcext:value-type="float">
            <text:p>4256475891</text:p>
          </table:table-cell>
          <table:table-cell/>
          <table:table-cell office:value-type="float" office:value="336.76" calcext:value-type="float">
            <text:p>336.76</text:p>
          </table:table-cell>
          <table:table-cell office:value-type="float" office:value="340.17" calcext:value-type="float">
            <text:p>340.17</text:p>
          </table:table-cell>
          <table:table-cell office:value-type="float" office:value="334.82" calcext:value-type="float">
            <text:p>334.82</text:p>
          </table:table-cell>
          <table:table-cell office:value-type="float" office:value="338.89" calcext:value-type="float">
            <text:p>338.89</text:p>
          </table:table-cell>
          <table:table-cell office:value-type="float" office:value="4025740000" calcext:value-type="float">
            <text:p>402574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11-18" calcext:value-type="date">
            <text:p>2020-11-18</text:p>
          </table:table-cell>
          <table:table-cell office:value-type="float" office:value="604" calcext:value-type="float">
            <text:p>604</text:p>
          </table:table-cell>
          <table:table-cell office:value-type="float" office:value="614" calcext:value-type="float">
            <text:p>614</text:p>
          </table:table-cell>
          <table:table-cell office:value-type="float" office:value="593" calcext:value-type="float">
            <text:p>593</text:p>
          </table:table-cell>
          <table:table-cell office:value-type="float" office:value="613" calcext:value-type="float">
            <text:p>613</text:p>
          </table:table-cell>
          <table:table-cell office:value-type="float" office:value="1.49" calcext:value-type="float">
            <text:p>1.49</text:p>
          </table:table-cell>
          <table:table-cell office:value-type="float" office:value="24030" calcext:value-type="float">
            <text:p>24030</text:p>
          </table:table-cell>
          <table:table-cell office:value-type="float" office:value="14515045" calcext:value-type="float">
            <text:p>14515045</text:p>
          </table:table-cell>
          <table:table-cell/>
          <table:table-cell office:value-type="float" office:value="10304.08" calcext:value-type="float">
            <text:p>10304.08</text:p>
          </table:table-cell>
          <table:table-cell office:value-type="float" office:value="10761.89" calcext:value-type="float">
            <text:p>10761.89</text:p>
          </table:table-cell>
          <table:table-cell office:value-type="float" office:value="10304.08" calcext:value-type="float">
            <text:p>10304.08</text:p>
          </table:table-cell>
          <table:table-cell office:value-type="float" office:value="10750.71" calcext:value-type="float">
            <text:p>10750.71</text:p>
          </table:table-cell>
          <table:table-cell office:value-type="float" office:value="626722000" calcext:value-type="float">
            <text:p>626722000</text:p>
          </table:table-cell>
          <table:table-cell/>
          <table:table-cell office:value-type="float" office:value="1714.86" calcext:value-type="float">
            <text:p>1714.86</text:p>
          </table:table-cell>
          <table:table-cell office:value-type="float" office:value="1741.81" calcext:value-type="float">
            <text:p>1741.81</text:p>
          </table:table-cell>
          <table:table-cell office:value-type="float" office:value="1708.87" calcext:value-type="float">
            <text:p>1708.87</text:p>
          </table:table-cell>
          <table:table-cell office:value-type="float" office:value="1741.81" calcext:value-type="float">
            <text:p>1741.81</text:p>
          </table:table-cell>
          <table:table-cell office:value-type="float" office:value="4791041649" calcext:value-type="float">
            <text:p>4791041649</text:p>
          </table:table-cell>
          <table:table-cell/>
          <table:table-cell office:value-type="float" office:value="336.92" calcext:value-type="float">
            <text:p>336.92</text:p>
          </table:table-cell>
          <table:table-cell office:value-type="float" office:value="338.7" calcext:value-type="float">
            <text:p>338.7</text:p>
          </table:table-cell>
          <table:table-cell office:value-type="float" office:value="334.83" calcext:value-type="float">
            <text:p>334.83</text:p>
          </table:table-cell>
          <table:table-cell office:value-type="float" office:value="338.09" calcext:value-type="float">
            <text:p>338.09</text:p>
          </table:table-cell>
          <table:table-cell office:value-type="float" office:value="4569210000" calcext:value-type="float">
            <text:p>456921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620" calcext:value-type="float">
            <text:p>620</text:p>
          </table:table-cell>
          <table:table-cell office:value-type="float" office:value="624" calcext:value-type="float">
            <text:p>624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0.16" calcext:value-type="float">
            <text:p>0.16</text:p>
          </table:table-cell>
          <table:table-cell office:value-type="float" office:value="78505" calcext:value-type="float">
            <text:p>78505</text:p>
          </table:table-cell>
          <table:table-cell office:value-type="float" office:value="48320147" calcext:value-type="float">
            <text:p>48320147</text:p>
          </table:table-cell>
          <table:table-cell/>
          <table:table-cell office:value-type="float" office:value="10763.14" calcext:value-type="float">
            <text:p>10763.14</text:p>
          </table:table-cell>
          <table:table-cell office:value-type="float" office:value="11224.26" calcext:value-type="float">
            <text:p>11224.26</text:p>
          </table:table-cell>
          <table:table-cell office:value-type="float" office:value="10763.14" calcext:value-type="float">
            <text:p>10763.14</text:p>
          </table:table-cell>
          <table:table-cell office:value-type="float" office:value="11126.86" calcext:value-type="float">
            <text:p>11126.86</text:p>
          </table:table-cell>
          <table:table-cell office:value-type="float" office:value="825134000" calcext:value-type="float">
            <text:p>825134000</text:p>
          </table:table-cell>
          <table:table-cell/>
          <table:table-cell office:value-type="float" office:value="1750.42" calcext:value-type="float">
            <text:p>1750.42</text:p>
          </table:table-cell>
          <table:table-cell office:value-type="float" office:value="1779.21" calcext:value-type="float">
            <text:p>1779.21</text:p>
          </table:table-cell>
          <table:table-cell office:value-type="float" office:value="1750.42" calcext:value-type="float">
            <text:p>1750.42</text:p>
          </table:table-cell>
          <table:table-cell office:value-type="float" office:value="1778.12" calcext:value-type="float">
            <text:p>1778.12</text:p>
          </table:table-cell>
          <table:table-cell office:value-type="float" office:value="6116730071" calcext:value-type="float">
            <text:p>6116730071</text:p>
          </table:table-cell>
          <table:table-cell/>
          <table:table-cell office:value-type="float" office:value="339.41" calcext:value-type="float">
            <text:p>339.41</text:p>
          </table:table-cell>
          <table:table-cell office:value-type="float" office:value="343.56" calcext:value-type="float">
            <text:p>343.56</text:p>
          </table:table-cell>
          <table:table-cell office:value-type="float" office:value="338.98" calcext:value-type="float">
            <text:p>338.98</text:p>
          </table:table-cell>
          <table:table-cell office:value-type="float" office:value="343.07" calcext:value-type="float">
            <text:p>343.07</text:p>
          </table:table-cell>
          <table:table-cell office:value-type="float" office:value="6164170000" calcext:value-type="float">
            <text:p>616417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-11-22</text:p>
          </table:table-cell>
          <table:table-cell office:value-type="float" office:value="614" calcext:value-type="float">
            <text:p>614</text:p>
          </table:table-cell>
          <table:table-cell office:value-type="float" office:value="627" calcext:value-type="float">
            <text:p>627</text:p>
          </table:table-cell>
          <table:table-cell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-1.79" calcext:value-type="float">
            <text:p>-1.79</text:p>
          </table:table-cell>
          <table:table-cell office:value-type="float" office:value="53222" calcext:value-type="float">
            <text:p>53222</text:p>
          </table:table-cell>
          <table:table-cell office:value-type="float" office:value="32498796" calcext:value-type="float">
            <text:p>32498796</text:p>
          </table:table-cell>
          <table:table-cell/>
          <table:table-cell office:value-type="float" office:value="11103.32" calcext:value-type="float">
            <text:p>11103.32</text:p>
          </table:table-cell>
          <table:table-cell office:value-type="float" office:value="11319.33" calcext:value-type="float">
            <text:p>11319.33</text:p>
          </table:table-cell>
          <table:table-cell office:value-type="float" office:value="10703.62" calcext:value-type="float">
            <text:p>10703.62</text:p>
          </table:table-cell>
          <table:table-cell office:value-type="float" office:value="10848.05" calcext:value-type="float">
            <text:p>10848.05</text:p>
          </table:table-cell>
          <table:table-cell office:value-type="float" office:value="768329000" calcext:value-type="float">
            <text:p>768329000</text:p>
          </table:table-cell>
          <table:table-cell/>
          <table:table-cell office:value-type="float" office:value="1791.21" calcext:value-type="float">
            <text:p>1791.21</text:p>
          </table:table-cell>
          <table:table-cell office:value-type="float" office:value="1811.63" calcext:value-type="float">
            <text:p>1811.63</text:p>
          </table:table-cell>
          <table:table-cell office:value-type="float" office:value="1761.75" calcext:value-type="float">
            <text:p>1761.75</text:p>
          </table:table-cell>
          <table:table-cell office:value-type="float" office:value="1782.81" calcext:value-type="float">
            <text:p>1782.81</text:p>
          </table:table-cell>
          <table:table-cell office:value-type="float" office:value="6878787665" calcext:value-type="float">
            <text:p>6878787665</text:p>
          </table:table-cell>
          <table:table-cell/>
          <table:table-cell office:value-type="float" office:value="345.48" calcext:value-type="float">
            <text:p>345.48</text:p>
          </table:table-cell>
          <table:table-cell office:value-type="float" office:value="348.47" calcext:value-type="float">
            <text:p>348.47</text:p>
          </table:table-cell>
          <table:table-cell office:value-type="float" office:value="340.57" calcext:value-type="float">
            <text:p>340.57</text:p>
          </table:table-cell>
          <table:table-cell office:value-type="float" office:value="345.07" calcext:value-type="float">
            <text:p>345.07</text:p>
          </table:table-cell>
          <table:table-cell office:value-type="float" office:value="6701230000" calcext:value-type="float">
            <text:p>670123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603" calcext:value-type="float">
            <text:p>603</text:p>
          </table:table-cell>
          <table:table-cell office:value-type="float" office:value="614" calcext:value-type="float">
            <text:p>614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-0.66" calcext:value-type="float">
            <text:p>-0.66</text:p>
          </table:table-cell>
          <table:table-cell office:value-type="float" office:value="30067" calcext:value-type="float">
            <text:p>30067</text:p>
          </table:table-cell>
          <table:table-cell office:value-type="float" office:value="18084327" calcext:value-type="float">
            <text:p>18084327</text:p>
          </table:table-cell>
          <table:table-cell/>
          <table:table-cell table:number-columns-repeated="2" office:value-type="float" office:value="11065.22" calcext:value-type="float">
            <text:p>11065.22</text:p>
          </table:table-cell>
          <table:table-cell office:value-type="float" office:value="10622.31" calcext:value-type="float">
            <text:p>10622.31</text:p>
          </table:table-cell>
          <table:table-cell office:value-type="float" office:value="10665.65" calcext:value-type="float">
            <text:p>10665.65</text:p>
          </table:table-cell>
          <table:table-cell office:value-type="float" office:value="435644000" calcext:value-type="float">
            <text:p>435644000</text:p>
          </table:table-cell>
          <table:table-cell/>
          <table:table-cell office:value-type="float" office:value="1789.35" calcext:value-type="float">
            <text:p>1789.35</text:p>
          </table:table-cell>
          <table:table-cell office:value-type="float" office:value="1792.41" calcext:value-type="float">
            <text:p>1792.41</text:p>
          </table:table-cell>
          <table:table-cell office:value-type="float" office:value="1772.11" calcext:value-type="float">
            <text:p>1772.11</text:p>
          </table:table-cell>
          <table:table-cell office:value-type="float" office:value="1780.43" calcext:value-type="float">
            <text:p>1780.43</text:p>
          </table:table-cell>
          <table:table-cell office:value-type="float" office:value="4762704611" calcext:value-type="float">
            <text:p>4762704611</text:p>
          </table:table-cell>
          <table:table-cell/>
          <table:table-cell office:value-type="float" office:value="345.52" calcext:value-type="float">
            <text:p>345.52</text:p>
          </table:table-cell>
          <table:table-cell office:value-type="float" office:value="347.14" calcext:value-type="float">
            <text:p>347.14</text:p>
          </table:table-cell>
          <table:table-cell office:value-type="float" office:value="343.88" calcext:value-type="float">
            <text:p>343.88</text:p>
          </table:table-cell>
          <table:table-cell office:value-type="float" office:value="344.95" calcext:value-type="float">
            <text:p>344.95</text:p>
          </table:table-cell>
          <table:table-cell office:value-type="float" office:value="4810330000" calcext:value-type="float">
            <text:p>481033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11-24" calcext:value-type="date">
            <text:p>2020-11-24</text:p>
          </table:table-cell>
          <table:table-cell office:value-type="float" office:value="593" calcext:value-type="float">
            <text:p>593</text:p>
          </table:table-cell>
          <table:table-cell office:value-type="float" office:value="617" calcext:value-type="float">
            <text:p>617</text:p>
          </table:table-cell>
          <table:table-cell office:value-type="float" office:value="593" calcext:value-type="float">
            <text:p>593</text:p>
          </table:table-cell>
          <table:table-cell office:value-type="float" office:value="613" calcext:value-type="float">
            <text:p>613</text:p>
          </table:table-cell>
          <table:table-cell office:value-type="float" office:value="2.34" calcext:value-type="float">
            <text:p>2.34</text:p>
          </table:table-cell>
          <table:table-cell office:value-type="float" office:value="43740" calcext:value-type="float">
            <text:p>43740</text:p>
          </table:table-cell>
          <table:table-cell office:value-type="float" office:value="26618265" calcext:value-type="float">
            <text:p>26618265</text:p>
          </table:table-cell>
          <table:table-cell/>
          <table:table-cell office:value-type="float" office:value="10665.65" calcext:value-type="float">
            <text:p>10665.65</text:p>
          </table:table-cell>
          <table:table-cell office:value-type="float" office:value="10957.57" calcext:value-type="float">
            <text:p>10957.57</text:p>
          </table:table-cell>
          <table:table-cell office:value-type="float" office:value="10593.26" calcext:value-type="float">
            <text:p>10593.26</text:p>
          </table:table-cell>
          <table:table-cell office:value-type="float" office:value="10914.17" calcext:value-type="float">
            <text:p>10914.17</text:p>
          </table:table-cell>
          <table:table-cell office:value-type="float" office:value="580564000" calcext:value-type="float">
            <text:p>580564000</text:p>
          </table:table-cell>
          <table:table-cell/>
          <table:table-cell office:value-type="float" office:value="1790.19" calcext:value-type="float">
            <text:p>1790.19</text:p>
          </table:table-cell>
          <table:table-cell office:value-type="float" office:value="1813.86" calcext:value-type="float">
            <text:p>1813.86</text:p>
          </table:table-cell>
          <table:table-cell office:value-type="float" office:value="1786.71" calcext:value-type="float">
            <text:p>1786.71</text:p>
          </table:table-cell>
          <table:table-cell office:value-type="float" office:value="1810.11" calcext:value-type="float">
            <text:p>1810.11</text:p>
          </table:table-cell>
          <table:table-cell office:value-type="float" office:value="5442950189" calcext:value-type="float">
            <text:p>5442950189</text:p>
          </table:table-cell>
          <table:table-cell/>
          <table:table-cell office:value-type="float" office:value="346.89" calcext:value-type="float">
            <text:p>346.89</text:p>
          </table:table-cell>
          <table:table-cell office:value-type="float" office:value="350.43" calcext:value-type="float">
            <text:p>350.43</text:p>
          </table:table-cell>
          <table:table-cell office:value-type="float" office:value="346.38" calcext:value-type="float">
            <text:p>346.38</text:p>
          </table:table-cell>
          <table:table-cell office:value-type="float" office:value="349.37" calcext:value-type="float">
            <text:p>349.37</text:p>
          </table:table-cell>
          <table:table-cell office:value-type="float" office:value="5411360000" calcext:value-type="float">
            <text:p>541136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0-11-25" calcext:value-type="date">
            <text:p>2020-11-25</text:p>
          </table:table-cell>
          <table:table-cell office:value-type="float" office:value="620" calcext:value-type="float">
            <text:p>620</text:p>
          </table:table-cell>
          <table:table-cell office:value-type="float" office:value="624" calcext:value-type="float">
            <text:p>624</text:p>
          </table:table-cell>
          <table:table-cell office:value-type="float" office:value="612" calcext:value-type="float">
            <text:p>612</text:p>
          </table:table-cell>
          <table:table-cell office:value-type="float" office:value="620" calcext:value-type="float">
            <text:p>620</text:p>
          </table:table-cell>
          <table:table-cell office:value-type="float" office:value="1.14" calcext:value-type="float">
            <text:p>1.14</text:p>
          </table:table-cell>
          <table:table-cell office:value-type="float" office:value="62829" calcext:value-type="float">
            <text:p>62829</text:p>
          </table:table-cell>
          <table:table-cell office:value-type="float" office:value="38847811" calcext:value-type="float">
            <text:p>38847811</text:p>
          </table:table-cell>
          <table:table-cell/>
          <table:table-cell office:value-type="float" office:value="10921.34" calcext:value-type="float">
            <text:p>10921.34</text:p>
          </table:table-cell>
          <table:table-cell office:value-type="float" office:value="11158.15" calcext:value-type="float">
            <text:p>11158.15</text:p>
          </table:table-cell>
          <table:table-cell office:value-type="float" office:value="10921.34" calcext:value-type="float">
            <text:p>10921.34</text:p>
          </table:table-cell>
          <table:table-cell office:value-type="float" office:value="11104.6" calcext:value-type="float">
            <text:p>11104.6</text:p>
          </table:table-cell>
          <table:table-cell office:value-type="float" office:value="551094000" calcext:value-type="float">
            <text:p>551094000</text:p>
          </table:table-cell>
          <table:table-cell/>
          <table:table-cell office:value-type="float" office:value="1820.87" calcext:value-type="float">
            <text:p>1820.87</text:p>
          </table:table-cell>
          <table:table-cell office:value-type="float" office:value="1874.81" calcext:value-type="float">
            <text:p>1874.81</text:p>
          </table:table-cell>
          <table:table-cell office:value-type="float" office:value="1820.87" calcext:value-type="float">
            <text:p>1820.87</text:p>
          </table:table-cell>
          <table:table-cell office:value-type="float" office:value="1874.81" calcext:value-type="float">
            <text:p>1874.81</text:p>
          </table:table-cell>
          <table:table-cell office:value-type="float" office:value="6817774994" calcext:value-type="float">
            <text:p>6817774994</text:p>
          </table:table-cell>
          <table:table-cell/>
          <table:table-cell office:value-type="float" office:value="352.22" calcext:value-type="float">
            <text:p>352.22</text:p>
          </table:table-cell>
          <table:table-cell office:value-type="float" office:value="362.33" calcext:value-type="float">
            <text:p>362.33</text:p>
          </table:table-cell>
          <table:table-cell office:value-type="float" office:value="352.08" calcext:value-type="float">
            <text:p>352.08</text:p>
          </table:table-cell>
          <table:table-cell office:value-type="float" office:value="362.33" calcext:value-type="float">
            <text:p>362.33</text:p>
          </table:table-cell>
          <table:table-cell office:value-type="float" office:value="6194070000" calcext:value-type="float">
            <text:p>619407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11-26" calcext:value-type="date">
            <text:p>2020-11-26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-0.81" calcext:value-type="float">
            <text:p>-0.81</text:p>
          </table:table-cell>
          <table:table-cell office:value-type="float" office:value="67091" calcext:value-type="float">
            <text:p>67091</text:p>
          </table:table-cell>
          <table:table-cell office:value-type="float" office:value="41634838" calcext:value-type="float">
            <text:p>41634838</text:p>
          </table:table-cell>
          <table:table-cell/>
          <table:table-cell office:value-type="float" office:value="11119.79" calcext:value-type="float">
            <text:p>11119.79</text:p>
          </table:table-cell>
          <table:table-cell office:value-type="float" office:value="11188.14" calcext:value-type="float">
            <text:p>11188.14</text:p>
          </table:table-cell>
          <table:table-cell office:value-type="float" office:value="10919.02" calcext:value-type="float">
            <text:p>10919.02</text:p>
          </table:table-cell>
          <table:table-cell office:value-type="float" office:value="10970.28" calcext:value-type="float">
            <text:p>10970.28</text:p>
          </table:table-cell>
          <table:table-cell office:value-type="float" office:value="635290000" calcext:value-type="float">
            <text:p>635290000</text:p>
          </table:table-cell>
          <table:table-cell/>
          <table:table-cell office:value-type="float" office:value="1894.78" calcext:value-type="float">
            <text:p>1894.78</text:p>
          </table:table-cell>
          <table:table-cell office:value-type="float" office:value="1926.91" calcext:value-type="float">
            <text:p>1926.91</text:p>
          </table:table-cell>
          <table:table-cell office:value-type="float" office:value="1879" calcext:value-type="float">
            <text:p>1879</text:p>
          </table:table-cell>
          <table:table-cell office:value-type="float" office:value="1893.24" calcext:value-type="float">
            <text:p>1893.24</text:p>
          </table:table-cell>
          <table:table-cell office:value-type="float" office:value="7613030091" calcext:value-type="float">
            <text:p>7613030091</text:p>
          </table:table-cell>
          <table:table-cell/>
          <table:table-cell office:value-type="float" office:value="365.33" calcext:value-type="float">
            <text:p>365.33</text:p>
          </table:table-cell>
          <table:table-cell office:value-type="float" office:value="372.23" calcext:value-type="float">
            <text:p>372.23</text:p>
          </table:table-cell>
          <table:table-cell office:value-type="float" office:value="363.28" calcext:value-type="float">
            <text:p>363.28</text:p>
          </table:table-cell>
          <table:table-cell office:value-type="float" office:value="365.18" calcext:value-type="float">
            <text:p>365.18</text:p>
          </table:table-cell>
          <table:table-cell office:value-type="float" office:value="7432610000" calcext:value-type="float">
            <text:p>743261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11-29" calcext:value-type="date">
            <text:p>2020-11-29</text:p>
          </table:table-cell>
          <table:table-cell office:value-type="float" office:value="610" calcext:value-type="float">
            <text:p>610</text:p>
          </table:table-cell>
          <table:table-cell office:value-type="float" office:value="621" calcext:value-type="float">
            <text:p>621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-0.81" calcext:value-type="float">
            <text:p>-0.81</text:p>
          </table:table-cell>
          <table:table-cell office:value-type="float" office:value="36133" calcext:value-type="float">
            <text:p>36133</text:p>
          </table:table-cell>
          <table:table-cell office:value-type="float" office:value="22031902" calcext:value-type="float">
            <text:p>22031902</text:p>
          </table:table-cell>
          <table:table-cell/>
          <table:table-cell office:value-type="float" office:value="11041.13" calcext:value-type="float">
            <text:p>11041.13</text:p>
          </table:table-cell>
          <table:table-cell office:value-type="float" office:value="11218.01" calcext:value-type="float">
            <text:p>11218.01</text:p>
          </table:table-cell>
          <table:table-cell office:value-type="float" office:value="10962.53" calcext:value-type="float">
            <text:p>10962.53</text:p>
          </table:table-cell>
          <table:table-cell office:value-type="float" office:value="11216.03" calcext:value-type="float">
            <text:p>11216.03</text:p>
          </table:table-cell>
          <table:table-cell office:value-type="float" office:value="765851000" calcext:value-type="float">
            <text:p>765851000</text:p>
          </table:table-cell>
          <table:table-cell/>
          <table:table-cell office:value-type="float" office:value="1912.11" calcext:value-type="float">
            <text:p>1912.11</text:p>
          </table:table-cell>
          <table:table-cell office:value-type="float" office:value="1971.42" calcext:value-type="float">
            <text:p>1971.42</text:p>
          </table:table-cell>
          <table:table-cell office:value-type="float" office:value="1912.11" calcext:value-type="float">
            <text:p>1912.11</text:p>
          </table:table-cell>
          <table:table-cell office:value-type="float" office:value="1968.27" calcext:value-type="float">
            <text:p>1968.27</text:p>
          </table:table-cell>
          <table:table-cell office:value-type="float" office:value="9227348348" calcext:value-type="float">
            <text:p>9227348348</text:p>
          </table:table-cell>
          <table:table-cell/>
          <table:table-cell office:value-type="float" office:value="369.52" calcext:value-type="float">
            <text:p>369.52</text:p>
          </table:table-cell>
          <table:table-cell office:value-type="float" office:value="384.51" calcext:value-type="float">
            <text:p>384.51</text:p>
          </table:table-cell>
          <table:table-cell office:value-type="float" office:value="368.82" calcext:value-type="float">
            <text:p>368.82</text:p>
          </table:table-cell>
          <table:table-cell office:value-type="float" office:value="383.93" calcext:value-type="float">
            <text:p>383.93</text:p>
          </table:table-cell>
          <table:table-cell office:value-type="float" office:value="8971370000" calcext:value-type="float">
            <text:p>897137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11-30" calcext:value-type="date">
            <text:p>2020-11-30</text:p>
          </table:table-cell>
          <table:table-cell office:value-type="float" office:value="615" calcext:value-type="float">
            <text:p>615</text:p>
          </table:table-cell>
          <table:table-cell office:value-type="float" office:value="652" calcext:value-type="float">
            <text:p>652</text:p>
          </table:table-cell>
          <table:table-cell office:value-type="float" office:value="606" calcext:value-type="float">
            <text:p>606</text:p>
          </table:table-cell>
          <table:table-cell office:value-type="float" office:value="633" calcext:value-type="float">
            <text:p>633</text:p>
          </table:table-cell>
          <table:table-cell office:value-type="float" office:value="3.77" calcext:value-type="float">
            <text:p>3.77</text:p>
          </table:table-cell>
          <table:table-cell office:value-type="float" office:value="89177" calcext:value-type="float">
            <text:p>89177</text:p>
          </table:table-cell>
          <table:table-cell office:value-type="float" office:value="56034295" calcext:value-type="float">
            <text:p>56034295</text:p>
          </table:table-cell>
          <table:table-cell/>
          <table:table-cell office:value-type="float" office:value="11229.79" calcext:value-type="float">
            <text:p>11229.79</text:p>
          </table:table-cell>
          <table:table-cell office:value-type="float" office:value="12039.38" calcext:value-type="float">
            <text:p>12039.38</text:p>
          </table:table-cell>
          <table:table-cell office:value-type="float" office:value="11212.76" calcext:value-type="float">
            <text:p>11212.76</text:p>
          </table:table-cell>
          <table:table-cell office:value-type="float" office:value="12039.38" calcext:value-type="float">
            <text:p>12039.38</text:p>
          </table:table-cell>
          <table:table-cell office:value-type="float" office:value="1005410000" calcext:value-type="float">
            <text:p>1005410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28.45" calcext:value-type="float">
            <text:p>2028.45</text:p>
          </table:table-cell>
          <table:table-cell office:value-type="float" office:value="1971.24" calcext:value-type="float">
            <text:p>1971.24</text:p>
          </table:table-cell>
          <table:table-cell office:value-type="float" office:value="1997.05" calcext:value-type="float">
            <text:p>1997.05</text:p>
          </table:table-cell>
          <table:table-cell office:value-type="float" office:value="8867714682" calcext:value-type="float">
            <text:p>8867714682</text:p>
          </table:table-cell>
          <table:table-cell/>
          <table:table-cell office:value-type="float" office:value="391.1" calcext:value-type="float">
            <text:p>391.1</text:p>
          </table:table-cell>
          <table:table-cell office:value-type="float" office:value="398.54" calcext:value-type="float">
            <text:p>398.54</text:p>
          </table:table-cell>
          <table:table-cell office:value-type="float" office:value="382.36" calcext:value-type="float">
            <text:p>382.36</text:p>
          </table:table-cell>
          <table:table-cell office:value-type="float" office:value="385.56" calcext:value-type="float">
            <text:p>385.56</text:p>
          </table:table-cell>
          <table:table-cell office:value-type="float" office:value="9041980000" calcext:value-type="float">
            <text:p>904198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664" calcext:value-type="float">
            <text:p>664</text:p>
          </table:table-cell>
          <table:table-cell office:value-type="float" office:value="680" calcext:value-type="float">
            <text:p>680</text:p>
          </table:table-cell>
          <table:table-cell office:value-type="float" office:value="631" calcext:value-type="float">
            <text:p>631</text:p>
          </table:table-cell>
          <table:table-cell office:value-type="float" office:value="673" calcext:value-type="float">
            <text:p>673</text:p>
          </table:table-cell>
          <table:table-cell office:value-type="float" office:value="6.32" calcext:value-type="float">
            <text:p>6.32</text:p>
          </table:table-cell>
          <table:table-cell office:value-type="float" office:value="202285" calcext:value-type="float">
            <text:p>202285</text:p>
          </table:table-cell>
          <table:table-cell office:value-type="float" office:value="133999885" calcext:value-type="float">
            <text:p>133999885</text:p>
          </table:table-cell>
          <table:table-cell/>
          <table:table-cell office:value-type="float" office:value="12071.14" calcext:value-type="float">
            <text:p>12071.14</text:p>
          </table:table-cell>
          <table:table-cell office:value-type="float" office:value="12438.39" calcext:value-type="float">
            <text:p>12438.39</text:p>
          </table:table-cell>
          <table:table-cell office:value-type="float" office:value="11977.72" calcext:value-type="float">
            <text:p>11977.72</text:p>
          </table:table-cell>
          <table:table-cell office:value-type="float" office:value="12256.22" calcext:value-type="float">
            <text:p>12256.22</text:p>
          </table:table-cell>
          <table:table-cell office:value-type="float" office:value="900598000" calcext:value-type="float">
            <text:p>900598000</text:p>
          </table:table-cell>
          <table:table-cell/>
          <table:table-cell office:value-type="float" office:value="2009.46" calcext:value-type="float">
            <text:p>2009.46</text:p>
          </table:table-cell>
          <table:table-cell office:value-type="float" office:value="2022.25" calcext:value-type="float">
            <text:p>2022.25</text:p>
          </table:table-cell>
          <table:table-cell office:value-type="float" office:value="1966.18" calcext:value-type="float">
            <text:p>1966.18</text:p>
          </table:table-cell>
          <table:table-cell office:value-type="float" office:value="2000.4" calcext:value-type="float">
            <text:p>2000.4</text:p>
          </table:table-cell>
          <table:table-cell office:value-type="float" office:value="7404154007" calcext:value-type="float">
            <text:p>7404154007</text:p>
          </table:table-cell>
          <table:table-cell/>
          <table:table-cell office:value-type="float" office:value="387.35" calcext:value-type="float">
            <text:p>387.35</text:p>
          </table:table-cell>
          <table:table-cell office:value-type="float" office:value="388.24" calcext:value-type="float">
            <text:p>388.24</text:p>
          </table:table-cell>
          <table:table-cell office:value-type="float" office:value="377.83" calcext:value-type="float">
            <text:p>377.83</text:p>
          </table:table-cell>
          <table:table-cell office:value-type="float" office:value="383.79" calcext:value-type="float">
            <text:p>383.79</text:p>
          </table:table-cell>
          <table:table-cell office:value-type="float" office:value="6956500000" calcext:value-type="float">
            <text:p>695650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12-02" calcext:value-type="date">
            <text:p>2020-12-02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664" calcext:value-type="float">
            <text:p>664</text:p>
          </table:table-cell>
          <table:table-cell office:value-type="float" office:value="688" calcext:value-type="float">
            <text:p>688</text:p>
          </table:table-cell>
          <table:table-cell office:value-type="float" office:value="2.23" calcext:value-type="float">
            <text:p>2.23</text:p>
          </table:table-cell>
          <table:table-cell office:value-type="float" office:value="87335" calcext:value-type="float">
            <text:p>87335</text:p>
          </table:table-cell>
          <table:table-cell office:value-type="float" office:value="59747980" calcext:value-type="float">
            <text:p>59747980</text:p>
          </table:table-cell>
          <table:table-cell/>
          <table:table-cell office:value-type="float" office:value="12290.02" calcext:value-type="float">
            <text:p>12290.02</text:p>
          </table:table-cell>
          <table:table-cell office:value-type="float" office:value="12919.37" calcext:value-type="float">
            <text:p>12919.37</text:p>
          </table:table-cell>
          <table:table-cell office:value-type="float" office:value="12290.02" calcext:value-type="float">
            <text:p>12290.02</text:p>
          </table:table-cell>
          <table:table-cell office:value-type="float" office:value="12864.95" calcext:value-type="float">
            <text:p>12864.95</text:p>
          </table:table-cell>
          <table:table-cell office:value-type="float" office:value="1070060000" calcext:value-type="float">
            <text:p>1070060000</text:p>
          </table:table-cell>
          <table:table-cell/>
          <table:table-cell office:value-type="float" office:value="2016.82" calcext:value-type="float">
            <text:p>2016.82</text:p>
          </table:table-cell>
          <table:table-cell office:value-type="float" office:value="2077.7" calcext:value-type="float">
            <text:p>2077.7</text:p>
          </table:table-cell>
          <table:table-cell office:value-type="float" office:value="2016.82" calcext:value-type="float">
            <text:p>2016.82</text:p>
          </table:table-cell>
          <table:table-cell office:value-type="float" office:value="2071.02" calcext:value-type="float">
            <text:p>2071.02</text:p>
          </table:table-cell>
          <table:table-cell office:value-type="float" office:value="7463482972" calcext:value-type="float">
            <text:p>7463482972</text:p>
          </table:table-cell>
          <table:table-cell/>
          <table:table-cell office:value-type="float" office:value="387.24" calcext:value-type="float">
            <text:p>387.24</text:p>
          </table:table-cell>
          <table:table-cell office:value-type="float" office:value="397.08" calcext:value-type="float">
            <text:p>397.08</text:p>
          </table:table-cell>
          <table:table-cell office:value-type="float" office:value="387.24" calcext:value-type="float">
            <text:p>387.24</text:p>
          </table:table-cell>
          <table:table-cell office:value-type="float" office:value="396.04" calcext:value-type="float">
            <text:p>396.04</text:p>
          </table:table-cell>
          <table:table-cell office:value-type="float" office:value="7842250000" calcext:value-type="float">
            <text:p>784225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12-03" calcext:value-type="date">
            <text:p>2020-12-03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657" calcext:value-type="float">
            <text:p>657</text:p>
          </table:table-cell>
          <table:table-cell office:value-type="float" office:value="665" calcext:value-type="float">
            <text:p>665</text:p>
          </table:table-cell>
          <table:table-cell office:value-type="float" office:value="-3.34" calcext:value-type="float">
            <text:p>-3.34</text:p>
          </table:table-cell>
          <table:table-cell office:value-type="float" office:value="67757" calcext:value-type="float">
            <text:p>67757</text:p>
          </table:table-cell>
          <table:table-cell office:value-type="float" office:value="45596061" calcext:value-type="float">
            <text:p>45596061</text:p>
          </table:table-cell>
          <table:table-cell/>
          <table:table-cell office:value-type="float" office:value="13009.32" calcext:value-type="float">
            <text:p>13009.32</text:p>
          </table:table-cell>
          <table:table-cell office:value-type="float" office:value="13143.47" calcext:value-type="float">
            <text:p>13143.47</text:p>
          </table:table-cell>
          <table:table-cell office:value-type="float" office:value="12509.97" calcext:value-type="float">
            <text:p>12509.97</text:p>
          </table:table-cell>
          <table:table-cell office:value-type="float" office:value="12606.69" calcext:value-type="float">
            <text:p>12606.69</text:p>
          </table:table-cell>
          <table:table-cell office:value-type="float" office:value="928063000" calcext:value-type="float">
            <text:p>928063000</text:p>
          </table:table-cell>
          <table:table-cell/>
          <table:table-cell office:value-type="float" office:value="2090.79" calcext:value-type="float">
            <text:p>2090.79</text:p>
          </table:table-cell>
          <table:table-cell office:value-type="float" office:value="2118.41" calcext:value-type="float">
            <text:p>2118.41</text:p>
          </table:table-cell>
          <table:table-cell office:value-type="float" office:value="2040.99" calcext:value-type="float">
            <text:p>2040.99</text:p>
          </table:table-cell>
          <table:table-cell office:value-type="float" office:value="2055.45" calcext:value-type="float">
            <text:p>2055.45</text:p>
          </table:table-cell>
          <table:table-cell office:value-type="float" office:value="8026023798" calcext:value-type="float">
            <text:p>8026023798</text:p>
          </table:table-cell>
          <table:table-cell/>
          <table:table-cell office:value-type="float" office:value="400.06" calcext:value-type="float">
            <text:p>400.06</text:p>
          </table:table-cell>
          <table:table-cell office:value-type="float" office:value="407.27" calcext:value-type="float">
            <text:p>407.27</text:p>
          </table:table-cell>
          <table:table-cell office:value-type="float" office:value="389.64" calcext:value-type="float">
            <text:p>389.64</text:p>
          </table:table-cell>
          <table:table-cell office:value-type="float" office:value="392.29" calcext:value-type="float">
            <text:p>392.29</text:p>
          </table:table-cell>
          <table:table-cell office:value-type="float" office:value="7070030000" calcext:value-type="float">
            <text:p>707003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-6.92" calcext:value-type="float">
            <text:p>-6.92</text:p>
          </table:table-cell>
          <table:table-cell office:value-type="float" office:value="59166" calcext:value-type="float">
            <text:p>59166</text:p>
          </table:table-cell>
          <table:table-cell office:value-type="float" office:value="37633525" calcext:value-type="float">
            <text:p>37633525</text:p>
          </table:table-cell>
          <table:table-cell/>
          <table:table-cell office:value-type="float" office:value="12385.13" calcext:value-type="float">
            <text:p>12385.13</text:p>
          </table:table-cell>
          <table:table-cell office:value-type="float" office:value="12438.36" calcext:value-type="float">
            <text:p>12438.36</text:p>
          </table:table-cell>
          <table:table-cell table:number-columns-repeated="2" office:value-type="float" office:value="11565.88" calcext:value-type="float">
            <text:p>11565.88</text:p>
          </table:table-cell>
          <table:table-cell office:value-type="float" office:value="964639000" calcext:value-type="float">
            <text:p>964639000</text:p>
          </table:table-cell>
          <table:table-cell/>
          <table:table-cell table:number-columns-repeated="2" office:value-type="float" office:value="2051.51" calcext:value-type="float">
            <text:p>2051.51</text:p>
          </table:table-cell>
          <table:table-cell table:number-columns-repeated="2" office:value-type="float" office:value="1932.11" calcext:value-type="float">
            <text:p>1932.11</text:p>
          </table:table-cell>
          <table:table-cell office:value-type="float" office:value="7209180213" calcext:value-type="float">
            <text:p>7209180213</text:p>
          </table:table-cell>
          <table:table-cell/>
          <table:table-cell table:number-columns-repeated="2" office:value-type="float" office:value="393.38" calcext:value-type="float">
            <text:p>393.38</text:p>
          </table:table-cell>
          <table:table-cell table:number-columns-repeated="2" office:value-type="float" office:value="370.67" calcext:value-type="float">
            <text:p>370.67</text:p>
          </table:table-cell>
          <table:table-cell office:value-type="float" office:value="6186590000" calcext:value-type="float">
            <text:p>618659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12-07" calcext:value-type="date">
            <text:p>2020-12-07</text:p>
          </table:table-cell>
          <table:table-cell office:value-type="float" office:value="619" calcext:value-type="float">
            <text:p>619</text:p>
          </table:table-cell>
          <table:table-cell office:value-type="float" office:value="650" calcext:value-type="float">
            <text:p>650</text:p>
          </table:table-cell>
          <table:table-cell office:value-type="float" office:value="615" calcext:value-type="float">
            <text:p>615</text:p>
          </table:table-cell>
          <table:table-cell office:value-type="float" office:value="642" calcext:value-type="float">
            <text:p>642</text:p>
          </table:table-cell>
          <table:table-cell office:value-type="float" office:value="3.72" calcext:value-type="float">
            <text:p>3.72</text:p>
          </table:table-cell>
          <table:table-cell office:value-type="float" office:value="55654" calcext:value-type="float">
            <text:p>55654</text:p>
          </table:table-cell>
          <table:table-cell office:value-type="float" office:value="35336401" calcext:value-type="float">
            <text:p>35336401</text:p>
          </table:table-cell>
          <table:table-cell/>
          <table:table-cell office:value-type="float" office:value="11529.6" calcext:value-type="float">
            <text:p>11529.6</text:p>
          </table:table-cell>
          <table:table-cell office:value-type="float" office:value="12264.69" calcext:value-type="float">
            <text:p>12264.69</text:p>
          </table:table-cell>
          <table:table-cell office:value-type="float" office:value="11529.6" calcext:value-type="float">
            <text:p>11529.6</text:p>
          </table:table-cell>
          <table:table-cell office:value-type="float" office:value="12264.69" calcext:value-type="float">
            <text:p>12264.69</text:p>
          </table:table-cell>
          <table:table-cell office:value-type="float" office:value="874417000" calcext:value-type="float">
            <text:p>874417000</text:p>
          </table:table-cell>
          <table:table-cell/>
          <table:table-cell office:value-type="float" office:value="1929.46" calcext:value-type="float">
            <text:p>1929.46</text:p>
          </table:table-cell>
          <table:table-cell office:value-type="float" office:value="2004.39" calcext:value-type="float">
            <text:p>2004.39</text:p>
          </table:table-cell>
          <table:table-cell office:value-type="float" office:value="1914.42" calcext:value-type="float">
            <text:p>1914.42</text:p>
          </table:table-cell>
          <table:table-cell office:value-type="float" office:value="2004.39" calcext:value-type="float">
            <text:p>2004.39</text:p>
          </table:table-cell>
          <table:table-cell office:value-type="float" office:value="6667956831" calcext:value-type="float">
            <text:p>6667956831</text:p>
          </table:table-cell>
          <table:table-cell/>
          <table:table-cell office:value-type="float" office:value="371.15" calcext:value-type="float">
            <text:p>371.15</text:p>
          </table:table-cell>
          <table:table-cell office:value-type="float" office:value="382.77" calcext:value-type="float">
            <text:p>382.77</text:p>
          </table:table-cell>
          <table:table-cell office:value-type="float" office:value="367.94" calcext:value-type="float">
            <text:p>367.94</text:p>
          </table:table-cell>
          <table:table-cell office:value-type="float" office:value="382.77" calcext:value-type="float">
            <text:p>382.77</text:p>
          </table:table-cell>
          <table:table-cell office:value-type="float" office:value="5750240000" calcext:value-type="float">
            <text:p>575024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12-08" calcext:value-type="date">
            <text:p>2020-12-08</text:p>
          </table:table-cell>
          <table:table-cell office:value-type="float" office:value="645" calcext:value-type="float">
            <text:p>645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-1.87" calcext:value-type="float">
            <text:p>-1.87</text:p>
          </table:table-cell>
          <table:table-cell office:value-type="float" office:value="37058" calcext:value-type="float">
            <text:p>37058</text:p>
          </table:table-cell>
          <table:table-cell office:value-type="float" office:value="23723397" calcext:value-type="float">
            <text:p>23723397</text:p>
          </table:table-cell>
          <table:table-cell/>
          <table:table-cell office:value-type="float" office:value="12344.46" calcext:value-type="float">
            <text:p>12344.46</text:p>
          </table:table-cell>
          <table:table-cell office:value-type="float" office:value="12485.04" calcext:value-type="float">
            <text:p>12485.04</text:p>
          </table:table-cell>
          <table:table-cell office:value-type="float" office:value="11954.32" calcext:value-type="float">
            <text:p>11954.32</text:p>
          </table:table-cell>
          <table:table-cell office:value-type="float" office:value="12144.03" calcext:value-type="float">
            <text:p>12144.03</text:p>
          </table:table-cell>
          <table:table-cell office:value-type="float" office:value="681674000" calcext:value-type="float">
            <text:p>681674000</text:p>
          </table:table-cell>
          <table:table-cell/>
          <table:table-cell office:value-type="float" office:value="2033.97" calcext:value-type="float">
            <text:p>2033.97</text:p>
          </table:table-cell>
          <table:table-cell office:value-type="float" office:value="2047.35" calcext:value-type="float">
            <text:p>2047.35</text:p>
          </table:table-cell>
          <table:table-cell office:value-type="float" office:value="1982.07" calcext:value-type="float">
            <text:p>1982.07</text:p>
          </table:table-cell>
          <table:table-cell office:value-type="float" office:value="1995.35" calcext:value-type="float">
            <text:p>1995.35</text:p>
          </table:table-cell>
          <table:table-cell office:value-type="float" office:value="5719436384" calcext:value-type="float">
            <text:p>5719436384</text:p>
          </table:table-cell>
          <table:table-cell/>
          <table:table-cell office:value-type="float" office:value="388.82" calcext:value-type="float">
            <text:p>388.82</text:p>
          </table:table-cell>
          <table:table-cell office:value-type="float" office:value="391.54" calcext:value-type="float">
            <text:p>391.54</text:p>
          </table:table-cell>
          <table:table-cell office:value-type="float" office:value="377.58" calcext:value-type="float">
            <text:p>377.58</text:p>
          </table:table-cell>
          <table:table-cell office:value-type="float" office:value="380.18" calcext:value-type="float">
            <text:p>380.18</text:p>
          </table:table-cell>
          <table:table-cell office:value-type="float" office:value="5298290000" calcext:value-type="float">
            <text:p>529829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12-09" calcext:value-type="date">
            <text:p>2020-12-09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-1.43" calcext:value-type="float">
            <text:p>-1.43</text:p>
          </table:table-cell>
          <table:table-cell office:value-type="float" office:value="28625" calcext:value-type="float">
            <text:p>28625</text:p>
          </table:table-cell>
          <table:table-cell office:value-type="float" office:value="17858060" calcext:value-type="float">
            <text:p>17858060</text:p>
          </table:table-cell>
          <table:table-cell/>
          <table:table-cell office:value-type="float" office:value="12175.79" calcext:value-type="float">
            <text:p>12175.79</text:p>
          </table:table-cell>
          <table:table-cell office:value-type="float" office:value="12261.32" calcext:value-type="float">
            <text:p>12261.32</text:p>
          </table:table-cell>
          <table:table-cell office:value-type="float" office:value="11834.31" calcext:value-type="float">
            <text:p>11834.31</text:p>
          </table:table-cell>
          <table:table-cell office:value-type="float" office:value="11873.57" calcext:value-type="float">
            <text:p>11873.57</text:p>
          </table:table-cell>
          <table:table-cell office:value-type="float" office:value="485696000" calcext:value-type="float">
            <text:p>485696000</text:p>
          </table:table-cell>
          <table:table-cell/>
          <table:table-cell office:value-type="float" office:value="2006.4" calcext:value-type="float">
            <text:p>2006.4</text:p>
          </table:table-cell>
          <table:table-cell office:value-type="float" office:value="2009.81" calcext:value-type="float">
            <text:p>2009.81</text:p>
          </table:table-cell>
          <table:table-cell office:value-type="float" office:value="1948.98" calcext:value-type="float">
            <text:p>1948.98</text:p>
          </table:table-cell>
          <table:table-cell office:value-type="float" office:value="1955.75" calcext:value-type="float">
            <text:p>1955.75</text:p>
          </table:table-cell>
          <table:table-cell office:value-type="float" office:value="4745649292" calcext:value-type="float">
            <text:p>4745649292</text:p>
          </table:table-cell>
          <table:table-cell/>
          <table:table-cell office:value-type="float" office:value="382.12" calcext:value-type="float">
            <text:p>382.12</text:p>
          </table:table-cell>
          <table:table-cell office:value-type="float" office:value="382.33" calcext:value-type="float">
            <text:p>382.33</text:p>
          </table:table-cell>
          <table:table-cell office:value-type="float" office:value="370.78" calcext:value-type="float">
            <text:p>370.78</text:p>
          </table:table-cell>
          <table:table-cell office:value-type="float" office:value="371.71" calcext:value-type="float">
            <text:p>371.71</text:p>
          </table:table-cell>
          <table:table-cell office:value-type="float" office:value="4373730000" calcext:value-type="float">
            <text:p>437373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12-10" calcext:value-type="date">
            <text:p>2020-12-10</text:p>
          </table:table-cell>
          <table:table-cell office:value-type="float" office:value="612" calcext:value-type="float">
            <text:p>612</text:p>
          </table:table-cell>
          <table:table-cell office:value-type="float" office:value="635" calcext:value-type="float">
            <text:p>635</text:p>
          </table:table-cell>
          <table:table-cell office:value-type="float" office:value="612" calcext:value-type="float">
            <text:p>612</text:p>
          </table:table-cell>
          <table:table-cell office:value-type="float" office:value="623" calcext:value-type="float">
            <text:p>623</text:p>
          </table:table-cell>
          <table:table-cell office:value-type="float" office:value="0.32" calcext:value-type="float">
            <text:p>0.32</text:p>
          </table:table-cell>
          <table:table-cell office:value-type="float" office:value="20555" calcext:value-type="float">
            <text:p>20555</text:p>
          </table:table-cell>
          <table:table-cell office:value-type="float" office:value="12837585" calcext:value-type="float">
            <text:p>12837585</text:p>
          </table:table-cell>
          <table:table-cell/>
          <table:table-cell office:value-type="float" office:value="11875.53" calcext:value-type="float">
            <text:p>11875.53</text:p>
          </table:table-cell>
          <table:table-cell office:value-type="float" office:value="12187.81" calcext:value-type="float">
            <text:p>12187.81</text:p>
          </table:table-cell>
          <table:table-cell office:value-type="float" office:value="11745.14" calcext:value-type="float">
            <text:p>11745.14</text:p>
          </table:table-cell>
          <table:table-cell office:value-type="float" office:value="12079.86" calcext:value-type="float">
            <text:p>12079.86</text:p>
          </table:table-cell>
          <table:table-cell office:value-type="float" office:value="600695000" calcext:value-type="float">
            <text:p>600695000</text:p>
          </table:table-cell>
          <table:table-cell/>
          <table:table-cell office:value-type="float" office:value="1954.6" calcext:value-type="float">
            <text:p>1954.6</text:p>
          </table:table-cell>
          <table:table-cell office:value-type="float" office:value="1974.12" calcext:value-type="float">
            <text:p>1974.12</text:p>
          </table:table-cell>
          <table:table-cell office:value-type="float" office:value="1938.92" calcext:value-type="float">
            <text:p>1938.92</text:p>
          </table:table-cell>
          <table:table-cell office:value-type="float" office:value="1964.02" calcext:value-type="float">
            <text:p>1964.02</text:p>
          </table:table-cell>
          <table:table-cell office:value-type="float" office:value="4146321050" calcext:value-type="float">
            <text:p>4146321050</text:p>
          </table:table-cell>
          <table:table-cell/>
          <table:table-cell office:value-type="float" office:value="373.29" calcext:value-type="float">
            <text:p>373.29</text:p>
          </table:table-cell>
          <table:table-cell office:value-type="float" office:value="375.25" calcext:value-type="float">
            <text:p>375.25</text:p>
          </table:table-cell>
          <table:table-cell office:value-type="float" office:value="368.76" calcext:value-type="float">
            <text:p>368.76</text:p>
          </table:table-cell>
          <table:table-cell office:value-type="float" office:value="374.02" calcext:value-type="float">
            <text:p>374.02</text:p>
          </table:table-cell>
          <table:table-cell office:value-type="float" office:value="3626430000" calcext:value-type="float">
            <text:p>362643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12-13" calcext:value-type="date">
            <text:p>2020-12-13</text:p>
          </table:table-cell>
          <table:table-cell office:value-type="float" office:value="616" calcext:value-type="float">
            <text:p>616</text:p>
          </table:table-cell>
          <table:table-cell office:value-type="float" office:value="637" calcext:value-type="float">
            <text:p>637</text:p>
          </table:table-cell>
          <table:table-cell office:value-type="float" office:value="616" calcext:value-type="float">
            <text:p>616</text:p>
          </table:table-cell>
          <table:table-cell office:value-type="float" office:value="629" calcext:value-type="float">
            <text:p>629</text:p>
          </table:table-cell>
          <table:table-cell office:value-type="float" office:value="0.96" calcext:value-type="float">
            <text:p>0.96</text:p>
          </table:table-cell>
          <table:table-cell office:value-type="float" office:value="30175" calcext:value-type="float">
            <text:p>30175</text:p>
          </table:table-cell>
          <table:table-cell office:value-type="float" office:value="19039981" calcext:value-type="float">
            <text:p>19039981</text:p>
          </table:table-cell>
          <table:table-cell/>
          <table:table-cell office:value-type="float" office:value="12196.05" calcext:value-type="float">
            <text:p>12196.05</text:p>
          </table:table-cell>
          <table:table-cell office:value-type="float" office:value="12636.62" calcext:value-type="float">
            <text:p>12636.62</text:p>
          </table:table-cell>
          <table:table-cell office:value-type="float" office:value="12121.58" calcext:value-type="float">
            <text:p>12121.58</text:p>
          </table:table-cell>
          <table:table-cell office:value-type="float" office:value="12608.3" calcext:value-type="float">
            <text:p>12608.3</text:p>
          </table:table-cell>
          <table:table-cell office:value-type="float" office:value="946978000" calcext:value-type="float">
            <text:p>946978000</text:p>
          </table:table-cell>
          <table:table-cell/>
          <table:table-cell office:value-type="float" office:value="1973.75" calcext:value-type="float">
            <text:p>1973.75</text:p>
          </table:table-cell>
          <table:table-cell office:value-type="float" office:value="2010.45" calcext:value-type="float">
            <text:p>2010.45</text:p>
          </table:table-cell>
          <table:table-cell office:value-type="float" office:value="1967.44" calcext:value-type="float">
            <text:p>1967.44</text:p>
          </table:table-cell>
          <table:table-cell office:value-type="float" office:value="2010.45" calcext:value-type="float">
            <text:p>2010.45</text:p>
          </table:table-cell>
          <table:table-cell office:value-type="float" office:value="4899484131" calcext:value-type="float">
            <text:p>4899484131</text:p>
          </table:table-cell>
          <table:table-cell/>
          <table:table-cell office:value-type="float" office:value="377.06" calcext:value-type="float">
            <text:p>377.06</text:p>
          </table:table-cell>
          <table:table-cell office:value-type="float" office:value="382.11" calcext:value-type="float">
            <text:p>382.11</text:p>
          </table:table-cell>
          <table:table-cell office:value-type="float" office:value="375.38" calcext:value-type="float">
            <text:p>375.38</text:p>
          </table:table-cell>
          <table:table-cell office:value-type="float" office:value="382.11" calcext:value-type="float">
            <text:p>382.11</text:p>
          </table:table-cell>
          <table:table-cell office:value-type="float" office:value="4825350000" calcext:value-type="float">
            <text:p>482535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12-14" calcext:value-type="date">
            <text:p>2020-12-14</text:p>
          </table:table-cell>
          <table:table-cell office:value-type="float" office:value="629" calcext:value-type="float">
            <text:p>629</text:p>
          </table:table-cell>
          <table:table-cell office:value-type="float" office:value="654" calcext:value-type="float">
            <text:p>654</text:p>
          </table:table-cell>
          <table:table-cell office:value-type="float" office:value="629" calcext:value-type="float">
            <text:p>629</text:p>
          </table:table-cell>
          <table:table-cell office:value-type="float" office:value="646" calcext:value-type="float">
            <text:p>646</text:p>
          </table:table-cell>
          <table:table-cell office:value-type="float" office:value="2.7" calcext:value-type="float">
            <text:p>2.7</text:p>
          </table:table-cell>
          <table:table-cell office:value-type="float" office:value="45075" calcext:value-type="float">
            <text:p>45075</text:p>
          </table:table-cell>
          <table:table-cell office:value-type="float" office:value="29088353" calcext:value-type="float">
            <text:p>29088353</text:p>
          </table:table-cell>
          <table:table-cell/>
          <table:table-cell office:value-type="float" office:value="12782.57" calcext:value-type="float">
            <text:p>12782.57</text:p>
          </table:table-cell>
          <table:table-cell office:value-type="float" office:value="13658.63" calcext:value-type="float">
            <text:p>13658.63</text:p>
          </table:table-cell>
          <table:table-cell office:value-type="float" office:value="12782.57" calcext:value-type="float">
            <text:p>12782.57</text:p>
          </table:table-cell>
          <table:table-cell office:value-type="float" office:value="13641.42" calcext:value-type="float">
            <text:p>13641.42</text:p>
          </table:table-cell>
          <table:table-cell office:value-type="float" office:value="1692840000" calcext:value-type="float">
            <text:p>1692840000</text:p>
          </table:table-cell>
          <table:table-cell/>
          <table:table-cell office:value-type="float" office:value="2022.72" calcext:value-type="float">
            <text:p>2022.72</text:p>
          </table:table-cell>
          <table:table-cell office:value-type="float" office:value="2069.06" calcext:value-type="float">
            <text:p>2069.06</text:p>
          </table:table-cell>
          <table:table-cell office:value-type="float" office:value="2022.72" calcext:value-type="float">
            <text:p>2022.72</text:p>
          </table:table-cell>
          <table:table-cell office:value-type="float" office:value="2067.17" calcext:value-type="float">
            <text:p>2067.17</text:p>
          </table:table-cell>
          <table:table-cell office:value-type="float" office:value="7204136923" calcext:value-type="float">
            <text:p>7204136923</text:p>
          </table:table-cell>
          <table:table-cell/>
          <table:table-cell office:value-type="float" office:value="385.02" calcext:value-type="float">
            <text:p>385.02</text:p>
          </table:table-cell>
          <table:table-cell office:value-type="float" office:value="388.71" calcext:value-type="float">
            <text:p>388.71</text:p>
          </table:table-cell>
          <table:table-cell office:value-type="float" office:value="384.74" calcext:value-type="float">
            <text:p>384.74</text:p>
          </table:table-cell>
          <table:table-cell office:value-type="float" office:value="388.16" calcext:value-type="float">
            <text:p>388.16</text:p>
          </table:table-cell>
          <table:table-cell office:value-type="float" office:value="7113250000" calcext:value-type="float">
            <text:p>711325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12-15" calcext:value-type="date">
            <text:p>2020-12-15</text:p>
          </table:table-cell>
          <table:table-cell office:value-type="float" office:value="614" calcext:value-type="float">
            <text:p>614</text:p>
          </table:table-cell>
          <table:table-cell office:value-type="float" office:value="656" calcext:value-type="float">
            <text:p>656</text:p>
          </table:table-cell>
          <table:table-cell office:value-type="float" office:value="614" calcext:value-type="float">
            <text:p>614</text:p>
          </table:table-cell>
          <table:table-cell office:value-type="float" office:value="638" calcext:value-type="float">
            <text:p>638</text:p>
          </table:table-cell>
          <table:table-cell office:value-type="float" office:value="-1.24" calcext:value-type="float">
            <text:p>-1.24</text:p>
          </table:table-cell>
          <table:table-cell office:value-type="float" office:value="32645" calcext:value-type="float">
            <text:p>32645</text:p>
          </table:table-cell>
          <table:table-cell office:value-type="float" office:value="21006850" calcext:value-type="float">
            <text:p>21006850</text:p>
          </table:table-cell>
          <table:table-cell/>
          <table:table-cell office:value-type="float" office:value="14072.64" calcext:value-type="float">
            <text:p>14072.64</text:p>
          </table:table-cell>
          <table:table-cell office:value-type="float" office:value="14182.07" calcext:value-type="float">
            <text:p>14182.07</text:p>
          </table:table-cell>
          <table:table-cell office:value-type="float" office:value="13543.44" calcext:value-type="float">
            <text:p>13543.44</text:p>
          </table:table-cell>
          <table:table-cell office:value-type="float" office:value="13693.21" calcext:value-type="float">
            <text:p>13693.21</text:p>
          </table:table-cell>
          <table:table-cell office:value-type="float" office:value="1115220000" calcext:value-type="float">
            <text:p>1115220000</text:p>
          </table:table-cell>
          <table:table-cell/>
          <table:table-cell office:value-type="float" office:value="2085.56" calcext:value-type="float">
            <text:p>2085.56</text:p>
          </table:table-cell>
          <table:table-cell office:value-type="float" office:value="2100.96" calcext:value-type="float">
            <text:p>2100.96</text:p>
          </table:table-cell>
          <table:table-cell office:value-type="float" office:value="2050.9" calcext:value-type="float">
            <text:p>2050.9</text:p>
          </table:table-cell>
          <table:table-cell office:value-type="float" office:value="2061.41" calcext:value-type="float">
            <text:p>2061.41</text:p>
          </table:table-cell>
          <table:table-cell office:value-type="float" office:value="6069331687" calcext:value-type="float">
            <text:p>6069331687</text:p>
          </table:table-cell>
          <table:table-cell/>
          <table:table-cell office:value-type="float" office:value="393.08" calcext:value-type="float">
            <text:p>393.08</text:p>
          </table:table-cell>
          <table:table-cell office:value-type="float" office:value="393.56" calcext:value-type="float">
            <text:p>393.56</text:p>
          </table:table-cell>
          <table:table-cell office:value-type="float" office:value="385.12" calcext:value-type="float">
            <text:p>385.12</text:p>
          </table:table-cell>
          <table:table-cell office:value-type="float" office:value="387.42" calcext:value-type="float">
            <text:p>387.42</text:p>
          </table:table-cell>
          <table:table-cell office:value-type="float" office:value="6066600000" calcext:value-type="float">
            <text:p>606660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12-16" calcext:value-type="date">
            <text:p>2020-12-16</text:p>
          </table:table-cell>
          <table:table-cell office:value-type="float" office:value="638" calcext:value-type="float">
            <text:p>638</text:p>
          </table:table-cell>
          <table:table-cell office:value-type="float" office:value="644" calcext:value-type="float">
            <text:p>644</text:p>
          </table:table-cell>
          <table:table-cell office:value-type="float" office:value="630" calcext:value-type="float">
            <text:p>630</text:p>
          </table:table-cell>
          <table:table-cell office:value-type="float" office:value="639" calcext:value-type="float">
            <text:p>639</text:p>
          </table:table-cell>
          <table:table-cell office:value-type="float" office:value="0.16" calcext:value-type="float">
            <text:p>0.16</text:p>
          </table:table-cell>
          <table:table-cell office:value-type="float" office:value="24292" calcext:value-type="float">
            <text:p>24292</text:p>
          </table:table-cell>
          <table:table-cell office:value-type="float" office:value="15466094" calcext:value-type="float">
            <text:p>15466094</text:p>
          </table:table-cell>
          <table:table-cell/>
          <table:table-cell office:value-type="float" office:value="13732.11" calcext:value-type="float">
            <text:p>13732.11</text:p>
          </table:table-cell>
          <table:table-cell office:value-type="float" office:value="13772.33" calcext:value-type="float">
            <text:p>13772.33</text:p>
          </table:table-cell>
          <table:table-cell office:value-type="float" office:value="13435.81" calcext:value-type="float">
            <text:p>13435.81</text:p>
          </table:table-cell>
          <table:table-cell office:value-type="float" office:value="13532.36" calcext:value-type="float">
            <text:p>13532.36</text:p>
          </table:table-cell>
          <table:table-cell office:value-type="float" office:value="587668000" calcext:value-type="float">
            <text:p>587668000</text:p>
          </table:table-cell>
          <table:table-cell/>
          <table:table-cell table:number-columns-repeated="2" office:value-type="float" office:value="2097.2" calcext:value-type="float">
            <text:p>2097.2</text:p>
          </table:table-cell>
          <table:table-cell office:value-type="float" office:value="2041.85" calcext:value-type="float">
            <text:p>2041.85</text:p>
          </table:table-cell>
          <table:table-cell office:value-type="float" office:value="2055.22" calcext:value-type="float">
            <text:p>2055.22</text:p>
          </table:table-cell>
          <table:table-cell office:value-type="float" office:value="5144675578" calcext:value-type="float">
            <text:p>5144675578</text:p>
          </table:table-cell>
          <table:table-cell/>
          <table:table-cell table:number-columns-repeated="2" office:value-type="float" office:value="393.79" calcext:value-type="float">
            <text:p>393.79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6.98" calcext:value-type="float">
            <text:p>386.98</text:p>
          </table:table-cell>
          <table:table-cell office:value-type="float" office:value="5156040000" calcext:value-type="float">
            <text:p>515604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12-17" calcext:value-type="date">
            <text:p>2020-12-17</text:p>
          </table:table-cell>
          <table:table-cell office:value-type="float" office:value="630" calcext:value-type="float">
            <text:p>630</text:p>
          </table:table-cell>
          <table:table-cell office:value-type="float" office:value="637" calcext:value-type="float">
            <text:p>63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-1.56" calcext:value-type="float">
            <text:p>-1.56</text:p>
          </table:table-cell>
          <table:table-cell office:value-type="float" office:value="26434" calcext:value-type="float">
            <text:p>26434</text:p>
          </table:table-cell>
          <table:table-cell office:value-type="float" office:value="16698982" calcext:value-type="float">
            <text:p>16698982</text:p>
          </table:table-cell>
          <table:table-cell/>
          <table:table-cell table:number-columns-repeated="2" office:value-type="float" office:value="13626.73" calcext:value-type="float">
            <text:p>13626.73</text:p>
          </table:table-cell>
          <table:table-cell office:value-type="float" office:value="13163.33" calcext:value-type="float">
            <text:p>13163.33</text:p>
          </table:table-cell>
          <table:table-cell office:value-type="float" office:value="13258.09" calcext:value-type="float">
            <text:p>13258.09</text:p>
          </table:table-cell>
          <table:table-cell office:value-type="float" office:value="1099830000" calcext:value-type="float">
            <text:p>1099830000</text:p>
          </table:table-cell>
          <table:table-cell/>
          <table:table-cell office:value-type="float" office:value="2058.72" calcext:value-type="float">
            <text:p>2058.72</text:p>
          </table:table-cell>
          <table:table-cell office:value-type="float" office:value="2059.8" calcext:value-type="float">
            <text:p>2059.8</text:p>
          </table:table-cell>
          <table:table-cell office:value-type="float" office:value="2025.19" calcext:value-type="float">
            <text:p>2025.19</text:p>
          </table:table-cell>
          <table:table-cell office:value-type="float" office:value="2032.51" calcext:value-type="float">
            <text:p>2032.51</text:p>
          </table:table-cell>
          <table:table-cell office:value-type="float" office:value="6769890815" calcext:value-type="float">
            <text:p>6769890815</text:p>
          </table:table-cell>
          <table:table-cell/>
          <table:table-cell office:value-type="float" office:value="388.85" calcext:value-type="float">
            <text:p>388.85</text:p>
          </table:table-cell>
          <table:table-cell office:value-type="float" office:value="390.35" calcext:value-type="float">
            <text:p>390.35</text:p>
          </table:table-cell>
          <table:table-cell office:value-type="float" office:value="384.31" calcext:value-type="float">
            <text:p>384.31</text:p>
          </table:table-cell>
          <table:table-cell office:value-type="float" office:value="385.94" calcext:value-type="float">
            <text:p>385.94</text:p>
          </table:table-cell>
          <table:table-cell office:value-type="float" office:value="6314290000" calcext:value-type="float">
            <text:p>631429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12-20" calcext:value-type="date">
            <text:p>2020-12-20</text:p>
          </table:table-cell>
          <table:table-cell office:value-type="float" office:value="629" calcext:value-type="float">
            <text:p>629</text:p>
          </table:table-cell>
          <table:table-cell office:value-type="float" office:value="635" calcext:value-type="float">
            <text:p>635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  <table:table-cell office:value-type="float" office:value="-4.61" calcext:value-type="float">
            <text:p>-4.61</text:p>
          </table:table-cell>
          <table:table-cell office:value-type="float" office:value="55209" calcext:value-type="float">
            <text:p>55209</text:p>
          </table:table-cell>
          <table:table-cell office:value-type="float" office:value="33674717" calcext:value-type="float">
            <text:p>33674717</text:p>
          </table:table-cell>
          <table:table-cell/>
          <table:table-cell table:number-columns-repeated="2" office:value-type="float" office:value="13271.5" calcext:value-type="float">
            <text:p>13271.5</text:p>
          </table:table-cell>
          <table:table-cell table:number-columns-repeated="2" office:value-type="float" office:value="12547.4" calcext:value-type="float">
            <text:p>12547.4</text:p>
          </table:table-cell>
          <table:table-cell office:value-type="float" office:value="1609660000" calcext:value-type="float">
            <text:p>1609660000</text:p>
          </table:table-cell>
          <table:table-cell/>
          <table:table-cell table:number-columns-repeated="2" office:value-type="float" office:value="2046.57" calcext:value-type="float">
            <text:p>2046.57</text:p>
          </table:table-cell>
          <table:table-cell office:value-type="float" office:value="1935.4" calcext:value-type="float">
            <text:p>1935.4</text:p>
          </table:table-cell>
          <table:table-cell office:value-type="float" office:value="1935.63" calcext:value-type="float">
            <text:p>1935.63</text:p>
          </table:table-cell>
          <table:table-cell office:value-type="float" office:value="8612857317" calcext:value-type="float">
            <text:p>8612857317</text:p>
          </table:table-cell>
          <table:table-cell/>
          <table:table-cell table:number-columns-repeated="2" office:value-type="float" office:value="390.58" calcext:value-type="float">
            <text:p>390.58</text:p>
          </table:table-cell>
          <table:table-cell office:value-type="float" office:value="369.41" calcext:value-type="float">
            <text:p>369.41</text:p>
          </table:table-cell>
          <table:table-cell office:value-type="float" office:value="370.24" calcext:value-type="float">
            <text:p>370.24</text:p>
          </table:table-cell>
          <table:table-cell office:value-type="float" office:value="8262960000" calcext:value-type="float">
            <text:p>826296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12-21" calcext:value-type="date">
            <text:p>2020-12-21</text:p>
          </table:table-cell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office:value-type="float" office:value="570" calcext:value-type="float">
            <text:p>570</text:p>
          </table:table-cell>
          <table:table-cell office:value-type="float" office:value="605" calcext:value-type="float">
            <text:p>605</text:p>
          </table:table-cell>
          <table:table-cell office:value-type="float" office:value="0.83" calcext:value-type="float">
            <text:p>0.83</text:p>
          </table:table-cell>
          <table:table-cell office:value-type="float" office:value="36626" calcext:value-type="float">
            <text:p>36626</text:p>
          </table:table-cell>
          <table:table-cell office:value-type="float" office:value="21725390" calcext:value-type="float">
            <text:p>21725390</text:p>
          </table:table-cell>
          <table:table-cell/>
          <table:table-cell office:value-type="float" office:value="12469.69" calcext:value-type="float">
            <text:p>12469.69</text:p>
          </table:table-cell>
          <table:table-cell office:value-type="float" office:value="12863.34" calcext:value-type="float">
            <text:p>12863.34</text:p>
          </table:table-cell>
          <table:table-cell office:value-type="float" office:value="12247.04" calcext:value-type="float">
            <text:p>12247.04</text:p>
          </table:table-cell>
          <table:table-cell office:value-type="float" office:value="12791.03" calcext:value-type="float">
            <text:p>12791.03</text:p>
          </table:table-cell>
          <table:table-cell office:value-type="float" office:value="1097290000" calcext:value-type="float">
            <text:p>1097290000</text:p>
          </table:table-cell>
          <table:table-cell/>
          <table:table-cell office:value-type="float" office:value="1919.05" calcext:value-type="float">
            <text:p>1919.05</text:p>
          </table:table-cell>
          <table:table-cell office:value-type="float" office:value="1977.42" calcext:value-type="float">
            <text:p>1977.42</text:p>
          </table:table-cell>
          <table:table-cell office:value-type="float" office:value="1874.07" calcext:value-type="float">
            <text:p>1874.07</text:p>
          </table:table-cell>
          <table:table-cell office:value-type="float" office:value="1965.96" calcext:value-type="float">
            <text:p>1965.96</text:p>
          </table:table-cell>
          <table:table-cell office:value-type="float" office:value="6698874354" calcext:value-type="float">
            <text:p>6698874354</text:p>
          </table:table-cell>
          <table:table-cell/>
          <table:table-cell office:value-type="float" office:value="367.03" calcext:value-type="float">
            <text:p>367.03</text:p>
          </table:table-cell>
          <table:table-cell office:value-type="float" office:value="378.72" calcext:value-type="float">
            <text:p>378.72</text:p>
          </table:table-cell>
          <table:table-cell office:value-type="float" office:value="357.81" calcext:value-type="float">
            <text:p>357.81</text:p>
          </table:table-cell>
          <table:table-cell office:value-type="float" office:value="376.56" calcext:value-type="float">
            <text:p>376.56</text:p>
          </table:table-cell>
          <table:table-cell office:value-type="float" office:value="6558680000" calcext:value-type="float">
            <text:p>655868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12-22" calcext:value-type="date">
            <text:p>2020-12-22</text:p>
          </table:table-cell>
          <table:table-cell office:value-type="float" office:value="610" calcext:value-type="float">
            <text:p>610</text:p>
          </table:table-cell>
          <table:table-cell office:value-type="float" office:value="622" calcext:value-type="float">
            <text:p>622</text:p>
          </table:table-cell>
          <table:table-cell office:value-type="float" office:value="605" calcext:value-type="float">
            <text:p>605</text:p>
          </table:table-cell>
          <table:table-cell office:value-type="float" office:value="618" calcext:value-type="float">
            <text:p>618</text:p>
          </table:table-cell>
          <table:table-cell office:value-type="float" office:value="2.15" calcext:value-type="float">
            <text:p>2.15</text:p>
          </table:table-cell>
          <table:table-cell office:value-type="float" office:value="43722" calcext:value-type="float">
            <text:p>43722</text:p>
          </table:table-cell>
          <table:table-cell office:value-type="float" office:value="26903196" calcext:value-type="float">
            <text:p>26903196</text:p>
          </table:table-cell>
          <table:table-cell/>
          <table:table-cell office:value-type="float" office:value="12938.33" calcext:value-type="float">
            <text:p>12938.33</text:p>
          </table:table-cell>
          <table:table-cell office:value-type="float" office:value="13764.13" calcext:value-type="float">
            <text:p>13764.13</text:p>
          </table:table-cell>
          <table:table-cell office:value-type="float" office:value="12938.33" calcext:value-type="float">
            <text:p>12938.33</text:p>
          </table:table-cell>
          <table:table-cell office:value-type="float" office:value="13741.98" calcext:value-type="float">
            <text:p>13741.98</text:p>
          </table:table-cell>
          <table:table-cell office:value-type="float" office:value="1302510000" calcext:value-type="float">
            <text:p>1302510000</text:p>
          </table:table-cell>
          <table:table-cell/>
          <table:table-cell office:value-type="float" office:value="1987.47" calcext:value-type="float">
            <text:p>1987.47</text:p>
          </table:table-cell>
          <table:table-cell office:value-type="float" office:value="2061.41" calcext:value-type="float">
            <text:p>2061.41</text:p>
          </table:table-cell>
          <table:table-cell office:value-type="float" office:value="1987.47" calcext:value-type="float">
            <text:p>1987.47</text:p>
          </table:table-cell>
          <table:table-cell office:value-type="float" office:value="2061.41" calcext:value-type="float">
            <text:p>2061.41</text:p>
          </table:table-cell>
          <table:table-cell office:value-type="float" office:value="6740744432" calcext:value-type="float">
            <text:p>6740744432</text:p>
          </table:table-cell>
          <table:table-cell/>
          <table:table-cell office:value-type="float" office:value="381.38" calcext:value-type="float">
            <text:p>381.38</text:p>
          </table:table-cell>
          <table:table-cell office:value-type="float" office:value="391.74" calcext:value-type="float">
            <text:p>391.74</text:p>
          </table:table-cell>
          <table:table-cell office:value-type="float" office:value="381.12" calcext:value-type="float">
            <text:p>381.12</text:p>
          </table:table-cell>
          <table:table-cell office:value-type="float" office:value="391.74" calcext:value-type="float">
            <text:p>391.74</text:p>
          </table:table-cell>
          <table:table-cell office:value-type="float" office:value="6695830000" calcext:value-type="float">
            <text:p>669583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12-23" calcext:value-type="date">
            <text:p>2020-12-23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11" calcext:value-type="float">
            <text:p>611</text:p>
          </table:table-cell>
          <table:table-cell office:value-type="float" office:value="615" calcext:value-type="float">
            <text:p>615</text:p>
          </table:table-cell>
          <table:table-cell office:value-type="float" office:value="-0.49" calcext:value-type="float">
            <text:p>-0.49</text:p>
          </table:table-cell>
          <table:table-cell office:value-type="float" office:value="27099" calcext:value-type="float">
            <text:p>27099</text:p>
          </table:table-cell>
          <table:table-cell office:value-type="float" office:value="16775359" calcext:value-type="float">
            <text:p>16775359</text:p>
          </table:table-cell>
          <table:table-cell/>
          <table:table-cell office:value-type="float" office:value="14265.8" calcext:value-type="float">
            <text:p>14265.8</text:p>
          </table:table-cell>
          <table:table-cell office:value-type="float" office:value="14750.27" calcext:value-type="float">
            <text:p>14750.27</text:p>
          </table:table-cell>
          <table:table-cell office:value-type="float" office:value="14086.51" calcext:value-type="float">
            <text:p>14086.51</text:p>
          </table:table-cell>
          <table:table-cell office:value-type="float" office:value="14136.05" calcext:value-type="float">
            <text:p>14136.05</text:p>
          </table:table-cell>
          <table:table-cell office:value-type="float" office:value="2324040000" calcext:value-type="float">
            <text:p>2324040000</text:p>
          </table:table-cell>
          <table:table-cell/>
          <table:table-cell office:value-type="float" office:value="2094.27" calcext:value-type="float">
            <text:p>2094.27</text:p>
          </table:table-cell>
          <table:table-cell office:value-type="float" office:value="2127.22" calcext:value-type="float">
            <text:p>2127.22</text:p>
          </table:table-cell>
          <table:table-cell office:value-type="float" office:value="2063.13" calcext:value-type="float">
            <text:p>2063.13</text:p>
          </table:table-cell>
          <table:table-cell office:value-type="float" office:value="2068.45" calcext:value-type="float">
            <text:p>2068.45</text:p>
          </table:table-cell>
          <table:table-cell office:value-type="float" office:value="6862445215" calcext:value-type="float">
            <text:p>6862445215</text:p>
          </table:table-cell>
          <table:table-cell/>
          <table:table-cell office:value-type="float" office:value="397.73" calcext:value-type="float">
            <text:p>397.73</text:p>
          </table:table-cell>
          <table:table-cell office:value-type="float" office:value="402.42" calcext:value-type="float">
            <text:p>402.42</text:p>
          </table:table-cell>
          <table:table-cell office:value-type="float" office:value="388.96" calcext:value-type="float">
            <text:p>388.96</text:p>
          </table:table-cell>
          <table:table-cell office:value-type="float" office:value="390.51" calcext:value-type="float">
            <text:p>390.51</text:p>
          </table:table-cell>
          <table:table-cell office:value-type="float" office:value="7003460000" calcext:value-type="float">
            <text:p>700346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12-24" calcext:value-type="date">
            <text:p>2020-12-24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-0.49" calcext:value-type="float">
            <text:p>-0.49</text:p>
          </table:table-cell>
          <table:table-cell office:value-type="float" office:value="16393" calcext:value-type="float">
            <text:p>16393</text:p>
          </table:table-cell>
          <table:table-cell office:value-type="float" office:value="10014045" calcext:value-type="float">
            <text:p>10014045</text:p>
          </table:table-cell>
          <table:table-cell/>
          <table:table-cell table:number-columns-repeated="2" office:value-type="float" office:value="14508.65" calcext:value-type="float">
            <text:p>14508.65</text:p>
          </table:table-cell>
          <table:table-cell office:value-type="float" office:value="13609.9" calcext:value-type="float">
            <text:p>13609.9</text:p>
          </table:table-cell>
          <table:table-cell office:value-type="float" office:value="13704.18" calcext:value-type="float">
            <text:p>13704.18</text:p>
          </table:table-cell>
          <table:table-cell office:value-type="float" office:value="992557000" calcext:value-type="float">
            <text:p>992557000</text:p>
          </table:table-cell>
          <table:table-cell/>
          <table:table-cell table:number-columns-repeated="2" office:value-type="float" office:value="2091.59" calcext:value-type="float">
            <text:p>2091.59</text:p>
          </table:table-cell>
          <table:table-cell office:value-type="float" office:value="2025.65" calcext:value-type="float">
            <text:p>2025.65</text:p>
          </table:table-cell>
          <table:table-cell office:value-type="float" office:value="2038.63" calcext:value-type="float">
            <text:p>2038.63</text:p>
          </table:table-cell>
          <table:table-cell office:value-type="float" office:value="5369046322" calcext:value-type="float">
            <text:p>5369046322</text:p>
          </table:table-cell>
          <table:table-cell/>
          <table:table-cell office:value-type="float" office:value="392.37" calcext:value-type="float">
            <text:p>392.37</text:p>
          </table:table-cell>
          <table:table-cell office:value-type="float" office:value="392.45" calcext:value-type="float">
            <text:p>392.45</text:p>
          </table:table-cell>
          <table:table-cell office:value-type="float" office:value="384.36" calcext:value-type="float">
            <text:p>384.36</text:p>
          </table:table-cell>
          <table:table-cell office:value-type="float" office:value="386.76" calcext:value-type="float">
            <text:p>386.76</text:p>
          </table:table-cell>
          <table:table-cell office:value-type="float" office:value="5296720000" calcext:value-type="float">
            <text:p>529672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12-27" calcext:value-type="date">
            <text:p>2020-12-27</text:p>
          </table:table-cell>
          <table:table-cell office:value-type="float" office:value="613" calcext:value-type="float">
            <text:p>613</text:p>
          </table:table-cell>
          <table:table-cell office:value-type="float" office:value="618" calcext:value-type="float">
            <text:p>618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-0.33" calcext:value-type="float">
            <text:p>-0.33</text:p>
          </table:table-cell>
          <table:table-cell office:value-type="float" office:value="18373" calcext:value-type="float">
            <text:p>18373</text:p>
          </table:table-cell>
          <table:table-cell office:value-type="float" office:value="11239157" calcext:value-type="float">
            <text:p>11239157</text:p>
          </table:table-cell>
          <table:table-cell/>
          <table:table-cell table:number-columns-repeated="2" office:value-type="float" office:value="13757.8" calcext:value-type="float">
            <text:p>13757.8</text:p>
          </table:table-cell>
          <table:table-cell office:value-type="float" office:value="13180.95" calcext:value-type="float">
            <text:p>13180.95</text:p>
          </table:table-cell>
          <table:table-cell office:value-type="float" office:value="13184.7" calcext:value-type="float">
            <text:p>13184.7</text:p>
          </table:table-cell>
          <table:table-cell office:value-type="float" office:value="1004070000" calcext:value-type="float">
            <text:p>1004070000</text:p>
          </table:table-cell>
          <table:table-cell/>
          <table:table-cell office:value-type="float" office:value="2047.12" calcext:value-type="float">
            <text:p>2047.12</text:p>
          </table:table-cell>
          <table:table-cell office:value-type="float" office:value="2047.19" calcext:value-type="float">
            <text:p>2047.19</text:p>
          </table:table-cell>
          <table:table-cell office:value-type="float" office:value="1994.8" calcext:value-type="float">
            <text:p>1994.8</text:p>
          </table:table-cell>
          <table:table-cell office:value-type="float" office:value="1998.65" calcext:value-type="float">
            <text:p>1998.65</text:p>
          </table:table-cell>
          <table:table-cell office:value-type="float" office:value="4623452312" calcext:value-type="float">
            <text:p>4623452312</text:p>
          </table:table-cell>
          <table:table-cell/>
          <table:table-cell office:value-type="float" office:value="387.75" calcext:value-type="float">
            <text:p>387.75</text:p>
          </table:table-cell>
          <table:table-cell office:value-type="float" office:value="389.73" calcext:value-type="float">
            <text:p>389.73</text:p>
          </table:table-cell>
          <table:table-cell office:value-type="float" office:value="380.36" calcext:value-type="float">
            <text:p>380.36</text:p>
          </table:table-cell>
          <table:table-cell office:value-type="float" office:value="381.43" calcext:value-type="float">
            <text:p>381.43</text:p>
          </table:table-cell>
          <table:table-cell office:value-type="float" office:value="4458650000" calcext:value-type="float">
            <text:p>445865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12-28" calcext:value-type="date">
            <text:p>2020-12-28</text:p>
          </table:table-cell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 office:value-type="float" office:value="601" calcext:value-type="float">
            <text:p>60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4580" calcext:value-type="float">
            <text:p>14580</text:p>
          </table:table-cell>
          <table:table-cell office:value-type="float" office:value="8843404" calcext:value-type="float">
            <text:p>8843404</text:p>
          </table:table-cell>
          <table:table-cell/>
          <table:table-cell office:value-type="float" office:value="13212.56" calcext:value-type="float">
            <text:p>13212.56</text:p>
          </table:table-cell>
          <table:table-cell office:value-type="float" office:value="13334.27" calcext:value-type="float">
            <text:p>13334.27</text:p>
          </table:table-cell>
          <table:table-cell office:value-type="float" office:value="12985.31" calcext:value-type="float">
            <text:p>12985.31</text:p>
          </table:table-cell>
          <table:table-cell office:value-type="float" office:value="13215.39" calcext:value-type="float">
            <text:p>13215.39</text:p>
          </table:table-cell>
          <table:table-cell office:value-type="float" office:value="550434000" calcext:value-type="float">
            <text:p>550434000</text:p>
          </table:table-cell>
          <table:table-cell/>
          <table:table-cell office:value-type="float" office:value="1998.81" calcext:value-type="float">
            <text:p>1998.81</text:p>
          </table:table-cell>
          <table:table-cell office:value-type="float" office:value="2013.51" calcext:value-type="float">
            <text:p>2013.51</text:p>
          </table:table-cell>
          <table:table-cell office:value-type="float" office:value="1981.5" calcext:value-type="float">
            <text:p>1981.5</text:p>
          </table:table-cell>
          <table:table-cell office:value-type="float" office:value="2007.29" calcext:value-type="float">
            <text:p>2007.29</text:p>
          </table:table-cell>
          <table:table-cell office:value-type="float" office:value="3850320045" calcext:value-type="float">
            <text:p>3850320045</text:p>
          </table:table-cell>
          <table:table-cell/>
          <table:table-cell office:value-type="float" office:value="381.51" calcext:value-type="float">
            <text:p>381.51</text:p>
          </table:table-cell>
          <table:table-cell office:value-type="float" office:value="383.39" calcext:value-type="float">
            <text:p>383.39</text:p>
          </table:table-cell>
          <table:table-cell office:value-type="float" office:value="378.25" calcext:value-type="float">
            <text:p>378.25</text:p>
          </table:table-cell>
          <table:table-cell office:value-type="float" office:value="382.57" calcext:value-type="float">
            <text:p>382.57</text:p>
          </table:table-cell>
          <table:table-cell office:value-type="float" office:value="3653710000" calcext:value-type="float">
            <text:p>365371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12-29" calcext:value-type="date">
            <text:p>2020-12-29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-1.31" calcext:value-type="float">
            <text:p>-1.31</text:p>
          </table:table-cell>
          <table:table-cell office:value-type="float" office:value="22450" calcext:value-type="float">
            <text:p>22450</text:p>
          </table:table-cell>
          <table:table-cell office:value-type="float" office:value="13552122" calcext:value-type="float">
            <text:p>13552122</text:p>
          </table:table-cell>
          <table:table-cell/>
          <table:table-cell office:value-type="float" office:value="13246.97" calcext:value-type="float">
            <text:p>13246.97</text:p>
          </table:table-cell>
          <table:table-cell office:value-type="float" office:value="13356.9" calcext:value-type="float">
            <text:p>13356.9</text:p>
          </table:table-cell>
          <table:table-cell office:value-type="float" office:value="13125.86" calcext:value-type="float">
            <text:p>13125.86</text:p>
          </table:table-cell>
          <table:table-cell office:value-type="float" office:value="13145.38" calcext:value-type="float">
            <text:p>13145.38</text:p>
          </table:table-cell>
          <table:table-cell office:value-type="float" office:value="419663000" calcext:value-type="float">
            <text:p>419663000</text:p>
          </table:table-cell>
          <table:table-cell/>
          <table:table-cell office:value-type="float" office:value="2016.26" calcext:value-type="float">
            <text:p>2016.26</text:p>
          </table:table-cell>
          <table:table-cell office:value-type="float" office:value="2031.47" calcext:value-type="float">
            <text:p>2031.47</text:p>
          </table:table-cell>
          <table:table-cell office:value-type="float" office:value="2009.38" calcext:value-type="float">
            <text:p>2009.38</text:p>
          </table:table-cell>
          <table:table-cell office:value-type="float" office:value="2012.89" calcext:value-type="float">
            <text:p>2012.89</text:p>
          </table:table-cell>
          <table:table-cell office:value-type="float" office:value="4092227802" calcext:value-type="float">
            <text:p>4092227802</text:p>
          </table:table-cell>
          <table:table-cell/>
          <table:table-cell office:value-type="float" office:value="384.29" calcext:value-type="float">
            <text:p>384.29</text:p>
          </table:table-cell>
          <table:table-cell office:value-type="float" office:value="386.2" calcext:value-type="float">
            <text:p>386.2</text:p>
          </table:table-cell>
          <table:table-cell office:value-type="float" office:value="381.47" calcext:value-type="float">
            <text:p>381.47</text:p>
          </table:table-cell>
          <table:table-cell office:value-type="float" office:value="382.44" calcext:value-type="float">
            <text:p>382.44</text:p>
          </table:table-cell>
          <table:table-cell office:value-type="float" office:value="3766720000" calcext:value-type="float">
            <text:p>376672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12-30" calcext:value-type="date">
            <text:p>2020-12-30</text:p>
          </table:table-cell>
          <table:table-cell office:value-type="float" office:value="602" calcext:value-type="float">
            <text:p>602</text:p>
          </table:table-cell>
          <table:table-cell office:value-type="float" office:value="610" calcext:value-type="float">
            <text:p>610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-0.33" calcext:value-type="float">
            <text:p>-0.33</text:p>
          </table:table-cell>
          <table:table-cell office:value-type="float" office:value="26357" calcext:value-type="float">
            <text:p>26357</text:p>
          </table:table-cell>
          <table:table-cell office:value-type="float" office:value="15844258" calcext:value-type="float">
            <text:p>15844258</text:p>
          </table:table-cell>
          <table:table-cell/>
          <table:table-cell office:value-type="float" office:value="13188.35" calcext:value-type="float">
            <text:p>13188.35</text:p>
          </table:table-cell>
          <table:table-cell office:value-type="float" office:value="13301.15" calcext:value-type="float">
            <text:p>13301.15</text:p>
          </table:table-cell>
          <table:table-cell office:value-type="float" office:value="13134.59" calcext:value-type="float">
            <text:p>13134.59</text:p>
          </table:table-cell>
          <table:table-cell office:value-type="float" office:value="13298.82" calcext:value-type="float">
            <text:p>13298.82</text:p>
          </table:table-cell>
          <table:table-cell office:value-type="float" office:value="486907000" calcext:value-type="float">
            <text:p>486907000</text:p>
          </table:table-cell>
          <table:table-cell/>
          <table:table-cell office:value-type="float" office:value="2023.59" calcext:value-type="float">
            <text:p>2023.59</text:p>
          </table:table-cell>
          <table:table-cell office:value-type="float" office:value="2062.06" calcext:value-type="float">
            <text:p>2062.06</text:p>
          </table:table-cell>
          <table:table-cell office:value-type="float" office:value="2023.4" calcext:value-type="float">
            <text:p>2023.4</text:p>
          </table:table-cell>
          <table:table-cell office:value-type="float" office:value="2062.06" calcext:value-type="float">
            <text:p>2062.06</text:p>
          </table:table-cell>
          <table:table-cell office:value-type="float" office:value="4446222579" calcext:value-type="float">
            <text:p>4446222579</text:p>
          </table:table-cell>
          <table:table-cell/>
          <table:table-cell office:value-type="float" office:value="382.69" calcext:value-type="float">
            <text:p>382.69</text:p>
          </table:table-cell>
          <table:table-cell office:value-type="float" office:value="391.55" calcext:value-type="float">
            <text:p>391.55</text:p>
          </table:table-cell>
          <table:table-cell office:value-type="float" office:value="382.43" calcext:value-type="float">
            <text:p>382.43</text:p>
          </table:table-cell>
          <table:table-cell office:value-type="float" office:value="391.3" calcext:value-type="float">
            <text:p>391.3</text:p>
          </table:table-cell>
          <table:table-cell office:value-type="float" office:value="4268050000" calcext:value-type="float">
            <text:p>426805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12-31" calcext:value-type="date">
            <text:p>2020-12-31</text:p>
          </table:table-cell>
          <table:table-cell office:value-type="float" office:value="598" calcext:value-type="float">
            <text:p>598</text:p>
          </table:table-cell>
          <table:table-cell office:value-type="float" office:value="609" calcext:value-type="float">
            <text:p>609</text:p>
          </table:table-cell>
          <table:table-cell office:value-type="float" office:value="598" calcext:value-type="float">
            <text:p>598</text:p>
          </table:table-cell>
          <table:table-cell office:value-type="float" office:value="601" calcext:value-type="float">
            <text:p>601</text:p>
          </table:table-cell>
          <table:table-cell office:value-type="float" office:value="0.17" calcext:value-type="float">
            <text:p>0.17</text:p>
          </table:table-cell>
          <table:table-cell office:value-type="float" office:value="24999" calcext:value-type="float">
            <text:p>24999</text:p>
          </table:table-cell>
          <table:table-cell office:value-type="float" office:value="15093648" calcext:value-type="float">
            <text:p>15093648</text:p>
          </table:table-cell>
          <table:table-cell/>
          <table:table-cell office:value-type="float" office:value="13485" calcext:value-type="float">
            <text:p>13485</text:p>
          </table:table-cell>
          <table:table-cell office:value-type="float" office:value="13568.36" calcext:value-type="float">
            <text:p>13568.36</text:p>
          </table:table-cell>
          <table:table-cell office:value-type="float" office:value="13317.59" calcext:value-type="float">
            <text:p>13317.59</text:p>
          </table:table-cell>
          <table:table-cell office:value-type="float" office:value="13471.54" calcext:value-type="float">
            <text:p>13471.54</text:p>
          </table:table-cell>
          <table:table-cell office:value-type="float" office:value="696696000" calcext:value-type="float">
            <text:p>696696000</text:p>
          </table:table-cell>
          <table:table-cell/>
          <table:table-cell office:value-type="float" office:value="2079.37" calcext:value-type="float">
            <text:p>2079.37</text:p>
          </table:table-cell>
          <table:table-cell office:value-type="float" office:value="2112.59" calcext:value-type="float">
            <text:p>2112.59</text:p>
          </table:table-cell>
          <table:table-cell office:value-type="float" office:value="2073.8" calcext:value-type="float">
            <text:p>2073.8</text:p>
          </table:table-cell>
          <table:table-cell office:value-type="float" office:value="2087.27" calcext:value-type="float">
            <text:p>2087.27</text:p>
          </table:table-cell>
          <table:table-cell office:value-type="float" office:value="5703469837" calcext:value-type="float">
            <text:p>5703469837</text:p>
          </table:table-cell>
          <table:table-cell/>
          <table:table-cell office:value-type="float" office:value="393.36" calcext:value-type="float">
            <text:p>393.36</text:p>
          </table:table-cell>
          <table:table-cell office:value-type="float" office:value="403.82" calcext:value-type="float">
            <text:p>403.82</text:p>
          </table:table-cell>
          <table:table-cell office:value-type="float" office:value="393.33" calcext:value-type="float">
            <text:p>393.33</text:p>
          </table:table-cell>
          <table:table-cell office:value-type="float" office:value="398.7" calcext:value-type="float">
            <text:p>398.7</text:p>
          </table:table-cell>
          <table:table-cell office:value-type="float" office:value="5880060000" calcext:value-type="float">
            <text:p>588006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1-03" calcext:value-type="date">
            <text:p>2021-01-03</text:p>
          </table:table-cell>
          <table:table-cell office:value-type="float" office:value="610" calcext:value-type="float">
            <text:p>610</text:p>
          </table:table-cell>
          <table:table-cell office:value-type="float" office:value="630" calcext:value-type="float">
            <text:p>630</text:p>
          </table:table-cell>
          <table:table-cell office:value-type="float" office:value="610" calcext:value-type="float">
            <text:p>610</text:p>
          </table:table-cell>
          <table:table-cell office:value-type="float" office:value="614" calcext:value-type="float">
            <text:p>614</text:p>
          </table:table-cell>
          <table:table-cell office:value-type="float" office:value="2.16" calcext:value-type="float">
            <text:p>2.16</text:p>
          </table:table-cell>
          <table:table-cell office:value-type="float" office:value="37151" calcext:value-type="float">
            <text:p>37151</text:p>
          </table:table-cell>
          <table:table-cell office:value-type="float" office:value="22882272" calcext:value-type="float">
            <text:p>22882272</text:p>
          </table:table-cell>
          <table:table-cell/>
          <table:table-cell office:value-type="float" office:value="13554.27" calcext:value-type="float">
            <text:p>13554.27</text:p>
          </table:table-cell>
          <table:table-cell office:value-type="float" office:value="14073.36" calcext:value-type="float">
            <text:p>14073.36</text:p>
          </table:table-cell>
          <table:table-cell office:value-type="float" office:value="13548" calcext:value-type="float">
            <text:p>13548</text:p>
          </table:table-cell>
          <table:table-cell office:value-type="float" office:value="14022.48" calcext:value-type="float">
            <text:p>14022.48</text:p>
          </table:table-cell>
          <table:table-cell office:value-type="float" office:value="861427000" calcext:value-type="float">
            <text:p>861427000</text:p>
          </table:table-cell>
          <table:table-cell/>
          <table:table-cell office:value-type="float" office:value="2104.85" calcext:value-type="float">
            <text:p>2104.85</text:p>
          </table:table-cell>
          <table:table-cell office:value-type="float" office:value="2175.39" calcext:value-type="float">
            <text:p>2175.39</text:p>
          </table:table-cell>
          <table:table-cell office:value-type="float" office:value="2104.85" calcext:value-type="float">
            <text:p>2104.85</text:p>
          </table:table-cell>
          <table:table-cell office:value-type="float" office:value="2175.39" calcext:value-type="float">
            <text:p>2175.39</text:p>
          </table:table-cell>
          <table:table-cell office:value-type="float" office:value="6344017889" calcext:value-type="float">
            <text:p>6344017889</text:p>
          </table:table-cell>
          <table:table-cell/>
          <table:table-cell office:value-type="float" office:value="402.59" calcext:value-type="float">
            <text:p>402.59</text:p>
          </table:table-cell>
          <table:table-cell office:value-type="float" office:value="415.88" calcext:value-type="float">
            <text:p>415.88</text:p>
          </table:table-cell>
          <table:table-cell office:value-type="float" office:value="402.59" calcext:value-type="float">
            <text:p>402.59</text:p>
          </table:table-cell>
          <table:table-cell office:value-type="float" office:value="415.88" calcext:value-type="float">
            <text:p>415.88</text:p>
          </table:table-cell>
          <table:table-cell office:value-type="float" office:value="5960100000" calcext:value-type="float">
            <text:p>596010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1-04" calcext:value-type="date">
            <text:p>2021-01-04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-0.81" calcext:value-type="float">
            <text:p>-0.81</text:p>
          </table:table-cell>
          <table:table-cell office:value-type="float" office:value="19670" calcext:value-type="float">
            <text:p>19670</text:p>
          </table:table-cell>
          <table:table-cell office:value-type="float" office:value="12086800" calcext:value-type="float">
            <text:p>12086800</text:p>
          </table:table-cell>
          <table:table-cell/>
          <table:table-cell office:value-type="float" office:value="14288.55" calcext:value-type="float">
            <text:p>14288.55</text:p>
          </table:table-cell>
          <table:table-cell office:value-type="float" office:value="14378.92" calcext:value-type="float">
            <text:p>14378.92</text:p>
          </table:table-cell>
          <table:table-cell office:value-type="float" office:value="13786.25" calcext:value-type="float">
            <text:p>13786.25</text:p>
          </table:table-cell>
          <table:table-cell office:value-type="float" office:value="13946.09" calcext:value-type="float">
            <text:p>13946.09</text:p>
          </table:table-cell>
          <table:table-cell office:value-type="float" office:value="748519000" calcext:value-type="float">
            <text:p>748519000</text:p>
          </table:table-cell>
          <table:table-cell/>
          <table:table-cell office:value-type="float" office:value="2207.05" calcext:value-type="float">
            <text:p>2207.05</text:p>
          </table:table-cell>
          <table:table-cell office:value-type="float" office:value="2216.44" calcext:value-type="float">
            <text:p>2216.44</text:p>
          </table:table-cell>
          <table:table-cell office:value-type="float" office:value="2154" calcext:value-type="float">
            <text:p>2154</text:p>
          </table:table-cell>
          <table:table-cell office:value-type="float" office:value="2169.04" calcext:value-type="float">
            <text:p>2169.04</text:p>
          </table:table-cell>
          <table:table-cell office:value-type="float" office:value="5961733122" calcext:value-type="float">
            <text:p>5961733122</text:p>
          </table:table-cell>
          <table:table-cell/>
          <table:table-cell office:value-type="float" office:value="420.66" calcext:value-type="float">
            <text:p>420.66</text:p>
          </table:table-cell>
          <table:table-cell office:value-type="float" office:value="423.7" calcext:value-type="float">
            <text:p>423.7</text:p>
          </table:table-cell>
          <table:table-cell office:value-type="float" office:value="412.53" calcext:value-type="float">
            <text:p>412.53</text:p>
          </table:table-cell>
          <table:table-cell office:value-type="float" office:value="415.15" calcext:value-type="float">
            <text:p>415.15</text:p>
          </table:table-cell>
          <table:table-cell office:value-type="float" office:value="5683720000" calcext:value-type="float">
            <text:p>568372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1-05" calcext:value-type="date">
            <text:p>2021-01-05</text:p>
          </table:table-cell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office:value-type="float" office:value="-0.16" calcext:value-type="float">
            <text:p>-0.16</text:p>
          </table:table-cell>
          <table:table-cell office:value-type="float" office:value="20194" calcext:value-type="float">
            <text:p>20194</text:p>
          </table:table-cell>
          <table:table-cell office:value-type="float" office:value="12295764" calcext:value-type="float">
            <text:p>12295764</text:p>
          </table:table-cell>
          <table:table-cell/>
          <table:table-cell office:value-type="float" office:value="13952.85" calcext:value-type="float">
            <text:p>13952.85</text:p>
          </table:table-cell>
          <table:table-cell office:value-type="float" office:value="14014.19" calcext:value-type="float">
            <text:p>14014.19</text:p>
          </table:table-cell>
          <table:table-cell office:value-type="float" office:value="13808.24" calcext:value-type="float">
            <text:p>13808.24</text:p>
          </table:table-cell>
          <table:table-cell office:value-type="float" office:value="13899.42" calcext:value-type="float">
            <text:p>13899.42</text:p>
          </table:table-cell>
          <table:table-cell office:value-type="float" office:value="457955000" calcext:value-type="float">
            <text:p>457955000</text:p>
          </table:table-cell>
          <table:table-cell/>
          <table:table-cell office:value-type="float" office:value="2167.82" calcext:value-type="float">
            <text:p>2167.82</text:p>
          </table:table-cell>
          <table:table-cell office:value-type="float" office:value="2182.39" calcext:value-type="float">
            <text:p>2182.39</text:p>
          </table:table-cell>
          <table:table-cell office:value-type="float" office:value="2149.74" calcext:value-type="float">
            <text:p>2149.74</text:p>
          </table:table-cell>
          <table:table-cell office:value-type="float" office:value="2165.49" calcext:value-type="float">
            <text:p>2165.49</text:p>
          </table:table-cell>
          <table:table-cell office:value-type="float" office:value="4566381178" calcext:value-type="float">
            <text:p>4566381178</text:p>
          </table:table-cell>
          <table:table-cell/>
          <table:table-cell office:value-type="float" office:value="413.51" calcext:value-type="float">
            <text:p>413.5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1.37" calcext:value-type="float">
            <text:p>411.37</text:p>
          </table:table-cell>
          <table:table-cell office:value-type="float" office:value="413.68" calcext:value-type="float">
            <text:p>413.68</text:p>
          </table:table-cell>
          <table:table-cell office:value-type="float" office:value="4453090000" calcext:value-type="float">
            <text:p>445309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0.33" calcext:value-type="float">
            <text:p>0.33</text:p>
          </table:table-cell>
          <table:table-cell office:value-type="float" office:value="23920" calcext:value-type="float">
            <text:p>23920</text:p>
          </table:table-cell>
          <table:table-cell office:value-type="float" office:value="14586985" calcext:value-type="float">
            <text:p>14586985</text:p>
          </table:table-cell>
          <table:table-cell/>
          <table:table-cell table:number-columns-repeated="2" office:value-type="float" office:value="14179.58" calcext:value-type="float">
            <text:p>14179.58</text:p>
          </table:table-cell>
          <table:table-cell office:value-type="float" office:value="13875.35" calcext:value-type="float">
            <text:p>13875.35</text:p>
          </table:table-cell>
          <table:table-cell office:value-type="float" office:value="13924.25" calcext:value-type="float">
            <text:p>13924.25</text:p>
          </table:table-cell>
          <table:table-cell office:value-type="float" office:value="406395000" calcext:value-type="float">
            <text:p>406395000</text:p>
          </table:table-cell>
          <table:table-cell/>
          <table:table-cell office:value-type="float" office:value="2170.82" calcext:value-type="float">
            <text:p>2170.82</text:p>
          </table:table-cell>
          <table:table-cell office:value-type="float" office:value="2185.2" calcext:value-type="float">
            <text:p>2185.2</text:p>
          </table:table-cell>
          <table:table-cell office:value-type="float" office:value="2170.31" calcext:value-type="float">
            <text:p>2170.31</text:p>
          </table:table-cell>
          <table:table-cell office:value-type="float" office:value="2178.57" calcext:value-type="float">
            <text:p>2178.57</text:p>
          </table:table-cell>
          <table:table-cell office:value-type="float" office:value="4425472339" calcext:value-type="float">
            <text:p>4425472339</text:p>
          </table:table-cell>
          <table:table-cell/>
          <table:table-cell office:value-type="float" office:value="414.15" calcext:value-type="float">
            <text:p>414.15</text:p>
          </table:table-cell>
          <table:table-cell office:value-type="float" office:value="419.03" calcext:value-type="float">
            <text:p>419.03</text:p>
          </table:table-cell>
          <table:table-cell office:value-type="float" office:value="414.15" calcext:value-type="float">
            <text:p>414.15</text:p>
          </table:table-cell>
          <table:table-cell office:value-type="float" office:value="418.14" calcext:value-type="float">
            <text:p>418.14</text:p>
          </table:table-cell>
          <table:table-cell office:value-type="float" office:value="4510710000" calcext:value-type="float">
            <text:p>451071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1-07" calcext:value-type="date">
            <text:p>2021-01-07</text:p>
          </table:table-cell>
          <table:table-cell office:value-type="float" office:value="610" calcext:value-type="float">
            <text:p>610</text:p>
          </table:table-cell>
          <table:table-cell office:value-type="float" office:value="622" calcext:value-type="float">
            <text:p>622</text:p>
          </table:table-cell>
          <table:table-cell office:value-type="float" office:value="610" calcext:value-type="float">
            <text:p>610</text:p>
          </table:table-cell>
          <table:table-cell office:value-type="float" office:value="617" calcext:value-type="float">
            <text:p>617</text:p>
          </table:table-cell>
          <table:table-cell office:value-type="float" office:value="1.15" calcext:value-type="float">
            <text:p>1.15</text:p>
          </table:table-cell>
          <table:table-cell office:value-type="float" office:value="30580" calcext:value-type="float">
            <text:p>30580</text:p>
          </table:table-cell>
          <table:table-cell office:value-type="float" office:value="18889225" calcext:value-type="float">
            <text:p>18889225</text:p>
          </table:table-cell>
          <table:table-cell/>
          <table:table-cell office:value-type="float" office:value="13904.82" calcext:value-type="float">
            <text:p>13904.82</text:p>
          </table:table-cell>
          <table:table-cell office:value-type="float" office:value="14073.16" calcext:value-type="float">
            <text:p>14073.16</text:p>
          </table:table-cell>
          <table:table-cell office:value-type="float" office:value="13904.82" calcext:value-type="float">
            <text:p>13904.82</text:p>
          </table:table-cell>
          <table:table-cell office:value-type="float" office:value="13963.11" calcext:value-type="float">
            <text:p>13963.11</text:p>
          </table:table-cell>
          <table:table-cell office:value-type="float" office:value="543393000" calcext:value-type="float">
            <text:p>543393000</text:p>
          </table:table-cell>
          <table:table-cell/>
          <table:table-cell office:value-type="float" office:value="2181.27" calcext:value-type="float">
            <text:p>2181.27</text:p>
          </table:table-cell>
          <table:table-cell office:value-type="float" office:value="2204.97" calcext:value-type="float">
            <text:p>2204.97</text:p>
          </table:table-cell>
          <table:table-cell office:value-type="float" office:value="2179.09" calcext:value-type="float">
            <text:p>2179.09</text:p>
          </table:table-cell>
          <table:table-cell office:value-type="float" office:value="2194.48" calcext:value-type="float">
            <text:p>2194.48</text:p>
          </table:table-cell>
          <table:table-cell office:value-type="float" office:value="5874708279" calcext:value-type="float">
            <text:p>5874708279</text:p>
          </table:table-cell>
          <table:table-cell/>
          <table:table-cell office:value-type="float" office:value="420.3" calcext:value-type="float">
            <text:p>420.3</text:p>
          </table:table-cell>
          <table:table-cell office:value-type="float" office:value="423.14" calcext:value-type="float">
            <text:p>423.14</text:p>
          </table:table-cell>
          <table:table-cell office:value-type="float" office:value="419.03" calcext:value-type="float">
            <text:p>419.03</text:p>
          </table:table-cell>
          <table:table-cell office:value-type="float" office:value="421.22" calcext:value-type="float">
            <text:p>421.22</text:p>
          </table:table-cell>
          <table:table-cell office:value-type="float" office:value="5992020000" calcext:value-type="float">
            <text:p>599202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1-10" calcext:value-type="date">
            <text:p>2021-01-10</text:p>
          </table:table-cell>
          <table:table-cell office:value-type="float" office:value="625" calcext:value-type="float">
            <text:p>625</text:p>
          </table:table-cell>
          <table:table-cell office:value-type="float" office:value="637" calcext:value-type="float">
            <text:p>637</text:p>
          </table:table-cell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0.32" calcext:value-type="float">
            <text:p>0.32</text:p>
          </table:table-cell>
          <table:table-cell office:value-type="float" office:value="33857" calcext:value-type="float">
            <text:p>33857</text:p>
          </table:table-cell>
          <table:table-cell office:value-type="float" office:value="21123257" calcext:value-type="float">
            <text:p>21123257</text:p>
          </table:table-cell>
          <table:table-cell/>
          <table:table-cell office:value-type="float" office:value="13996.79" calcext:value-type="float">
            <text:p>13996.79</text:p>
          </table:table-cell>
          <table:table-cell office:value-type="float" office:value="14116.54" calcext:value-type="float">
            <text:p>14116.54</text:p>
          </table:table-cell>
          <table:table-cell office:value-type="float" office:value="13925.69" calcext:value-type="float">
            <text:p>13925.69</text:p>
          </table:table-cell>
          <table:table-cell office:value-type="float" office:value="13945.95" calcext:value-type="float">
            <text:p>13945.95</text:p>
          </table:table-cell>
          <table:table-cell office:value-type="float" office:value="388551000" calcext:value-type="float">
            <text:p>388551000</text:p>
          </table:table-cell>
          <table:table-cell/>
          <table:table-cell office:value-type="float" office:value="2201.38" calcext:value-type="float">
            <text:p>2201.38</text:p>
          </table:table-cell>
          <table:table-cell office:value-type="float" office:value="2238.24" calcext:value-type="float">
            <text:p>2238.24</text:p>
          </table:table-cell>
          <table:table-cell office:value-type="float" office:value="2201.38" calcext:value-type="float">
            <text:p>2201.38</text:p>
          </table:table-cell>
          <table:table-cell office:value-type="float" office:value="2235.72" calcext:value-type="float">
            <text:p>2235.72</text:p>
          </table:table-cell>
          <table:table-cell office:value-type="float" office:value="6326646806" calcext:value-type="float">
            <text:p>6326646806</text:p>
          </table:table-cell>
          <table:table-cell/>
          <table:table-cell office:value-type="float" office:value="421.29" calcext:value-type="float">
            <text:p>421.29</text:p>
          </table:table-cell>
          <table:table-cell office:value-type="float" office:value="428.82" calcext:value-type="float">
            <text:p>428.82</text:p>
          </table:table-cell>
          <table:table-cell office:value-type="float" office:value="421.29" calcext:value-type="float">
            <text:p>421.29</text:p>
          </table:table-cell>
          <table:table-cell office:value-type="float" office:value="428.43" calcext:value-type="float">
            <text:p>428.43</text:p>
          </table:table-cell>
          <table:table-cell office:value-type="float" office:value="6276600000" calcext:value-type="float">
            <text:p>627660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1-11" calcext:value-type="date">
            <text:p>2021-01-11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0.97" calcext:value-type="float">
            <text:p>0.97</text:p>
          </table:table-cell>
          <table:table-cell office:value-type="float" office:value="28788" calcext:value-type="float">
            <text:p>28788</text:p>
          </table:table-cell>
          <table:table-cell office:value-type="float" office:value="17965508" calcext:value-type="float">
            <text:p>17965508</text:p>
          </table:table-cell>
          <table:table-cell/>
          <table:table-cell office:value-type="float" office:value="13989.01" calcext:value-type="float">
            <text:p>13989.01</text:p>
          </table:table-cell>
          <table:table-cell office:value-type="float" office:value="14114.62" calcext:value-type="float">
            <text:p>14114.62</text:p>
          </table:table-cell>
          <table:table-cell office:value-type="float" office:value="13989.01" calcext:value-type="float">
            <text:p>13989.01</text:p>
          </table:table-cell>
          <table:table-cell office:value-type="float" office:value="14107.23" calcext:value-type="float">
            <text:p>14107.23</text:p>
          </table:table-cell>
          <table:table-cell office:value-type="float" office:value="472273000" calcext:value-type="float">
            <text:p>472273000</text:p>
          </table:table-cell>
          <table:table-cell/>
          <table:table-cell office:value-type="float" office:value="2264.27" calcext:value-type="float">
            <text:p>2264.27</text:p>
          </table:table-cell>
          <table:table-cell office:value-type="float" office:value="2266.44" calcext:value-type="float">
            <text:p>2266.44</text:p>
          </table:table-cell>
          <table:table-cell office:value-type="float" office:value="2229.13" calcext:value-type="float">
            <text:p>2229.13</text:p>
          </table:table-cell>
          <table:table-cell office:value-type="float" office:value="2239.42" calcext:value-type="float">
            <text:p>2239.42</text:p>
          </table:table-cell>
          <table:table-cell office:value-type="float" office:value="5524832993" calcext:value-type="float">
            <text:p>5524832993</text:p>
          </table:table-cell>
          <table:table-cell/>
          <table:table-cell office:value-type="float" office:value="431.05" calcext:value-type="float">
            <text:p>431.05</text:p>
          </table:table-cell>
          <table:table-cell office:value-type="float" office:value="435.22" calcext:value-type="float">
            <text:p>435.22</text:p>
          </table:table-cell>
          <table:table-cell office:value-type="float" office:value="427.76" calcext:value-type="float">
            <text:p>427.76</text:p>
          </table:table-cell>
          <table:table-cell office:value-type="float" office:value="429.39" calcext:value-type="float">
            <text:p>429.39</text:p>
          </table:table-cell>
          <table:table-cell office:value-type="float" office:value="5641360000" calcext:value-type="float">
            <text:p>564136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1-12" calcext:value-type="date">
            <text:p>2021-01-12</text:p>
          </table:table-cell>
          <table:table-cell office:value-type="float" office:value="625" calcext:value-type="float">
            <text:p>625</text:p>
          </table:table-cell>
          <table:table-cell office:value-type="float" office:value="635" calcext:value-type="float">
            <text:p>635</text:p>
          </table:table-cell>
          <table:table-cell office:value-type="float" office:value="621" calcext:value-type="float">
            <text:p>621</text:p>
          </table:table-cell>
          <table:table-cell office:value-type="float" office:value="632" calcext:value-type="float">
            <text:p>632</text:p>
          </table:table-cell>
          <table:table-cell office:value-type="float" office:value="1.12" calcext:value-type="float">
            <text:p>1.12</text:p>
          </table:table-cell>
          <table:table-cell office:value-type="float" office:value="26713" calcext:value-type="float">
            <text:p>26713</text:p>
          </table:table-cell>
          <table:table-cell office:value-type="float" office:value="16809393" calcext:value-type="float">
            <text:p>16809393</text:p>
          </table:table-cell>
          <table:table-cell/>
          <table:table-cell office:value-type="float" office:value="13665.49" calcext:value-type="float">
            <text:p>13665.49</text:p>
          </table:table-cell>
          <table:table-cell office:value-type="float" office:value="14483.23" calcext:value-type="float">
            <text:p>14483.23</text:p>
          </table:table-cell>
          <table:table-cell office:value-type="float" office:value="13665.49" calcext:value-type="float">
            <text:p>13665.49</text:p>
          </table:table-cell>
          <table:table-cell office:value-type="float" office:value="14483.23" calcext:value-type="float">
            <text:p>14483.23</text:p>
          </table:table-cell>
          <table:table-cell office:value-type="float" office:value="651993000" calcext:value-type="float">
            <text:p>651993000</text:p>
          </table:table-cell>
          <table:table-cell/>
          <table:table-cell office:value-type="float" office:value="2243.16" calcext:value-type="float">
            <text:p>2243.16</text:p>
          </table:table-cell>
          <table:table-cell office:value-type="float" office:value="2267.73" calcext:value-type="float">
            <text:p>2267.73</text:p>
          </table:table-cell>
          <table:table-cell office:value-type="float" office:value="2233.61" calcext:value-type="float">
            <text:p>2233.61</text:p>
          </table:table-cell>
          <table:table-cell office:value-type="float" office:value="2267.73" calcext:value-type="float">
            <text:p>2267.73</text:p>
          </table:table-cell>
          <table:table-cell office:value-type="float" office:value="4982391897" calcext:value-type="float">
            <text:p>4982391897</text:p>
          </table:table-cell>
          <table:table-cell/>
          <table:table-cell office:value-type="float" office:value="432.19" calcext:value-type="float">
            <text:p>432.19</text:p>
          </table:table-cell>
          <table:table-cell office:value-type="float" office:value="433.56" calcext:value-type="float">
            <text:p>433.56</text:p>
          </table:table-cell>
          <table:table-cell office:value-type="float" office:value="427.5" calcext:value-type="float">
            <text:p>427.5</text:p>
          </table:table-cell>
          <table:table-cell office:value-type="float" office:value="433.28" calcext:value-type="float">
            <text:p>433.28</text:p>
          </table:table-cell>
          <table:table-cell office:value-type="float" office:value="5352480000" calcext:value-type="float">
            <text:p>535248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1-13" calcext:value-type="date">
            <text:p>2021-01-13</text:p>
          </table:table-cell>
          <table:table-cell office:value-type="float" office:value="636" calcext:value-type="float">
            <text:p>636</text:p>
          </table:table-cell>
          <table:table-cell office:value-type="float" office:value="644" calcext:value-type="float">
            <text:p>644</text:p>
          </table:table-cell>
          <table:table-cell office:value-type="float" office:value="634" calcext:value-type="float">
            <text:p>634</text:p>
          </table:table-cell>
          <table:table-cell office:value-type="float" office:value="637" calcext:value-type="float">
            <text:p>637</text:p>
          </table:table-cell>
          <table:table-cell office:value-type="float" office:value="0.79" calcext:value-type="float">
            <text:p>0.79</text:p>
          </table:table-cell>
          <table:table-cell office:value-type="float" office:value="34475" calcext:value-type="float">
            <text:p>34475</text:p>
          </table:table-cell>
          <table:table-cell office:value-type="float" office:value="22016667" calcext:value-type="float">
            <text:p>22016667</text:p>
          </table:table-cell>
          <table:table-cell/>
          <table:table-cell office:value-type="float" office:value="14509.72" calcext:value-type="float">
            <text:p>14509.72</text:p>
          </table:table-cell>
          <table:table-cell office:value-type="float" office:value="14774.8" calcext:value-type="float">
            <text:p>14774.8</text:p>
          </table:table-cell>
          <table:table-cell office:value-type="float" office:value="14508.23" calcext:value-type="float">
            <text:p>14508.23</text:p>
          </table:table-cell>
          <table:table-cell office:value-type="float" office:value="14653.01" calcext:value-type="float">
            <text:p>14653.01</text:p>
          </table:table-cell>
          <table:table-cell office:value-type="float" office:value="564156000" calcext:value-type="float">
            <text:p>564156000</text:p>
          </table:table-cell>
          <table:table-cell/>
          <table:table-cell office:value-type="float" office:value="2279.04" calcext:value-type="float">
            <text:p>2279.04</text:p>
          </table:table-cell>
          <table:table-cell office:value-type="float" office:value="2296.17" calcext:value-type="float">
            <text:p>2296.17</text:p>
          </table:table-cell>
          <table:table-cell office:value-type="float" office:value="2277.26" calcext:value-type="float">
            <text:p>2277.26</text:p>
          </table:table-cell>
          <table:table-cell office:value-type="float" office:value="2286.54" calcext:value-type="float">
            <text:p>2286.54</text:p>
          </table:table-cell>
          <table:table-cell office:value-type="float" office:value="5914389261" calcext:value-type="float">
            <text:p>5914389261</text:p>
          </table:table-cell>
          <table:table-cell/>
          <table:table-cell office:value-type="float" office:value="434.2" calcext:value-type="float">
            <text:p>434.2</text:p>
          </table:table-cell>
          <table:table-cell office:value-type="float" office:value="437.47" calcext:value-type="float">
            <text:p>437.47</text:p>
          </table:table-cell>
          <table:table-cell office:value-type="float" office:value="433.89" calcext:value-type="float">
            <text:p>433.89</text:p>
          </table:table-cell>
          <table:table-cell office:value-type="float" office:value="435.25" calcext:value-type="float">
            <text:p>435.25</text:p>
          </table:table-cell>
          <table:table-cell office:value-type="float" office:value="5995980000" calcext:value-type="float">
            <text:p>599598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1-17" calcext:value-type="date">
            <text:p>2021-01-17</text:p>
          </table:table-cell>
          <table:table-cell office:value-type="float" office:value="638" calcext:value-type="float">
            <text:p>638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-0.78" calcext:value-type="float">
            <text:p>-0.78</text:p>
          </table:table-cell>
          <table:table-cell office:value-type="float" office:value="27622" calcext:value-type="float">
            <text:p>27622</text:p>
          </table:table-cell>
          <table:table-cell office:value-type="float" office:value="17549925" calcext:value-type="float">
            <text:p>17549925</text:p>
          </table:table-cell>
          <table:table-cell/>
          <table:table-cell office:value-type="float" office:value="14674.15" calcext:value-type="float">
            <text:p>14674.15</text:p>
          </table:table-cell>
          <table:table-cell office:value-type="float" office:value="14912.42" calcext:value-type="float">
            <text:p>14912.42</text:p>
          </table:table-cell>
          <table:table-cell office:value-type="float" office:value="14674.15" calcext:value-type="float">
            <text:p>14674.15</text:p>
          </table:table-cell>
          <table:table-cell office:value-type="float" office:value="14875.03" calcext:value-type="float">
            <text:p>14875.03</text:p>
          </table:table-cell>
          <table:table-cell office:value-type="float" office:value="494741000" calcext:value-type="float">
            <text:p>494741000</text:p>
          </table:table-cell>
          <table:table-cell/>
          <table:table-cell office:value-type="float" office:value="2299.33" calcext:value-type="float">
            <text:p>2299.33</text:p>
          </table:table-cell>
          <table:table-cell office:value-type="float" office:value="2316.8" calcext:value-type="float">
            <text:p>2316.8</text:p>
          </table:table-cell>
          <table:table-cell office:value-type="float" office:value="2297.5" calcext:value-type="float">
            <text:p>2297.5</text:p>
          </table:table-cell>
          <table:table-cell office:value-type="float" office:value="2315" calcext:value-type="float">
            <text:p>2315</text:p>
          </table:table-cell>
          <table:table-cell office:value-type="float" office:value="6374267782" calcext:value-type="float">
            <text:p>6374267782</text:p>
          </table:table-cell>
          <table:table-cell/>
          <table:table-cell office:value-type="float" office:value="438.81" calcext:value-type="float">
            <text:p>438.81</text:p>
          </table:table-cell>
          <table:table-cell office:value-type="float" office:value="443.87" calcext:value-type="float">
            <text:p>443.87</text:p>
          </table:table-cell>
          <table:table-cell office:value-type="float" office:value="438.81" calcext:value-type="float">
            <text:p>438.81</text:p>
          </table:table-cell>
          <table:table-cell office:value-type="float" office:value="443.42" calcext:value-type="float">
            <text:p>443.42</text:p>
          </table:table-cell>
          <table:table-cell office:value-type="float" office:value="6794520000" calcext:value-type="float">
            <text:p>679452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1-18" calcext:value-type="date">
            <text:p>2021-01-18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 office:value-type="float" office:value="632" calcext:value-type="float">
            <text:p>632</text:p>
          </table:table-cell>
          <table:table-cell office:value-type="float" office:value="634" calcext:value-type="float">
            <text:p>634</text:p>
          </table:table-cell>
          <table:table-cell office:value-type="float" office:value="0.32" calcext:value-type="float">
            <text:p>0.32</text:p>
          </table:table-cell>
          <table:table-cell office:value-type="float" office:value="31038" calcext:value-type="float">
            <text:p>31038</text:p>
          </table:table-cell>
          <table:table-cell office:value-type="float" office:value="19703449" calcext:value-type="float">
            <text:p>19703449</text:p>
          </table:table-cell>
          <table:table-cell/>
          <table:table-cell office:value-type="float" office:value="15039.88" calcext:value-type="float">
            <text:p>15039.88</text:p>
          </table:table-cell>
          <table:table-cell office:value-type="float" office:value="15130.31" calcext:value-type="float">
            <text:p>15130.31</text:p>
          </table:table-cell>
          <table:table-cell office:value-type="float" office:value="14908.88" calcext:value-type="float">
            <text:p>14908.88</text:p>
          </table:table-cell>
          <table:table-cell office:value-type="float" office:value="15074.5" calcext:value-type="float">
            <text:p>15074.5</text:p>
          </table:table-cell>
          <table:table-cell office:value-type="float" office:value="721310000" calcext:value-type="float">
            <text:p>721310000</text:p>
          </table:table-cell>
          <table:table-cell/>
          <table:table-cell office:value-type="float" office:value="2333.87" calcext:value-type="float">
            <text:p>2333.87</text:p>
          </table:table-cell>
          <table:table-cell office:value-type="float" office:value="2340.57" calcext:value-type="float">
            <text:p>2340.57</text:p>
          </table:table-cell>
          <table:table-cell office:value-type="float" office:value="2319.58" calcext:value-type="float">
            <text:p>2319.58</text:p>
          </table:table-cell>
          <table:table-cell office:value-type="float" office:value="2332.31" calcext:value-type="float">
            <text:p>2332.31</text:p>
          </table:table-cell>
          <table:table-cell office:value-type="float" office:value="6314664167" calcext:value-type="float">
            <text:p>6314664167</text:p>
          </table:table-cell>
          <table:table-cell/>
          <table:table-cell office:value-type="float" office:value="444.46" calcext:value-type="float">
            <text:p>444.46</text:p>
          </table:table-cell>
          <table:table-cell office:value-type="float" office:value="448.29" calcext:value-type="float">
            <text:p>448.29</text:p>
          </table:table-cell>
          <table:table-cell office:value-type="float" office:value="444.32" calcext:value-type="float">
            <text:p>444.32</text:p>
          </table:table-cell>
          <table:table-cell office:value-type="float" office:value="445.6" calcext:value-type="float">
            <text:p>445.6</text:p>
          </table:table-cell>
          <table:table-cell office:value-type="float" office:value="6534190000" calcext:value-type="float">
            <text:p>653419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1-19" calcext:value-type="date">
            <text:p>2021-01-19</text:p>
          </table:table-cell>
          <table:table-cell office:value-type="float" office:value="634" calcext:value-type="float">
            <text:p>634</text:p>
          </table:table-cell>
          <table:table-cell office:value-type="float" office:value="640" calcext:value-type="float">
            <text:p>640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-1.26" calcext:value-type="float">
            <text:p>-1.26</text:p>
          </table:table-cell>
          <table:table-cell office:value-type="float" office:value="29370" calcext:value-type="float">
            <text:p>29370</text:p>
          </table:table-cell>
          <table:table-cell office:value-type="float" office:value="18493516" calcext:value-type="float">
            <text:p>18493516</text:p>
          </table:table-cell>
          <table:table-cell/>
          <table:table-cell office:value-type="float" office:value="15454.51" calcext:value-type="float">
            <text:p>15454.51</text:p>
          </table:table-cell>
          <table:table-cell office:value-type="float" office:value="15699.37" calcext:value-type="float">
            <text:p>15699.37</text:p>
          </table:table-cell>
          <table:table-cell office:value-type="float" office:value="15183.47" calcext:value-type="float">
            <text:p>15183.47</text:p>
          </table:table-cell>
          <table:table-cell office:value-type="float" office:value="15610.17" calcext:value-type="float">
            <text:p>15610.17</text:p>
          </table:table-cell>
          <table:table-cell office:value-type="float" office:value="1262950000" calcext:value-type="float">
            <text:p>1262950000</text:p>
          </table:table-cell>
          <table:table-cell/>
          <table:table-cell office:value-type="float" office:value="2361.99" calcext:value-type="float">
            <text:p>2361.99</text:p>
          </table:table-cell>
          <table:table-cell office:value-type="float" office:value="2362.86" calcext:value-type="float">
            <text:p>2362.86</text:p>
          </table:table-cell>
          <table:table-cell office:value-type="float" office:value="2304.98" calcext:value-type="float">
            <text:p>2304.98</text:p>
          </table:table-cell>
          <table:table-cell office:value-type="float" office:value="2326.9" calcext:value-type="float">
            <text:p>2326.9</text:p>
          </table:table-cell>
          <table:table-cell office:value-type="float" office:value="7467439848" calcext:value-type="float">
            <text:p>7467439848</text:p>
          </table:table-cell>
          <table:table-cell/>
          <table:table-cell office:value-type="float" office:value="451.35" calcext:value-type="float">
            <text:p>451.35</text:p>
          </table:table-cell>
          <table:table-cell office:value-type="float" office:value="451.61" calcext:value-type="float">
            <text:p>451.61</text:p>
          </table:table-cell>
          <table:table-cell office:value-type="float" office:value="438.5" calcext:value-type="float">
            <text:p>438.5</text:p>
          </table:table-cell>
          <table:table-cell office:value-type="float" office:value="442.82" calcext:value-type="float">
            <text:p>442.82</text:p>
          </table:table-cell>
          <table:table-cell office:value-type="float" office:value="7722690000" calcext:value-type="float">
            <text:p>772269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1-20" calcext:value-type="date">
            <text:p>2021-01-20</text:p>
          </table:table-cell>
          <table:table-cell office:value-type="float" office:value="630" calcext:value-type="float">
            <text:p>630</text:p>
          </table:table-cell>
          <table:table-cell office:value-type="float" office:value="634" calcext:value-type="float">
            <text:p>634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0.48" calcext:value-type="float">
            <text:p>0.48</text:p>
          </table:table-cell>
          <table:table-cell office:value-type="float" office:value="27486" calcext:value-type="float">
            <text:p>27486</text:p>
          </table:table-cell>
          <table:table-cell office:value-type="float" office:value="17265115" calcext:value-type="float">
            <text:p>17265115</text:p>
          </table:table-cell>
          <table:table-cell/>
          <table:table-cell office:value-type="float" office:value="16009.7" calcext:value-type="float">
            <text:p>16009.7</text:p>
          </table:table-cell>
          <table:table-cell office:value-type="float" office:value="16339.54" calcext:value-type="float">
            <text:p>16339.54</text:p>
          </table:table-cell>
          <table:table-cell office:value-type="float" office:value="15832.34" calcext:value-type="float">
            <text:p>15832.34</text:p>
          </table:table-cell>
          <table:table-cell office:value-type="float" office:value="16339.54" calcext:value-type="float">
            <text:p>16339.54</text:p>
          </table:table-cell>
          <table:table-cell office:value-type="float" office:value="931638000" calcext:value-type="float">
            <text:p>931638000</text:p>
          </table:table-cell>
          <table:table-cell/>
          <table:table-cell office:value-type="float" office:value="2361.52" calcext:value-type="float">
            <text:p>2361.52</text:p>
          </table:table-cell>
          <table:table-cell office:value-type="float" office:value="2362.99" calcext:value-type="float">
            <text:p>2362.99</text:p>
          </table:table-cell>
          <table:table-cell office:value-type="float" office:value="2322.72" calcext:value-type="float">
            <text:p>2322.72</text:p>
          </table:table-cell>
          <table:table-cell office:value-type="float" office:value="2342.76" calcext:value-type="float">
            <text:p>2342.76</text:p>
          </table:table-cell>
          <table:table-cell office:value-type="float" office:value="6210966026" calcext:value-type="float">
            <text:p>6210966026</text:p>
          </table:table-cell>
          <table:table-cell/>
          <table:table-cell table:number-columns-repeated="2" office:value-type="float" office:value="450.6" calcext:value-type="float">
            <text:p>450.6</text:p>
          </table:table-cell>
          <table:table-cell office:value-type="float" office:value="440.65" calcext:value-type="float">
            <text:p>440.65</text:p>
          </table:table-cell>
          <table:table-cell office:value-type="float" office:value="443" calcext:value-type="float">
            <text:p>443</text:p>
          </table:table-cell>
          <table:table-cell office:value-type="float" office:value="6245780000" calcext:value-type="float">
            <text:p>624578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1-21" calcext:value-type="date">
            <text:p>2021-01-21</text:p>
          </table:table-cell>
          <table:table-cell office:value-type="float" office:value="625" calcext:value-type="float">
            <text:p>625</text:p>
          </table:table-cell>
          <table:table-cell office:value-type="float" office:value="635" calcext:value-type="float">
            <text:p>635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0.16" calcext:value-type="float">
            <text:p>0.16</text:p>
          </table:table-cell>
          <table:table-cell office:value-type="float" office:value="53481" calcext:value-type="float">
            <text:p>53481</text:p>
          </table:table-cell>
          <table:table-cell office:value-type="float" office:value="33705587" calcext:value-type="float">
            <text:p>33705587</text:p>
          </table:table-cell>
          <table:table-cell/>
          <table:table-cell office:value-type="float" office:value="16522.18" calcext:value-type="float">
            <text:p>16522.18</text:p>
          </table:table-cell>
          <table:table-cell office:value-type="float" office:value="16903.39" calcext:value-type="float">
            <text:p>16903.39</text:p>
          </table:table-cell>
          <table:table-cell office:value-type="float" office:value="16405.6" calcext:value-type="float">
            <text:p>16405.6</text:p>
          </table:table-cell>
          <table:table-cell office:value-type="float" office:value="16782.97" calcext:value-type="float">
            <text:p>16782.97</text:p>
          </table:table-cell>
          <table:table-cell office:value-type="float" office:value="1165790000" calcext:value-type="float">
            <text:p>1165790000</text:p>
          </table:table-cell>
          <table:table-cell/>
          <table:table-cell office:value-type="float" office:value="2372.86" calcext:value-type="float">
            <text:p>2372.86</text:p>
          </table:table-cell>
          <table:table-cell office:value-type="float" office:value="2376.13" calcext:value-type="float">
            <text:p>2376.13</text:p>
          </table:table-cell>
          <table:table-cell office:value-type="float" office:value="2354.7" calcext:value-type="float">
            <text:p>2354.7</text:p>
          </table:table-cell>
          <table:table-cell office:value-type="float" office:value="2374.64" calcext:value-type="float">
            <text:p>2374.64</text:p>
          </table:table-cell>
          <table:table-cell office:value-type="float" office:value="7798528433" calcext:value-type="float">
            <text:p>7798528433</text:p>
          </table:table-cell>
          <table:table-cell/>
          <table:table-cell table:number-columns-repeated="2" office:value-type="float" office:value="449.85" calcext:value-type="float">
            <text:p>449.85</text:p>
          </table:table-cell>
          <table:table-cell office:value-type="float" office:value="444.02" calcext:value-type="float">
            <text:p>444.02</text:p>
          </table:table-cell>
          <table:table-cell office:value-type="float" office:value="445.59" calcext:value-type="float">
            <text:p>445.59</text:p>
          </table:table-cell>
          <table:table-cell office:value-type="float" office:value="8126020000" calcext:value-type="float">
            <text:p>812602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1-24" calcext:value-type="date">
            <text:p>2021-01-24</text:p>
          </table:table-cell>
          <table:table-cell office:value-type="float" office:value="640" calcext:value-type="float">
            <text:p>640</text:p>
          </table:table-cell>
          <table:table-cell office:value-type="float" office:value="693" calcext:value-type="float">
            <text:p>693</text:p>
          </table:table-cell>
          <table:table-cell office:value-type="float" office:value="637" calcext:value-type="float">
            <text:p>637</text:p>
          </table:table-cell>
          <table:table-cell office:value-type="float" office:value="676" calcext:value-type="float">
            <text:p>676</text:p>
          </table:table-cell>
          <table:table-cell office:value-type="float" office:value="7.3" calcext:value-type="float">
            <text:p>7.3</text:p>
          </table:table-cell>
          <table:table-cell office:value-type="float" office:value="150026" calcext:value-type="float">
            <text:p>150026</text:p>
          </table:table-cell>
          <table:table-cell office:value-type="float" office:value="98517728" calcext:value-type="float">
            <text:p>98517728</text:p>
          </table:table-cell>
          <table:table-cell/>
          <table:table-cell office:value-type="float" office:value="16941.06" calcext:value-type="float">
            <text:p>16941.06</text:p>
          </table:table-cell>
          <table:table-cell office:value-type="float" office:value="17139.75" calcext:value-type="float">
            <text:p>17139.75</text:p>
          </table:table-cell>
          <table:table-cell office:value-type="float" office:value="16863.37" calcext:value-type="float">
            <text:p>16863.37</text:p>
          </table:table-cell>
          <table:table-cell office:value-type="float" office:value="16948.65" calcext:value-type="float">
            <text:p>16948.65</text:p>
          </table:table-cell>
          <table:table-cell office:value-type="float" office:value="1500480000" calcext:value-type="float">
            <text:p>1500480000</text:p>
          </table:table-cell>
          <table:table-cell/>
          <table:table-cell office:value-type="float" office:value="2396.74" calcext:value-type="float">
            <text:p>2396.74</text:p>
          </table:table-cell>
          <table:table-cell office:value-type="float" office:value="2429.11" calcext:value-type="float">
            <text:p>2429.11</text:p>
          </table:table-cell>
          <table:table-cell office:value-type="float" office:value="2396.74" calcext:value-type="float">
            <text:p>2396.74</text:p>
          </table:table-cell>
          <table:table-cell office:value-type="float" office:value="2424.84" calcext:value-type="float">
            <text:p>2424.84</text:p>
          </table:table-cell>
          <table:table-cell office:value-type="float" office:value="9376053220" calcext:value-type="float">
            <text:p>9376053220</text:p>
          </table:table-cell>
          <table:table-cell/>
          <table:table-cell office:value-type="float" office:value="447.6" calcext:value-type="float">
            <text:p>447.6</text:p>
          </table:table-cell>
          <table:table-cell office:value-type="float" office:value="453.71" calcext:value-type="float">
            <text:p>453.71</text:p>
          </table:table-cell>
          <table:table-cell office:value-type="float" office:value="447.6" calcext:value-type="float">
            <text:p>447.6</text:p>
          </table:table-cell>
          <table:table-cell office:value-type="float" office:value="452.06" calcext:value-type="float">
            <text:p>452.06</text:p>
          </table:table-cell>
          <table:table-cell office:value-type="float" office:value="9549320000" calcext:value-type="float">
            <text:p>954932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1-25" calcext:value-type="date">
            <text:p>2021-01-25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667" calcext:value-type="float">
            <text:p>667</text:p>
          </table:table-cell>
          <table:table-cell office:value-type="float" office:value="671" calcext:value-type="float">
            <text:p>671</text:p>
          </table:table-cell>
          <table:table-cell office:value-type="float" office:value="-0.74" calcext:value-type="float">
            <text:p>-0.74</text:p>
          </table:table-cell>
          <table:table-cell office:value-type="float" office:value="104925" calcext:value-type="float">
            <text:p>104925</text:p>
          </table:table-cell>
          <table:table-cell office:value-type="float" office:value="71483837" calcext:value-type="float">
            <text:p>71483837</text:p>
          </table:table-cell>
          <table:table-cell/>
          <table:table-cell office:value-type="float" office:value="17031.69" calcext:value-type="float">
            <text:p>17031.69</text:p>
          </table:table-cell>
          <table:table-cell office:value-type="float" office:value="17185.71" calcext:value-type="float">
            <text:p>17185.71</text:p>
          </table:table-cell>
          <table:table-cell office:value-type="float" office:value="16803.85" calcext:value-type="float">
            <text:p>16803.85</text:p>
          </table:table-cell>
          <table:table-cell office:value-type="float" office:value="16860.07" calcext:value-type="float">
            <text:p>16860.07</text:p>
          </table:table-cell>
          <table:table-cell office:value-type="float" office:value="1257360000" calcext:value-type="float">
            <text:p>1257360000</text:p>
          </table:table-cell>
          <table:table-cell/>
          <table:table-cell office:value-type="float" office:value="2447.01" calcext:value-type="float">
            <text:p>2447.01</text:p>
          </table:table-cell>
          <table:table-cell office:value-type="float" office:value="2456.22" calcext:value-type="float">
            <text:p>2456.22</text:p>
          </table:table-cell>
          <table:table-cell office:value-type="float" office:value="2408.87" calcext:value-type="float">
            <text:p>2408.87</text:p>
          </table:table-cell>
          <table:table-cell office:value-type="float" office:value="2440.87" calcext:value-type="float">
            <text:p>2440.87</text:p>
          </table:table-cell>
          <table:table-cell office:value-type="float" office:value="8903538731" calcext:value-type="float">
            <text:p>8903538731</text:p>
          </table:table-cell>
          <table:table-cell/>
          <table:table-cell table:number-columns-repeated="2" office:value-type="float" office:value="457.23" calcext:value-type="float">
            <text:p>457.23</text:p>
          </table:table-cell>
          <table:table-cell office:value-type="float" office:value="447.17" calcext:value-type="float">
            <text:p>447.17</text:p>
          </table:table-cell>
          <table:table-cell office:value-type="float" office:value="451.82" calcext:value-type="float">
            <text:p>451.82</text:p>
          </table:table-cell>
          <table:table-cell office:value-type="float" office:value="9074540000" calcext:value-type="float">
            <text:p>907454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1-26" calcext:value-type="date">
            <text:p>2021-01-26</text:p>
          </table:table-cell>
          <table:table-cell office:value-type="float" office:value="671" calcext:value-type="float">
            <text:p>671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-2.09" calcext:value-type="float">
            <text:p>-2.09</text:p>
          </table:table-cell>
          <table:table-cell office:value-type="float" office:value="42809" calcext:value-type="float">
            <text:p>42809</text:p>
          </table:table-cell>
          <table:table-cell office:value-type="float" office:value="28421304" calcext:value-type="float">
            <text:p>28421304</text:p>
          </table:table-cell>
          <table:table-cell/>
          <table:table-cell office:value-type="float" office:value="16985.02" calcext:value-type="float">
            <text:p>16985.02</text:p>
          </table:table-cell>
          <table:table-cell office:value-type="float" office:value="17101.19" calcext:value-type="float">
            <text:p>17101.19</text:p>
          </table:table-cell>
          <table:table-cell office:value-type="float" office:value="16779.48" calcext:value-type="float">
            <text:p>16779.48</text:p>
          </table:table-cell>
          <table:table-cell office:value-type="float" office:value="16818.98" calcext:value-type="float">
            <text:p>16818.98</text:p>
          </table:table-cell>
          <table:table-cell office:value-type="float" office:value="1892450000" calcext:value-type="float">
            <text:p>1892450000</text:p>
          </table:table-cell>
          <table:table-cell/>
          <table:table-cell office:value-type="float" office:value="2461.42" calcext:value-type="float">
            <text:p>2461.42</text:p>
          </table:table-cell>
          <table:table-cell office:value-type="float" office:value="2462.28" calcext:value-type="float">
            <text:p>2462.28</text:p>
          </table:table-cell>
          <table:table-cell office:value-type="float" office:value="2419.89" calcext:value-type="float">
            <text:p>2419.89</text:p>
          </table:table-cell>
          <table:table-cell office:value-type="float" office:value="2423.09" calcext:value-type="float">
            <text:p>2423.09</text:p>
          </table:table-cell>
          <table:table-cell office:value-type="float" office:value="8279701077" calcext:value-type="float">
            <text:p>8279701077</text:p>
          </table:table-cell>
          <table:table-cell/>
          <table:table-cell table:number-columns-repeated="2" office:value-type="float" office:value="458.21" calcext:value-type="float">
            <text:p>458.21</text:p>
          </table:table-cell>
          <table:table-cell office:value-type="float" office:value="446.78" calcext:value-type="float">
            <text:p>446.78</text:p>
          </table:table-cell>
          <table:table-cell office:value-type="float" office:value="447.24" calcext:value-type="float">
            <text:p>447.24</text:p>
          </table:table-cell>
          <table:table-cell office:value-type="float" office:value="8511300000" calcext:value-type="float">
            <text:p>851130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1-27" calcext:value-type="date">
            <text:p>2021-01-27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0.46" calcext:value-type="float">
            <text:p>0.46</text:p>
          </table:table-cell>
          <table:table-cell office:value-type="float" office:value="46278" calcext:value-type="float">
            <text:p>46278</text:p>
          </table:table-cell>
          <table:table-cell office:value-type="float" office:value="30569522" calcext:value-type="float">
            <text:p>30569522</text:p>
          </table:table-cell>
          <table:table-cell/>
          <table:table-cell office:value-type="float" office:value="17257.66" calcext:value-type="float">
            <text:p>17257.66</text:p>
          </table:table-cell>
          <table:table-cell office:value-type="float" office:value="17870.15" calcext:value-type="float">
            <text:p>17870.15</text:p>
          </table:table-cell>
          <table:table-cell office:value-type="float" office:value="17235.65" calcext:value-type="float">
            <text:p>17235.65</text:p>
          </table:table-cell>
          <table:table-cell office:value-type="float" office:value="17870.15" calcext:value-type="float">
            <text:p>17870.15</text:p>
          </table:table-cell>
          <table:table-cell office:value-type="float" office:value="1562830000" calcext:value-type="float">
            <text:p>1562830000</text:p>
          </table:table-cell>
          <table:table-cell/>
          <table:table-cell office:value-type="float" office:value="2433.74" calcext:value-type="float">
            <text:p>2433.74</text:p>
          </table:table-cell>
          <table:table-cell office:value-type="float" office:value="2449.42" calcext:value-type="float">
            <text:p>2449.42</text:p>
          </table:table-cell>
          <table:table-cell office:value-type="float" office:value="2416.62" calcext:value-type="float">
            <text:p>2416.62</text:p>
          </table:table-cell>
          <table:table-cell office:value-type="float" office:value="2441.85" calcext:value-type="float">
            <text:p>2441.85</text:p>
          </table:table-cell>
          <table:table-cell office:value-type="float" office:value="8006238770" calcext:value-type="float">
            <text:p>8006238770</text:p>
          </table:table-cell>
          <table:table-cell/>
          <table:table-cell office:value-type="float" office:value="448.86" calcext:value-type="float">
            <text:p>448.86</text:p>
          </table:table-cell>
          <table:table-cell office:value-type="float" office:value="449.25" calcext:value-type="float">
            <text:p>449.25</text:p>
          </table:table-cell>
          <table:table-cell office:value-type="float" office:value="444.92" calcext:value-type="float">
            <text:p>444.92</text:p>
          </table:table-cell>
          <table:table-cell office:value-type="float" office:value="446.38" calcext:value-type="float">
            <text:p>446.38</text:p>
          </table:table-cell>
          <table:table-cell office:value-type="float" office:value="8584760000" calcext:value-type="float">
            <text:p>858476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1-28" calcext:value-type="date">
            <text:p>2021-01-28</text:p>
          </table:table-cell>
          <table:table-cell office:value-type="float" office:value="665" calcext:value-type="float">
            <text:p>665</text:p>
          </table:table-cell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office:value-type="float" office:value="668" calcext:value-type="float">
            <text:p>668</text:p>
          </table:table-cell>
          <table:table-cell office:value-type="float" office:value="1.21" calcext:value-type="float">
            <text:p>1.21</text:p>
          </table:table-cell>
          <table:table-cell office:value-type="float" office:value="111402" calcext:value-type="float">
            <text:p>111402</text:p>
          </table:table-cell>
          <table:table-cell office:value-type="float" office:value="75083922" calcext:value-type="float">
            <text:p>75083922</text:p>
          </table:table-cell>
          <table:table-cell/>
          <table:table-cell office:value-type="float" office:value="18344.55" calcext:value-type="float">
            <text:p>18344.55</text:p>
          </table:table-cell>
          <table:table-cell office:value-type="float" office:value="18484.33" calcext:value-type="float">
            <text:p>18484.33</text:p>
          </table:table-cell>
          <table:table-cell office:value-type="float" office:value="17740.56" calcext:value-type="float">
            <text:p>17740.56</text:p>
          </table:table-cell>
          <table:table-cell office:value-type="float" office:value="17827.69" calcext:value-type="float">
            <text:p>17827.69</text:p>
          </table:table-cell>
          <table:table-cell office:value-type="float" office:value="1399800000" calcext:value-type="float">
            <text:p>1399800000</text:p>
          </table:table-cell>
          <table:table-cell/>
          <table:table-cell table:number-columns-repeated="2" office:value-type="float" office:value="2460.83" calcext:value-type="float">
            <text:p>2460.83</text:p>
          </table:table-cell>
          <table:table-cell office:value-type="float" office:value="2420.64" calcext:value-type="float">
            <text:p>2420.64</text:p>
          </table:table-cell>
          <table:table-cell office:value-type="float" office:value="2425.29" calcext:value-type="float">
            <text:p>2425.29</text:p>
          </table:table-cell>
          <table:table-cell office:value-type="float" office:value="9898456128" calcext:value-type="float">
            <text:p>9898456128</text:p>
          </table:table-cell>
          <table:table-cell/>
          <table:table-cell table:number-columns-repeated="2" office:value-type="float" office:value="448.63" calcext:value-type="float">
            <text:p>448.63</text:p>
          </table:table-cell>
          <table:table-cell office:value-type="float" office:value="441.18" calcext:value-type="float">
            <text:p>441.18</text:p>
          </table:table-cell>
          <table:table-cell office:value-type="float" office:value="442.06" calcext:value-type="float">
            <text:p>442.06</text:p>
          </table:table-cell>
          <table:table-cell office:value-type="float" office:value="10472900000" calcext:value-type="float">
            <text:p>104729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1-31" calcext:value-type="date">
            <text:p>2021-01-31</text:p>
          </table:table-cell>
          <table:table-cell office:value-type="float" office:value="666" calcext:value-type="float">
            <text:p>666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-2.25" calcext:value-type="float">
            <text:p>-2.25</text:p>
          </table:table-cell>
          <table:table-cell office:value-type="float" office:value="56902" calcext:value-type="float">
            <text:p>56902</text:p>
          </table:table-cell>
          <table:table-cell office:value-type="float" office:value="37582656" calcext:value-type="float">
            <text:p>37582656</text:p>
          </table:table-cell>
          <table:table-cell/>
          <table:table-cell table:number-columns-repeated="2" office:value-type="float" office:value="17887.37" calcext:value-type="float">
            <text:p>17887.37</text:p>
          </table:table-cell>
          <table:table-cell table:number-columns-repeated="2" office:value-type="float" office:value="17367.31" calcext:value-type="float">
            <text:p>17367.31</text:p>
          </table:table-cell>
          <table:table-cell office:value-type="float" office:value="1503250000" calcext:value-type="float">
            <text:p>1503250000</text:p>
          </table:table-cell>
          <table:table-cell/>
          <table:table-cell table:number-columns-repeated="2" office:value-type="float" office:value="2425.53" calcext:value-type="float">
            <text:p>2425.53</text:p>
          </table:table-cell>
          <table:table-cell office:value-type="float" office:value="2366.46" calcext:value-type="float">
            <text:p>2366.46</text:p>
          </table:table-cell>
          <table:table-cell office:value-type="float" office:value="2370.54" calcext:value-type="float">
            <text:p>2370.54</text:p>
          </table:table-cell>
          <table:table-cell office:value-type="float" office:value="8973206450" calcext:value-type="float">
            <text:p>8973206450</text:p>
          </table:table-cell>
          <table:table-cell/>
          <table:table-cell table:number-columns-repeated="2" office:value-type="float" office:value="441.7" calcext:value-type="float">
            <text:p>441.7</text:p>
          </table:table-cell>
          <table:table-cell office:value-type="float" office:value="431.4" calcext:value-type="float">
            <text:p>431.4</text:p>
          </table:table-cell>
          <table:table-cell office:value-type="float" office:value="432.33" calcext:value-type="float">
            <text:p>432.33</text:p>
          </table:table-cell>
          <table:table-cell office:value-type="float" office:value="9286120000" calcext:value-type="float">
            <text:p>928612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655" calcext:value-type="float">
            <text:p>655</text:p>
          </table:table-cell>
          <table:table-cell office:value-type="float" office:value="680" calcext:value-type="float">
            <text:p>680</text:p>
          </table:table-cell>
          <table:table-cell office:value-type="float" office:value="655" calcext:value-type="float">
            <text:p>655</text:p>
          </table:table-cell>
          <table:table-cell office:value-type="float" office:value="677" calcext:value-type="float">
            <text:p>677</text:p>
          </table:table-cell>
          <table:table-cell office:value-type="float" office:value="3.68" calcext:value-type="float">
            <text:p>3.68</text:p>
          </table:table-cell>
          <table:table-cell office:value-type="float" office:value="76053" calcext:value-type="float">
            <text:p>76053</text:p>
          </table:table-cell>
          <table:table-cell office:value-type="float" office:value="51304127" calcext:value-type="float">
            <text:p>51304127</text:p>
          </table:table-cell>
          <table:table-cell/>
          <table:table-cell office:value-type="float" office:value="17576.84" calcext:value-type="float">
            <text:p>17576.84</text:p>
          </table:table-cell>
          <table:table-cell office:value-type="float" office:value="17844.46" calcext:value-type="float">
            <text:p>17844.46</text:p>
          </table:table-cell>
          <table:table-cell office:value-type="float" office:value="17479.51" calcext:value-type="float">
            <text:p>17479.51</text:p>
          </table:table-cell>
          <table:table-cell office:value-type="float" office:value="17741.57" calcext:value-type="float">
            <text:p>17741.57</text:p>
          </table:table-cell>
          <table:table-cell office:value-type="float" office:value="1052610000" calcext:value-type="float">
            <text:p>1052610000</text:p>
          </table:table-cell>
          <table:table-cell/>
          <table:table-cell office:value-type="float" office:value="2372.04" calcext:value-type="float">
            <text:p>2372.04</text:p>
          </table:table-cell>
          <table:table-cell office:value-type="float" office:value="2413.18" calcext:value-type="float">
            <text:p>2413.18</text:p>
          </table:table-cell>
          <table:table-cell office:value-type="float" office:value="2372.04" calcext:value-type="float">
            <text:p>2372.04</text:p>
          </table:table-cell>
          <table:table-cell office:value-type="float" office:value="2408.24" calcext:value-type="float">
            <text:p>2408.24</text:p>
          </table:table-cell>
          <table:table-cell office:value-type="float" office:value="6972936529" calcext:value-type="float">
            <text:p>6972936529</text:p>
          </table:table-cell>
          <table:table-cell/>
          <table:table-cell office:value-type="float" office:value="432.92" calcext:value-type="float">
            <text:p>432.92</text:p>
          </table:table-cell>
          <table:table-cell office:value-type="float" office:value="439.87" calcext:value-type="float">
            <text:p>439.87</text:p>
          </table:table-cell>
          <table:table-cell office:value-type="float" office:value="432.92" calcext:value-type="float">
            <text:p>432.92</text:p>
          </table:table-cell>
          <table:table-cell office:value-type="float" office:value="437.28" calcext:value-type="float">
            <text:p>437.28</text:p>
          </table:table-cell>
          <table:table-cell office:value-type="float" office:value="6804030000" calcext:value-type="float">
            <text:p>680403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02" calcext:value-type="date">
            <text:p>2021-02-02</text:p>
          </table:table-cell>
          <table:table-cell office:value-type="float" office:value="681" calcext:value-type="float">
            <text:p>681</text:p>
          </table:table-cell>
          <table:table-cell office:value-type="float" office:value="744" calcext:value-type="float">
            <text:p>744</text:p>
          </table:table-cell>
          <table:table-cell office:value-type="float" office:value="680" calcext:value-type="float">
            <text:p>680</text:p>
          </table:table-cell>
          <table:table-cell office:value-type="float" office:value="744" calcext:value-type="float">
            <text:p>744</text:p>
          </table:table-cell>
          <table:table-cell office:value-type="float" office:value="9.9" calcext:value-type="float">
            <text:p>9.9</text:p>
          </table:table-cell>
          <table:table-cell office:value-type="float" office:value="117975" calcext:value-type="float">
            <text:p>117975</text:p>
          </table:table-cell>
          <table:table-cell office:value-type="float" office:value="85416443" calcext:value-type="float">
            <text:p>85416443</text:p>
          </table:table-cell>
          <table:table-cell/>
          <table:table-cell office:value-type="float" office:value="18232.09" calcext:value-type="float">
            <text:p>18232.09</text:p>
          </table:table-cell>
          <table:table-cell office:value-type="float" office:value="18335.8" calcext:value-type="float">
            <text:p>18335.8</text:p>
          </table:table-cell>
          <table:table-cell office:value-type="float" office:value="17941.62" calcext:value-type="float">
            <text:p>17941.62</text:p>
          </table:table-cell>
          <table:table-cell office:value-type="float" office:value="18335.8" calcext:value-type="float">
            <text:p>18335.8</text:p>
          </table:table-cell>
          <table:table-cell office:value-type="float" office:value="1189970000" calcext:value-type="float">
            <text:p>1189970000</text:p>
          </table:table-cell>
          <table:table-cell/>
          <table:table-cell office:value-type="float" office:value="2434.48" calcext:value-type="float">
            <text:p>2434.48</text:p>
          </table:table-cell>
          <table:table-cell office:value-type="float" office:value="2473.73" calcext:value-type="float">
            <text:p>2473.73</text:p>
          </table:table-cell>
          <table:table-cell office:value-type="float" office:value="2429.9" calcext:value-type="float">
            <text:p>2429.9</text:p>
          </table:table-cell>
          <table:table-cell office:value-type="float" office:value="2473.73" calcext:value-type="float">
            <text:p>2473.73</text:p>
          </table:table-cell>
          <table:table-cell office:value-type="float" office:value="8593472987" calcext:value-type="float">
            <text:p>8593472987</text:p>
          </table:table-cell>
          <table:table-cell/>
          <table:table-cell office:value-type="float" office:value="441.37" calcext:value-type="float">
            <text:p>441.37</text:p>
          </table:table-cell>
          <table:table-cell office:value-type="float" office:value="451.38" calcext:value-type="float">
            <text:p>451.38</text:p>
          </table:table-cell>
          <table:table-cell office:value-type="float" office:value="441.18" calcext:value-type="float">
            <text:p>441.18</text:p>
          </table:table-cell>
          <table:table-cell office:value-type="float" office:value="451.38" calcext:value-type="float">
            <text:p>451.38</text:p>
          </table:table-cell>
          <table:table-cell office:value-type="float" office:value="8318980000" calcext:value-type="float">
            <text:p>831898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03" calcext:value-type="date">
            <text:p>2021-02-03</text:p>
          </table:table-cell>
          <table:table-cell office:value-type="float" office:value="781" calcext:value-type="float">
            <text:p>781</text:p>
          </table:table-cell>
          <table:table-cell office:value-type="float" office:value="818" calcext:value-type="float">
            <text:p>818</text:p>
          </table:table-cell>
          <table:table-cell office:value-type="float" office:value="744" calcext:value-type="float">
            <text:p>744</text:p>
          </table:table-cell>
          <table:table-cell office:value-type="float" office:value="775" calcext:value-type="float">
            <text:p>775</text:p>
          </table:table-cell>
          <table:table-cell office:value-type="float" office:value="4.17" calcext:value-type="float">
            <text:p>4.17</text:p>
          </table:table-cell>
          <table:table-cell office:value-type="float" office:value="236202" calcext:value-type="float">
            <text:p>236202</text:p>
          </table:table-cell>
          <table:table-cell office:value-type="float" office:value="184143505" calcext:value-type="float">
            <text:p>184143505</text:p>
          </table:table-cell>
          <table:table-cell/>
          <table:table-cell office:value-type="float" office:value="18520.33" calcext:value-type="float">
            <text:p>18520.33</text:p>
          </table:table-cell>
          <table:table-cell office:value-type="float" office:value="18758.81" calcext:value-type="float">
            <text:p>18758.81</text:p>
          </table:table-cell>
          <table:table-cell office:value-type="float" office:value="18064.57" calcext:value-type="float">
            <text:p>18064.57</text:p>
          </table:table-cell>
          <table:table-cell office:value-type="float" office:value="18138.74" calcext:value-type="float">
            <text:p>18138.74</text:p>
          </table:table-cell>
          <table:table-cell office:value-type="float" office:value="1183910000" calcext:value-type="float">
            <text:p>1183910000</text:p>
          </table:table-cell>
          <table:table-cell/>
          <table:table-cell office:value-type="float" office:value="2490.53" calcext:value-type="float">
            <text:p>2490.53</text:p>
          </table:table-cell>
          <table:table-cell office:value-type="float" office:value="2519.85" calcext:value-type="float">
            <text:p>2519.85</text:p>
          </table:table-cell>
          <table:table-cell office:value-type="float" office:value="2457.99" calcext:value-type="float">
            <text:p>2457.99</text:p>
          </table:table-cell>
          <table:table-cell office:value-type="float" office:value="2466.92" calcext:value-type="float">
            <text:p>2466.92</text:p>
          </table:table-cell>
          <table:table-cell office:value-type="float" office:value="9531716496" calcext:value-type="float">
            <text:p>9531716496</text:p>
          </table:table-cell>
          <table:table-cell/>
          <table:table-cell office:value-type="float" office:value="454.48" calcext:value-type="float">
            <text:p>454.48</text:p>
          </table:table-cell>
          <table:table-cell office:value-type="float" office:value="460.96" calcext:value-type="float">
            <text:p>460.96</text:p>
          </table:table-cell>
          <table:table-cell office:value-type="float" office:value="450.39" calcext:value-type="float">
            <text:p>450.39</text:p>
          </table:table-cell>
          <table:table-cell office:value-type="float" office:value="452.29" calcext:value-type="float">
            <text:p>452.29</text:p>
          </table:table-cell>
          <table:table-cell office:value-type="float" office:value="9503400000" calcext:value-type="float">
            <text:p>950340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04" calcext:value-type="date">
            <text:p>2021-02-04</text:p>
          </table:table-cell>
          <table:table-cell office:value-type="float" office:value="775" calcext:value-type="float">
            <text:p>775</text:p>
          </table:table-cell>
          <table:table-cell office:value-type="float" office:value="789" calcext:value-type="float">
            <text:p>789</text:p>
          </table:table-cell>
          <table:table-cell office:value-type="float" office:value="746" calcext:value-type="float">
            <text:p>746</text:p>
          </table:table-cell>
          <table:table-cell office:value-type="float" office:value="765" calcext:value-type="float">
            <text:p>765</text:p>
          </table:table-cell>
          <table:table-cell office:value-type="float" office:value="-1.29" calcext:value-type="float">
            <text:p>-1.29</text:p>
          </table:table-cell>
          <table:table-cell office:value-type="float" office:value="84749" calcext:value-type="float">
            <text:p>84749</text:p>
          </table:table-cell>
          <table:table-cell office:value-type="float" office:value="65079619" calcext:value-type="float">
            <text:p>65079619</text:p>
          </table:table-cell>
          <table:table-cell/>
          <table:table-cell table:number-columns-repeated="2" office:value-type="float" office:value="18375.93" calcext:value-type="float">
            <text:p>18375.93</text:p>
          </table:table-cell>
          <table:table-cell office:value-type="float" office:value="17862.82" calcext:value-type="float">
            <text:p>17862.82</text:p>
          </table:table-cell>
          <table:table-cell office:value-type="float" office:value="18077.88" calcext:value-type="float">
            <text:p>18077.88</text:p>
          </table:table-cell>
          <table:table-cell office:value-type="float" office:value="793632000" calcext:value-type="float">
            <text:p>793632000</text:p>
          </table:table-cell>
          <table:table-cell/>
          <table:table-cell office:value-type="float" office:value="2479.6" calcext:value-type="float">
            <text:p>2479.6</text:p>
          </table:table-cell>
          <table:table-cell office:value-type="float" office:value="2481.59" calcext:value-type="float">
            <text:p>2481.59</text:p>
          </table:table-cell>
          <table:table-cell office:value-type="float" office:value="2443.68" calcext:value-type="float">
            <text:p>2443.68</text:p>
          </table:table-cell>
          <table:table-cell office:value-type="float" office:value="2475.26" calcext:value-type="float">
            <text:p>2475.26</text:p>
          </table:table-cell>
          <table:table-cell office:value-type="float" office:value="7615071093" calcext:value-type="float">
            <text:p>7615071093</text:p>
          </table:table-cell>
          <table:table-cell/>
          <table:table-cell office:value-type="float" office:value="453.01" calcext:value-type="float">
            <text:p>453.01</text:p>
          </table:table-cell>
          <table:table-cell office:value-type="float" office:value="454.48" calcext:value-type="float">
            <text:p>454.48</text:p>
          </table:table-cell>
          <table:table-cell office:value-type="float" office:value="448.25" calcext:value-type="float">
            <text:p>448.25</text:p>
          </table:table-cell>
          <table:table-cell office:value-type="float" office:value="454.02" calcext:value-type="float">
            <text:p>454.02</text:p>
          </table:table-cell>
          <table:table-cell office:value-type="float" office:value="7845040000" calcext:value-type="float">
            <text:p>784504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07" calcext:value-type="date">
            <text:p>2021-02-07</text:p>
          </table:table-cell>
          <table:table-cell office:value-type="float" office:value="770" calcext:value-type="float">
            <text:p>770</text:p>
          </table:table-cell>
          <table:table-cell office:value-type="float" office:value="777" calcext:value-type="float">
            <text:p>777</text:p>
          </table:table-cell>
          <table:table-cell office:value-type="float" office:value="750" calcext:value-type="float">
            <text:p>750</text:p>
          </table:table-cell>
          <table:table-cell office:value-type="float" office:value="773" calcext:value-type="float">
            <text:p>773</text:p>
          </table:table-cell>
          <table:table-cell office:value-type="float" office:value="1.05" calcext:value-type="float">
            <text:p>1.05</text:p>
          </table:table-cell>
          <table:table-cell office:value-type="float" office:value="99113" calcext:value-type="float">
            <text:p>99113</text:p>
          </table:table-cell>
          <table:table-cell office:value-type="float" office:value="75987271" calcext:value-type="float">
            <text:p>75987271</text:p>
          </table:table-cell>
          <table:table-cell/>
          <table:table-cell office:value-type="float" office:value="18107.19" calcext:value-type="float">
            <text:p>18107.19</text:p>
          </table:table-cell>
          <table:table-cell office:value-type="float" office:value="18649.98" calcext:value-type="float">
            <text:p>18649.98</text:p>
          </table:table-cell>
          <table:table-cell office:value-type="float" office:value="18098.46" calcext:value-type="float">
            <text:p>18098.46</text:p>
          </table:table-cell>
          <table:table-cell office:value-type="float" office:value="18649.98" calcext:value-type="float">
            <text:p>18649.98</text:p>
          </table:table-cell>
          <table:table-cell office:value-type="float" office:value="1212180000" calcext:value-type="float">
            <text:p>1212180000</text:p>
          </table:table-cell>
          <table:table-cell/>
          <table:table-cell office:value-type="float" office:value="2486.79" calcext:value-type="float">
            <text:p>2486.79</text:p>
          </table:table-cell>
          <table:table-cell office:value-type="float" office:value="2524" calcext:value-type="float">
            <text:p>2524</text:p>
          </table:table-cell>
          <table:table-cell office:value-type="float" office:value="2486.79" calcext:value-type="float">
            <text:p>2486.79</text:p>
          </table:table-cell>
          <table:table-cell office:value-type="float" office:value="2524" calcext:value-type="float">
            <text:p>2524</text:p>
          </table:table-cell>
          <table:table-cell office:value-type="float" office:value="10441951304" calcext:value-type="float">
            <text:p>10441951304</text:p>
          </table:table-cell>
          <table:table-cell/>
          <table:table-cell office:value-type="float" office:value="455.24" calcext:value-type="float">
            <text:p>455.24</text:p>
          </table:table-cell>
          <table:table-cell office:value-type="float" office:value="460.58" calcext:value-type="float">
            <text:p>460.58</text:p>
          </table:table-cell>
          <table:table-cell office:value-type="float" office:value="454.63" calcext:value-type="float">
            <text:p>454.63</text:p>
          </table:table-cell>
          <table:table-cell office:value-type="float" office:value="459.32" calcext:value-type="float">
            <text:p>459.32</text:p>
          </table:table-cell>
          <table:table-cell office:value-type="float" office:value="11262000000" calcext:value-type="float">
            <text:p>1126200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08" calcext:value-type="date">
            <text:p>2021-02-08</text:p>
          </table:table-cell>
          <table:table-cell office:value-type="float" office:value="780" calcext:value-type="float">
            <text:p>780</text:p>
          </table:table-cell>
          <table:table-cell office:value-type="float" office:value="815" calcext:value-type="float">
            <text:p>815</text:p>
          </table:table-cell>
          <table:table-cell office:value-type="float" office:value="772" calcext:value-type="float">
            <text:p>772</text:p>
          </table:table-cell>
          <table:table-cell office:value-type="float" office:value="785" calcext:value-type="float">
            <text:p>785</text:p>
          </table:table-cell>
          <table:table-cell office:value-type="float" office:value="1.55" calcext:value-type="float">
            <text:p>1.55</text:p>
          </table:table-cell>
          <table:table-cell office:value-type="float" office:value="106508" calcext:value-type="float">
            <text:p>106508</text:p>
          </table:table-cell>
          <table:table-cell office:value-type="float" office:value="84568991" calcext:value-type="float">
            <text:p>84568991</text:p>
          </table:table-cell>
          <table:table-cell/>
          <table:table-cell office:value-type="float" office:value="18705.66" calcext:value-type="float">
            <text:p>18705.66</text:p>
          </table:table-cell>
          <table:table-cell office:value-type="float" office:value="19303.34" calcext:value-type="float">
            <text:p>19303.34</text:p>
          </table:table-cell>
          <table:table-cell office:value-type="float" office:value="18705.66" calcext:value-type="float">
            <text:p>18705.66</text:p>
          </table:table-cell>
          <table:table-cell office:value-type="float" office:value="18861.35" calcext:value-type="float">
            <text:p>18861.35</text:p>
          </table:table-cell>
          <table:table-cell office:value-type="float" office:value="1145140000" calcext:value-type="float">
            <text:p>1145140000</text:p>
          </table:table-cell>
          <table:table-cell/>
          <table:table-cell office:value-type="float" office:value="2553.78" calcext:value-type="float">
            <text:p>2553.78</text:p>
          </table:table-cell>
          <table:table-cell office:value-type="float" office:value="2563.29" calcext:value-type="float">
            <text:p>2563.29</text:p>
          </table:table-cell>
          <table:table-cell office:value-type="float" office:value="2538.83" calcext:value-type="float">
            <text:p>2538.83</text:p>
          </table:table-cell>
          <table:table-cell office:value-type="float" office:value="2561.47" calcext:value-type="float">
            <text:p>2561.47</text:p>
          </table:table-cell>
          <table:table-cell office:value-type="float" office:value="10619163869" calcext:value-type="float">
            <text:p>10619163869</text:p>
          </table:table-cell>
          <table:table-cell/>
          <table:table-cell office:value-type="float" office:value="464.52" calcext:value-type="float">
            <text:p>464.52</text:p>
          </table:table-cell>
          <table:table-cell office:value-type="float" office:value="466.6" calcext:value-type="float">
            <text:p>466.6</text:p>
          </table:table-cell>
          <table:table-cell office:value-type="float" office:value="461.01" calcext:value-type="float">
            <text:p>461.01</text:p>
          </table:table-cell>
          <table:table-cell office:value-type="float" office:value="466.6" calcext:value-type="float">
            <text:p>466.6</text:p>
          </table:table-cell>
          <table:table-cell office:value-type="float" office:value="11134900000" calcext:value-type="float">
            <text:p>11134900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09" calcext:value-type="date">
            <text:p>2021-02-09</text:p>
          </table:table-cell>
          <table:table-cell office:value-type="float" office:value="786" calcext:value-type="float">
            <text:p>786</text:p>
          </table:table-cell>
          <table:table-cell office:value-type="float" office:value="790" calcext:value-type="float">
            <text:p>790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 office:value-type="float" office:value="-1.66" calcext:value-type="float">
            <text:p>-1.66</text:p>
          </table:table-cell>
          <table:table-cell office:value-type="float" office:value="55942" calcext:value-type="float">
            <text:p>55942</text:p>
          </table:table-cell>
          <table:table-cell office:value-type="float" office:value="43206605" calcext:value-type="float">
            <text:p>43206605</text:p>
          </table:table-cell>
          <table:table-cell/>
          <table:table-cell office:value-type="float" office:value="18915.47" calcext:value-type="float">
            <text:p>18915.47</text:p>
          </table:table-cell>
          <table:table-cell office:value-type="float" office:value="19026.26" calcext:value-type="float">
            <text:p>19026.26</text:p>
          </table:table-cell>
          <table:table-cell office:value-type="float" office:value="18511.99" calcext:value-type="float">
            <text:p>18511.99</text:p>
          </table:table-cell>
          <table:table-cell office:value-type="float" office:value="18587.32" calcext:value-type="float">
            <text:p>18587.32</text:p>
          </table:table-cell>
          <table:table-cell office:value-type="float" office:value="737114000" calcext:value-type="float">
            <text:p>737114000</text:p>
          </table:table-cell>
          <table:table-cell/>
          <table:table-cell office:value-type="float" office:value="2562.43" calcext:value-type="float">
            <text:p>2562.43</text:p>
          </table:table-cell>
          <table:table-cell office:value-type="float" office:value="2585.15" calcext:value-type="float">
            <text:p>2585.15</text:p>
          </table:table-cell>
          <table:table-cell office:value-type="float" office:value="2524.44" calcext:value-type="float">
            <text:p>2524.44</text:p>
          </table:table-cell>
          <table:table-cell office:value-type="float" office:value="2534.37" calcext:value-type="float">
            <text:p>2534.37</text:p>
          </table:table-cell>
          <table:table-cell office:value-type="float" office:value="8146269193" calcext:value-type="float">
            <text:p>8146269193</text:p>
          </table:table-cell>
          <table:table-cell/>
          <table:table-cell office:value-type="float" office:value="466.05" calcext:value-type="float">
            <text:p>466.05</text:p>
          </table:table-cell>
          <table:table-cell office:value-type="float" office:value="473.32" calcext:value-type="float">
            <text:p>473.32</text:p>
          </table:table-cell>
          <table:table-cell office:value-type="float" office:value="460.07" calcext:value-type="float">
            <text:p>460.07</text:p>
          </table:table-cell>
          <table:table-cell office:value-type="float" office:value="461.7" calcext:value-type="float">
            <text:p>461.7</text:p>
          </table:table-cell>
          <table:table-cell office:value-type="float" office:value="8567570000" calcext:value-type="float">
            <text:p>856757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10" calcext:value-type="date">
            <text:p>2021-02-1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-1.42" calcext:value-type="float">
            <text:p>-1.42</text:p>
          </table:table-cell>
          <table:table-cell office:value-type="float" office:value="41477" calcext:value-type="float">
            <text:p>41477</text:p>
          </table:table-cell>
          <table:table-cell office:value-type="float" office:value="31644135" calcext:value-type="float">
            <text:p>31644135</text:p>
          </table:table-cell>
          <table:table-cell/>
          <table:table-cell table:number-columns-repeated="2" office:value-type="float" office:value="18746.79" calcext:value-type="float">
            <text:p>18746.79</text:p>
          </table:table-cell>
          <table:table-cell office:value-type="float" office:value="18484.01" calcext:value-type="float">
            <text:p>18484.01</text:p>
          </table:table-cell>
          <table:table-cell office:value-type="float" office:value="18512.93" calcext:value-type="float">
            <text:p>18512.93</text:p>
          </table:table-cell>
          <table:table-cell office:value-type="float" office:value="560374000" calcext:value-type="float">
            <text:p>560374000</text:p>
          </table:table-cell>
          <table:table-cell/>
          <table:table-cell office:value-type="float" office:value="2544.8" calcext:value-type="float">
            <text:p>2544.8</text:p>
          </table:table-cell>
          <table:table-cell office:value-type="float" office:value="2547.76" calcext:value-type="float">
            <text:p>2547.76</text:p>
          </table:table-cell>
          <table:table-cell office:value-type="float" office:value="2511.03" calcext:value-type="float">
            <text:p>2511.03</text:p>
          </table:table-cell>
          <table:table-cell office:value-type="float" office:value="2543.03" calcext:value-type="float">
            <text:p>2543.03</text:p>
          </table:table-cell>
          <table:table-cell office:value-type="float" office:value="7649411398" calcext:value-type="float">
            <text:p>7649411398</text:p>
          </table:table-cell>
          <table:table-cell/>
          <table:table-cell office:value-type="float" office:value="464.9" calcext:value-type="float">
            <text:p>464.9</text:p>
          </table:table-cell>
          <table:table-cell office:value-type="float" office:value="466.32" calcext:value-type="float">
            <text:p>466.32</text:p>
          </table:table-cell>
          <table:table-cell office:value-type="float" office:value="457.33" calcext:value-type="float">
            <text:p>457.33</text:p>
          </table:table-cell>
          <table:table-cell office:value-type="float" office:value="465.13" calcext:value-type="float">
            <text:p>465.13</text:p>
          </table:table-cell>
          <table:table-cell office:value-type="float" office:value="7959100000" calcext:value-type="float">
            <text:p>795910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11" calcext:value-type="date">
            <text:p>2021-02-11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-3.29" calcext:value-type="float">
            <text:p>-3.29</text:p>
          </table:table-cell>
          <table:table-cell office:value-type="float" office:value="52942" calcext:value-type="float">
            <text:p>52942</text:p>
          </table:table-cell>
          <table:table-cell office:value-type="float" office:value="39649830" calcext:value-type="float">
            <text:p>39649830</text:p>
          </table:table-cell>
          <table:table-cell/>
          <table:table-cell table:number-columns-repeated="2" office:value-type="float" office:value="18878.18" calcext:value-type="float">
            <text:p>18878.18</text:p>
          </table:table-cell>
          <table:table-cell office:value-type="float" office:value="18248.09" calcext:value-type="float">
            <text:p>18248.09</text:p>
          </table:table-cell>
          <table:table-cell office:value-type="float" office:value="18298.53" calcext:value-type="float">
            <text:p>18298.53</text:p>
          </table:table-cell>
          <table:table-cell office:value-type="float" office:value="712989000" calcext:value-type="float">
            <text:p>712989000</text:p>
          </table:table-cell>
          <table:table-cell/>
          <table:table-cell office:value-type="float" office:value="2552.33" calcext:value-type="float">
            <text:p>2552.33</text:p>
          </table:table-cell>
          <table:table-cell office:value-type="float" office:value="2565.13" calcext:value-type="float">
            <text:p>2565.13</text:p>
          </table:table-cell>
          <table:table-cell office:value-type="float" office:value="2524.81" calcext:value-type="float">
            <text:p>2524.81</text:p>
          </table:table-cell>
          <table:table-cell office:value-type="float" office:value="2526.92" calcext:value-type="float">
            <text:p>2526.92</text:p>
          </table:table-cell>
          <table:table-cell office:value-type="float" office:value="8411732003" calcext:value-type="float">
            <text:p>8411732003</text:p>
          </table:table-cell>
          <table:table-cell/>
          <table:table-cell office:value-type="float" office:value="464.48" calcext:value-type="float">
            <text:p>464.48</text:p>
          </table:table-cell>
          <table:table-cell office:value-type="float" office:value="470.62" calcext:value-type="float">
            <text:p>470.62</text:p>
          </table:table-cell>
          <table:table-cell office:value-type="float" office:value="462.87" calcext:value-type="float">
            <text:p>462.87</text:p>
          </table:table-cell>
          <table:table-cell office:value-type="float" office:value="463.47" calcext:value-type="float">
            <text:p>463.47</text:p>
          </table:table-cell>
          <table:table-cell office:value-type="float" office:value="8913530000" calcext:value-type="float">
            <text:p>891353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14" calcext:value-type="date">
            <text:p>2021-02-14</text:p>
          </table:table-cell>
          <table:table-cell office:value-type="float" office:value="740" calcext:value-type="float">
            <text:p>740</text:p>
          </table:table-cell>
          <table:table-cell office:value-type="float" office:value="755" calcext:value-type="float">
            <text:p>755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-1.36" calcext:value-type="float">
            <text:p>-1.36</text:p>
          </table:table-cell>
          <table:table-cell office:value-type="float" office:value="53031" calcext:value-type="float">
            <text:p>53031</text:p>
          </table:table-cell>
          <table:table-cell office:value-type="float" office:value="38820287" calcext:value-type="float">
            <text:p>38820287</text:p>
          </table:table-cell>
          <table:table-cell/>
          <table:table-cell office:value-type="float" office:value="18327.52" calcext:value-type="float">
            <text:p>18327.52</text:p>
          </table:table-cell>
          <table:table-cell office:value-type="float" office:value="18531.86" calcext:value-type="float">
            <text:p>18531.86</text:p>
          </table:table-cell>
          <table:table-cell office:value-type="float" office:value="17977.74" calcext:value-type="float">
            <text:p>17977.74</text:p>
          </table:table-cell>
          <table:table-cell office:value-type="float" office:value="18061.88" calcext:value-type="float">
            <text:p>18061.88</text:p>
          </table:table-cell>
          <table:table-cell office:value-type="float" office:value="561821000" calcext:value-type="float">
            <text:p>561821000</text:p>
          </table:table-cell>
          <table:table-cell/>
          <table:table-cell table:number-columns-repeated="2" office:value-type="float" office:value="2536.47" calcext:value-type="float">
            <text:p>2536.47</text:p>
          </table:table-cell>
          <table:table-cell office:value-type="float" office:value="2482.24" calcext:value-type="float">
            <text:p>2482.24</text:p>
          </table:table-cell>
          <table:table-cell office:value-type="float" office:value="2493.59" calcext:value-type="float">
            <text:p>2493.59</text:p>
          </table:table-cell>
          <table:table-cell office:value-type="float" office:value="6927668931" calcext:value-type="float">
            <text:p>6927668931</text:p>
          </table:table-cell>
          <table:table-cell/>
          <table:table-cell table:number-columns-repeated="2" office:value-type="float" office:value="463.49" calcext:value-type="float">
            <text:p>463.49</text:p>
          </table:table-cell>
          <table:table-cell office:value-type="float" office:value="453.07" calcext:value-type="float">
            <text:p>453.07</text:p>
          </table:table-cell>
          <table:table-cell office:value-type="float" office:value="454.12" calcext:value-type="float">
            <text:p>454.12</text:p>
          </table:table-cell>
          <table:table-cell office:value-type="float" office:value="7065710000" calcext:value-type="float">
            <text:p>706571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15" calcext:value-type="date">
            <text:p>2021-02-15</text:p>
          </table:table-cell>
          <table:table-cell office:value-type="float" office:value="762" calcext:value-type="float">
            <text:p>762</text:p>
          </table:table-cell>
          <table:table-cell office:value-type="float" office:value="774" calcext:value-type="float">
            <text:p>774</text:p>
          </table:table-cell>
          <table:table-cell office:value-type="float" office:value="736" calcext:value-type="float">
            <text:p>736</text:p>
          </table:table-cell>
          <table:table-cell office:value-type="float" office:value="760" calcext:value-type="float">
            <text:p>760</text:p>
          </table:table-cell>
          <table:table-cell office:value-type="float" office:value="4.68" calcext:value-type="float">
            <text:p>4.68</text:p>
          </table:table-cell>
          <table:table-cell office:value-type="float" office:value="51815" calcext:value-type="float">
            <text:p>51815</text:p>
          </table:table-cell>
          <table:table-cell office:value-type="float" office:value="39104939" calcext:value-type="float">
            <text:p>39104939</text:p>
          </table:table-cell>
          <table:table-cell/>
          <table:table-cell office:value-type="float" office:value="18517.1" calcext:value-type="float">
            <text:p>18517.1</text:p>
          </table:table-cell>
          <table:table-cell office:value-type="float" office:value="18789.83" calcext:value-type="float">
            <text:p>18789.83</text:p>
          </table:table-cell>
          <table:table-cell office:value-type="float" office:value="18313.71" calcext:value-type="float">
            <text:p>18313.71</text:p>
          </table:table-cell>
          <table:table-cell office:value-type="float" office:value="18759.79" calcext:value-type="float">
            <text:p>18759.79</text:p>
          </table:table-cell>
          <table:table-cell office:value-type="float" office:value="1004570000" calcext:value-type="float">
            <text:p>1004570000</text:p>
          </table:table-cell>
          <table:table-cell/>
          <table:table-cell office:value-type="float" office:value="2517.46" calcext:value-type="float">
            <text:p>2517.46</text:p>
          </table:table-cell>
          <table:table-cell office:value-type="float" office:value="2586.01" calcext:value-type="float">
            <text:p>2586.01</text:p>
          </table:table-cell>
          <table:table-cell office:value-type="float" office:value="2538.22" calcext:value-type="float">
            <text:p>2538.22</text:p>
          </table:table-cell>
          <table:table-cell office:value-type="float" office:value="2586.01" calcext:value-type="float">
            <text:p>2586.01</text:p>
          </table:table-cell>
          <table:table-cell office:value-type="float" office:value="10384197669" calcext:value-type="float">
            <text:p>10384197669</text:p>
          </table:table-cell>
          <table:table-cell/>
          <table:table-cell office:value-type="float" office:value="455.45" calcext:value-type="float">
            <text:p>455.45</text:p>
          </table:table-cell>
          <table:table-cell office:value-type="float" office:value="469.44" calcext:value-type="float">
            <text:p>469.44</text:p>
          </table:table-cell>
          <table:table-cell office:value-type="float" office:value="460.79" calcext:value-type="float">
            <text:p>460.79</text:p>
          </table:table-cell>
          <table:table-cell office:value-type="float" office:value="469.44" calcext:value-type="float">
            <text:p>469.44</text:p>
          </table:table-cell>
          <table:table-cell office:value-type="float" office:value="10907700000" calcext:value-type="float">
            <text:p>1090770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  <table:table-cell office:value-type="float" office:value="740" calcext:value-type="float">
            <text:p>740</text:p>
          </table:table-cell>
          <table:table-cell office:value-type="float" office:value="745" calcext:value-type="float">
            <text:p>745</text:p>
          </table:table-cell>
          <table:table-cell office:value-type="float" office:value="-1.97" calcext:value-type="float">
            <text:p>-1.97</text:p>
          </table:table-cell>
          <table:table-cell office:value-type="float" office:value="28140" calcext:value-type="float">
            <text:p>28140</text:p>
          </table:table-cell>
          <table:table-cell office:value-type="float" office:value="21266269" calcext:value-type="float">
            <text:p>21266269</text:p>
          </table:table-cell>
          <table:table-cell/>
          <table:table-cell office:value-type="float" office:value="18902.89" calcext:value-type="float">
            <text:p>18902.89</text:p>
          </table:table-cell>
          <table:table-cell office:value-type="float" office:value="18982.6" calcext:value-type="float">
            <text:p>18982.6</text:p>
          </table:table-cell>
          <table:table-cell office:value-type="float" office:value="18579.75" calcext:value-type="float">
            <text:p>18579.75</text:p>
          </table:table-cell>
          <table:table-cell office:value-type="float" office:value="18705.68" calcext:value-type="float">
            <text:p>18705.68</text:p>
          </table:table-cell>
          <table:table-cell office:value-type="float" office:value="855609000" calcext:value-type="float">
            <text:p>855609000</text:p>
          </table:table-cell>
          <table:table-cell/>
          <table:table-cell office:value-type="float" office:value="2615.36" calcext:value-type="float">
            <text:p>2615.36</text:p>
          </table:table-cell>
          <table:table-cell office:value-type="float" office:value="2631.37" calcext:value-type="float">
            <text:p>2631.37</text:p>
          </table:table-cell>
          <table:table-cell office:value-type="float" office:value="2584.14" calcext:value-type="float">
            <text:p>2584.14</text:p>
          </table:table-cell>
          <table:table-cell office:value-type="float" office:value="2601.51" calcext:value-type="float">
            <text:p>2601.51</text:p>
          </table:table-cell>
          <table:table-cell office:value-type="float" office:value="10035454955" calcext:value-type="float">
            <text:p>10035454955</text:p>
          </table:table-cell>
          <table:table-cell/>
          <table:table-cell office:value-type="float" office:value="474.9" calcext:value-type="float">
            <text:p>474.9</text:p>
          </table:table-cell>
          <table:table-cell office:value-type="float" office:value="479.09" calcext:value-type="float">
            <text:p>479.09</text:p>
          </table:table-cell>
          <table:table-cell office:value-type="float" office:value="470.07" calcext:value-type="float">
            <text:p>470.07</text:p>
          </table:table-cell>
          <table:table-cell office:value-type="float" office:value="473.53" calcext:value-type="float">
            <text:p>473.53</text:p>
          </table:table-cell>
          <table:table-cell office:value-type="float" office:value="10781400000" calcext:value-type="float">
            <text:p>1078140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17" calcext:value-type="date">
            <text:p>2021-02-17</text:p>
          </table:table-cell>
          <table:table-cell office:value-type="float" office:value="731" calcext:value-type="float">
            <text:p>731</text:p>
          </table:table-cell>
          <table:table-cell office:value-type="float" office:value="746" calcext:value-type="float">
            <text:p>746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  <table:table-cell office:value-type="float" office:value="-1.34" calcext:value-type="float">
            <text:p>-1.34</text:p>
          </table:table-cell>
          <table:table-cell office:value-type="float" office:value="33883" calcext:value-type="float">
            <text:p>33883</text:p>
          </table:table-cell>
          <table:table-cell office:value-type="float" office:value="24960041" calcext:value-type="float">
            <text:p>24960041</text:p>
          </table:table-cell>
          <table:table-cell/>
          <table:table-cell table:number-columns-repeated="2" office:value-type="float" office:value="19057.01" calcext:value-type="float">
            <text:p>19057.01</text:p>
          </table:table-cell>
          <table:table-cell office:value-type="float" office:value="18515.9" calcext:value-type="float">
            <text:p>18515.9</text:p>
          </table:table-cell>
          <table:table-cell office:value-type="float" office:value="18560.84" calcext:value-type="float">
            <text:p>18560.84</text:p>
          </table:table-cell>
          <table:table-cell office:value-type="float" office:value="534760000" calcext:value-type="float">
            <text:p>534760000</text:p>
          </table:table-cell>
          <table:table-cell/>
          <table:table-cell office:value-type="float" office:value="2619.8" calcext:value-type="float">
            <text:p>2619.8</text:p>
          </table:table-cell>
          <table:table-cell office:value-type="float" office:value="2623.64" calcext:value-type="float">
            <text:p>2623.64</text:p>
          </table:table-cell>
          <table:table-cell office:value-type="float" office:value="2596.19" calcext:value-type="float">
            <text:p>2596.19</text:p>
          </table:table-cell>
          <table:table-cell office:value-type="float" office:value="2611.45" calcext:value-type="float">
            <text:p>2611.45</text:p>
          </table:table-cell>
          <table:table-cell office:value-type="float" office:value="8035510844" calcext:value-type="float">
            <text:p>8035510844</text:p>
          </table:table-cell>
          <table:table-cell/>
          <table:table-cell office:value-type="float" office:value="472.84" calcext:value-type="float">
            <text:p>472.84</text:p>
          </table:table-cell>
          <table:table-cell office:value-type="float" office:value="475.5" calcext:value-type="float">
            <text:p>475.5</text:p>
          </table:table-cell>
          <table:table-cell office:value-type="float" office:value="471.26" calcext:value-type="float">
            <text:p>471.26</text:p>
          </table:table-cell>
          <table:table-cell office:value-type="float" office:value="475" calcext:value-type="float">
            <text:p>475</text:p>
          </table:table-cell>
          <table:table-cell office:value-type="float" office:value="7666990000" calcext:value-type="float">
            <text:p>766699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18" calcext:value-type="date">
            <text:p>2021-02-18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722" calcext:value-type="float">
            <text:p>722</text:p>
          </table:table-cell>
          <table:table-cell office:value-type="float" office:value="725" calcext:value-type="float">
            <text:p>725</text:p>
          </table:table-cell>
          <table:table-cell office:value-type="float" office:value="-1.36" calcext:value-type="float">
            <text:p>-1.36</text:p>
          </table:table-cell>
          <table:table-cell office:value-type="float" office:value="39759" calcext:value-type="float">
            <text:p>39759</text:p>
          </table:table-cell>
          <table:table-cell office:value-type="float" office:value="28888202" calcext:value-type="float">
            <text:p>28888202</text:p>
          </table:table-cell>
          <table:table-cell/>
          <table:table-cell office:value-type="float" office:value="18509.06" calcext:value-type="float">
            <text:p>18509.06</text:p>
          </table:table-cell>
          <table:table-cell office:value-type="float" office:value="18577.9" calcext:value-type="float">
            <text:p>18577.9</text:p>
          </table:table-cell>
          <table:table-cell office:value-type="float" office:value="18344.11" calcext:value-type="float">
            <text:p>18344.11</text:p>
          </table:table-cell>
          <table:table-cell office:value-type="float" office:value="18451.12" calcext:value-type="float">
            <text:p>18451.12</text:p>
          </table:table-cell>
          <table:table-cell office:value-type="float" office:value="649895000" calcext:value-type="float">
            <text:p>649895000</text:p>
          </table:table-cell>
          <table:table-cell/>
          <table:table-cell office:value-type="float" office:value="2634.47" calcext:value-type="float">
            <text:p>2634.47</text:p>
          </table:table-cell>
          <table:table-cell office:value-type="float" office:value="2642.47" calcext:value-type="float">
            <text:p>2642.47</text:p>
          </table:table-cell>
          <table:table-cell office:value-type="float" office:value="2619.17" calcext:value-type="float">
            <text:p>2619.17</text:p>
          </table:table-cell>
          <table:table-cell office:value-type="float" office:value="2636.68" calcext:value-type="float">
            <text:p>2636.68</text:p>
          </table:table-cell>
          <table:table-cell office:value-type="float" office:value="8762146785" calcext:value-type="float">
            <text:p>8762146785</text:p>
          </table:table-cell>
          <table:table-cell/>
          <table:table-cell office:value-type="float" office:value="479.07" calcext:value-type="float">
            <text:p>479.07</text:p>
          </table:table-cell>
          <table:table-cell office:value-type="float" office:value="483.84" calcext:value-type="float">
            <text:p>483.84</text:p>
          </table:table-cell>
          <table:table-cell office:value-type="float" office:value="474.8" calcext:value-type="float">
            <text:p>474.8</text:p>
          </table:table-cell>
          <table:table-cell office:value-type="float" office:value="481.78" calcext:value-type="float">
            <text:p>481.78</text:p>
          </table:table-cell>
          <table:table-cell office:value-type="float" office:value="8466690000" calcext:value-type="float">
            <text:p>846669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1" calcext:value-type="date">
            <text:p>2021-02-21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16" calcext:value-type="float">
            <text:p>716</text:p>
          </table:table-cell>
          <table:table-cell office:value-type="float" office:value="720" calcext:value-type="float">
            <text:p>720</text:p>
          </table:table-cell>
          <table:table-cell office:value-type="float" office:value="-0.69" calcext:value-type="float">
            <text:p>-0.69</text:p>
          </table:table-cell>
          <table:table-cell office:value-type="float" office:value="33068" calcext:value-type="float">
            <text:p>33068</text:p>
          </table:table-cell>
          <table:table-cell office:value-type="float" office:value="23920815" calcext:value-type="float">
            <text:p>23920815</text:p>
          </table:table-cell>
          <table:table-cell/>
          <table:table-cell office:value-type="float" office:value="18647.33" calcext:value-type="float">
            <text:p>18647.33</text:p>
          </table:table-cell>
          <table:table-cell office:value-type="float" office:value="18759.41" calcext:value-type="float">
            <text:p>18759.41</text:p>
          </table:table-cell>
          <table:table-cell office:value-type="float" office:value="18060.08" calcext:value-type="float">
            <text:p>18060.08</text:p>
          </table:table-cell>
          <table:table-cell office:value-type="float" office:value="18089.65" calcext:value-type="float">
            <text:p>18089.65</text:p>
          </table:table-cell>
          <table:table-cell office:value-type="float" office:value="537939000" calcext:value-type="float">
            <text:p>537939000</text:p>
          </table:table-cell>
          <table:table-cell/>
          <table:table-cell office:value-type="float" office:value="2667.27" calcext:value-type="float">
            <text:p>2667.27</text:p>
          </table:table-cell>
          <table:table-cell office:value-type="float" office:value="2667.59" calcext:value-type="float">
            <text:p>2667.59</text:p>
          </table:table-cell>
          <table:table-cell office:value-type="float" office:value="2619.58" calcext:value-type="float">
            <text:p>2619.58</text:p>
          </table:table-cell>
          <table:table-cell office:value-type="float" office:value="2640.34" calcext:value-type="float">
            <text:p>2640.34</text:p>
          </table:table-cell>
          <table:table-cell office:value-type="float" office:value="8834603967" calcext:value-type="float">
            <text:p>8834603967</text:p>
          </table:table-cell>
          <table:table-cell/>
          <table:table-cell office:value-type="float" office:value="485.54" calcext:value-type="float">
            <text:p>485.54</text:p>
          </table:table-cell>
          <table:table-cell office:value-type="float" office:value="485.7" calcext:value-type="float">
            <text:p>485.7</text:p>
          </table:table-cell>
          <table:table-cell office:value-type="float" office:value="476.23" calcext:value-type="float">
            <text:p>476.23</text:p>
          </table:table-cell>
          <table:table-cell office:value-type="float" office:value="479.58" calcext:value-type="float">
            <text:p>479.58</text:p>
          </table:table-cell>
          <table:table-cell office:value-type="float" office:value="8323710000" calcext:value-type="float">
            <text:p>832371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2" calcext:value-type="date">
            <text:p>2021-02-22</text:p>
          </table:table-cell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03" calcext:value-type="float">
            <text:p>703</text:p>
          </table:table-cell>
          <table:table-cell office:value-type="float" office:value="709" calcext:value-type="float">
            <text:p>709</text:p>
          </table:table-cell>
          <table:table-cell office:value-type="float" office:value="-1.53" calcext:value-type="float">
            <text:p>-1.53</text:p>
          </table:table-cell>
          <table:table-cell office:value-type="float" office:value="51414" calcext:value-type="float">
            <text:p>51414</text:p>
          </table:table-cell>
          <table:table-cell office:value-type="float" office:value="36442996" calcext:value-type="float">
            <text:p>36442996</text:p>
          </table:table-cell>
          <table:table-cell/>
          <table:table-cell office:value-type="float" office:value="18105.19" calcext:value-type="float">
            <text:p>18105.19</text:p>
          </table:table-cell>
          <table:table-cell office:value-type="float" office:value="18160.19" calcext:value-type="float">
            <text:p>18160.19</text:p>
          </table:table-cell>
          <table:table-cell office:value-type="float" office:value="17693.14" calcext:value-type="float">
            <text:p>17693.14</text:p>
          </table:table-cell>
          <table:table-cell office:value-type="float" office:value="17738.32" calcext:value-type="float">
            <text:p>17738.32</text:p>
          </table:table-cell>
          <table:table-cell office:value-type="float" office:value="765376000" calcext:value-type="float">
            <text:p>765376000</text:p>
          </table:table-cell>
          <table:table-cell/>
          <table:table-cell office:value-type="float" office:value="2665.86" calcext:value-type="float">
            <text:p>2665.86</text:p>
          </table:table-cell>
          <table:table-cell office:value-type="float" office:value="2673.85" calcext:value-type="float">
            <text:p>2673.85</text:p>
          </table:table-cell>
          <table:table-cell office:value-type="float" office:value="2603.86" calcext:value-type="float">
            <text:p>2603.86</text:p>
          </table:table-cell>
          <table:table-cell office:value-type="float" office:value="2607.67" calcext:value-type="float">
            <text:p>2607.67</text:p>
          </table:table-cell>
          <table:table-cell office:value-type="float" office:value="8406310671" calcext:value-type="float">
            <text:p>8406310671</text:p>
          </table:table-cell>
          <table:table-cell/>
          <table:table-cell office:value-type="float" office:value="485.32" calcext:value-type="float">
            <text:p>485.32</text:p>
          </table:table-cell>
          <table:table-cell office:value-type="float" office:value="485.42" calcext:value-type="float">
            <text:p>485.42</text:p>
          </table:table-cell>
          <table:table-cell office:value-type="float" office:value="469.39" calcext:value-type="float">
            <text:p>469.39</text:p>
          </table:table-cell>
          <table:table-cell office:value-type="float" office:value="470.36" calcext:value-type="float">
            <text:p>470.36</text:p>
          </table:table-cell>
          <table:table-cell office:value-type="float" office:value="8189690000" calcext:value-type="float">
            <text:p>818969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3" calcext:value-type="date">
            <text:p>2021-02-2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684" calcext:value-type="float">
            <text:p>684</text:p>
          </table:table-cell>
          <table:table-cell office:value-type="float" office:value="693" calcext:value-type="float">
            <text:p>693</text:p>
          </table:table-cell>
          <table:table-cell office:value-type="float" office:value="-2.26" calcext:value-type="float">
            <text:p>-2.26</text:p>
          </table:table-cell>
          <table:table-cell office:value-type="float" office:value="57862" calcext:value-type="float">
            <text:p>57862</text:p>
          </table:table-cell>
          <table:table-cell office:value-type="float" office:value="40067663" calcext:value-type="float">
            <text:p>40067663</text:p>
          </table:table-cell>
          <table:table-cell/>
          <table:table-cell office:value-type="float" office:value="17686.94" calcext:value-type="float">
            <text:p>17686.94</text:p>
          </table:table-cell>
          <table:table-cell office:value-type="float" office:value="17718.12" calcext:value-type="float">
            <text:p>17718.12</text:p>
          </table:table-cell>
          <table:table-cell office:value-type="float" office:value="17114.01" calcext:value-type="float">
            <text:p>17114.01</text:p>
          </table:table-cell>
          <table:table-cell office:value-type="float" office:value="17718.12" calcext:value-type="float">
            <text:p>17718.12</text:p>
          </table:table-cell>
          <table:table-cell office:value-type="float" office:value="748761000" calcext:value-type="float">
            <text:p>748761000</text:p>
          </table:table-cell>
          <table:table-cell/>
          <table:table-cell table:number-columns-repeated="2" office:value-type="float" office:value="2627.33" calcext:value-type="float">
            <text:p>2627.33</text:p>
          </table:table-cell>
          <table:table-cell office:value-type="float" office:value="2519.41" calcext:value-type="float">
            <text:p>2519.41</text:p>
          </table:table-cell>
          <table:table-cell office:value-type="float" office:value="2586.51" calcext:value-type="float">
            <text:p>2586.51</text:p>
          </table:table-cell>
          <table:table-cell office:value-type="float" office:value="8561539426" calcext:value-type="float">
            <text:p>8561539426</text:p>
          </table:table-cell>
          <table:table-cell/>
          <table:table-cell table:number-columns-repeated="2" office:value-type="float" office:value="472.92" calcext:value-type="float">
            <text:p>472.92</text:p>
          </table:table-cell>
          <table:table-cell office:value-type="float" office:value="456.91" calcext:value-type="float">
            <text:p>456.91</text:p>
          </table:table-cell>
          <table:table-cell office:value-type="float" office:value="467.94" calcext:value-type="float">
            <text:p>467.94</text:p>
          </table:table-cell>
          <table:table-cell office:value-type="float" office:value="8083850000" calcext:value-type="float">
            <text:p>808385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695" calcext:value-type="float">
            <text:p>695</text:p>
          </table:table-cell>
          <table:table-cell office:value-type="float" office:value="727" calcext:value-type="float">
            <text:p>727</text:p>
          </table:table-cell>
          <table:table-cell office:value-type="float" office:value="695" calcext:value-type="float">
            <text:p>695</text:p>
          </table:table-cell>
          <table:table-cell office:value-type="float" office:value="710" calcext:value-type="float">
            <text:p>710</text:p>
          </table:table-cell>
          <table:table-cell office:value-type="float" office:value="2.45" calcext:value-type="float">
            <text:p>2.45</text:p>
          </table:table-cell>
          <table:table-cell office:value-type="float" office:value="31850" calcext:value-type="float">
            <text:p>31850</text:p>
          </table:table-cell>
          <table:table-cell office:value-type="float" office:value="22742612" calcext:value-type="float">
            <text:p>22742612</text:p>
          </table:table-cell>
          <table:table-cell/>
          <table:table-cell office:value-type="float" office:value="17720.14" calcext:value-type="float">
            <text:p>17720.14</text:p>
          </table:table-cell>
          <table:table-cell office:value-type="float" office:value="18310.45" calcext:value-type="float">
            <text:p>18310.45</text:p>
          </table:table-cell>
          <table:table-cell office:value-type="float" office:value="17720.14" calcext:value-type="float">
            <text:p>17720.14</text:p>
          </table:table-cell>
          <table:table-cell office:value-type="float" office:value="17899" calcext:value-type="float">
            <text:p>17899</text:p>
          </table:table-cell>
          <table:table-cell office:value-type="float" office:value="530464000" calcext:value-type="float">
            <text:p>530464000</text:p>
          </table:table-cell>
          <table:table-cell/>
          <table:table-cell office:value-type="float" office:value="2600.32" calcext:value-type="float">
            <text:p>2600.32</text:p>
          </table:table-cell>
          <table:table-cell office:value-type="float" office:value="2620.45" calcext:value-type="float">
            <text:p>2620.45</text:p>
          </table:table-cell>
          <table:table-cell office:value-type="float" office:value="2498.58" calcext:value-type="float">
            <text:p>2498.58</text:p>
          </table:table-cell>
          <table:table-cell office:value-type="float" office:value="2599.07" calcext:value-type="float">
            <text:p>2599.07</text:p>
          </table:table-cell>
          <table:table-cell office:value-type="float" office:value="6701872439" calcext:value-type="float">
            <text:p>6701872439</text:p>
          </table:table-cell>
          <table:table-cell/>
          <table:table-cell office:value-type="float" office:value="471.44" calcext:value-type="float">
            <text:p>471.44</text:p>
          </table:table-cell>
          <table:table-cell office:value-type="float" office:value="477.98" calcext:value-type="float">
            <text:p>477.98</text:p>
          </table:table-cell>
          <table:table-cell office:value-type="float" office:value="467.56" calcext:value-type="float">
            <text:p>467.56</text:p>
          </table:table-cell>
          <table:table-cell office:value-type="float" office:value="470.34" calcext:value-type="float">
            <text:p>470.34</text:p>
          </table:table-cell>
          <table:table-cell office:value-type="float" office:value="6383010000" calcext:value-type="float">
            <text:p>638301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5" calcext:value-type="date">
            <text:p>2021-02-25</text:p>
          </table:table-cell>
          <table:table-cell office:value-type="float" office:value="710" calcext:value-type="float">
            <text:p>710</text:p>
          </table:table-cell>
          <table:table-cell office:value-type="float" office:value="724" calcext:value-type="float">
            <text:p>724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-1.27" calcext:value-type="float">
            <text:p>-1.27</text:p>
          </table:table-cell>
          <table:table-cell office:value-type="float" office:value="25784" calcext:value-type="float">
            <text:p>25784</text:p>
          </table:table-cell>
          <table:table-cell office:value-type="float" office:value="18166983" calcext:value-type="float">
            <text:p>18166983</text:p>
          </table:table-cell>
          <table:table-cell/>
          <table:table-cell office:value-type="float" office:value="17985.97" calcext:value-type="float">
            <text:p>17985.97</text:p>
          </table:table-cell>
          <table:table-cell office:value-type="float" office:value="18019.41" calcext:value-type="float">
            <text:p>18019.41</text:p>
          </table:table-cell>
          <table:table-cell office:value-type="float" office:value="17531.11" calcext:value-type="float">
            <text:p>17531.11</text:p>
          </table:table-cell>
          <table:table-cell office:value-type="float" office:value="17599.22" calcext:value-type="float">
            <text:p>17599.22</text:p>
          </table:table-cell>
          <table:table-cell office:value-type="float" office:value="403049000" calcext:value-type="float">
            <text:p>403049000</text:p>
          </table:table-cell>
          <table:table-cell/>
          <table:table-cell office:value-type="float" office:value="2622.7" calcext:value-type="float">
            <text:p>2622.7</text:p>
          </table:table-cell>
          <table:table-cell office:value-type="float" office:value="2622.77" calcext:value-type="float">
            <text:p>2622.77</text:p>
          </table:table-cell>
          <table:table-cell office:value-type="float" office:value="2547.84" calcext:value-type="float">
            <text:p>2547.84</text:p>
          </table:table-cell>
          <table:table-cell office:value-type="float" office:value="2554.13" calcext:value-type="float">
            <text:p>2554.13</text:p>
          </table:table-cell>
          <table:table-cell office:value-type="float" office:value="6098188414" calcext:value-type="float">
            <text:p>6098188414</text:p>
          </table:table-cell>
          <table:table-cell/>
          <table:table-cell office:value-type="float" office:value="475.13" calcext:value-type="float">
            <text:p>475.13</text:p>
          </table:table-cell>
          <table:table-cell office:value-type="float" office:value="475.16" calcext:value-type="float">
            <text:p>475.16</text:p>
          </table:table-cell>
          <table:table-cell office:value-type="float" office:value="460.5" calcext:value-type="float">
            <text:p>460.5</text:p>
          </table:table-cell>
          <table:table-cell office:value-type="float" office:value="461.81" calcext:value-type="float">
            <text:p>461.81</text:p>
          </table:table-cell>
          <table:table-cell office:value-type="float" office:value="5642740000" calcext:value-type="float">
            <text:p>564274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8" calcext:value-type="date">
            <text:p>2021-02-28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-3.14" calcext:value-type="float">
            <text:p>-3.14</text:p>
          </table:table-cell>
          <table:table-cell office:value-type="float" office:value="38219" calcext:value-type="float">
            <text:p>38219</text:p>
          </table:table-cell>
          <table:table-cell office:value-type="float" office:value="26093732" calcext:value-type="float">
            <text:p>26093732</text:p>
          </table:table-cell>
          <table:table-cell/>
          <table:table-cell table:number-columns-repeated="2" office:value-type="float" office:value="17607.13" calcext:value-type="float">
            <text:p>17607.13</text:p>
          </table:table-cell>
          <table:table-cell table:number-columns-repeated="2" office:value-type="float" office:value="16974.42" calcext:value-type="float">
            <text:p>16974.42</text:p>
          </table:table-cell>
          <table:table-cell office:value-type="float" office:value="729117000" calcext:value-type="float">
            <text:p>729117000</text:p>
          </table:table-cell>
          <table:table-cell/>
          <table:table-cell office:value-type="float" office:value="2557.79" calcext:value-type="float">
            <text:p>2557.79</text:p>
          </table:table-cell>
          <table:table-cell office:value-type="float" office:value="2559.43" calcext:value-type="float">
            <text:p>2559.43</text:p>
          </table:table-cell>
          <table:table-cell table:number-columns-repeated="2" office:value-type="float" office:value="2474.39" calcext:value-type="float">
            <text:p>2474.39</text:p>
          </table:table-cell>
          <table:table-cell office:value-type="float" office:value="8355289814" calcext:value-type="float">
            <text:p>8355289814</text:p>
          </table:table-cell>
          <table:table-cell/>
          <table:table-cell table:number-columns-repeated="2" office:value-type="float" office:value="461.27" calcext:value-type="float">
            <text:p>461.27</text:p>
          </table:table-cell>
          <table:table-cell office:value-type="float" office:value="447.09" calcext:value-type="float">
            <text:p>447.09</text:p>
          </table:table-cell>
          <table:table-cell office:value-type="float" office:value="447.29" calcext:value-type="float">
            <text:p>447.29</text:p>
          </table:table-cell>
          <table:table-cell office:value-type="float" office:value="7790160000" calcext:value-type="float">
            <text:p>779016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office:value-type="float" office:value="663" calcext:value-type="float">
            <text:p>663</text:p>
          </table:table-cell>
          <table:table-cell office:value-type="float" office:value="690" calcext:value-type="float">
            <text:p>690</text:p>
          </table:table-cell>
          <table:table-cell office:value-type="float" office:value="1.62" calcext:value-type="float">
            <text:p>1.62</text:p>
          </table:table-cell>
          <table:table-cell office:value-type="float" office:value="35412" calcext:value-type="float">
            <text:p>35412</text:p>
          </table:table-cell>
          <table:table-cell office:value-type="float" office:value="24218024" calcext:value-type="float">
            <text:p>24218024</text:p>
          </table:table-cell>
          <table:table-cell/>
          <table:table-cell office:value-type="float" office:value="16974.42" calcext:value-type="float">
            <text:p>16974.42</text:p>
          </table:table-cell>
          <table:table-cell office:value-type="float" office:value="17440.32" calcext:value-type="float">
            <text:p>17440.32</text:p>
          </table:table-cell>
          <table:table-cell office:value-type="float" office:value="16683.71" calcext:value-type="float">
            <text:p>16683.71</text:p>
          </table:table-cell>
          <table:table-cell office:value-type="float" office:value="17333.59" calcext:value-type="float">
            <text:p>17333.59</text:p>
          </table:table-cell>
          <table:table-cell office:value-type="float" office:value="553976000" calcext:value-type="float">
            <text:p>553976000</text:p>
          </table:table-cell>
          <table:table-cell/>
          <table:table-cell office:value-type="float" office:value="2488.33" calcext:value-type="float">
            <text:p>2488.33</text:p>
          </table:table-cell>
          <table:table-cell office:value-type="float" office:value="2524.4" calcext:value-type="float">
            <text:p>2524.4</text:p>
          </table:table-cell>
          <table:table-cell office:value-type="float" office:value="2442.6" calcext:value-type="float">
            <text:p>2442.6</text:p>
          </table:table-cell>
          <table:table-cell office:value-type="float" office:value="2515.03" calcext:value-type="float">
            <text:p>2515.03</text:p>
          </table:table-cell>
          <table:table-cell office:value-type="float" office:value="5692316831" calcext:value-type="float">
            <text:p>5692316831</text:p>
          </table:table-cell>
          <table:table-cell/>
          <table:table-cell office:value-type="float" office:value="449.97" calcext:value-type="float">
            <text:p>449.97</text:p>
          </table:table-cell>
          <table:table-cell office:value-type="float" office:value="455.66" calcext:value-type="float">
            <text:p>455.66</text:p>
          </table:table-cell>
          <table:table-cell office:value-type="float" office:value="441.53" calcext:value-type="float">
            <text:p>441.53</text:p>
          </table:table-cell>
          <table:table-cell office:value-type="float" office:value="453.75" calcext:value-type="float">
            <text:p>453.75</text:p>
          </table:table-cell>
          <table:table-cell office:value-type="float" office:value="5375800000" calcext:value-type="float">
            <text:p>537580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3-02" calcext:value-type="date">
            <text:p>2021-03-02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64" calcext:value-type="float">
            <text:p>664</text:p>
          </table:table-cell>
          <table:table-cell office:value-type="float" office:value="668" calcext:value-type="float">
            <text:p>668</text:p>
          </table:table-cell>
          <table:table-cell office:value-type="float" office:value="-3.19" calcext:value-type="float">
            <text:p>-3.19</text:p>
          </table:table-cell>
          <table:table-cell office:value-type="float" office:value="27915" calcext:value-type="float">
            <text:p>27915</text:p>
          </table:table-cell>
          <table:table-cell office:value-type="float" office:value="18809973" calcext:value-type="float">
            <text:p>18809973</text:p>
          </table:table-cell>
          <table:table-cell/>
          <table:table-cell office:value-type="float" office:value="17333.59" calcext:value-type="float">
            <text:p>17333.59</text:p>
          </table:table-cell>
          <table:table-cell office:value-type="float" office:value="17430.27" calcext:value-type="float">
            <text:p>17430.27</text:p>
          </table:table-cell>
          <table:table-cell office:value-type="float" office:value="16609.1" calcext:value-type="float">
            <text:p>16609.1</text:p>
          </table:table-cell>
          <table:table-cell office:value-type="float" office:value="16813.92" calcext:value-type="float">
            <text:p>16813.92</text:p>
          </table:table-cell>
          <table:table-cell office:value-type="float" office:value="751343000" calcext:value-type="float">
            <text:p>751343000</text:p>
          </table:table-cell>
          <table:table-cell/>
          <table:table-cell office:value-type="float" office:value="2523.45" calcext:value-type="float">
            <text:p>2523.45</text:p>
          </table:table-cell>
          <table:table-cell office:value-type="float" office:value="2529.64" calcext:value-type="float">
            <text:p>2529.64</text:p>
          </table:table-cell>
          <table:table-cell office:value-type="float" office:value="2437.25" calcext:value-type="float">
            <text:p>2437.25</text:p>
          </table:table-cell>
          <table:table-cell office:value-type="float" office:value="2455.33" calcext:value-type="float">
            <text:p>2455.33</text:p>
          </table:table-cell>
          <table:table-cell office:value-type="float" office:value="6119638669" calcext:value-type="float">
            <text:p>6119638669</text:p>
          </table:table-cell>
          <table:table-cell/>
          <table:table-cell office:value-type="float" office:value="454.27" calcext:value-type="float">
            <text:p>454.27</text:p>
          </table:table-cell>
          <table:table-cell office:value-type="float" office:value="455.51" calcext:value-type="float">
            <text:p>455.51</text:p>
          </table:table-cell>
          <table:table-cell office:value-type="float" office:value="440.51" calcext:value-type="float">
            <text:p>440.51</text:p>
          </table:table-cell>
          <table:table-cell office:value-type="float" office:value="443.95" calcext:value-type="float">
            <text:p>443.95</text:p>
          </table:table-cell>
          <table:table-cell office:value-type="float" office:value="6234930000" calcext:value-type="float">
            <text:p>623493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3" calcext:value-type="date">
            <text:p>2021-03-03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-2.84" calcext:value-type="float">
            <text:p>-2.84</text:p>
          </table:table-cell>
          <table:table-cell office:value-type="float" office:value="21417" calcext:value-type="float">
            <text:p>21417</text:p>
          </table:table-cell>
          <table:table-cell office:value-type="float" office:value="13929278" calcext:value-type="float">
            <text:p>13929278</text:p>
          </table:table-cell>
          <table:table-cell/>
          <table:table-cell office:value-type="float" office:value="16779.14" calcext:value-type="float">
            <text:p>16779.14</text:p>
          </table:table-cell>
          <table:table-cell office:value-type="float" office:value="16813.93" calcext:value-type="float">
            <text:p>16813.93</text:p>
          </table:table-cell>
          <table:table-cell office:value-type="float" office:value="16214.39" calcext:value-type="float">
            <text:p>16214.39</text:p>
          </table:table-cell>
          <table:table-cell office:value-type="float" office:value="16361.39" calcext:value-type="float">
            <text:p>16361.39</text:p>
          </table:table-cell>
          <table:table-cell office:value-type="float" office:value="836048000" calcext:value-type="float">
            <text:p>836048000</text:p>
          </table:table-cell>
          <table:table-cell/>
          <table:table-cell office:value-type="float" office:value="2449.23" calcext:value-type="float">
            <text:p>2449.23</text:p>
          </table:table-cell>
          <table:table-cell office:value-type="float" office:value="2428.88" calcext:value-type="float">
            <text:p>2428.88</text:p>
          </table:table-cell>
          <table:table-cell office:value-type="float" office:value="2391.4" calcext:value-type="float">
            <text:p>2391.4</text:p>
          </table:table-cell>
          <table:table-cell office:value-type="float" office:value="2416" calcext:value-type="float">
            <text:p>2416</text:p>
          </table:table-cell>
          <table:table-cell office:value-type="float" office:value="6254809442" calcext:value-type="float">
            <text:p>6254809442</text:p>
          </table:table-cell>
          <table:table-cell/>
          <table:table-cell office:value-type="float" office:value="442.26" calcext:value-type="float">
            <text:p>442.26</text:p>
          </table:table-cell>
          <table:table-cell office:value-type="float" office:value="437.7" calcext:value-type="float">
            <text:p>437.7</text:p>
          </table:table-cell>
          <table:table-cell office:value-type="float" office:value="431.44" calcext:value-type="float">
            <text:p>431.44</text:p>
          </table:table-cell>
          <table:table-cell office:value-type="float" office:value="436.8" calcext:value-type="float">
            <text:p>436.8</text:p>
          </table:table-cell>
          <table:table-cell office:value-type="float" office:value="6123940000" calcext:value-type="float">
            <text:p>612394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4" calcext:value-type="date">
            <text:p>2021-03-04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office:value-type="float" office:value="3.24" calcext:value-type="float">
            <text:p>3.24</text:p>
          </table:table-cell>
          <table:table-cell office:value-type="float" office:value="22880" calcext:value-type="float">
            <text:p>22880</text:p>
          </table:table-cell>
          <table:table-cell office:value-type="float" office:value="15245158" calcext:value-type="float">
            <text:p>15245158</text:p>
          </table:table-cell>
          <table:table-cell/>
          <table:table-cell office:value-type="float" office:value="16361.4" calcext:value-type="float">
            <text:p>16361.4</text:p>
          </table:table-cell>
          <table:table-cell office:value-type="float" office:value="16937.97" calcext:value-type="float">
            <text:p>16937.97</text:p>
          </table:table-cell>
          <table:table-cell office:value-type="float" office:value="16436.02" calcext:value-type="float">
            <text:p>16436.02</text:p>
          </table:table-cell>
          <table:table-cell office:value-type="float" office:value="16933.35" calcext:value-type="float">
            <text:p>16933.35</text:p>
          </table:table-cell>
          <table:table-cell office:value-type="float" office:value="490979000" calcext:value-type="float">
            <text:p>490979000</text:p>
          </table:table-cell>
          <table:table-cell/>
          <table:table-cell office:value-type="float" office:value="2425.2" calcext:value-type="float">
            <text:p>2425.2</text:p>
          </table:table-cell>
          <table:table-cell office:value-type="float" office:value="2506.68" calcext:value-type="float">
            <text:p>2506.68</text:p>
          </table:table-cell>
          <table:table-cell office:value-type="float" office:value="2427.25" calcext:value-type="float">
            <text:p>2427.25</text:p>
          </table:table-cell>
          <table:table-cell office:value-type="float" office:value="2506.68" calcext:value-type="float">
            <text:p>2506.68</text:p>
          </table:table-cell>
          <table:table-cell office:value-type="float" office:value="6058104317" calcext:value-type="float">
            <text:p>6058104317</text:p>
          </table:table-cell>
          <table:table-cell/>
          <table:table-cell office:value-type="float" office:value="440.08" calcext:value-type="float">
            <text:p>440.08</text:p>
          </table:table-cell>
          <table:table-cell office:value-type="float" office:value="451.46" calcext:value-type="float">
            <text:p>451.46</text:p>
          </table:table-cell>
          <table:table-cell office:value-type="float" office:value="438.19" calcext:value-type="float">
            <text:p>438.19</text:p>
          </table:table-cell>
          <table:table-cell office:value-type="float" office:value="451.46" calcext:value-type="float">
            <text:p>451.46</text:p>
          </table:table-cell>
          <table:table-cell office:value-type="float" office:value="5650810000" calcext:value-type="float">
            <text:p>5650810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7" calcext:value-type="date">
            <text:p>2021-03-07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661" calcext:value-type="float">
            <text:p>661</text:p>
          </table:table-cell>
          <table:table-cell office:value-type="float" office:value="669" calcext:value-type="float">
            <text:p>669</text:p>
          </table:table-cell>
          <table:table-cell office:value-type="float" office:value="-0.15" calcext:value-type="float">
            <text:p>-0.15</text:p>
          </table:table-cell>
          <table:table-cell office:value-type="float" office:value="24427" calcext:value-type="float">
            <text:p>24427</text:p>
          </table:table-cell>
          <table:table-cell office:value-type="float" office:value="16401512" calcext:value-type="float">
            <text:p>16401512</text:p>
          </table:table-cell>
          <table:table-cell/>
          <table:table-cell office:value-type="float" office:value="16966.83" calcext:value-type="float">
            <text:p>16966.83</text:p>
          </table:table-cell>
          <table:table-cell office:value-type="float" office:value="17078.52" calcext:value-type="float">
            <text:p>17078.52</text:p>
          </table:table-cell>
          <table:table-cell office:value-type="float" office:value="16598.82" calcext:value-type="float">
            <text:p>16598.82</text:p>
          </table:table-cell>
          <table:table-cell office:value-type="float" office:value="16627.03" calcext:value-type="float">
            <text:p>16627.03</text:p>
          </table:table-cell>
          <table:table-cell office:value-type="float" office:value="309353000" calcext:value-type="float">
            <text:p>309353000</text:p>
          </table:table-cell>
          <table:table-cell/>
          <table:table-cell office:value-type="float" office:value="2519.96" calcext:value-type="float">
            <text:p>2519.96</text:p>
          </table:table-cell>
          <table:table-cell office:value-type="float" office:value="2525.3" calcext:value-type="float">
            <text:p>2525.3</text:p>
          </table:table-cell>
          <table:table-cell office:value-type="float" office:value="2473.57" calcext:value-type="float">
            <text:p>2473.57</text:p>
          </table:table-cell>
          <table:table-cell office:value-type="float" office:value="2485.09" calcext:value-type="float">
            <text:p>2485.09</text:p>
          </table:table-cell>
          <table:table-cell office:value-type="float" office:value="5005466480" calcext:value-type="float">
            <text:p>5005466480</text:p>
          </table:table-cell>
          <table:table-cell/>
          <table:table-cell office:value-type="float" office:value="454.15" calcext:value-type="float">
            <text:p>454.15</text:p>
          </table:table-cell>
          <table:table-cell office:value-type="float" office:value="454.2" calcext:value-type="float">
            <text:p>454.2</text:p>
          </table:table-cell>
          <table:table-cell office:value-type="float" office:value="445.49" calcext:value-type="float">
            <text:p>445.49</text:p>
          </table:table-cell>
          <table:table-cell office:value-type="float" office:value="449.68" calcext:value-type="float">
            <text:p>449.68</text:p>
          </table:table-cell>
          <table:table-cell office:value-type="float" office:value="4880400000" calcext:value-type="float">
            <text:p>4880400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9" calcext:value-type="date">
            <text:p>2021-03-09</text:p>
          </table:table-cell>
          <table:table-cell office:value-type="float" office:value="665" calcext:value-type="float">
            <text:p>665</text:p>
          </table:table-cell>
          <table:table-cell office:value-type="float" office:value="673" calcext:value-type="float">
            <text:p>673</text:p>
          </table:table-cell>
          <table:table-cell office:value-type="float" office:value="656" calcext:value-type="float">
            <text:p>656</text:p>
          </table:table-cell>
          <table:table-cell office:value-type="float" office:value="659" calcext:value-type="float">
            <text:p>659</text:p>
          </table:table-cell>
          <table:table-cell office:value-type="float" office:value="-1.49" calcext:value-type="float">
            <text:p>-1.49</text:p>
          </table:table-cell>
          <table:table-cell office:value-type="float" office:value="14756" calcext:value-type="float">
            <text:p>14756</text:p>
          </table:table-cell>
          <table:table-cell office:value-type="float" office:value="9764165" calcext:value-type="float">
            <text:p>9764165</text:p>
          </table:table-cell>
          <table:table-cell/>
          <table:table-cell office:value-type="float" office:value="16745.45" calcext:value-type="float">
            <text:p>16745.45</text:p>
          </table:table-cell>
          <table:table-cell office:value-type="float" office:value="16754.11" calcext:value-type="float">
            <text:p>16754.11</text:p>
          </table:table-cell>
          <table:table-cell office:value-type="float" office:value="16360.47" calcext:value-type="float">
            <text:p>16360.47</text:p>
          </table:table-cell>
          <table:table-cell office:value-type="float" office:value="16425.47" calcext:value-type="float">
            <text:p>16425.47</text:p>
          </table:table-cell>
          <table:table-cell office:value-type="float" office:value="265604000" calcext:value-type="float">
            <text:p>265604000</text:p>
          </table:table-cell>
          <table:table-cell/>
          <table:table-cell table:number-columns-repeated="2" office:value-type="float" office:value="2494.05" calcext:value-type="float">
            <text:p>2494.05</text:p>
          </table:table-cell>
          <table:table-cell office:value-type="float" office:value="2453.53" calcext:value-type="float">
            <text:p>2453.53</text:p>
          </table:table-cell>
          <table:table-cell office:value-type="float" office:value="2461.88" calcext:value-type="float">
            <text:p>2461.88</text:p>
          </table:table-cell>
          <table:table-cell office:value-type="float" office:value="4752708147" calcext:value-type="float">
            <text:p>4752708147</text:p>
          </table:table-cell>
          <table:table-cell/>
          <table:table-cell table:number-columns-repeated="2" office:value-type="float" office:value="451.88" calcext:value-type="float">
            <text:p>451.88</text:p>
          </table:table-cell>
          <table:table-cell office:value-type="float" office:value="443.22" calcext:value-type="float">
            <text:p>443.22</text:p>
          </table:table-cell>
          <table:table-cell office:value-type="float" office:value="445.21" calcext:value-type="float">
            <text:p>445.21</text:p>
          </table:table-cell>
          <table:table-cell office:value-type="float" office:value="4567610000" calcext:value-type="float">
            <text:p>45676100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10" calcext:value-type="date">
            <text:p>2021-03-10</text:p>
          </table:table-cell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 office:value-type="float" office:value="-0.61" calcext:value-type="float">
            <text:p>-0.61</text:p>
          </table:table-cell>
          <table:table-cell office:value-type="float" office:value="13031" calcext:value-type="float">
            <text:p>13031</text:p>
          </table:table-cell>
          <table:table-cell office:value-type="float" office:value="8557503" calcext:value-type="float">
            <text:p>8557503</text:p>
          </table:table-cell>
          <table:table-cell/>
          <table:table-cell office:value-type="float" office:value="16463.73" calcext:value-type="float">
            <text:p>16463.73</text:p>
          </table:table-cell>
          <table:table-cell office:value-type="float" office:value="16501.51" calcext:value-type="float">
            <text:p>16501.51</text:p>
          </table:table-cell>
          <table:table-cell office:value-type="float" office:value="16211.1" calcext:value-type="float">
            <text:p>16211.1</text:p>
          </table:table-cell>
          <table:table-cell office:value-type="float" office:value="16296.64" calcext:value-type="float">
            <text:p>16296.64</text:p>
          </table:table-cell>
          <table:table-cell office:value-type="float" office:value="256025000" calcext:value-type="float">
            <text:p>256025000</text:p>
          </table:table-cell>
          <table:table-cell/>
          <table:table-cell office:value-type="float" office:value="2476.93" calcext:value-type="float">
            <text:p>2476.93</text:p>
          </table:table-cell>
          <table:table-cell office:value-type="float" office:value="2477.71" calcext:value-type="float">
            <text:p>2477.71</text:p>
          </table:table-cell>
          <table:table-cell office:value-type="float" office:value="2446.33" calcext:value-type="float">
            <text:p>2446.33</text:p>
          </table:table-cell>
          <table:table-cell office:value-type="float" office:value="2458.48" calcext:value-type="float">
            <text:p>2458.48</text:p>
          </table:table-cell>
          <table:table-cell office:value-type="float" office:value="4100406337" calcext:value-type="float">
            <text:p>4100406337</text:p>
          </table:table-cell>
          <table:table-cell/>
          <table:table-cell office:value-type="float" office:value="447.52" calcext:value-type="float">
            <text:p>447.52</text:p>
          </table:table-cell>
          <table:table-cell office:value-type="float" office:value="447.72" calcext:value-type="float">
            <text:p>447.72</text:p>
          </table:table-cell>
          <table:table-cell office:value-type="float" office:value="442.41" calcext:value-type="float">
            <text:p>442.41</text:p>
          </table:table-cell>
          <table:table-cell office:value-type="float" office:value="445.23" calcext:value-type="float">
            <text:p>445.23</text:p>
          </table:table-cell>
          <table:table-cell office:value-type="float" office:value="3892580000" calcext:value-type="float">
            <text:p>389258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14" calcext:value-type="date">
            <text:p>2021-03-14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-3.66" calcext:value-type="float">
            <text:p>-3.66</text:p>
          </table:table-cell>
          <table:table-cell office:value-type="float" office:value="25785" calcext:value-type="float">
            <text:p>25785</text:p>
          </table:table-cell>
          <table:table-cell office:value-type="float" office:value="16403820" calcext:value-type="float">
            <text:p>16403820</text:p>
          </table:table-cell>
          <table:table-cell/>
          <table:table-cell office:value-type="float" office:value="16291.81" calcext:value-type="float">
            <text:p>16291.81</text:p>
          </table:table-cell>
          <table:table-cell office:value-type="float" office:value="16335.15" calcext:value-type="float">
            <text:p>16335.15</text:p>
          </table:table-cell>
          <table:table-cell office:value-type="float" office:value="15772.28" calcext:value-type="float">
            <text:p>15772.28</text:p>
          </table:table-cell>
          <table:table-cell office:value-type="float" office:value="15842.75" calcext:value-type="float">
            <text:p>15842.75</text:p>
          </table:table-cell>
          <table:table-cell office:value-type="float" office:value="450805000" calcext:value-type="float">
            <text:p>450805000</text:p>
          </table:table-cell>
          <table:table-cell/>
          <table:table-cell office:value-type="float" office:value="2466.26" calcext:value-type="float">
            <text:p>2466.26</text:p>
          </table:table-cell>
          <table:table-cell office:value-type="float" office:value="2467.2" calcext:value-type="float">
            <text:p>2467.2</text:p>
          </table:table-cell>
          <table:table-cell office:value-type="float" office:value="2397.52" calcext:value-type="float">
            <text:p>2397.52</text:p>
          </table:table-cell>
          <table:table-cell office:value-type="float" office:value="2407.25" calcext:value-type="float">
            <text:p>2407.25</text:p>
          </table:table-cell>
          <table:table-cell office:value-type="float" office:value="4952722195" calcext:value-type="float">
            <text:p>4952722195</text:p>
          </table:table-cell>
          <table:table-cell/>
          <table:table-cell table:number-columns-repeated="2" office:value-type="float" office:value="448.06" calcext:value-type="float">
            <text:p>448.06</text:p>
          </table:table-cell>
          <table:table-cell office:value-type="float" office:value="433.06" calcext:value-type="float">
            <text:p>433.06</text:p>
          </table:table-cell>
          <table:table-cell office:value-type="float" office:value="435.13" calcext:value-type="float">
            <text:p>435.13</text:p>
          </table:table-cell>
          <table:table-cell office:value-type="float" office:value="4780390000" calcext:value-type="float">
            <text:p>47803900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15" calcext:value-type="date">
            <text:p>2021-03-15</text:p>
          </table:table-cell>
          <table:table-cell office:value-type="float" office:value="626" calcext:value-type="float">
            <text:p>626</text:p>
          </table:table-cell>
          <table:table-cell office:value-type="float" office:value="643" calcext:value-type="float">
            <text:p>643</text:p>
          </table:table-cell>
          <table:table-cell office:value-type="float" office:value="622" calcext:value-type="float">
            <text:p>622</text:p>
          </table:table-cell>
          <table:table-cell office:value-type="float" office:value="627" calcext:value-type="float">
            <text:p>627</text:p>
          </table:table-cell>
          <table:table-cell office:value-type="float" office:value="-0.63" calcext:value-type="float">
            <text:p>-0.63</text:p>
          </table:table-cell>
          <table:table-cell office:value-type="float" office:value="12897" calcext:value-type="float">
            <text:p>12897</text:p>
          </table:table-cell>
          <table:table-cell office:value-type="float" office:value="8110310" calcext:value-type="float">
            <text:p>8110310</text:p>
          </table:table-cell>
          <table:table-cell/>
          <table:table-cell office:value-type="float" office:value="15808.93" calcext:value-type="float">
            <text:p>15808.93</text:p>
          </table:table-cell>
          <table:table-cell office:value-type="float" office:value="16055.29" calcext:value-type="float">
            <text:p>16055.29</text:p>
          </table:table-cell>
          <table:table-cell office:value-type="float" office:value="15607.64" calcext:value-type="float">
            <text:p>15607.64</text:p>
          </table:table-cell>
          <table:table-cell office:value-type="float" office:value="15721.69" calcext:value-type="float">
            <text:p>15721.69</text:p>
          </table:table-cell>
          <table:table-cell office:value-type="float" office:value="300118000" calcext:value-type="float">
            <text:p>300118000</text:p>
          </table:table-cell>
          <table:table-cell/>
          <table:table-cell office:value-type="float" office:value="2418.51" calcext:value-type="float">
            <text:p>2418.51</text:p>
          </table:table-cell>
          <table:table-cell office:value-type="float" office:value="2432.17" calcext:value-type="float">
            <text:p>2432.17</text:p>
          </table:table-cell>
          <table:table-cell office:value-type="float" office:value="2380.16" calcext:value-type="float">
            <text:p>2380.16</text:p>
          </table:table-cell>
          <table:table-cell office:value-type="float" office:value="2389.19" calcext:value-type="float">
            <text:p>2389.19</text:p>
          </table:table-cell>
          <table:table-cell office:value-type="float" office:value="4248424066" calcext:value-type="float">
            <text:p>4248424066</text:p>
          </table:table-cell>
          <table:table-cell/>
          <table:table-cell office:value-type="float" office:value="436.44" calcext:value-type="float">
            <text:p>436.44</text:p>
          </table:table-cell>
          <table:table-cell office:value-type="float" office:value="437.75" calcext:value-type="float">
            <text:p>437.75</text:p>
          </table:table-cell>
          <table:table-cell office:value-type="float" office:value="429.3" calcext:value-type="float">
            <text:p>429.3</text:p>
          </table:table-cell>
          <table:table-cell office:value-type="float" office:value="430.05" calcext:value-type="float">
            <text:p>430.05</text:p>
          </table:table-cell>
          <table:table-cell office:value-type="float" office:value="3745430000" calcext:value-type="float">
            <text:p>3745430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16" calcext:value-type="date">
            <text:p>2021-03-16</text:p>
          </table:table-cell>
          <table:table-cell office:value-type="float" office:value="630" calcext:value-type="float">
            <text:p>630</text:p>
          </table:table-cell>
          <table:table-cell office:value-type="float" office:value="642" calcext:value-type="float">
            <text:p>642</text:p>
          </table:table-cell>
          <table:table-cell office:value-type="float" office:value="621" calcext:value-type="float">
            <text:p>621</text:p>
          </table:table-cell>
          <table:table-cell office:value-type="float" office:value="631" calcext:value-type="float">
            <text:p>631</text:p>
          </table:table-cell>
          <table:table-cell office:value-type="float" office:value="0.64" calcext:value-type="float">
            <text:p>0.64</text:p>
          </table:table-cell>
          <table:table-cell office:value-type="float" office:value="13046" calcext:value-type="float">
            <text:p>13046</text:p>
          </table:table-cell>
          <table:table-cell office:value-type="float" office:value="8224614" calcext:value-type="float">
            <text:p>8224614</text:p>
          </table:table-cell>
          <table:table-cell/>
          <table:table-cell table:number-columns-repeated="2" office:value-type="float" office:value="16062.58" calcext:value-type="float">
            <text:p>16062.58</text:p>
          </table:table-cell>
          <table:table-cell office:value-type="float" office:value="15542.32" calcext:value-type="float">
            <text:p>15542.32</text:p>
          </table:table-cell>
          <table:table-cell office:value-type="float" office:value="15951.98" calcext:value-type="float">
            <text:p>15951.98</text:p>
          </table:table-cell>
          <table:table-cell office:value-type="float" office:value="351824000" calcext:value-type="float">
            <text:p>351824000</text:p>
          </table:table-cell>
          <table:table-cell/>
          <table:table-cell office:value-type="float" office:value="2400.04" calcext:value-type="float">
            <text:p>2400.04</text:p>
          </table:table-cell>
          <table:table-cell office:value-type="float" office:value="2416.84" calcext:value-type="float">
            <text:p>2416.84</text:p>
          </table:table-cell>
          <table:table-cell office:value-type="float" office:value="2369.66" calcext:value-type="float">
            <text:p>2369.66</text:p>
          </table:table-cell>
          <table:table-cell office:value-type="float" office:value="2391.74" calcext:value-type="float">
            <text:p>2391.74</text:p>
          </table:table-cell>
          <table:table-cell office:value-type="float" office:value="3375699339" calcext:value-type="float">
            <text:p>3375699339</text:p>
          </table:table-cell>
          <table:table-cell/>
          <table:table-cell office:value-type="float" office:value="432.68" calcext:value-type="float">
            <text:p>432.68</text:p>
          </table:table-cell>
          <table:table-cell office:value-type="float" office:value="434.85" calcext:value-type="float">
            <text:p>434.85</text:p>
          </table:table-cell>
          <table:table-cell office:value-type="float" office:value="426.69" calcext:value-type="float">
            <text:p>426.69</text:p>
          </table:table-cell>
          <table:table-cell office:value-type="float" office:value="430.49" calcext:value-type="float">
            <text:p>430.49</text:p>
          </table:table-cell>
          <table:table-cell office:value-type="float" office:value="3388740000" calcext:value-type="float">
            <text:p>338874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17" calcext:value-type="date">
            <text:p>2021-03-17</text:p>
          </table:table-cell>
          <table:table-cell office:value-type="float" office:value="636" calcext:value-type="float">
            <text:p>636</text:p>
          </table:table-cell>
          <table:table-cell office:value-type="float" office:value="642" calcext:value-type="float">
            <text:p>642</text:p>
          </table:table-cell>
          <table:table-cell office:value-type="float" office:value="632" calcext:value-type="float">
            <text:p>632</text:p>
          </table:table-cell>
          <table:table-cell office:value-type="float" office:value="638" calcext:value-type="float">
            <text:p>638</text:p>
          </table:table-cell>
          <table:table-cell office:value-type="float" office:value="1.11" calcext:value-type="float">
            <text:p>1.11</text:p>
          </table:table-cell>
          <table:table-cell office:value-type="float" office:value="13407" calcext:value-type="float">
            <text:p>13407</text:p>
          </table:table-cell>
          <table:table-cell office:value-type="float" office:value="8537964" calcext:value-type="float">
            <text:p>8537964</text:p>
          </table:table-cell>
          <table:table-cell/>
          <table:table-cell office:value-type="float" office:value="16024.37" calcext:value-type="float">
            <text:p>16024.37</text:p>
          </table:table-cell>
          <table:table-cell office:value-type="float" office:value="16324.55" calcext:value-type="float">
            <text:p>16324.55</text:p>
          </table:table-cell>
          <table:table-cell office:value-type="float" office:value="15929.38" calcext:value-type="float">
            <text:p>15929.38</text:p>
          </table:table-cell>
          <table:table-cell office:value-type="float" office:value="16324.55" calcext:value-type="float">
            <text:p>16324.55</text:p>
          </table:table-cell>
          <table:table-cell office:value-type="float" office:value="346151000" calcext:value-type="float">
            <text:p>346151000</text:p>
          </table:table-cell>
          <table:table-cell/>
          <table:table-cell office:value-type="float" office:value="2399.21" calcext:value-type="float">
            <text:p>2399.21</text:p>
          </table:table-cell>
          <table:table-cell office:value-type="float" office:value="2432.14" calcext:value-type="float">
            <text:p>2432.14</text:p>
          </table:table-cell>
          <table:table-cell office:value-type="float" office:value="2390.42" calcext:value-type="float">
            <text:p>2390.42</text:p>
          </table:table-cell>
          <table:table-cell office:value-type="float" office:value="2432.14" calcext:value-type="float">
            <text:p>2432.14</text:p>
          </table:table-cell>
          <table:table-cell office:value-type="float" office:value="3374552178" calcext:value-type="float">
            <text:p>3374552178</text:p>
          </table:table-cell>
          <table:table-cell/>
          <table:table-cell office:value-type="float" office:value="432.67" calcext:value-type="float">
            <text:p>432.67</text:p>
          </table:table-cell>
          <table:table-cell office:value-type="float" office:value="438.6" calcext:value-type="float">
            <text:p>438.6</text:p>
          </table:table-cell>
          <table:table-cell office:value-type="float" office:value="430.24" calcext:value-type="float">
            <text:p>430.24</text:p>
          </table:table-cell>
          <table:table-cell office:value-type="float" office:value="438.6" calcext:value-type="float">
            <text:p>438.6</text:p>
          </table:table-cell>
          <table:table-cell office:value-type="float" office:value="3275660000" calcext:value-type="float">
            <text:p>327566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18" calcext:value-type="date">
            <text:p>2021-03-18</text:p>
          </table:table-cell>
          <table:table-cell office:value-type="float" office:value="638" calcext:value-type="float">
            <text:p>638</text:p>
          </table:table-cell>
          <table:table-cell office:value-type="float" office:value="662" calcext:value-type="float">
            <text:p>662</text:p>
          </table:table-cell>
          <table:table-cell office:value-type="float" office:value="632" calcext:value-type="float">
            <text:p>632</text:p>
          </table:table-cell>
          <table:table-cell office:value-type="float" office:value="657" calcext:value-type="float">
            <text:p>657</text:p>
          </table:table-cell>
          <table:table-cell office:value-type="float" office:value="2.98" calcext:value-type="float">
            <text:p>2.98</text:p>
          </table:table-cell>
          <table:table-cell office:value-type="float" office:value="17103" calcext:value-type="float">
            <text:p>17103</text:p>
          </table:table-cell>
          <table:table-cell office:value-type="float" office:value="11191162" calcext:value-type="float">
            <text:p>11191162</text:p>
          </table:table-cell>
          <table:table-cell/>
          <table:table-cell office:value-type="float" office:value="16093.93" calcext:value-type="float">
            <text:p>16093.93</text:p>
          </table:table-cell>
          <table:table-cell office:value-type="float" office:value="16740.02" calcext:value-type="float">
            <text:p>16740.02</text:p>
          </table:table-cell>
          <table:table-cell office:value-type="float" office:value="16093.93" calcext:value-type="float">
            <text:p>16093.93</text:p>
          </table:table-cell>
          <table:table-cell office:value-type="float" office:value="16740.02" calcext:value-type="float">
            <text:p>16740.02</text:p>
          </table:table-cell>
          <table:table-cell office:value-type="float" office:value="322429000" calcext:value-type="float">
            <text:p>322429000</text:p>
          </table:table-cell>
          <table:table-cell/>
          <table:table-cell office:value-type="float" office:value="2448.72" calcext:value-type="float">
            <text:p>2448.72</text:p>
          </table:table-cell>
          <table:table-cell office:value-type="float" office:value="2476.36" calcext:value-type="float">
            <text:p>2476.36</text:p>
          </table:table-cell>
          <table:table-cell office:value-type="float" office:value="2441.65" calcext:value-type="float">
            <text:p>2441.65</text:p>
          </table:table-cell>
          <table:table-cell office:value-type="float" office:value="2475.09" calcext:value-type="float">
            <text:p>2475.09</text:p>
          </table:table-cell>
          <table:table-cell office:value-type="float" office:value="4661792187" calcext:value-type="float">
            <text:p>4661792187</text:p>
          </table:table-cell>
          <table:table-cell/>
          <table:table-cell office:value-type="float" office:value="443.21" calcext:value-type="float">
            <text:p>443.21</text:p>
          </table:table-cell>
          <table:table-cell office:value-type="float" office:value="445.17" calcext:value-type="float">
            <text:p>445.17</text:p>
          </table:table-cell>
          <table:table-cell office:value-type="float" office:value="440.1" calcext:value-type="float">
            <text:p>440.1</text:p>
          </table:table-cell>
          <table:table-cell office:value-type="float" office:value="444.15" calcext:value-type="float">
            <text:p>444.15</text:p>
          </table:table-cell>
          <table:table-cell office:value-type="float" office:value="5118210000" calcext:value-type="float">
            <text:p>5118210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21" calcext:value-type="date">
            <text:p>2021-03-21</text:p>
          </table:table-cell>
          <table:table-cell office:value-type="float" office:value="657" calcext:value-type="float">
            <text:p>657</text:p>
          </table:table-cell>
          <table:table-cell office:value-type="float" office:value="681" calcext:value-type="float">
            <text:p>681</text:p>
          </table:table-cell>
          <table:table-cell office:value-type="float" office:value="657" calcext:value-type="float">
            <text:p>657</text:p>
          </table:table-cell>
          <table:table-cell office:value-type="float" office:value="680" calcext:value-type="float">
            <text:p>680</text:p>
          </table:table-cell>
          <table:table-cell office:value-type="float" office:value="3.5" calcext:value-type="float">
            <text:p>3.5</text:p>
          </table:table-cell>
          <table:table-cell office:value-type="float" office:value="24571" calcext:value-type="float">
            <text:p>24571</text:p>
          </table:table-cell>
          <table:table-cell office:value-type="float" office:value="16541159" calcext:value-type="float">
            <text:p>16541159</text:p>
          </table:table-cell>
          <table:table-cell/>
          <table:table-cell office:value-type="float" office:value="16785.24" calcext:value-type="float">
            <text:p>16785.24</text:p>
          </table:table-cell>
          <table:table-cell office:value-type="float" office:value="17482.79" calcext:value-type="float">
            <text:p>17482.79</text:p>
          </table:table-cell>
          <table:table-cell office:value-type="float" office:value="16785.24" calcext:value-type="float">
            <text:p>16785.24</text:p>
          </table:table-cell>
          <table:table-cell office:value-type="float" office:value="17482.79" calcext:value-type="float">
            <text:p>17482.79</text:p>
          </table:table-cell>
          <table:table-cell office:value-type="float" office:value="624760000" calcext:value-type="float">
            <text:p>624760000</text:p>
          </table:table-cell>
          <table:table-cell/>
          <table:table-cell office:value-type="float" office:value="2494.48" calcext:value-type="float">
            <text:p>2494.48</text:p>
          </table:table-cell>
          <table:table-cell office:value-type="float" office:value="2538.46" calcext:value-type="float">
            <text:p>2538.46</text:p>
          </table:table-cell>
          <table:table-cell office:value-type="float" office:value="2492.9" calcext:value-type="float">
            <text:p>2492.9</text:p>
          </table:table-cell>
          <table:table-cell office:value-type="float" office:value="2538.46" calcext:value-type="float">
            <text:p>2538.46</text:p>
          </table:table-cell>
          <table:table-cell office:value-type="float" office:value="5919824569" calcext:value-type="float">
            <text:p>5919824569</text:p>
          </table:table-cell>
          <table:table-cell/>
          <table:table-cell office:value-type="float" office:value="447.39" calcext:value-type="float">
            <text:p>447.39</text:p>
          </table:table-cell>
          <table:table-cell office:value-type="float" office:value="453.59" calcext:value-type="float">
            <text:p>453.59</text:p>
          </table:table-cell>
          <table:table-cell office:value-type="float" office:value="446.74" calcext:value-type="float">
            <text:p>446.74</text:p>
          </table:table-cell>
          <table:table-cell office:value-type="float" office:value="453.59" calcext:value-type="float">
            <text:p>453.59</text:p>
          </table:table-cell>
          <table:table-cell office:value-type="float" office:value="6163170000" calcext:value-type="float">
            <text:p>6163170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22" calcext:value-type="date">
            <text:p>2021-03-22</text:p>
          </table:table-cell>
          <table:table-cell office:value-type="float" office:value="685" calcext:value-type="float">
            <text:p>685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-1.91" calcext:value-type="float">
            <text:p>-1.91</text:p>
          </table:table-cell>
          <table:table-cell office:value-type="float" office:value="19965" calcext:value-type="float">
            <text:p>19965</text:p>
          </table:table-cell>
          <table:table-cell office:value-type="float" office:value="13380895" calcext:value-type="float">
            <text:p>13380895</text:p>
          </table:table-cell>
          <table:table-cell/>
          <table:table-cell office:value-type="float" office:value="17844.96" calcext:value-type="float">
            <text:p>17844.96</text:p>
          </table:table-cell>
          <table:table-cell office:value-type="float" office:value="17878.73" calcext:value-type="float">
            <text:p>17878.73</text:p>
          </table:table-cell>
          <table:table-cell office:value-type="float" office:value="17125.63" calcext:value-type="float">
            <text:p>17125.63</text:p>
          </table:table-cell>
          <table:table-cell office:value-type="float" office:value="17166.83" calcext:value-type="float">
            <text:p>17166.83</text:p>
          </table:table-cell>
          <table:table-cell office:value-type="float" office:value="486925000" calcext:value-type="float">
            <text:p>486925000</text:p>
          </table:table-cell>
          <table:table-cell/>
          <table:table-cell office:value-type="float" office:value="2564.07" calcext:value-type="float">
            <text:p>2564.07</text:p>
          </table:table-cell>
          <table:table-cell office:value-type="float" office:value="2568.07" calcext:value-type="float">
            <text:p>2568.07</text:p>
          </table:table-cell>
          <table:table-cell office:value-type="float" office:value="2509.38" calcext:value-type="float">
            <text:p>2509.38</text:p>
          </table:table-cell>
          <table:table-cell office:value-type="float" office:value="2514.39" calcext:value-type="float">
            <text:p>2514.39</text:p>
          </table:table-cell>
          <table:table-cell office:value-type="float" office:value="5351353625" calcext:value-type="float">
            <text:p>5351353625</text:p>
          </table:table-cell>
          <table:table-cell/>
          <table:table-cell office:value-type="float" office:value="456.72" calcext:value-type="float">
            <text:p>456.72</text:p>
          </table:table-cell>
          <table:table-cell office:value-type="float" office:value="458.54" calcext:value-type="float">
            <text:p>458.54</text:p>
          </table:table-cell>
          <table:table-cell office:value-type="float" office:value="447.35" calcext:value-type="float">
            <text:p>447.35</text:p>
          </table:table-cell>
          <table:table-cell office:value-type="float" office:value="448.8" calcext:value-type="float">
            <text:p>448.8</text:p>
          </table:table-cell>
          <table:table-cell office:value-type="float" office:value="5650790000" calcext:value-type="float">
            <text:p>56507900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23" calcext:value-type="date">
            <text:p>2021-03-23</text:p>
          </table:table-cell>
          <table:table-cell office:value-type="float" office:value="660" calcext:value-type="float">
            <text:p>660</text:p>
          </table:table-cell>
          <table:table-cell office:value-type="float" office:value="667" calcext:value-type="float">
            <text:p>667</text:p>
          </table:table-cell>
          <table:table-cell office:value-type="float" office:value="650" calcext:value-type="float">
            <text:p>650</text:p>
          </table:table-cell>
          <table:table-cell office:value-type="float" office:value="664" calcext:value-type="float">
            <text:p>664</text:p>
          </table:table-cell>
          <table:table-cell office:value-type="float" office:value="-0.45" calcext:value-type="float">
            <text:p>-0.45</text:p>
          </table:table-cell>
          <table:table-cell office:value-type="float" office:value="9797" calcext:value-type="float">
            <text:p>9797</text:p>
          </table:table-cell>
          <table:table-cell office:value-type="float" office:value="6471400" calcext:value-type="float">
            <text:p>6471400</text:p>
          </table:table-cell>
          <table:table-cell/>
          <table:table-cell office:value-type="float" office:value="17184.22" calcext:value-type="float">
            <text:p>17184.22</text:p>
          </table:table-cell>
          <table:table-cell office:value-type="float" office:value="17212.05" calcext:value-type="float">
            <text:p>17212.05</text:p>
          </table:table-cell>
          <table:table-cell office:value-type="float" office:value="16944.78" calcext:value-type="float">
            <text:p>16944.78</text:p>
          </table:table-cell>
          <table:table-cell office:value-type="float" office:value="17068.05" calcext:value-type="float">
            <text:p>17068.05</text:p>
          </table:table-cell>
          <table:table-cell office:value-type="float" office:value="329828000" calcext:value-type="float">
            <text:p>329828000</text:p>
          </table:table-cell>
          <table:table-cell/>
          <table:table-cell office:value-type="float" office:value="2524.43" calcext:value-type="float">
            <text:p>2524.43</text:p>
          </table:table-cell>
          <table:table-cell office:value-type="float" office:value="2531.04" calcext:value-type="float">
            <text:p>2531.04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2528.95" calcext:value-type="float">
            <text:p>2528.95</text:p>
          </table:table-cell>
          <table:table-cell office:value-type="float" office:value="5141897169" calcext:value-type="float">
            <text:p>5141897169</text:p>
          </table:table-cell>
          <table:table-cell/>
          <table:table-cell office:value-type="float" office:value="450.76" calcext:value-type="float">
            <text:p>450.76</text:p>
          </table:table-cell>
          <table:table-cell office:value-type="float" office:value="450.83" calcext:value-type="float">
            <text:p>450.83</text:p>
          </table:table-cell>
          <table:table-cell office:value-type="float" office:value="445.08" calcext:value-type="float">
            <text:p>445.08</text:p>
          </table:table-cell>
          <table:table-cell office:value-type="float" office:value="448.89" calcext:value-type="float">
            <text:p>448.89</text:p>
          </table:table-cell>
          <table:table-cell office:value-type="float" office:value="4876630000" calcext:value-type="float">
            <text:p>487663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662" calcext:value-type="float">
            <text:p>662</text:p>
          </table:table-cell>
          <table:table-cell office:value-type="float" office:value="674" calcext:value-type="float">
            <text:p>674</text:p>
          </table:table-cell>
          <table:table-cell office:value-type="float" office:value="656" calcext:value-type="float">
            <text:p>656</text:p>
          </table:table-cell>
          <table:table-cell office:value-type="float" office:value="670" calcext:value-type="float">
            <text:p>670</text:p>
          </table:table-cell>
          <table:table-cell office:value-type="float" office:value="0.9" calcext:value-type="float">
            <text:p>0.9</text:p>
          </table:table-cell>
          <table:table-cell office:value-type="float" office:value="13087" calcext:value-type="float">
            <text:p>13087</text:p>
          </table:table-cell>
          <table:table-cell office:value-type="float" office:value="8720960" calcext:value-type="float">
            <text:p>8720960</text:p>
          </table:table-cell>
          <table:table-cell/>
          <table:table-cell office:value-type="float" office:value="17127.31" calcext:value-type="float">
            <text:p>17127.31</text:p>
          </table:table-cell>
          <table:table-cell office:value-type="float" office:value="17291.61" calcext:value-type="float">
            <text:p>17291.61</text:p>
          </table:table-cell>
          <table:table-cell office:value-type="float" office:value="17062.95" calcext:value-type="float">
            <text:p>17062.95</text:p>
          </table:table-cell>
          <table:table-cell office:value-type="float" office:value="17209.27" calcext:value-type="float">
            <text:p>17209.27</text:p>
          </table:table-cell>
          <table:table-cell office:value-type="float" office:value="304421000" calcext:value-type="float">
            <text:p>304421000</text:p>
          </table:table-cell>
          <table:table-cell/>
          <table:table-cell office:value-type="float" office:value="2550.07" calcext:value-type="float">
            <text:p>2550.07</text:p>
          </table:table-cell>
          <table:table-cell office:value-type="float" office:value="2570.26" calcext:value-type="float">
            <text:p>2570.26</text:p>
          </table:table-cell>
          <table:table-cell office:value-type="float" office:value="2550.07" calcext:value-type="float">
            <text:p>2550.07</text:p>
          </table:table-cell>
          <table:table-cell office:value-type="float" office:value="2570.25" calcext:value-type="float">
            <text:p>2570.25</text:p>
          </table:table-cell>
          <table:table-cell office:value-type="float" office:value="6674423941" calcext:value-type="float">
            <text:p>6674423941</text:p>
          </table:table-cell>
          <table:table-cell/>
          <table:table-cell office:value-type="float" office:value="453.45" calcext:value-type="float">
            <text:p>453.45</text:p>
          </table:table-cell>
          <table:table-cell office:value-type="float" office:value="455.95" calcext:value-type="float">
            <text:p>455.95</text:p>
          </table:table-cell>
          <table:table-cell office:value-type="float" office:value="451.31" calcext:value-type="float">
            <text:p>451.31</text:p>
          </table:table-cell>
          <table:table-cell office:value-type="float" office:value="455.95" calcext:value-type="float">
            <text:p>455.95</text:p>
          </table:table-cell>
          <table:table-cell office:value-type="float" office:value="6729140000" calcext:value-type="float">
            <text:p>67291400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25" calcext:value-type="date">
            <text:p>2021-03-25</text:p>
          </table:table-cell>
          <table:table-cell office:value-type="float" office:value="637" calcext:value-type="float">
            <text:p>637</text:p>
          </table:table-cell>
          <table:table-cell office:value-type="float" office:value="695" calcext:value-type="float">
            <text:p>695</text:p>
          </table:table-cell>
          <table:table-cell office:value-type="float" office:value="637" calcext:value-type="float">
            <text:p>637</text:p>
          </table:table-cell>
          <table:table-cell office:value-type="float" office:value="665" calcext:value-type="float">
            <text:p>665</text:p>
          </table:table-cell>
          <table:table-cell office:value-type="float" office:value="-0.75" calcext:value-type="float">
            <text:p>-0.75</text:p>
          </table:table-cell>
          <table:table-cell office:value-type="float" office:value="24890" calcext:value-type="float">
            <text:p>24890</text:p>
          </table:table-cell>
          <table:table-cell office:value-type="float" office:value="16735646" calcext:value-type="float">
            <text:p>16735646</text:p>
          </table:table-cell>
          <table:table-cell/>
          <table:table-cell office:value-type="float" office:value="16983.5" calcext:value-type="float">
            <text:p>16983.5</text:p>
          </table:table-cell>
          <table:table-cell office:value-type="float" office:value="17395.15" calcext:value-type="float">
            <text:p>17395.15</text:p>
          </table:table-cell>
          <table:table-cell office:value-type="float" office:value="16968.75" calcext:value-type="float">
            <text:p>16968.75</text:p>
          </table:table-cell>
          <table:table-cell office:value-type="float" office:value="17039.47" calcext:value-type="float">
            <text:p>17039.47</text:p>
          </table:table-cell>
          <table:table-cell office:value-type="float" office:value="420125000" calcext:value-type="float">
            <text:p>420125000</text:p>
          </table:table-cell>
          <table:table-cell/>
          <table:table-cell office:value-type="float" office:value="2584.79" calcext:value-type="float">
            <text:p>2584.79</text:p>
          </table:table-cell>
          <table:table-cell office:value-type="float" office:value="2594.25" calcext:value-type="float">
            <text:p>2594.25</text:p>
          </table:table-cell>
          <table:table-cell office:value-type="float" office:value="2544.15" calcext:value-type="float">
            <text:p>2544.15</text:p>
          </table:table-cell>
          <table:table-cell office:value-type="float" office:value="2548.97" calcext:value-type="float">
            <text:p>2548.97</text:p>
          </table:table-cell>
          <table:table-cell office:value-type="float" office:value="6500806040" calcext:value-type="float">
            <text:p>6500806040</text:p>
          </table:table-cell>
          <table:table-cell/>
          <table:table-cell office:value-type="float" office:value="458.39" calcext:value-type="float">
            <text:p>458.39</text:p>
          </table:table-cell>
          <table:table-cell office:value-type="float" office:value="458.88" calcext:value-type="float">
            <text:p>458.88</text:p>
          </table:table-cell>
          <table:table-cell office:value-type="float" office:value="449.82" calcext:value-type="float">
            <text:p>449.82</text:p>
          </table:table-cell>
          <table:table-cell office:value-type="float" office:value="450.31" calcext:value-type="float">
            <text:p>450.31</text:p>
          </table:table-cell>
          <table:table-cell office:value-type="float" office:value="5962170000" calcext:value-type="float">
            <text:p>596217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658" calcext:value-type="float">
            <text:p>658</text:p>
          </table:table-cell>
          <table:table-cell office:value-type="float" office:value="678" calcext:value-type="float">
            <text:p>678</text:p>
          </table:table-cell>
          <table:table-cell office:value-type="float" office:value="658" calcext:value-type="float">
            <text:p>658</text:p>
          </table:table-cell>
          <table:table-cell office:value-type="float" office:value="674" calcext:value-type="float">
            <text:p>674</text:p>
          </table:table-cell>
          <table:table-cell office:value-type="float" office:value="1.35" calcext:value-type="float">
            <text:p>1.35</text:p>
          </table:table-cell>
          <table:table-cell office:value-type="float" office:value="23483" calcext:value-type="float">
            <text:p>23483</text:p>
          </table:table-cell>
          <table:table-cell office:value-type="float" office:value="15730057" calcext:value-type="float">
            <text:p>15730057</text:p>
          </table:table-cell>
          <table:table-cell/>
          <table:table-cell office:value-type="float" office:value="16946.09" calcext:value-type="float">
            <text:p>16946.09</text:p>
          </table:table-cell>
          <table:table-cell office:value-type="float" office:value="17101.7" calcext:value-type="float">
            <text:p>17101.7</text:p>
          </table:table-cell>
          <table:table-cell office:value-type="float" office:value="16911.81" calcext:value-type="float">
            <text:p>16911.81</text:p>
          </table:table-cell>
          <table:table-cell office:value-type="float" office:value="17008.82" calcext:value-type="float">
            <text:p>17008.82</text:p>
          </table:table-cell>
          <table:table-cell office:value-type="float" office:value="176107000" calcext:value-type="float">
            <text:p>176107000</text:p>
          </table:table-cell>
          <table:table-cell/>
          <table:table-cell office:value-type="float" office:value="2558.23" calcext:value-type="float">
            <text:p>2558.23</text:p>
          </table:table-cell>
          <table:table-cell office:value-type="float" office:value="2562.03" calcext:value-type="float">
            <text:p>2562.03</text:p>
          </table:table-cell>
          <table:table-cell office:value-type="float" office:value="2537.82" calcext:value-type="float">
            <text:p>2537.82</text:p>
          </table:table-cell>
          <table:table-cell office:value-type="float" office:value="2543.52" calcext:value-type="float">
            <text:p>2543.52</text:p>
          </table:table-cell>
          <table:table-cell office:value-type="float" office:value="4410345030" calcext:value-type="float">
            <text:p>4410345030</text:p>
          </table:table-cell>
          <table:table-cell/>
          <table:table-cell office:value-type="float" office:value="450.72" calcext:value-type="float">
            <text:p>450.72</text:p>
          </table:table-cell>
          <table:table-cell office:value-type="float" office:value="452.43" calcext:value-type="float">
            <text:p>452.43</text:p>
          </table:table-cell>
          <table:table-cell office:value-type="float" office:value="448.19" calcext:value-type="float">
            <text:p>448.19</text:p>
          </table:table-cell>
          <table:table-cell office:value-type="float" office:value="449.92" calcext:value-type="float">
            <text:p>449.92</text:p>
          </table:table-cell>
          <table:table-cell office:value-type="float" office:value="3892770000" calcext:value-type="float">
            <text:p>38927700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707" calcext:value-type="float">
            <text:p>707</text:p>
          </table:table-cell>
          <table:table-cell office:value-type="float" office:value="734" calcext:value-type="float">
            <text:p>734</text:p>
          </table:table-cell>
          <table:table-cell office:value-type="float" office:value="680" calcext:value-type="float">
            <text:p>680</text:p>
          </table:table-cell>
          <table:table-cell office:value-type="float" office:value="710" calcext:value-type="float">
            <text:p>710</text:p>
          </table:table-cell>
          <table:table-cell office:value-type="float" office:value="5.34" calcext:value-type="float">
            <text:p>5.34</text:p>
          </table:table-cell>
          <table:table-cell office:value-type="float" office:value="78643" calcext:value-type="float">
            <text:p>78643</text:p>
          </table:table-cell>
          <table:table-cell office:value-type="float" office:value="55627562" calcext:value-type="float">
            <text:p>55627562</text:p>
          </table:table-cell>
          <table:table-cell/>
          <table:table-cell office:value-type="float" office:value="17042.3" calcext:value-type="float">
            <text:p>17042.3</text:p>
          </table:table-cell>
          <table:table-cell office:value-type="float" office:value="17217.69" calcext:value-type="float">
            <text:p>17217.69</text:p>
          </table:table-cell>
          <table:table-cell office:value-type="float" office:value="17020.94" calcext:value-type="float">
            <text:p>17020.94</text:p>
          </table:table-cell>
          <table:table-cell office:value-type="float" office:value="17194.9" calcext:value-type="float">
            <text:p>17194.9</text:p>
          </table:table-cell>
          <table:table-cell office:value-type="float" office:value="324997000" calcext:value-type="float">
            <text:p>324997000</text:p>
          </table:table-cell>
          <table:table-cell/>
          <table:table-cell office:value-type="float" office:value="2545.54" calcext:value-type="float">
            <text:p>2545.54</text:p>
          </table:table-cell>
          <table:table-cell office:value-type="float" office:value="2575.95" calcext:value-type="float">
            <text:p>2575.95</text:p>
          </table:table-cell>
          <table:table-cell office:value-type="float" office:value="2545.54" calcext:value-type="float">
            <text:p>2545.54</text:p>
          </table:table-cell>
          <table:table-cell office:value-type="float" office:value="2575.67" calcext:value-type="float">
            <text:p>2575.67</text:p>
          </table:table-cell>
          <table:table-cell office:value-type="float" office:value="6185679498" calcext:value-type="float">
            <text:p>6185679498</text:p>
          </table:table-cell>
          <table:table-cell/>
          <table:table-cell office:value-type="float" office:value="450.64" calcext:value-type="float">
            <text:p>450.64</text:p>
          </table:table-cell>
          <table:table-cell office:value-type="float" office:value="456.22" calcext:value-type="float">
            <text:p>456.22</text:p>
          </table:table-cell>
          <table:table-cell office:value-type="float" office:value="449.94" calcext:value-type="float">
            <text:p>449.94</text:p>
          </table:table-cell>
          <table:table-cell office:value-type="float" office:value="456.1" calcext:value-type="float">
            <text:p>456.1</text:p>
          </table:table-cell>
          <table:table-cell office:value-type="float" office:value="5788530000" calcext:value-type="float">
            <text:p>5788530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31" calcext:value-type="date">
            <text:p>2021-03-31</text:p>
          </table:table-cell>
          <table:table-cell table:number-columns-repeated="2" office:value-type="float" office:value="735" calcext:value-type="float">
            <text:p>735</text:p>
          </table:table-cell>
          <table:table-cell office:value-type="float" office:value="716" calcext:value-type="float">
            <text:p>716</text:p>
          </table:table-cell>
          <table:table-cell office:value-type="float" office:value="724" calcext:value-type="float">
            <text:p>724</text:p>
          </table:table-cell>
          <table:table-cell office:value-type="float" office:value="1.97" calcext:value-type="float">
            <text:p>1.97</text:p>
          </table:table-cell>
          <table:table-cell office:value-type="float" office:value="38450" calcext:value-type="float">
            <text:p>38450</text:p>
          </table:table-cell>
          <table:table-cell office:value-type="float" office:value="27775170" calcext:value-type="float">
            <text:p>27775170</text:p>
          </table:table-cell>
          <table:table-cell/>
          <table:table-cell office:value-type="float" office:value="17358.52" calcext:value-type="float">
            <text:p>17358.52</text:p>
          </table:table-cell>
          <table:table-cell office:value-type="float" office:value="17493.34" calcext:value-type="float">
            <text:p>17493.34</text:p>
          </table:table-cell>
          <table:table-cell office:value-type="float" office:value="17335.68" calcext:value-type="float">
            <text:p>17335.68</text:p>
          </table:table-cell>
          <table:table-cell office:value-type="float" office:value="17362.85" calcext:value-type="float">
            <text:p>17362.85</text:p>
          </table:table-cell>
          <table:table-cell office:value-type="float" office:value="313795000" calcext:value-type="float">
            <text:p>313795000</text:p>
          </table:table-cell>
          <table:table-cell/>
          <table:table-cell office:value-type="float" office:value="2596.66" calcext:value-type="float">
            <text:p>2596.66</text:p>
          </table:table-cell>
          <table:table-cell office:value-type="float" office:value="2619.02" calcext:value-type="float">
            <text:p>2619.02</text:p>
          </table:table-cell>
          <table:table-cell office:value-type="float" office:value="2592.99" calcext:value-type="float">
            <text:p>2592.99</text:p>
          </table:table-cell>
          <table:table-cell office:value-type="float" office:value="2619.03" calcext:value-type="float">
            <text:p>2619.03</text:p>
          </table:table-cell>
          <table:table-cell office:value-type="float" office:value="6166957318" calcext:value-type="float">
            <text:p>6166957318</text:p>
          </table:table-cell>
          <table:table-cell/>
          <table:table-cell office:value-type="float" office:value="459.42" calcext:value-type="float">
            <text:p>459.42</text:p>
          </table:table-cell>
          <table:table-cell office:value-type="float" office:value="463.73" calcext:value-type="float">
            <text:p>463.73</text:p>
          </table:table-cell>
          <table:table-cell office:value-type="float" office:value="458.68" calcext:value-type="float">
            <text:p>458.68</text:p>
          </table:table-cell>
          <table:table-cell office:value-type="float" office:value="463.59" calcext:value-type="float">
            <text:p>463.59</text:p>
          </table:table-cell>
          <table:table-cell office:value-type="float" office:value="6262950000" calcext:value-type="float">
            <text:p>62629500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750" calcext:value-type="float">
            <text:p>750</text:p>
          </table:table-cell>
          <table:table-cell office:value-type="float" office:value="755" calcext:value-type="float">
            <text:p>755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-0.41" calcext:value-type="float">
            <text:p>-0.41</text:p>
          </table:table-cell>
          <table:table-cell office:value-type="float" office:value="44961" calcext:value-type="float">
            <text:p>44961</text:p>
          </table:table-cell>
          <table:table-cell office:value-type="float" office:value="32616819" calcext:value-type="float">
            <text:p>32616819</text:p>
          </table:table-cell>
          <table:table-cell/>
          <table:table-cell table:number-columns-repeated="2" office:value-type="float" office:value="17638.8" calcext:value-type="float">
            <text:p>17638.8</text:p>
          </table:table-cell>
          <table:table-cell office:value-type="float" office:value="17268.13" calcext:value-type="float">
            <text:p>17268.13</text:p>
          </table:table-cell>
          <table:table-cell office:value-type="float" office:value="17306.2" calcext:value-type="float">
            <text:p>17306.2</text:p>
          </table:table-cell>
          <table:table-cell office:value-type="float" office:value="401461000" calcext:value-type="float">
            <text:p>401461000</text:p>
          </table:table-cell>
          <table:table-cell/>
          <table:table-cell table:number-columns-repeated="2" office:value-type="float" office:value="2645.49" calcext:value-type="float">
            <text:p>2645.49</text:p>
          </table:table-cell>
          <table:table-cell office:value-type="float" office:value="2615.43" calcext:value-type="float">
            <text:p>2615.43</text:p>
          </table:table-cell>
          <table:table-cell office:value-type="float" office:value="2631.89" calcext:value-type="float">
            <text:p>2631.89</text:p>
          </table:table-cell>
          <table:table-cell office:value-type="float" office:value="7250924124" calcext:value-type="float">
            <text:p>7250924124</text:p>
          </table:table-cell>
          <table:table-cell/>
          <table:table-cell office:value-type="float" office:value="465.33" calcext:value-type="float">
            <text:p>465.33</text:p>
          </table:table-cell>
          <table:table-cell office:value-type="float" office:value="467.79" calcext:value-type="float">
            <text:p>467.79</text:p>
          </table:table-cell>
          <table:table-cell office:value-type="float" office:value="462.84" calcext:value-type="float">
            <text:p>462.84</text:p>
          </table:table-cell>
          <table:table-cell office:value-type="float" office:value="466.42" calcext:value-type="float">
            <text:p>466.42</text:p>
          </table:table-cell>
          <table:table-cell office:value-type="float" office:value="7320850000" calcext:value-type="float">
            <text:p>732085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721" calcext:value-type="float">
            <text:p>721</text:p>
          </table:table-cell>
          <table:table-cell office:value-type="float" office:value="770" calcext:value-type="float">
            <text:p>770</text:p>
          </table:table-cell>
          <table:table-cell office:value-type="float" office:value="721" calcext:value-type="float">
            <text:p>721</text:p>
          </table:table-cell>
          <table:table-cell office:value-type="float" office:value="756" calcext:value-type="float">
            <text:p>756</text:p>
          </table:table-cell>
          <table:table-cell office:value-type="float" office:value="4.85" calcext:value-type="float">
            <text:p>4.85</text:p>
          </table:table-cell>
          <table:table-cell office:value-type="float" office:value="96109" calcext:value-type="float">
            <text:p>96109</text:p>
          </table:table-cell>
          <table:table-cell office:value-type="float" office:value="72103707" calcext:value-type="float">
            <text:p>72103707</text:p>
          </table:table-cell>
          <table:table-cell/>
          <table:table-cell office:value-type="float" office:value="17448.83" calcext:value-type="float">
            <text:p>17448.83</text:p>
          </table:table-cell>
          <table:table-cell office:value-type="float" office:value="17528.24" calcext:value-type="float">
            <text:p>17528.24</text:p>
          </table:table-cell>
          <table:table-cell office:value-type="float" office:value="17306.48" calcext:value-type="float">
            <text:p>17306.48</text:p>
          </table:table-cell>
          <table:table-cell office:value-type="float" office:value="17461.01" calcext:value-type="float">
            <text:p>17461.01</text:p>
          </table:table-cell>
          <table:table-cell office:value-type="float" office:value="493698000" calcext:value-type="float">
            <text:p>493698000</text:p>
          </table:table-cell>
          <table:table-cell/>
          <table:table-cell office:value-type="float" office:value="2658.3" calcext:value-type="float">
            <text:p>2658.3</text:p>
          </table:table-cell>
          <table:table-cell office:value-type="float" office:value="2658.55" calcext:value-type="float">
            <text:p>2658.55</text:p>
          </table:table-cell>
          <table:table-cell office:value-type="float" office:value="2646.59" calcext:value-type="float">
            <text:p>2646.59</text:p>
          </table:table-cell>
          <table:table-cell office:value-type="float" office:value="2657.61" calcext:value-type="float">
            <text:p>2657.61</text:p>
          </table:table-cell>
          <table:table-cell office:value-type="float" office:value="9006858558" calcext:value-type="float">
            <text:p>9006858558</text:p>
          </table:table-cell>
          <table:table-cell/>
          <table:table-cell office:value-type="float" office:value="468.47" calcext:value-type="float">
            <text:p>468.47</text:p>
          </table:table-cell>
          <table:table-cell office:value-type="float" office:value="470.77" calcext:value-type="float">
            <text:p>470.77</text:p>
          </table:table-cell>
          <table:table-cell office:value-type="float" office:value="468.3" calcext:value-type="float">
            <text:p>468.3</text:p>
          </table:table-cell>
          <table:table-cell office:value-type="float" office:value="470.75" calcext:value-type="float">
            <text:p>470.75</text:p>
          </table:table-cell>
          <table:table-cell office:value-type="float" office:value="8106260000" calcext:value-type="float">
            <text:p>8106260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4-05" calcext:value-type="date">
            <text:p>2021-04-05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30" calcext:value-type="float">
            <text:p>730</text:p>
          </table:table-cell>
          <table:table-cell office:value-type="float" office:value="744" calcext:value-type="float">
            <text:p>744</text:p>
          </table:table-cell>
          <table:table-cell office:value-type="float" office:value="-1.59" calcext:value-type="float">
            <text:p>-1.59</text:p>
          </table:table-cell>
          <table:table-cell office:value-type="float" office:value="67520" calcext:value-type="float">
            <text:p>67520</text:p>
          </table:table-cell>
          <table:table-cell office:value-type="float" office:value="50471879" calcext:value-type="float">
            <text:p>50471879</text:p>
          </table:table-cell>
          <table:table-cell/>
          <table:table-cell office:value-type="float" office:value="17580.37" calcext:value-type="float">
            <text:p>17580.37</text:p>
          </table:table-cell>
          <table:table-cell office:value-type="float" office:value="17667.08" calcext:value-type="float">
            <text:p>17667.08</text:p>
          </table:table-cell>
          <table:table-cell office:value-type="float" office:value="17327.04" calcext:value-type="float">
            <text:p>17327.04</text:p>
          </table:table-cell>
          <table:table-cell office:value-type="float" office:value="17422.05" calcext:value-type="float">
            <text:p>17422.05</text:p>
          </table:table-cell>
          <table:table-cell office:value-type="float" office:value="386633000" calcext:value-type="float">
            <text:p>386633000</text:p>
          </table:table-cell>
          <table:table-cell/>
          <table:table-cell office:value-type="float" office:value="2679.38" calcext:value-type="float">
            <text:p>2679.38</text:p>
          </table:table-cell>
          <table:table-cell office:value-type="float" office:value="2681.76" calcext:value-type="float">
            <text:p>2681.76</text:p>
          </table:table-cell>
          <table:table-cell office:value-type="float" office:value="2639.92" calcext:value-type="float">
            <text:p>2639.92</text:p>
          </table:table-cell>
          <table:table-cell office:value-type="float" office:value="2658.74" calcext:value-type="float">
            <text:p>2658.74</text:p>
          </table:table-cell>
          <table:table-cell office:value-type="float" office:value="7296760156" calcext:value-type="float">
            <text:p>7296760156</text:p>
          </table:table-cell>
          <table:table-cell/>
          <table:table-cell table:number-columns-repeated="2" office:value-type="float" office:value="474.74" calcext:value-type="float">
            <text:p>474.74</text:p>
          </table:table-cell>
          <table:table-cell office:value-type="float" office:value="467.99" calcext:value-type="float">
            <text:p>467.99</text:p>
          </table:table-cell>
          <table:table-cell office:value-type="float" office:value="471.84" calcext:value-type="float">
            <text:p>471.84</text:p>
          </table:table-cell>
          <table:table-cell office:value-type="float" office:value="6614910000" calcext:value-type="float">
            <text:p>6614910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735" calcext:value-type="float">
            <text:p>735</text:p>
          </table:table-cell>
          <table:table-cell office:value-type="float" office:value="740" calcext:value-type="float">
            <text:p>740</text:p>
          </table:table-cell>
          <table:table-cell office:value-type="float" office:value="727" calcext:value-type="float">
            <text:p>727</text:p>
          </table:table-cell>
          <table:table-cell office:value-type="float" office:value="733" calcext:value-type="float">
            <text:p>733</text:p>
          </table:table-cell>
          <table:table-cell office:value-type="float" office:value="-1.48" calcext:value-type="float">
            <text:p>-1.48</text:p>
          </table:table-cell>
          <table:table-cell office:value-type="float" office:value="49142" calcext:value-type="float">
            <text:p>49142</text:p>
          </table:table-cell>
          <table:table-cell office:value-type="float" office:value="36003938" calcext:value-type="float">
            <text:p>36003938</text:p>
          </table:table-cell>
          <table:table-cell/>
          <table:table-cell table:number-columns-repeated="2" office:value-type="float" office:value="17743.3" calcext:value-type="float">
            <text:p>17743.3</text:p>
          </table:table-cell>
          <table:table-cell office:value-type="float" office:value="17202.49" calcext:value-type="float">
            <text:p>17202.49</text:p>
          </table:table-cell>
          <table:table-cell office:value-type="float" office:value="17230.63" calcext:value-type="float">
            <text:p>17230.63</text:p>
          </table:table-cell>
          <table:table-cell office:value-type="float" office:value="385542000" calcext:value-type="float">
            <text:p>385542000</text:p>
          </table:table-cell>
          <table:table-cell/>
          <table:table-cell table:number-columns-repeated="2" office:value-type="float" office:value="2675.57" calcext:value-type="float">
            <text:p>2675.57</text:p>
          </table:table-cell>
          <table:table-cell office:value-type="float" office:value="2642.17" calcext:value-type="float">
            <text:p>2642.17</text:p>
          </table:table-cell>
          <table:table-cell office:value-type="float" office:value="2674.46" calcext:value-type="float">
            <text:p>2674.46</text:p>
          </table:table-cell>
          <table:table-cell office:value-type="float" office:value="7477795738" calcext:value-type="float">
            <text:p>7477795738</text:p>
          </table:table-cell>
          <table:table-cell/>
          <table:table-cell office:value-type="float" office:value="473.64" calcext:value-type="float">
            <text:p>473.64</text:p>
          </table:table-cell>
          <table:table-cell office:value-type="float" office:value="476.18" calcext:value-type="float">
            <text:p>476.18</text:p>
          </table:table-cell>
          <table:table-cell office:value-type="float" office:value="469.45" calcext:value-type="float">
            <text:p>469.45</text:p>
          </table:table-cell>
          <table:table-cell office:value-type="float" office:value="476.18" calcext:value-type="float">
            <text:p>476.18</text:p>
          </table:table-cell>
          <table:table-cell office:value-type="float" office:value="6748930000" calcext:value-type="float">
            <text:p>67489300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740" calcext:value-type="float">
            <text:p>740</text:p>
          </table:table-cell>
          <table:table-cell office:value-type="float" office:value="745" calcext:value-type="float">
            <text:p>745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-2.05" calcext:value-type="float">
            <text:p>-2.05</text:p>
          </table:table-cell>
          <table:table-cell office:value-type="float" office:value="25453" calcext:value-type="float">
            <text:p>25453</text:p>
          </table:table-cell>
          <table:table-cell office:value-type="float" office:value="18411663" calcext:value-type="float">
            <text:p>18411663</text:p>
          </table:table-cell>
          <table:table-cell/>
          <table:table-cell office:value-type="float" office:value="17237.73" calcext:value-type="float">
            <text:p>17237.73</text:p>
          </table:table-cell>
          <table:table-cell office:value-type="float" office:value="17269.04" calcext:value-type="float">
            <text:p>17269.04</text:p>
          </table:table-cell>
          <table:table-cell office:value-type="float" office:value="16966.39" calcext:value-type="float">
            <text:p>16966.39</text:p>
          </table:table-cell>
          <table:table-cell office:value-type="float" office:value="17123.94" calcext:value-type="float">
            <text:p>17123.94</text:p>
          </table:table-cell>
          <table:table-cell office:value-type="float" office:value="342699000" calcext:value-type="float">
            <text:p>342699000</text:p>
          </table:table-cell>
          <table:table-cell/>
          <table:table-cell table:number-columns-repeated="2" office:value-type="float" office:value="2694.54" calcext:value-type="float">
            <text:p>2694.54</text:p>
          </table:table-cell>
          <table:table-cell office:value-type="float" office:value="2668.34" calcext:value-type="float">
            <text:p>2668.34</text:p>
          </table:table-cell>
          <table:table-cell office:value-type="float" office:value="2671.61" calcext:value-type="float">
            <text:p>2671.61</text:p>
          </table:table-cell>
          <table:table-cell office:value-type="float" office:value="7266972570" calcext:value-type="float">
            <text:p>7266972570</text:p>
          </table:table-cell>
          <table:table-cell/>
          <table:table-cell table:number-columns-repeated="2" office:value-type="float" office:value="482.42" calcext:value-type="float">
            <text:p>482.42</text:p>
          </table:table-cell>
          <table:table-cell office:value-type="float" office:value="476.21" calcext:value-type="float">
            <text:p>476.21</text:p>
          </table:table-cell>
          <table:table-cell office:value-type="float" office:value="476.8" calcext:value-type="float">
            <text:p>476.8</text:p>
          </table:table-cell>
          <table:table-cell office:value-type="float" office:value="6700520000" calcext:value-type="float">
            <text:p>670052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4-08" calcext:value-type="date">
            <text:p>2021-04-08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715" calcext:value-type="float">
            <text:p>715</text:p>
          </table:table-cell>
          <table:table-cell office:value-type="float" office:value="719" calcext:value-type="float">
            <text:p>719</text:p>
          </table:table-cell>
          <table:table-cell office:value-type="float" office:value="0.14" calcext:value-type="float">
            <text:p>0.14</text:p>
          </table:table-cell>
          <table:table-cell office:value-type="float" office:value="32170" calcext:value-type="float">
            <text:p>32170</text:p>
          </table:table-cell>
          <table:table-cell office:value-type="float" office:value="23209565" calcext:value-type="float">
            <text:p>23209565</text:p>
          </table:table-cell>
          <table:table-cell/>
          <table:table-cell table:number-columns-repeated="2" office:value-type="float" office:value="17595.92" calcext:value-type="float">
            <text:p>17595.92</text:p>
          </table:table-cell>
          <table:table-cell office:value-type="float" office:value="17108.11" calcext:value-type="float">
            <text:p>17108.11</text:p>
          </table:table-cell>
          <table:table-cell office:value-type="float" office:value="17215.92" calcext:value-type="float">
            <text:p>17215.92</text:p>
          </table:table-cell>
          <table:table-cell office:value-type="float" office:value="291801000" calcext:value-type="float">
            <text:p>291801000</text:p>
          </table:table-cell>
          <table:table-cell/>
          <table:table-cell table:number-columns-repeated="2" office:value-type="float" office:value="2690.12" calcext:value-type="float">
            <text:p>2690.12</text:p>
          </table:table-cell>
          <table:table-cell office:value-type="float" office:value="2672.48" calcext:value-type="float">
            <text:p>2672.48</text:p>
          </table:table-cell>
          <table:table-cell office:value-type="float" office:value="2674.35" calcext:value-type="float">
            <text:p>2674.35</text:p>
          </table:table-cell>
          <table:table-cell office:value-type="float" office:value="6556616680" calcext:value-type="float">
            <text:p>6556616680</text:p>
          </table:table-cell>
          <table:table-cell/>
          <table:table-cell office:value-type="float" office:value="476.82" calcext:value-type="float">
            <text:p>476.82</text:p>
          </table:table-cell>
          <table:table-cell office:value-type="float" office:value="479.48" calcext:value-type="float">
            <text:p>479.48</text:p>
          </table:table-cell>
          <table:table-cell office:value-type="float" office:value="474.97" calcext:value-type="float">
            <text:p>474.97</text:p>
          </table:table-cell>
          <table:table-cell office:value-type="float" office:value="476.51" calcext:value-type="float">
            <text:p>476.51</text:p>
          </table:table-cell>
          <table:table-cell office:value-type="float" office:value="5947110000" calcext:value-type="float">
            <text:p>59471100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4-12" calcext:value-type="date">
            <text:p>2021-04-12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714" calcext:value-type="float">
            <text:p>714</text:p>
          </table:table-cell>
          <table:table-cell office:value-type="float" office:value="728" calcext:value-type="float">
            <text:p>728</text:p>
          </table:table-cell>
          <table:table-cell office:value-type="float" office:value="1.25" calcext:value-type="float">
            <text:p>1.25</text:p>
          </table:table-cell>
          <table:table-cell office:value-type="float" office:value="36386" calcext:value-type="float">
            <text:p>36386</text:p>
          </table:table-cell>
          <table:table-cell office:value-type="float" office:value="26355168" calcext:value-type="float">
            <text:p>26355168</text:p>
          </table:table-cell>
          <table:table-cell/>
          <table:table-cell office:value-type="float" office:value="17258.54" calcext:value-type="float">
            <text:p>17258.54</text:p>
          </table:table-cell>
          <table:table-cell office:value-type="float" office:value="17445.44" calcext:value-type="float">
            <text:p>17445.44</text:p>
          </table:table-cell>
          <table:table-cell office:value-type="float" office:value="17120.39" calcext:value-type="float">
            <text:p>17120.39</text:p>
          </table:table-cell>
          <table:table-cell office:value-type="float" office:value="17413.71" calcext:value-type="float">
            <text:p>17413.71</text:p>
          </table:table-cell>
          <table:table-cell office:value-type="float" office:value="339793000" calcext:value-type="float">
            <text:p>339793000</text:p>
          </table:table-cell>
          <table:table-cell/>
          <table:table-cell office:value-type="float" office:value="2681.6" calcext:value-type="float">
            <text:p>2681.6</text:p>
          </table:table-cell>
          <table:table-cell office:value-type="float" office:value="2693.7" calcext:value-type="float">
            <text:p>2693.7</text:p>
          </table:table-cell>
          <table:table-cell office:value-type="float" office:value="2671.89" calcext:value-type="float">
            <text:p>2671.89</text:p>
          </table:table-cell>
          <table:table-cell office:value-type="float" office:value="2691.55" calcext:value-type="float">
            <text:p>2691.55</text:p>
          </table:table-cell>
          <table:table-cell office:value-type="float" office:value="7610828050" calcext:value-type="float">
            <text:p>7610828050</text:p>
          </table:table-cell>
          <table:table-cell/>
          <table:table-cell office:value-type="float" office:value="477.89" calcext:value-type="float">
            <text:p>477.89</text:p>
          </table:table-cell>
          <table:table-cell office:value-type="float" office:value="480.88" calcext:value-type="float">
            <text:p>480.88</text:p>
          </table:table-cell>
          <table:table-cell office:value-type="float" office:value="475.75" calcext:value-type="float">
            <text:p>475.75</text:p>
          </table:table-cell>
          <table:table-cell office:value-type="float" office:value="480.29" calcext:value-type="float">
            <text:p>480.29</text:p>
          </table:table-cell>
          <table:table-cell office:value-type="float" office:value="7134520000" calcext:value-type="float">
            <text:p>713452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4-13" calcext:value-type="date">
            <text:p>2021-04-13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20" calcext:value-type="float">
            <text:p>720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23554" calcext:value-type="float">
            <text:p>23554</text:p>
          </table:table-cell>
          <table:table-cell office:value-type="float" office:value="17071412" calcext:value-type="float">
            <text:p>17071412</text:p>
          </table:table-cell>
          <table:table-cell/>
          <table:table-cell office:value-type="float" office:value="17412.77" calcext:value-type="float">
            <text:p>17412.77</text:p>
          </table:table-cell>
          <table:table-cell office:value-type="float" office:value="17549.65" calcext:value-type="float">
            <text:p>17549.65</text:p>
          </table:table-cell>
          <table:table-cell office:value-type="float" office:value="17336.07" calcext:value-type="float">
            <text:p>17336.07</text:p>
          </table:table-cell>
          <table:table-cell office:value-type="float" office:value="17362.43" calcext:value-type="float">
            <text:p>17362.43</text:p>
          </table:table-cell>
          <table:table-cell office:value-type="float" office:value="273383000" calcext:value-type="float">
            <text:p>273383000</text:p>
          </table:table-cell>
          <table:table-cell/>
          <table:table-cell office:value-type="float" office:value="2698.07" calcext:value-type="float">
            <text:p>2698.07</text:p>
          </table:table-cell>
          <table:table-cell office:value-type="float" office:value="2714.79" calcext:value-type="float">
            <text:p>2714.79</text:p>
          </table:table-cell>
          <table:table-cell office:value-type="float" office:value="2688.48" calcext:value-type="float">
            <text:p>2688.48</text:p>
          </table:table-cell>
          <table:table-cell office:value-type="float" office:value="2714.79" calcext:value-type="float">
            <text:p>2714.79</text:p>
          </table:table-cell>
          <table:table-cell office:value-type="float" office:value="7143151000" calcext:value-type="float">
            <text:p>7143151000</text:p>
          </table:table-cell>
          <table:table-cell/>
          <table:table-cell office:value-type="float" office:value="481.77" calcext:value-type="float">
            <text:p>481.77</text:p>
          </table:table-cell>
          <table:table-cell office:value-type="float" office:value="486.28" calcext:value-type="float">
            <text:p>486.28</text:p>
          </table:table-cell>
          <table:table-cell office:value-type="float" office:value="479.65" calcext:value-type="float">
            <text:p>479.65</text:p>
          </table:table-cell>
          <table:table-cell office:value-type="float" office:value="486.28" calcext:value-type="float">
            <text:p>486.28</text:p>
          </table:table-cell>
          <table:table-cell office:value-type="float" office:value="7178050000" calcext:value-type="float">
            <text:p>71780500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735" calcext:value-type="float">
            <text:p>735</text:p>
          </table:table-cell>
          <table:table-cell office:value-type="float" office:value="740" calcext:value-type="float">
            <text:p>740</text:p>
          </table:table-cell>
          <table:table-cell office:value-type="float" office:value="721" calcext:value-type="float">
            <text:p>721</text:p>
          </table:table-cell>
          <table:table-cell office:value-type="float" office:value="725" calcext:value-type="float">
            <text:p>725</text:p>
          </table:table-cell>
          <table:table-cell office:value-type="float" office:value="-0.41" calcext:value-type="float">
            <text:p>-0.41</text:p>
          </table:table-cell>
          <table:table-cell office:value-type="float" office:value="31276" calcext:value-type="float">
            <text:p>31276</text:p>
          </table:table-cell>
          <table:table-cell office:value-type="float" office:value="22673224" calcext:value-type="float">
            <text:p>22673224</text:p>
          </table:table-cell>
          <table:table-cell/>
          <table:table-cell office:value-type="float" office:value="17444.27" calcext:value-type="float">
            <text:p>17444.27</text:p>
          </table:table-cell>
          <table:table-cell office:value-type="float" office:value="17512.7" calcext:value-type="float">
            <text:p>17512.7</text:p>
          </table:table-cell>
          <table:table-cell office:value-type="float" office:value="17398.44" calcext:value-type="float">
            <text:p>17398.44</text:p>
          </table:table-cell>
          <table:table-cell office:value-type="float" office:value="17408.11" calcext:value-type="float">
            <text:p>17408.11</text:p>
          </table:table-cell>
          <table:table-cell office:value-type="float" office:value="337433000" calcext:value-type="float">
            <text:p>337433000</text:p>
          </table:table-cell>
          <table:table-cell/>
          <table:table-cell office:value-type="float" office:value="2735.4" calcext:value-type="float">
            <text:p>2735.4</text:p>
          </table:table-cell>
          <table:table-cell office:value-type="float" office:value="2755" calcext:value-type="float">
            <text:p>2755</text:p>
          </table:table-cell>
          <table:table-cell office:value-type="float" office:value="2732.41" calcext:value-type="float">
            <text:p>2732.41</text:p>
          </table:table-cell>
          <table:table-cell office:value-type="float" office:value="2735.46" calcext:value-type="float">
            <text:p>2735.46</text:p>
          </table:table-cell>
          <table:table-cell office:value-type="float" office:value="8636668659" calcext:value-type="float">
            <text:p>8636668659</text:p>
          </table:table-cell>
          <table:table-cell/>
          <table:table-cell office:value-type="float" office:value="485.78" calcext:value-type="float">
            <text:p>485.78</text:p>
          </table:table-cell>
          <table:table-cell office:value-type="float" office:value="496.08" calcext:value-type="float">
            <text:p>496.08</text:p>
          </table:table-cell>
          <table:table-cell office:value-type="float" office:value="485.78" calcext:value-type="float">
            <text:p>485.78</text:p>
          </table:table-cell>
          <table:table-cell office:value-type="float" office:value="492.44" calcext:value-type="float">
            <text:p>492.44</text:p>
          </table:table-cell>
          <table:table-cell office:value-type="float" office:value="8138620000" calcext:value-type="float">
            <text:p>8138620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  <table:table-cell office:value-type="float" office:value="716" calcext:value-type="float">
            <text:p>716</text:p>
          </table:table-cell>
          <table:table-cell office:value-type="float" office:value="718" calcext:value-type="float">
            <text:p>718</text:p>
          </table:table-cell>
          <table:table-cell office:value-type="float" office:value="-0.97" calcext:value-type="float">
            <text:p>-0.97</text:p>
          </table:table-cell>
          <table:table-cell office:value-type="float" office:value="28688" calcext:value-type="float">
            <text:p>28688</text:p>
          </table:table-cell>
          <table:table-cell office:value-type="float" office:value="20661504" calcext:value-type="float">
            <text:p>20661504</text:p>
          </table:table-cell>
          <table:table-cell/>
          <table:table-cell office:value-type="float" office:value="17081.28" calcext:value-type="float">
            <text:p>17081.28</text:p>
          </table:table-cell>
          <table:table-cell office:value-type="float" office:value="17533.35" calcext:value-type="float">
            <text:p>17533.35</text:p>
          </table:table-cell>
          <table:table-cell office:value-type="float" office:value="17078.94" calcext:value-type="float">
            <text:p>17078.94</text:p>
          </table:table-cell>
          <table:table-cell office:value-type="float" office:value="17296.49" calcext:value-type="float">
            <text:p>17296.49</text:p>
          </table:table-cell>
          <table:table-cell office:value-type="float" office:value="302946000" calcext:value-type="float">
            <text:p>302946000</text:p>
          </table:table-cell>
          <table:table-cell/>
          <table:table-cell table:number-columns-repeated="2" office:value-type="float" office:value="2759.89" calcext:value-type="float">
            <text:p>2759.89</text:p>
          </table:table-cell>
          <table:table-cell office:value-type="float" office:value="2697.88" calcext:value-type="float">
            <text:p>2697.88</text:p>
          </table:table-cell>
          <table:table-cell office:value-type="float" office:value="2699.51" calcext:value-type="float">
            <text:p>2699.51</text:p>
          </table:table-cell>
          <table:table-cell office:value-type="float" office:value="8801803215" calcext:value-type="float">
            <text:p>8801803215</text:p>
          </table:table-cell>
          <table:table-cell/>
          <table:table-cell office:value-type="float" office:value="497.3" calcext:value-type="float">
            <text:p>497.3</text:p>
          </table:table-cell>
          <table:table-cell office:value-type="float" office:value="495" calcext:value-type="float">
            <text:p>495</text:p>
          </table:table-cell>
          <table:table-cell office:value-type="float" office:value="485.9" calcext:value-type="float">
            <text:p>485.9</text:p>
          </table:table-cell>
          <table:table-cell office:value-type="float" office:value="486.16" calcext:value-type="float">
            <text:p>486.16</text:p>
          </table:table-cell>
          <table:table-cell office:value-type="float" office:value="8129160000" calcext:value-type="float">
            <text:p>81291600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4-19" calcext:value-type="date">
            <text:p>2021-04-19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-1.53" calcext:value-type="float">
            <text:p>-1.53</text:p>
          </table:table-cell>
          <table:table-cell office:value-type="float" office:value="28950" calcext:value-type="float">
            <text:p>28950</text:p>
          </table:table-cell>
          <table:table-cell office:value-type="float" office:value="20581717" calcext:value-type="float">
            <text:p>20581717</text:p>
          </table:table-cell>
          <table:table-cell/>
          <table:table-cell office:value-type="float" office:value="17667.96" calcext:value-type="float">
            <text:p>17667.96</text:p>
          </table:table-cell>
          <table:table-cell office:value-type="float" office:value="17682.11" calcext:value-type="float">
            <text:p>17682.11</text:p>
          </table:table-cell>
          <table:table-cell office:value-type="float" office:value="17077.1" calcext:value-type="float">
            <text:p>17077.1</text:p>
          </table:table-cell>
          <table:table-cell office:value-type="float" office:value="17166.72" calcext:value-type="float">
            <text:p>17166.72</text:p>
          </table:table-cell>
          <table:table-cell office:value-type="float" office:value="271887000" calcext:value-type="float">
            <text:p>271887000</text:p>
          </table:table-cell>
          <table:table-cell/>
          <table:table-cell office:value-type="float" office:value="2715.83" calcext:value-type="float">
            <text:p>2715.83</text:p>
          </table:table-cell>
          <table:table-cell office:value-type="float" office:value="2716.18" calcext:value-type="float">
            <text:p>2716.18</text:p>
          </table:table-cell>
          <table:table-cell office:value-type="float" office:value="2656.63" calcext:value-type="float">
            <text:p>2656.63</text:p>
          </table:table-cell>
          <table:table-cell office:value-type="float" office:value="2661.93" calcext:value-type="float">
            <text:p>2661.93</text:p>
          </table:table-cell>
          <table:table-cell office:value-type="float" office:value="6766801224" calcext:value-type="float">
            <text:p>6766801224</text:p>
          </table:table-cell>
          <table:table-cell/>
          <table:table-cell office:value-type="float" office:value="486.51" calcext:value-type="float">
            <text:p>486.51</text:p>
          </table:table-cell>
          <table:table-cell office:value-type="float" office:value="486.76" calcext:value-type="float">
            <text:p>486.76</text:p>
          </table:table-cell>
          <table:table-cell office:value-type="float" office:value="478.16" calcext:value-type="float">
            <text:p>478.16</text:p>
          </table:table-cell>
          <table:table-cell office:value-type="float" office:value="479.1" calcext:value-type="float">
            <text:p>479.1</text:p>
          </table:table-cell>
          <table:table-cell office:value-type="float" office:value="6362820000" calcext:value-type="float">
            <text:p>636282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707" calcext:value-type="float">
            <text:p>707</text:p>
          </table:table-cell>
          <table:table-cell office:value-type="float" office:value="720" calcext:value-type="float">
            <text:p>720</text:p>
          </table:table-cell>
          <table:table-cell office:value-type="float" office:value="696" calcext:value-type="float">
            <text:p>696</text:p>
          </table:table-cell>
          <table:table-cell office:value-type="float" office:value="710" calcext:value-type="float">
            <text:p>710</text:p>
          </table:table-cell>
          <table:table-cell office:value-type="float" office:value="0.42" calcext:value-type="float">
            <text:p>0.42</text:p>
          </table:table-cell>
          <table:table-cell office:value-type="float" office:value="26487" calcext:value-type="float">
            <text:p>26487</text:p>
          </table:table-cell>
          <table:table-cell office:value-type="float" office:value="18787196" calcext:value-type="float">
            <text:p>18787196</text:p>
          </table:table-cell>
          <table:table-cell/>
          <table:table-cell office:value-type="float" office:value="17261.77" calcext:value-type="float">
            <text:p>17261.77</text:p>
          </table:table-cell>
          <table:table-cell office:value-type="float" office:value="17359.43" calcext:value-type="float">
            <text:p>17359.43</text:p>
          </table:table-cell>
          <table:table-cell office:value-type="float" office:value="17089.36" calcext:value-type="float">
            <text:p>17089.36</text:p>
          </table:table-cell>
          <table:table-cell office:value-type="float" office:value="17220.7" calcext:value-type="float">
            <text:p>17220.7</text:p>
          </table:table-cell>
          <table:table-cell office:value-type="float" office:value="277344000" calcext:value-type="float">
            <text:p>277344000</text:p>
          </table:table-cell>
          <table:table-cell/>
          <table:table-cell office:value-type="float" office:value="2673.24" calcext:value-type="float">
            <text:p>2673.24</text:p>
          </table:table-cell>
          <table:table-cell office:value-type="float" office:value="2684.55" calcext:value-type="float">
            <text:p>2684.55</text:p>
          </table:table-cell>
          <table:table-cell office:value-type="float" office:value="2646.43" calcext:value-type="float">
            <text:p>2646.43</text:p>
          </table:table-cell>
          <table:table-cell office:value-type="float" office:value="2664.61" calcext:value-type="float">
            <text:p>2664.61</text:p>
          </table:table-cell>
          <table:table-cell office:value-type="float" office:value="5538617640" calcext:value-type="float">
            <text:p>5538617640</text:p>
          </table:table-cell>
          <table:table-cell/>
          <table:table-cell office:value-type="float" office:value="481.5" calcext:value-type="float">
            <text:p>481.5</text:p>
          </table:table-cell>
          <table:table-cell office:value-type="float" office:value="483.46" calcext:value-type="float">
            <text:p>483.46</text:p>
          </table:table-cell>
          <table:table-cell office:value-type="float" office:value="475.37" calcext:value-type="float">
            <text:p>475.37</text:p>
          </table:table-cell>
          <table:table-cell office:value-type="float" office:value="479.6" calcext:value-type="float">
            <text:p>479.6</text:p>
          </table:table-cell>
          <table:table-cell office:value-type="float" office:value="5199680000" calcext:value-type="float">
            <text:p>519968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-1.13" calcext:value-type="float">
            <text:p>-1.13</text:p>
          </table:table-cell>
          <table:table-cell office:value-type="float" office:value="30221" calcext:value-type="float">
            <text:p>30221</text:p>
          </table:table-cell>
          <table:table-cell office:value-type="float" office:value="21366215" calcext:value-type="float">
            <text:p>21366215</text:p>
          </table:table-cell>
          <table:table-cell/>
          <table:table-cell office:value-type="float" office:value="17259.1" calcext:value-type="float">
            <text:p>17259.1</text:p>
          </table:table-cell>
          <table:table-cell office:value-type="float" office:value="17418.43" calcext:value-type="float">
            <text:p>17418.43</text:p>
          </table:table-cell>
          <table:table-cell office:value-type="float" office:value="16992.02" calcext:value-type="float">
            <text:p>16992.02</text:p>
          </table:table-cell>
          <table:table-cell office:value-type="float" office:value="17075.63" calcext:value-type="float">
            <text:p>17075.63</text:p>
          </table:table-cell>
          <table:table-cell office:value-type="float" office:value="337806000" calcext:value-type="float">
            <text:p>337806000</text:p>
          </table:table-cell>
          <table:table-cell/>
          <table:table-cell table:number-columns-repeated="2" office:value-type="float" office:value="2674.82" calcext:value-type="float">
            <text:p>2674.82</text:p>
          </table:table-cell>
          <table:table-cell office:value-type="float" office:value="2625.92" calcext:value-type="float">
            <text:p>2625.92</text:p>
          </table:table-cell>
          <table:table-cell office:value-type="float" office:value="2632.2" calcext:value-type="float">
            <text:p>2632.2</text:p>
          </table:table-cell>
          <table:table-cell office:value-type="float" office:value="5772251203" calcext:value-type="float">
            <text:p>5772251203</text:p>
          </table:table-cell>
          <table:table-cell/>
          <table:table-cell office:value-type="float" office:value="480.17" calcext:value-type="float">
            <text:p>480.17</text:p>
          </table:table-cell>
          <table:table-cell office:value-type="float" office:value="480.51" calcext:value-type="float">
            <text:p>480.51</text:p>
          </table:table-cell>
          <table:table-cell office:value-type="float" office:value="472.11" calcext:value-type="float">
            <text:p>472.11</text:p>
          </table:table-cell>
          <table:table-cell office:value-type="float" office:value="473.39" calcext:value-type="float">
            <text:p>473.39</text:p>
          </table:table-cell>
          <table:table-cell office:value-type="float" office:value="5316140000" calcext:value-type="float">
            <text:p>5316140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702" calcext:value-type="float">
            <text:p>702</text:p>
          </table:table-cell>
          <table:table-cell office:value-type="float" office:value="715" calcext:value-type="float">
            <text:p>715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0.57" calcext:value-type="float">
            <text:p>0.57</text:p>
          </table:table-cell>
          <table:table-cell office:value-type="float" office:value="24235" calcext:value-type="float">
            <text:p>24235</text:p>
          </table:table-cell>
          <table:table-cell office:value-type="float" office:value="17037375" calcext:value-type="float">
            <text:p>17037375</text:p>
          </table:table-cell>
          <table:table-cell/>
          <table:table-cell office:value-type="float" office:value="17161.95" calcext:value-type="float">
            <text:p>17161.95</text:p>
          </table:table-cell>
          <table:table-cell office:value-type="float" office:value="17309.62" calcext:value-type="float">
            <text:p>17309.62</text:p>
          </table:table-cell>
          <table:table-cell office:value-type="float" office:value="16953.29" calcext:value-type="float">
            <text:p>16953.29</text:p>
          </table:table-cell>
          <table:table-cell office:value-type="float" office:value="17189.69" calcext:value-type="float">
            <text:p>17189.69</text:p>
          </table:table-cell>
          <table:table-cell office:value-type="float" office:value="385028000" calcext:value-type="float">
            <text:p>385028000</text:p>
          </table:table-cell>
          <table:table-cell/>
          <table:table-cell office:value-type="float" office:value="2647.11" calcext:value-type="float">
            <text:p>2647.11</text:p>
          </table:table-cell>
          <table:table-cell office:value-type="float" office:value="2650.14" calcext:value-type="float">
            <text:p>2650.14</text:p>
          </table:table-cell>
          <table:table-cell office:value-type="float" office:value="2609.75" calcext:value-type="float">
            <text:p>2609.75</text:p>
          </table:table-cell>
          <table:table-cell office:value-type="float" office:value="2648" calcext:value-type="float">
            <text:p>2648</text:p>
          </table:table-cell>
          <table:table-cell office:value-type="float" office:value="5915139888" calcext:value-type="float">
            <text:p>5915139888</text:p>
          </table:table-cell>
          <table:table-cell/>
          <table:table-cell office:value-type="float" office:value="475.61" calcext:value-type="float">
            <text:p>475.61</text:p>
          </table:table-cell>
          <table:table-cell office:value-type="float" office:value="477.44" calcext:value-type="float">
            <text:p>477.44</text:p>
          </table:table-cell>
          <table:table-cell office:value-type="float" office:value="469.08" calcext:value-type="float">
            <text:p>469.08</text:p>
          </table:table-cell>
          <table:table-cell office:value-type="float" office:value="476.6" calcext:value-type="float">
            <text:p>476.6</text:p>
          </table:table-cell>
          <table:table-cell office:value-type="float" office:value="5464000000" calcext:value-type="float">
            <text:p>54640000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4-25" calcext:value-type="date">
            <text:p>2021-04-25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-3.68" calcext:value-type="float">
            <text:p>-3.68</text:p>
          </table:table-cell>
          <table:table-cell office:value-type="float" office:value="42718" calcext:value-type="float">
            <text:p>42718</text:p>
          </table:table-cell>
          <table:table-cell office:value-type="float" office:value="29274040" calcext:value-type="float">
            <text:p>29274040</text:p>
          </table:table-cell>
          <table:table-cell/>
          <table:table-cell office:value-type="float" office:value="17187.4" calcext:value-type="float">
            <text:p>17187.4</text:p>
          </table:table-cell>
          <table:table-cell office:value-type="float" office:value="17249.89" calcext:value-type="float">
            <text:p>17249.89</text:p>
          </table:table-cell>
          <table:table-cell office:value-type="float" office:value="16708.6" calcext:value-type="float">
            <text:p>16708.6</text:p>
          </table:table-cell>
          <table:table-cell office:value-type="float" office:value="16729.65" calcext:value-type="float">
            <text:p>16729.65</text:p>
          </table:table-cell>
          <table:table-cell office:value-type="float" office:value="756333000" calcext:value-type="float">
            <text:p>756333000</text:p>
          </table:table-cell>
          <table:table-cell/>
          <table:table-cell office:value-type="float" office:value="2664.69" calcext:value-type="float">
            <text:p>2664.69</text:p>
          </table:table-cell>
          <table:table-cell office:value-type="float" office:value="2664.7" calcext:value-type="float">
            <text:p>2664.7</text:p>
          </table:table-cell>
          <table:table-cell office:value-type="float" office:value="2564.43" calcext:value-type="float">
            <text:p>2564.43</text:p>
          </table:table-cell>
          <table:table-cell office:value-type="float" office:value="2572.22" calcext:value-type="float">
            <text:p>2572.22</text:p>
          </table:table-cell>
          <table:table-cell office:value-type="float" office:value="7284194901" calcext:value-type="float">
            <text:p>7284194901</text:p>
          </table:table-cell>
          <table:table-cell/>
          <table:table-cell table:number-columns-repeated="2" office:value-type="float" office:value="477.78" calcext:value-type="float">
            <text:p>477.78</text:p>
          </table:table-cell>
          <table:table-cell office:value-type="float" office:value="462.06" calcext:value-type="float">
            <text:p>462.06</text:p>
          </table:table-cell>
          <table:table-cell office:value-type="float" office:value="464.05" calcext:value-type="float">
            <text:p>464.05</text:p>
          </table:table-cell>
          <table:table-cell office:value-type="float" office:value="6330480000" calcext:value-type="float">
            <text:p>633048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650" calcext:value-type="float">
            <text:p>650</text:p>
          </table:table-cell>
          <table:table-cell office:value-type="float" office:value="695" calcext:value-type="float">
            <text:p>695</text:p>
          </table:table-cell>
          <table:table-cell office:value-type="float" office:value="650" calcext:value-type="float">
            <text:p>650</text:p>
          </table:table-cell>
          <table:table-cell office:value-type="float" office:value="657" calcext:value-type="float">
            <text:p>657</text:p>
          </table:table-cell>
          <table:table-cell office:value-type="float" office:value="-3.38" calcext:value-type="float">
            <text:p>-3.38</text:p>
          </table:table-cell>
          <table:table-cell office:value-type="float" office:value="34068" calcext:value-type="float">
            <text:p>34068</text:p>
          </table:table-cell>
          <table:table-cell office:value-type="float" office:value="22643040" calcext:value-type="float">
            <text:p>22643040</text:p>
          </table:table-cell>
          <table:table-cell/>
          <table:table-cell office:value-type="float" office:value="16736.97" calcext:value-type="float">
            <text:p>16736.97</text:p>
          </table:table-cell>
          <table:table-cell office:value-type="float" office:value="16798.03" calcext:value-type="float">
            <text:p>16798.03</text:p>
          </table:table-cell>
          <table:table-cell office:value-type="float" office:value="16262.37" calcext:value-type="float">
            <text:p>16262.37</text:p>
          </table:table-cell>
          <table:table-cell office:value-type="float" office:value="16370.47" calcext:value-type="float">
            <text:p>16370.47</text:p>
          </table:table-cell>
          <table:table-cell office:value-type="float" office:value="485748000" calcext:value-type="float">
            <text:p>485748000</text:p>
          </table:table-cell>
          <table:table-cell/>
          <table:table-cell office:value-type="float" office:value="2571.49" calcext:value-type="float">
            <text:p>2571.49</text:p>
          </table:table-cell>
          <table:table-cell office:value-type="float" office:value="2579.18" calcext:value-type="float">
            <text:p>2579.18</text:p>
          </table:table-cell>
          <table:table-cell office:value-type="float" office:value="2501.38" calcext:value-type="float">
            <text:p>2501.38</text:p>
          </table:table-cell>
          <table:table-cell office:value-type="float" office:value="2506.61" calcext:value-type="float">
            <text:p>2506.61</text:p>
          </table:table-cell>
          <table:table-cell office:value-type="float" office:value="6590928202" calcext:value-type="float">
            <text:p>6590928202</text:p>
          </table:table-cell>
          <table:table-cell/>
          <table:table-cell office:value-type="float" office:value="465.09" calcext:value-type="float">
            <text:p>465.09</text:p>
          </table:table-cell>
          <table:table-cell office:value-type="float" office:value="465.19" calcext:value-type="float">
            <text:p>465.19</text:p>
          </table:table-cell>
          <table:table-cell office:value-type="float" office:value="451.97" calcext:value-type="float">
            <text:p>451.97</text:p>
          </table:table-cell>
          <table:table-cell office:value-type="float" office:value="452.79" calcext:value-type="float">
            <text:p>452.79</text:p>
          </table:table-cell>
          <table:table-cell office:value-type="float" office:value="6145350000" calcext:value-type="float">
            <text:p>61453500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644" calcext:value-type="float">
            <text:p>644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  <table:table-cell office:value-type="float" office:value="690" calcext:value-type="float">
            <text:p>690</text:p>
          </table:table-cell>
          <table:table-cell office:value-type="float" office:value="5.02" calcext:value-type="float">
            <text:p>5.02</text:p>
          </table:table-cell>
          <table:table-cell office:value-type="float" office:value="30784" calcext:value-type="float">
            <text:p>30784</text:p>
          </table:table-cell>
          <table:table-cell office:value-type="float" office:value="20926208" calcext:value-type="float">
            <text:p>20926208</text:p>
          </table:table-cell>
          <table:table-cell/>
          <table:table-cell office:value-type="float" office:value="16668.9" calcext:value-type="float">
            <text:p>16668.9</text:p>
          </table:table-cell>
          <table:table-cell office:value-type="float" office:value="16930.71" calcext:value-type="float">
            <text:p>16930.71</text:p>
          </table:table-cell>
          <table:table-cell office:value-type="float" office:value="16352.55" calcext:value-type="float">
            <text:p>16352.55</text:p>
          </table:table-cell>
          <table:table-cell office:value-type="float" office:value="16930.71" calcext:value-type="float">
            <text:p>16930.71</text:p>
          </table:table-cell>
          <table:table-cell office:value-type="float" office:value="378261000" calcext:value-type="float">
            <text:p>378261000</text:p>
          </table:table-cell>
          <table:table-cell/>
          <table:table-cell office:value-type="float" office:value="2506.52" calcext:value-type="float">
            <text:p>2506.52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506.52" calcext:value-type="float">
            <text:p>2506.52</text:p>
          </table:table-cell>
          <table:table-cell office:value-type="float" office:value="2599.07" calcext:value-type="float">
            <text:p>2599.07</text:p>
          </table:table-cell>
          <table:table-cell office:value-type="float" office:value="5109096957" calcext:value-type="float">
            <text:p>5109096957</text:p>
          </table:table-cell>
          <table:table-cell/>
          <table:table-cell office:value-type="float" office:value="450.54" calcext:value-type="float">
            <text:p>450.54</text:p>
          </table:table-cell>
          <table:table-cell office:value-type="float" office:value="467.28" calcext:value-type="float">
            <text:p>467.28</text:p>
          </table:table-cell>
          <table:table-cell office:value-type="float" office:value="450.54" calcext:value-type="float">
            <text:p>450.54</text:p>
          </table:table-cell>
          <table:table-cell office:value-type="float" office:value="467.28" calcext:value-type="float">
            <text:p>467.28</text:p>
          </table:table-cell>
          <table:table-cell office:value-type="float" office:value="4927740000" calcext:value-type="float">
            <text:p>492774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4-28" calcext:value-type="date">
            <text:p>2021-04-28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675" calcext:value-type="float">
            <text:p>675</text:p>
          </table:table-cell>
          <table:table-cell office:value-type="float" office:value="681" calcext:value-type="float">
            <text:p>681</text:p>
          </table:table-cell>
          <table:table-cell office:value-type="float" office:value="-1.3" calcext:value-type="float">
            <text:p>-1.3</text:p>
          </table:table-cell>
          <table:table-cell office:value-type="float" office:value="13326" calcext:value-type="float">
            <text:p>13326</text:p>
          </table:table-cell>
          <table:table-cell office:value-type="float" office:value="9146718" calcext:value-type="float">
            <text:p>9146718</text:p>
          </table:table-cell>
          <table:table-cell/>
          <table:table-cell office:value-type="float" office:value="16913.92" calcext:value-type="float">
            <text:p>16913.92</text:p>
          </table:table-cell>
          <table:table-cell office:value-type="float" office:value="17040.34" calcext:value-type="float">
            <text:p>17040.34</text:p>
          </table:table-cell>
          <table:table-cell office:value-type="float" office:value="16572.57" calcext:value-type="float">
            <text:p>16572.57</text:p>
          </table:table-cell>
          <table:table-cell office:value-type="float" office:value="16781.6" calcext:value-type="float">
            <text:p>16781.6</text:p>
          </table:table-cell>
          <table:table-cell office:value-type="float" office:value="199290000" calcext:value-type="float">
            <text:p>199290000</text:p>
          </table:table-cell>
          <table:table-cell/>
          <table:table-cell office:value-type="float" office:value="2606.56" calcext:value-type="float">
            <text:p>2606.56</text:p>
          </table:table-cell>
          <table:table-cell office:value-type="float" office:value="2622.43" calcext:value-type="float">
            <text:p>2622.43</text:p>
          </table:table-cell>
          <table:table-cell office:value-type="float" office:value="2564.73" calcext:value-type="float">
            <text:p>2564.73</text:p>
          </table:table-cell>
          <table:table-cell office:value-type="float" office:value="2585.28" calcext:value-type="float">
            <text:p>2585.28</text:p>
          </table:table-cell>
          <table:table-cell office:value-type="float" office:value="3990431236" calcext:value-type="float">
            <text:p>3990431236</text:p>
          </table:table-cell>
          <table:table-cell/>
          <table:table-cell office:value-type="float" office:value="470.21" calcext:value-type="float">
            <text:p>470.21</text:p>
          </table:table-cell>
          <table:table-cell office:value-type="float" office:value="471.72" calcext:value-type="float">
            <text:p>471.72</text:p>
          </table:table-cell>
          <table:table-cell office:value-type="float" office:value="462.77" calcext:value-type="float">
            <text:p>462.77</text:p>
          </table:table-cell>
          <table:table-cell office:value-type="float" office:value="465.11" calcext:value-type="float">
            <text:p>465.11</text:p>
          </table:table-cell>
          <table:table-cell office:value-type="float" office:value="3792800000" calcext:value-type="float">
            <text:p>37928000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1.03" calcext:value-type="float">
            <text:p>1.03</text:p>
          </table:table-cell>
          <table:table-cell office:value-type="float" office:value="17325" calcext:value-type="float">
            <text:p>17325</text:p>
          </table:table-cell>
          <table:table-cell office:value-type="float" office:value="11890014" calcext:value-type="float">
            <text:p>11890014</text:p>
          </table:table-cell>
          <table:table-cell/>
          <table:table-cell office:value-type="float" office:value="16756.36" calcext:value-type="float">
            <text:p>16756.36</text:p>
          </table:table-cell>
          <table:table-cell office:value-type="float" office:value="16945.4" calcext:value-type="float">
            <text:p>16945.4</text:p>
          </table:table-cell>
          <table:table-cell office:value-type="float" office:value="16662.76" calcext:value-type="float">
            <text:p>16662.76</text:p>
          </table:table-cell>
          <table:table-cell office:value-type="float" office:value="16924.48" calcext:value-type="float">
            <text:p>16924.48</text:p>
          </table:table-cell>
          <table:table-cell office:value-type="float" office:value="212829000" calcext:value-type="float">
            <text:p>212829000</text:p>
          </table:table-cell>
          <table:table-cell/>
          <table:table-cell office:value-type="float" office:value="2601.21" calcext:value-type="float">
            <text:p>2601.21</text:p>
          </table:table-cell>
          <table:table-cell office:value-type="float" office:value="2611.37" calcext:value-type="float">
            <text:p>2611.37</text:p>
          </table:table-cell>
          <table:table-cell office:value-type="float" office:value="2583.18" calcext:value-type="float">
            <text:p>2583.18</text:p>
          </table:table-cell>
          <table:table-cell office:value-type="float" office:value="2611.1" calcext:value-type="float">
            <text:p>2611.1</text:p>
          </table:table-cell>
          <table:table-cell office:value-type="float" office:value="4357019249" calcext:value-type="float">
            <text:p>4357019249</text:p>
          </table:table-cell>
          <table:table-cell/>
          <table:table-cell office:value-type="float" office:value="468.22" calcext:value-type="float">
            <text:p>468.22</text:p>
          </table:table-cell>
          <table:table-cell office:value-type="float" office:value="469.28" calcext:value-type="float">
            <text:p>469.28</text:p>
          </table:table-cell>
          <table:table-cell office:value-type="float" office:value="465.07" calcext:value-type="float">
            <text:p>465.07</text:p>
          </table:table-cell>
          <table:table-cell office:value-type="float" office:value="469.02" calcext:value-type="float">
            <text:p>469.02</text:p>
          </table:table-cell>
          <table:table-cell office:value-type="float" office:value="3890900000" calcext:value-type="float">
            <text:p>3890900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678" calcext:value-type="float">
            <text:p>678</text:p>
          </table:table-cell>
          <table:table-cell office:value-type="float" office:value="707" calcext:value-type="float">
            <text:p>707</text:p>
          </table:table-cell>
          <table:table-cell office:value-type="float" office:value="2.76" calcext:value-type="float">
            <text:p>2.76</text:p>
          </table:table-cell>
          <table:table-cell office:value-type="float" office:value="33719" calcext:value-type="float">
            <text:p>33719</text:p>
          </table:table-cell>
          <table:table-cell office:value-type="float" office:value="23587549" calcext:value-type="float">
            <text:p>23587549</text:p>
          </table:table-cell>
          <table:table-cell/>
          <table:table-cell office:value-type="float" office:value="16924.48" calcext:value-type="float">
            <text:p>16924.48</text:p>
          </table:table-cell>
          <table:table-cell office:value-type="float" office:value="17556.66" calcext:value-type="float">
            <text:p>17556.66</text:p>
          </table:table-cell>
          <table:table-cell office:value-type="float" office:value="16907.19" calcext:value-type="float">
            <text:p>16907.19</text:p>
          </table:table-cell>
          <table:table-cell office:value-type="float" office:value="17556.66" calcext:value-type="float">
            <text:p>17556.66</text:p>
          </table:table-cell>
          <table:table-cell office:value-type="float" office:value="477862000" calcext:value-type="float">
            <text:p>477862000</text:p>
          </table:table-cell>
          <table:table-cell/>
          <table:table-cell office:value-type="float" office:value="2627.81" calcext:value-type="float">
            <text:p>2627.81</text:p>
          </table:table-cell>
          <table:table-cell office:value-type="float" office:value="2665.1" calcext:value-type="float">
            <text:p>2665.1</text:p>
          </table:table-cell>
          <table:table-cell office:value-type="float" office:value="2611.03" calcext:value-type="float">
            <text:p>2611.03</text:p>
          </table:table-cell>
          <table:table-cell office:value-type="float" office:value="2665.11" calcext:value-type="float">
            <text:p>2665.11</text:p>
          </table:table-cell>
          <table:table-cell office:value-type="float" office:value="7360800500" calcext:value-type="float">
            <text:p>7360800500</text:p>
          </table:table-cell>
          <table:table-cell/>
          <table:table-cell office:value-type="float" office:value="468.68" calcext:value-type="float">
            <text:p>468.68</text:p>
          </table:table-cell>
          <table:table-cell office:value-type="float" office:value="477.81" calcext:value-type="float">
            <text:p>477.81</text:p>
          </table:table-cell>
          <table:table-cell office:value-type="float" office:value="468.68" calcext:value-type="float">
            <text:p>468.68</text:p>
          </table:table-cell>
          <table:table-cell office:value-type="float" office:value="477.81" calcext:value-type="float">
            <text:p>477.81</text:p>
          </table:table-cell>
          <table:table-cell office:value-type="float" office:value="6460950000" calcext:value-type="float">
            <text:p>64609500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707" calcext:value-type="float">
            <text:p>707</text:p>
          </table:table-cell>
          <table:table-cell office:value-type="float" office:value="721" calcext:value-type="float">
            <text:p>721</text:p>
          </table:table-cell>
          <table:table-cell office:value-type="float" office:value="697" calcext:value-type="float">
            <text:p>697</text:p>
          </table:table-cell>
          <table:table-cell office:value-type="float" office:value="704" calcext:value-type="float">
            <text:p>704</text:p>
          </table:table-cell>
          <table:table-cell office:value-type="float" office:value="-0.42" calcext:value-type="float">
            <text:p>-0.42</text:p>
          </table:table-cell>
          <table:table-cell office:value-type="float" office:value="30424" calcext:value-type="float">
            <text:p>30424</text:p>
          </table:table-cell>
          <table:table-cell office:value-type="float" office:value="21477696" calcext:value-type="float">
            <text:p>21477696</text:p>
          </table:table-cell>
          <table:table-cell/>
          <table:table-cell office:value-type="float" office:value="17679.3" calcext:value-type="float">
            <text:p>17679.3</text:p>
          </table:table-cell>
          <table:table-cell office:value-type="float" office:value="17842.39" calcext:value-type="float">
            <text:p>17842.39</text:p>
          </table:table-cell>
          <table:table-cell office:value-type="float" office:value="17335.5" calcext:value-type="float">
            <text:p>17335.5</text:p>
          </table:table-cell>
          <table:table-cell office:value-type="float" office:value="17469.44" calcext:value-type="float">
            <text:p>17469.44</text:p>
          </table:table-cell>
          <table:table-cell office:value-type="float" office:value="418579000" calcext:value-type="float">
            <text:p>418579000</text:p>
          </table:table-cell>
          <table:table-cell/>
          <table:table-cell office:value-type="float" office:value="2676.45" calcext:value-type="float">
            <text:p>2676.45</text:p>
          </table:table-cell>
          <table:table-cell office:value-type="float" office:value="2692.89" calcext:value-type="float">
            <text:p>2692.89</text:p>
          </table:table-cell>
          <table:table-cell office:value-type="float" office:value="2645.8" calcext:value-type="float">
            <text:p>2645.8</text:p>
          </table:table-cell>
          <table:table-cell office:value-type="float" office:value="2652.75" calcext:value-type="float">
            <text:p>2652.75</text:p>
          </table:table-cell>
          <table:table-cell office:value-type="float" office:value="7529290146" calcext:value-type="float">
            <text:p>7529290146</text:p>
          </table:table-cell>
          <table:table-cell/>
          <table:table-cell office:value-type="float" office:value="480.8" calcext:value-type="float">
            <text:p>480.8</text:p>
          </table:table-cell>
          <table:table-cell office:value-type="float" office:value="482.29" calcext:value-type="float">
            <text:p>482.29</text:p>
          </table:table-cell>
          <table:table-cell office:value-type="float" office:value="474.14" calcext:value-type="float">
            <text:p>474.14</text:p>
          </table:table-cell>
          <table:table-cell office:value-type="float" office:value="475.12" calcext:value-type="float">
            <text:p>475.12</text:p>
          </table:table-cell>
          <table:table-cell office:value-type="float" office:value="7510300000" calcext:value-type="float">
            <text:p>7510300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5-04" calcext:value-type="date">
            <text:p>2021-05-04</text:p>
          </table:table-cell>
          <table:table-cell table:number-columns-repeated="2" office:value-type="float" office:value="704" calcext:value-type="float">
            <text:p>704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-0.85" calcext:value-type="float">
            <text:p>-0.85</text:p>
          </table:table-cell>
          <table:table-cell office:value-type="float" office:value="15863" calcext:value-type="float">
            <text:p>15863</text:p>
          </table:table-cell>
          <table:table-cell office:value-type="float" office:value="11070405" calcext:value-type="float">
            <text:p>11070405</text:p>
          </table:table-cell>
          <table:table-cell/>
          <table:table-cell office:value-type="float" office:value="17184.12" calcext:value-type="float">
            <text:p>17184.12</text:p>
          </table:table-cell>
          <table:table-cell office:value-type="float" office:value="17522.61" calcext:value-type="float">
            <text:p>17522.61</text:p>
          </table:table-cell>
          <table:table-cell office:value-type="float" office:value="17184.12" calcext:value-type="float">
            <text:p>17184.12</text:p>
          </table:table-cell>
          <table:table-cell office:value-type="float" office:value="17405.2" calcext:value-type="float">
            <text:p>17405.2</text:p>
          </table:table-cell>
          <table:table-cell office:value-type="float" office:value="193554000" calcext:value-type="float">
            <text:p>193554000</text:p>
          </table:table-cell>
          <table:table-cell/>
          <table:table-cell office:value-type="float" office:value="2652.27" calcext:value-type="float">
            <text:p>2652.27</text:p>
          </table:table-cell>
          <table:table-cell office:value-type="float" office:value="2663.39" calcext:value-type="float">
            <text:p>2663.39</text:p>
          </table:table-cell>
          <table:table-cell office:value-type="float" office:value="2640.63" calcext:value-type="float">
            <text:p>2640.63</text:p>
          </table:table-cell>
          <table:table-cell office:value-type="float" office:value="2654.69" calcext:value-type="float">
            <text:p>2654.69</text:p>
          </table:table-cell>
          <table:table-cell office:value-type="float" office:value="6052236811" calcext:value-type="float">
            <text:p>6052236811</text:p>
          </table:table-cell>
          <table:table-cell/>
          <table:table-cell office:value-type="float" office:value="475.5" calcext:value-type="float">
            <text:p>475.5</text:p>
          </table:table-cell>
          <table:table-cell office:value-type="float" office:value="477.04" calcext:value-type="float">
            <text:p>477.04</text:p>
          </table:table-cell>
          <table:table-cell office:value-type="float" office:value="472.47" calcext:value-type="float">
            <text:p>472.47</text:p>
          </table:table-cell>
          <table:table-cell office:value-type="float" office:value="475.44" calcext:value-type="float">
            <text:p>475.44</text:p>
          </table:table-cell>
          <table:table-cell office:value-type="float" office:value="5835610000" calcext:value-type="float">
            <text:p>5835610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5-05" calcext:value-type="date">
            <text:p>2021-05-05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87" calcext:value-type="float">
            <text:p>687</text:p>
          </table:table-cell>
          <table:table-cell office:value-type="float" office:value="692" calcext:value-type="float">
            <text:p>692</text:p>
          </table:table-cell>
          <table:table-cell office:value-type="float" office:value="-0.86" calcext:value-type="float">
            <text:p>-0.86</text:p>
          </table:table-cell>
          <table:table-cell office:value-type="float" office:value="16816" calcext:value-type="float">
            <text:p>16816</text:p>
          </table:table-cell>
          <table:table-cell office:value-type="float" office:value="11654084" calcext:value-type="float">
            <text:p>11654084</text:p>
          </table:table-cell>
          <table:table-cell/>
          <table:table-cell table:number-columns-repeated="2" office:value-type="float" office:value="17704.11" calcext:value-type="float">
            <text:p>17704.11</text:p>
          </table:table-cell>
          <table:table-cell office:value-type="float" office:value="17305.1" calcext:value-type="float">
            <text:p>17305.1</text:p>
          </table:table-cell>
          <table:table-cell office:value-type="float" office:value="17349.96" calcext:value-type="float">
            <text:p>17349.96</text:p>
          </table:table-cell>
          <table:table-cell office:value-type="float" office:value="231043000" calcext:value-type="float">
            <text:p>231043000</text:p>
          </table:table-cell>
          <table:table-cell/>
          <table:table-cell table:number-columns-repeated="2" office:value-type="float" office:value="2675.95" calcext:value-type="float">
            <text:p>2675.95</text:p>
          </table:table-cell>
          <table:table-cell office:value-type="float" office:value="2648.74" calcext:value-type="float">
            <text:p>2648.74</text:p>
          </table:table-cell>
          <table:table-cell office:value-type="float" office:value="2649.6" calcext:value-type="float">
            <text:p>2649.6</text:p>
          </table:table-cell>
          <table:table-cell office:value-type="float" office:value="6216814313" calcext:value-type="float">
            <text:p>6216814313</text:p>
          </table:table-cell>
          <table:table-cell/>
          <table:table-cell table:number-columns-repeated="2" office:value-type="float" office:value="479.53" calcext:value-type="float">
            <text:p>479.53</text:p>
          </table:table-cell>
          <table:table-cell office:value-type="float" office:value="473.51" calcext:value-type="float">
            <text:p>473.51</text:p>
          </table:table-cell>
          <table:table-cell office:value-type="float" office:value="473.81" calcext:value-type="float">
            <text:p>473.81</text:p>
          </table:table-cell>
          <table:table-cell office:value-type="float" office:value="5520110000" calcext:value-type="float">
            <text:p>552011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82" calcext:value-type="float">
            <text:p>682</text:p>
          </table:table-cell>
          <table:table-cell office:value-type="float" office:value="686" calcext:value-type="float">
            <text:p>686</text:p>
          </table:table-cell>
          <table:table-cell office:value-type="float" office:value="-0.87" calcext:value-type="float">
            <text:p>-0.87</text:p>
          </table:table-cell>
          <table:table-cell office:value-type="float" office:value="23349" calcext:value-type="float">
            <text:p>23349</text:p>
          </table:table-cell>
          <table:table-cell office:value-type="float" office:value="16047864" calcext:value-type="float">
            <text:p>16047864</text:p>
          </table:table-cell>
          <table:table-cell/>
          <table:table-cell office:value-type="float" office:value="17368.46" calcext:value-type="float">
            <text:p>17368.46</text:p>
          </table:table-cell>
          <table:table-cell office:value-type="float" office:value="17372.7" calcext:value-type="float">
            <text:p>17372.7</text:p>
          </table:table-cell>
          <table:table-cell office:value-type="float" office:value="17104.98" calcext:value-type="float">
            <text:p>17104.98</text:p>
          </table:table-cell>
          <table:table-cell office:value-type="float" office:value="17110.64" calcext:value-type="float">
            <text:p>17110.64</text:p>
          </table:table-cell>
          <table:table-cell office:value-type="float" office:value="339877000" calcext:value-type="float">
            <text:p>339877000</text:p>
          </table:table-cell>
          <table:table-cell/>
          <table:table-cell table:number-columns-repeated="2" office:value-type="float" office:value="2658.69" calcext:value-type="float">
            <text:p>2658.69</text:p>
          </table:table-cell>
          <table:table-cell office:value-type="float" office:value="2626.38" calcext:value-type="float">
            <text:p>2626.38</text:p>
          </table:table-cell>
          <table:table-cell office:value-type="float" office:value="2637.13" calcext:value-type="float">
            <text:p>2637.13</text:p>
          </table:table-cell>
          <table:table-cell office:value-type="float" office:value="6810091453" calcext:value-type="float">
            <text:p>6810091453</text:p>
          </table:table-cell>
          <table:table-cell/>
          <table:table-cell table:number-columns-repeated="2" office:value-type="float" office:value="476.26" calcext:value-type="float">
            <text:p>476.26</text:p>
          </table:table-cell>
          <table:table-cell office:value-type="float" office:value="470.09" calcext:value-type="float">
            <text:p>470.09</text:p>
          </table:table-cell>
          <table:table-cell office:value-type="float" office:value="473.04" calcext:value-type="float">
            <text:p>473.04</text:p>
          </table:table-cell>
          <table:table-cell office:value-type="float" office:value="6746590000" calcext:value-type="float">
            <text:p>6746590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680" calcext:value-type="float">
            <text:p>680</text:p>
          </table:table-cell>
          <table:table-cell office:value-type="float" office:value="688" calcext:value-type="float">
            <text:p>688</text:p>
          </table:table-cell>
          <table:table-cell office:value-type="float" office:value="674" calcext:value-type="float">
            <text:p>674</text:p>
          </table:table-cell>
          <table:table-cell office:value-type="float" office:value="681" calcext:value-type="float">
            <text:p>681</text:p>
          </table:table-cell>
          <table:table-cell office:value-type="float" office:value="-0.73" calcext:value-type="float">
            <text:p>-0.73</text:p>
          </table:table-cell>
          <table:table-cell office:value-type="float" office:value="19554" calcext:value-type="float">
            <text:p>19554</text:p>
          </table:table-cell>
          <table:table-cell office:value-type="float" office:value="13332386" calcext:value-type="float">
            <text:p>13332386</text:p>
          </table:table-cell>
          <table:table-cell/>
          <table:table-cell table:number-columns-repeated="2" office:value-type="float" office:value="17113.47" calcext:value-type="float">
            <text:p>17113.47</text:p>
          </table:table-cell>
          <table:table-cell office:value-type="float" office:value="16946.1" calcext:value-type="float">
            <text:p>16946.1</text:p>
          </table:table-cell>
          <table:table-cell office:value-type="float" office:value="16963.95" calcext:value-type="float">
            <text:p>16963.95</text:p>
          </table:table-cell>
          <table:table-cell office:value-type="float" office:value="209317000" calcext:value-type="float">
            <text:p>209317000</text:p>
          </table:table-cell>
          <table:table-cell/>
          <table:table-cell table:number-columns-repeated="2" office:value-type="float" office:value="2652.58" calcext:value-type="float">
            <text:p>2652.58</text:p>
          </table:table-cell>
          <table:table-cell office:value-type="float" office:value="2613.78" calcext:value-type="float">
            <text:p>2613.78</text:p>
          </table:table-cell>
          <table:table-cell office:value-type="float" office:value="2618.56" calcext:value-type="float">
            <text:p>2618.56</text:p>
          </table:table-cell>
          <table:table-cell office:value-type="float" office:value="6148966772" calcext:value-type="float">
            <text:p>6148966772</text:p>
          </table:table-cell>
          <table:table-cell/>
          <table:table-cell table:number-columns-repeated="2" office:value-type="float" office:value="477.38" calcext:value-type="float">
            <text:p>477.38</text:p>
          </table:table-cell>
          <table:table-cell office:value-type="float" office:value="469.44" calcext:value-type="float">
            <text:p>469.44</text:p>
          </table:table-cell>
          <table:table-cell office:value-type="float" office:value="470.73" calcext:value-type="float">
            <text:p>470.73</text:p>
          </table:table-cell>
          <table:table-cell office:value-type="float" office:value="5943950000" calcext:value-type="float">
            <text:p>594395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673" calcext:value-type="float">
            <text:p>673</text:p>
          </table:table-cell>
          <table:table-cell office:value-type="float" office:value="692" calcext:value-type="float">
            <text:p>692</text:p>
          </table:table-cell>
          <table:table-cell office:value-type="float" office:value="673" calcext:value-type="float">
            <text:p>673</text:p>
          </table:table-cell>
          <table:table-cell office:value-type="float" office:value="685" calcext:value-type="float">
            <text:p>685</text:p>
          </table:table-cell>
          <table:table-cell office:value-type="float" office:value="0.59" calcext:value-type="float">
            <text:p>0.59</text:p>
          </table:table-cell>
          <table:table-cell office:value-type="float" office:value="16465" calcext:value-type="float">
            <text:p>16465</text:p>
          </table:table-cell>
          <table:table-cell office:value-type="float" office:value="11277815" calcext:value-type="float">
            <text:p>11277815</text:p>
          </table:table-cell>
          <table:table-cell/>
          <table:table-cell office:value-type="float" office:value="16963.95" calcext:value-type="float">
            <text:p>16963.95</text:p>
          </table:table-cell>
          <table:table-cell office:value-type="float" office:value="17147.25" calcext:value-type="float">
            <text:p>17147.25</text:p>
          </table:table-cell>
          <table:table-cell office:value-type="float" office:value="16864.66" calcext:value-type="float">
            <text:p>16864.66</text:p>
          </table:table-cell>
          <table:table-cell office:value-type="float" office:value="17101.77" calcext:value-type="float">
            <text:p>17101.77</text:p>
          </table:table-cell>
          <table:table-cell office:value-type="float" office:value="166106000" calcext:value-type="float">
            <text:p>166106000</text:p>
          </table:table-cell>
          <table:table-cell/>
          <table:table-cell office:value-type="float" office:value="2613.17" calcext:value-type="float">
            <text:p>2613.17</text:p>
          </table:table-cell>
          <table:table-cell office:value-type="float" office:value="2646.76" calcext:value-type="float">
            <text:p>2646.76</text:p>
          </table:table-cell>
          <table:table-cell office:value-type="float" office:value="2608.13" calcext:value-type="float">
            <text:p>2608.13</text:p>
          </table:table-cell>
          <table:table-cell office:value-type="float" office:value="2645.85" calcext:value-type="float">
            <text:p>2645.85</text:p>
          </table:table-cell>
          <table:table-cell office:value-type="float" office:value="4203832789" calcext:value-type="float">
            <text:p>4203832789</text:p>
          </table:table-cell>
          <table:table-cell/>
          <table:table-cell office:value-type="float" office:value="470.64" calcext:value-type="float">
            <text:p>470.64</text:p>
          </table:table-cell>
          <table:table-cell office:value-type="float" office:value="475.12" calcext:value-type="float">
            <text:p>475.12</text:p>
          </table:table-cell>
          <table:table-cell office:value-type="float" office:value="468.98" calcext:value-type="float">
            <text:p>468.98</text:p>
          </table:table-cell>
          <table:table-cell office:value-type="float" office:value="475.12" calcext:value-type="float">
            <text:p>475.12</text:p>
          </table:table-cell>
          <table:table-cell office:value-type="float" office:value="3843330000" calcext:value-type="float">
            <text:p>3843330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680" calcext:value-type="float">
            <text:p>680</text:p>
          </table:table-cell>
          <table:table-cell office:value-type="float" office:value="706" calcext:value-type="float">
            <text:p>706</text:p>
          </table:table-cell>
          <table:table-cell office:value-type="float" office:value="680" calcext:value-type="float">
            <text:p>680</text:p>
          </table:table-cell>
          <table:table-cell office:value-type="float" office:value="688" calcext:value-type="float">
            <text:p>688</text:p>
          </table:table-cell>
          <table:table-cell office:value-type="float" office:value="0.44" calcext:value-type="float">
            <text:p>0.44</text:p>
          </table:table-cell>
          <table:table-cell office:value-type="float" office:value="19457" calcext:value-type="float">
            <text:p>19457</text:p>
          </table:table-cell>
          <table:table-cell office:value-type="float" office:value="13430079" calcext:value-type="float">
            <text:p>13430079</text:p>
          </table:table-cell>
          <table:table-cell/>
          <table:table-cell office:value-type="float" office:value="17103.34" calcext:value-type="float">
            <text:p>17103.34</text:p>
          </table:table-cell>
          <table:table-cell office:value-type="float" office:value="17386.92" calcext:value-type="float">
            <text:p>17386.92</text:p>
          </table:table-cell>
          <table:table-cell office:value-type="float" office:value="17084.01" calcext:value-type="float">
            <text:p>17084.01</text:p>
          </table:table-cell>
          <table:table-cell office:value-type="float" office:value="17368.95" calcext:value-type="float">
            <text:p>17368.95</text:p>
          </table:table-cell>
          <table:table-cell office:value-type="float" office:value="238436000" calcext:value-type="float">
            <text:p>238436000</text:p>
          </table:table-cell>
          <table:table-cell/>
          <table:table-cell office:value-type="float" office:value="2647.48" calcext:value-type="float">
            <text:p>2647.48</text:p>
          </table:table-cell>
          <table:table-cell office:value-type="float" office:value="2680.62" calcext:value-type="float">
            <text:p>2680.62</text:p>
          </table:table-cell>
          <table:table-cell office:value-type="float" office:value="2645.77" calcext:value-type="float">
            <text:p>2645.77</text:p>
          </table:table-cell>
          <table:table-cell office:value-type="float" office:value="2673.32" calcext:value-type="float">
            <text:p>2673.32</text:p>
          </table:table-cell>
          <table:table-cell office:value-type="float" office:value="5810673071" calcext:value-type="float">
            <text:p>5810673071</text:p>
          </table:table-cell>
          <table:table-cell/>
          <table:table-cell office:value-type="float" office:value="474.58" calcext:value-type="float">
            <text:p>474.58</text:p>
          </table:table-cell>
          <table:table-cell office:value-type="float" office:value="479.22" calcext:value-type="float">
            <text:p>479.22</text:p>
          </table:table-cell>
          <table:table-cell office:value-type="float" office:value="474.39" calcext:value-type="float">
            <text:p>474.39</text:p>
          </table:table-cell>
          <table:table-cell office:value-type="float" office:value="478.24" calcext:value-type="float">
            <text:p>478.24</text:p>
          </table:table-cell>
          <table:table-cell office:value-type="float" office:value="5031070000" calcext:value-type="float">
            <text:p>5031070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678" calcext:value-type="float">
            <text:p>678</text:p>
          </table:table-cell>
          <table:table-cell office:value-type="float" office:value="687" calcext:value-type="float">
            <text:p>687</text:p>
          </table:table-cell>
          <table:table-cell office:value-type="float" office:value="-0.15" calcext:value-type="float">
            <text:p>-0.15</text:p>
          </table:table-cell>
          <table:table-cell office:value-type="float" office:value="18102" calcext:value-type="float">
            <text:p>18102</text:p>
          </table:table-cell>
          <table:table-cell office:value-type="float" office:value="12392180" calcext:value-type="float">
            <text:p>12392180</text:p>
          </table:table-cell>
          <table:table-cell/>
          <table:table-cell table:number-columns-repeated="2" office:value-type="float" office:value="17660.75" calcext:value-type="float">
            <text:p>17660.75</text:p>
          </table:table-cell>
          <table:table-cell office:value-type="float" office:value="17223.69" calcext:value-type="float">
            <text:p>17223.69</text:p>
          </table:table-cell>
          <table:table-cell office:value-type="float" office:value="17302.09" calcext:value-type="float">
            <text:p>17302.09</text:p>
          </table:table-cell>
          <table:table-cell office:value-type="float" office:value="179618000" calcext:value-type="float">
            <text:p>179618000</text:p>
          </table:table-cell>
          <table:table-cell/>
          <table:table-cell office:value-type="float" office:value="2685.4" calcext:value-type="float">
            <text:p>2685.4</text:p>
          </table:table-cell>
          <table:table-cell office:value-type="float" office:value="2687.34" calcext:value-type="float">
            <text:p>2687.34</text:p>
          </table:table-cell>
          <table:table-cell office:value-type="float" office:value="2664.32" calcext:value-type="float">
            <text:p>2664.32</text:p>
          </table:table-cell>
          <table:table-cell office:value-type="float" office:value="2673.88" calcext:value-type="float">
            <text:p>2673.88</text:p>
          </table:table-cell>
          <table:table-cell office:value-type="float" office:value="5326052801" calcext:value-type="float">
            <text:p>5326052801</text:p>
          </table:table-cell>
          <table:table-cell/>
          <table:table-cell office:value-type="float" office:value="480.44" calcext:value-type="float">
            <text:p>480.44</text:p>
          </table:table-cell>
          <table:table-cell office:value-type="float" office:value="480.96" calcext:value-type="float">
            <text:p>480.96</text:p>
          </table:table-cell>
          <table:table-cell office:value-type="float" office:value="476.19" calcext:value-type="float">
            <text:p>476.19</text:p>
          </table:table-cell>
          <table:table-cell office:value-type="float" office:value="478.38" calcext:value-type="float">
            <text:p>478.38</text:p>
          </table:table-cell>
          <table:table-cell office:value-type="float" office:value="4841490000" calcext:value-type="float">
            <text:p>48414900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5-13" calcext:value-type="date">
            <text:p>2021-05-13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82" calcext:value-type="float">
            <text:p>682</text:p>
          </table:table-cell>
          <table:table-cell office:value-type="float" office:value="688" calcext:value-type="float">
            <text:p>688</text:p>
          </table:table-cell>
          <table:table-cell office:value-type="float" office:value="0.15" calcext:value-type="float">
            <text:p>0.15</text:p>
          </table:table-cell>
          <table:table-cell office:value-type="float" office:value="14691" calcext:value-type="float">
            <text:p>14691</text:p>
          </table:table-cell>
          <table:table-cell office:value-type="float" office:value="10108196" calcext:value-type="float">
            <text:p>10108196</text:p>
          </table:table-cell>
          <table:table-cell/>
          <table:table-cell office:value-type="float" office:value="17335.82" calcext:value-type="float">
            <text:p>17335.82</text:p>
          </table:table-cell>
          <table:table-cell office:value-type="float" office:value="17387.45" calcext:value-type="float">
            <text:p>17387.45</text:p>
          </table:table-cell>
          <table:table-cell office:value-type="float" office:value="17261.57" calcext:value-type="float">
            <text:p>17261.57</text:p>
          </table:table-cell>
          <table:table-cell office:value-type="float" office:value="17387.21" calcext:value-type="float">
            <text:p>17387.21</text:p>
          </table:table-cell>
          <table:table-cell office:value-type="float" office:value="313920000" calcext:value-type="float">
            <text:p>313920000</text:p>
          </table:table-cell>
          <table:table-cell/>
          <table:table-cell table:number-columns-repeated="2" office:value-type="float" office:value="2701.82" calcext:value-type="float">
            <text:p>2701.82</text:p>
          </table:table-cell>
          <table:table-cell office:value-type="float" office:value="2679.18" calcext:value-type="float">
            <text:p>2679.18</text:p>
          </table:table-cell>
          <table:table-cell office:value-type="float" office:value="2684.01" calcext:value-type="float">
            <text:p>2684.01</text:p>
          </table:table-cell>
          <table:table-cell office:value-type="float" office:value="7126885280" calcext:value-type="float">
            <text:p>7126885280</text:p>
          </table:table-cell>
          <table:table-cell/>
          <table:table-cell table:number-columns-repeated="2" office:value-type="float" office:value="487.61" calcext:value-type="float">
            <text:p>487.61</text:p>
          </table:table-cell>
          <table:table-cell office:value-type="float" office:value="478.88" calcext:value-type="float">
            <text:p>478.88</text:p>
          </table:table-cell>
          <table:table-cell office:value-type="float" office:value="479.5" calcext:value-type="float">
            <text:p>479.5</text:p>
          </table:table-cell>
          <table:table-cell office:value-type="float" office:value="6007680000" calcext:value-type="float">
            <text:p>6007680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688" calcext:value-type="float">
            <text:p>688</text:p>
          </table:table-cell>
          <table:table-cell office:value-type="float" office:value="715" calcext:value-type="float">
            <text:p>715</text:p>
          </table:table-cell>
          <table:table-cell office:value-type="float" office:value="688" calcext:value-type="float">
            <text:p>688</text:p>
          </table:table-cell>
          <table:table-cell office:value-type="float" office:value="715" calcext:value-type="float">
            <text:p>715</text:p>
          </table:table-cell>
          <table:table-cell office:value-type="float" office:value="3.92" calcext:value-type="float">
            <text:p>3.92</text:p>
          </table:table-cell>
          <table:table-cell office:value-type="float" office:value="40537" calcext:value-type="float">
            <text:p>40537</text:p>
          </table:table-cell>
          <table:table-cell office:value-type="float" office:value="28658595" calcext:value-type="float">
            <text:p>28658595</text:p>
          </table:table-cell>
          <table:table-cell/>
          <table:table-cell office:value-type="float" office:value="17391.36" calcext:value-type="float">
            <text:p>17391.36</text:p>
          </table:table-cell>
          <table:table-cell office:value-type="float" office:value="17928.07" calcext:value-type="float">
            <text:p>17928.07</text:p>
          </table:table-cell>
          <table:table-cell office:value-type="float" office:value="17391.36" calcext:value-type="float">
            <text:p>17391.36</text:p>
          </table:table-cell>
          <table:table-cell office:value-type="float" office:value="17915.99" calcext:value-type="float">
            <text:p>17915.99</text:p>
          </table:table-cell>
          <table:table-cell office:value-type="float" office:value="766321000" calcext:value-type="float">
            <text:p>766321000</text:p>
          </table:table-cell>
          <table:table-cell/>
          <table:table-cell office:value-type="float" office:value="2693.9" calcext:value-type="float">
            <text:p>2693.9</text:p>
          </table:table-cell>
          <table:table-cell office:value-type="float" office:value="2738.29" calcext:value-type="float">
            <text:p>2738.29</text:p>
          </table:table-cell>
          <table:table-cell office:value-type="float" office:value="2693.9" calcext:value-type="float">
            <text:p>2693.9</text:p>
          </table:table-cell>
          <table:table-cell office:value-type="float" office:value="2738.29" calcext:value-type="float">
            <text:p>2738.29</text:p>
          </table:table-cell>
          <table:table-cell office:value-type="float" office:value="10026628116" calcext:value-type="float">
            <text:p>10026628116</text:p>
          </table:table-cell>
          <table:table-cell/>
          <table:table-cell office:value-type="float" office:value="480.93" calcext:value-type="float">
            <text:p>480.93</text:p>
          </table:table-cell>
          <table:table-cell office:value-type="float" office:value="488.14" calcext:value-type="float">
            <text:p>488.14</text:p>
          </table:table-cell>
          <table:table-cell office:value-type="float" office:value="480.93" calcext:value-type="float">
            <text:p>480.93</text:p>
          </table:table-cell>
          <table:table-cell office:value-type="float" office:value="488.14" calcext:value-type="float">
            <text:p>488.14</text:p>
          </table:table-cell>
          <table:table-cell office:value-type="float" office:value="9249840000" calcext:value-type="float">
            <text:p>92498400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-0.56" calcext:value-type="float">
            <text:p>-0.56</text:p>
          </table:table-cell>
          <table:table-cell office:value-type="float" office:value="47717" calcext:value-type="float">
            <text:p>47717</text:p>
          </table:table-cell>
          <table:table-cell office:value-type="float" office:value="34148790" calcext:value-type="float">
            <text:p>34148790</text:p>
          </table:table-cell>
          <table:table-cell/>
          <table:table-cell office:value-type="float" office:value="17967.57" calcext:value-type="float">
            <text:p>17967.57</text:p>
          </table:table-cell>
          <table:table-cell office:value-type="float" office:value="18229.17" calcext:value-type="float">
            <text:p>18229.17</text:p>
          </table:table-cell>
          <table:table-cell office:value-type="float" office:value="17965.77" calcext:value-type="float">
            <text:p>17965.77</text:p>
          </table:table-cell>
          <table:table-cell office:value-type="float" office:value="18036.27" calcext:value-type="float">
            <text:p>18036.27</text:p>
          </table:table-cell>
          <table:table-cell office:value-type="float" office:value="800779000" calcext:value-type="float">
            <text:p>800779000</text:p>
          </table:table-cell>
          <table:table-cell/>
          <table:table-cell office:value-type="float" office:value="2748.83" calcext:value-type="float">
            <text:p>2748.83</text:p>
          </table:table-cell>
          <table:table-cell office:value-type="float" office:value="2770.86" calcext:value-type="float">
            <text:p>2770.86</text:p>
          </table:table-cell>
          <table:table-cell office:value-type="float" office:value="2748.04" calcext:value-type="float">
            <text:p>2748.04</text:p>
          </table:table-cell>
          <table:table-cell office:value-type="float" office:value="2759.21" calcext:value-type="float">
            <text:p>2759.21</text:p>
          </table:table-cell>
          <table:table-cell office:value-type="float" office:value="9576361139" calcext:value-type="float">
            <text:p>9576361139</text:p>
          </table:table-cell>
          <table:table-cell/>
          <table:table-cell office:value-type="float" office:value="489.35" calcext:value-type="float">
            <text:p>489.35</text:p>
          </table:table-cell>
          <table:table-cell office:value-type="float" office:value="493.69" calcext:value-type="float">
            <text:p>493.69</text:p>
          </table:table-cell>
          <table:table-cell office:value-type="float" office:value="488.49" calcext:value-type="float">
            <text:p>488.49</text:p>
          </table:table-cell>
          <table:table-cell office:value-type="float" office:value="492.58" calcext:value-type="float">
            <text:p>492.58</text:p>
          </table:table-cell>
          <table:table-cell office:value-type="float" office:value="8624070000" calcext:value-type="float">
            <text:p>8624070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office:value-type="float" office:value="0.14" calcext:value-type="float">
            <text:p>0.14</text:p>
          </table:table-cell>
          <table:table-cell office:value-type="float" office:value="35762" calcext:value-type="float">
            <text:p>35762</text:p>
          </table:table-cell>
          <table:table-cell office:value-type="float" office:value="25443980" calcext:value-type="float">
            <text:p>25443980</text:p>
          </table:table-cell>
          <table:table-cell/>
          <table:table-cell office:value-type="float" office:value="18085.73" calcext:value-type="float">
            <text:p>18085.73</text:p>
          </table:table-cell>
          <table:table-cell office:value-type="float" office:value="18296.24" calcext:value-type="float">
            <text:p>18296.24</text:p>
          </table:table-cell>
          <table:table-cell office:value-type="float" office:value="17962.43" calcext:value-type="float">
            <text:p>17962.43</text:p>
          </table:table-cell>
          <table:table-cell office:value-type="float" office:value="18240.4" calcext:value-type="float">
            <text:p>18240.4</text:p>
          </table:table-cell>
          <table:table-cell office:value-type="float" office:value="866140000" calcext:value-type="float">
            <text:p>866140000</text:p>
          </table:table-cell>
          <table:table-cell/>
          <table:table-cell office:value-type="float" office:value="2780.7" calcext:value-type="float">
            <text:p>2780.7</text:p>
          </table:table-cell>
          <table:table-cell office:value-type="float" office:value="2794.28" calcext:value-type="float">
            <text:p>2794.28</text:p>
          </table:table-cell>
          <table:table-cell office:value-type="float" office:value="2767.25" calcext:value-type="float">
            <text:p>2767.25</text:p>
          </table:table-cell>
          <table:table-cell office:value-type="float" office:value="2793.89" calcext:value-type="float">
            <text:p>2793.89</text:p>
          </table:table-cell>
          <table:table-cell office:value-type="float" office:value="11359360092" calcext:value-type="float">
            <text:p>11359360092</text:p>
          </table:table-cell>
          <table:table-cell/>
          <table:table-cell office:value-type="float" office:value="496.69" calcext:value-type="float">
            <text:p>496.69</text:p>
          </table:table-cell>
          <table:table-cell office:value-type="float" office:value="497.22" calcext:value-type="float">
            <text:p>497.22</text:p>
          </table:table-cell>
          <table:table-cell office:value-type="float" office:value="493.16" calcext:value-type="float">
            <text:p>493.16</text:p>
          </table:table-cell>
          <table:table-cell office:value-type="float" office:value="497.22" calcext:value-type="float">
            <text:p>497.22</text:p>
          </table:table-cell>
          <table:table-cell office:value-type="float" office:value="10783100000" calcext:value-type="float">
            <text:p>107831000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714" calcext:value-type="float">
            <text:p>714</text:p>
          </table:table-cell>
          <table:table-cell office:value-type="float" office:value="725" calcext:value-type="float">
            <text:p>725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-0.14" calcext:value-type="float">
            <text:p>-0.14</text:p>
          </table:table-cell>
          <table:table-cell office:value-type="float" office:value="44727" calcext:value-type="float">
            <text:p>44727</text:p>
          </table:table-cell>
          <table:table-cell office:value-type="float" office:value="32062629" calcext:value-type="float">
            <text:p>32062629</text:p>
          </table:table-cell>
          <table:table-cell/>
          <table:table-cell office:value-type="float" office:value="18440.24" calcext:value-type="float">
            <text:p>18440.24</text:p>
          </table:table-cell>
          <table:table-cell office:value-type="float" office:value="18606.16" calcext:value-type="float">
            <text:p>18606.16</text:p>
          </table:table-cell>
          <table:table-cell office:value-type="float" office:value="18088.54" calcext:value-type="float">
            <text:p>18088.54</text:p>
          </table:table-cell>
          <table:table-cell office:value-type="float" office:value="18213.51" calcext:value-type="float">
            <text:p>18213.51</text:p>
          </table:table-cell>
          <table:table-cell office:value-type="float" office:value="1034810000" calcext:value-type="float">
            <text:p>1034810000</text:p>
          </table:table-cell>
          <table:table-cell/>
          <table:table-cell office:value-type="float" office:value="2816.26" calcext:value-type="float">
            <text:p>2816.26</text:p>
          </table:table-cell>
          <table:table-cell office:value-type="float" office:value="2821.86" calcext:value-type="float">
            <text:p>2821.86</text:p>
          </table:table-cell>
          <table:table-cell office:value-type="float" office:value="2769.72" calcext:value-type="float">
            <text:p>2769.72</text:p>
          </table:table-cell>
          <table:table-cell office:value-type="float" office:value="2780.81" calcext:value-type="float">
            <text:p>2780.81</text:p>
          </table:table-cell>
          <table:table-cell office:value-type="float" office:value="11958097411" calcext:value-type="float">
            <text:p>11958097411</text:p>
          </table:table-cell>
          <table:table-cell/>
          <table:table-cell office:value-type="float" office:value="499.17" calcext:value-type="float">
            <text:p>499.17</text:p>
          </table:table-cell>
          <table:table-cell office:value-type="float" office:value="501.47" calcext:value-type="float">
            <text:p>501.47</text:p>
          </table:table-cell>
          <table:table-cell office:value-type="float" office:value="493.31" calcext:value-type="float">
            <text:p>493.31</text:p>
          </table:table-cell>
          <table:table-cell office:value-type="float" office:value="496.14" calcext:value-type="float">
            <text:p>496.14</text:p>
          </table:table-cell>
          <table:table-cell office:value-type="float" office:value="11677400000" calcext:value-type="float">
            <text:p>11677400000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.N.</text:p>
          </table:table-cell>
          <table:table-cell office:value-type="string" calcext:value-type="string">
            <text:p>Open(rlipric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tp</text:p>
          </table:table-cell>
          <table:table-cell office:value-type="string" calcext:value-type="string">
            <text:p>% Chang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urnove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2" calcext:value-type="float">
            <text:p>322</text:p>
          </table:table-cell>
          <table:table-cell office:value-type="float" office:value="340" calcext:value-type="float">
            <text:p>340</text:p>
          </table:table-cell>
          <table:table-cell office:value-type="float" office:value="322" calcext:value-type="float">
            <text:p>32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2480" calcext:value-type="float">
            <text:p>524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6" calcext:value-type="float">
            <text:p>346</text:p>
          </table:table-cell>
          <table:table-cell office:value-type="float" office:value="374" calcext:value-type="float">
            <text:p>374</text:p>
          </table:table-cell>
          <table:table-cell office:value-type="float" office:value="346" calcext:value-type="float">
            <text:p>346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85280" calcext:value-type="float">
            <text:p>852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office:value-type="float" office:value="9.89" calcext:value-type="float">
            <text:p>9.89</text:p>
          </table:table-cell>
          <table:table-cell office:value-type="float" office:value="610" calcext:value-type="float">
            <text:p>610</text:p>
          </table:table-cell>
          <table:table-cell office:value-type="float" office:value="249420" calcext:value-type="float">
            <text:p>2494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3" calcext:value-type="float">
            <text:p>423</text:p>
          </table:table-cell>
          <table:table-cell office:value-type="float" office:value="452" calcext:value-type="float">
            <text:p>452</text:p>
          </table:table-cell>
          <table:table-cell office:value-type="float" office:value="423" calcext:value-type="float">
            <text:p>423</text:p>
          </table:table-cell>
          <table:table-cell office:value-type="float" office:value="452" calcext:value-type="float">
            <text:p>452</text:p>
          </table:table-cell>
          <table:table-cell office:value-type="float" office:value="9.98" calcext:value-type="float">
            <text:p>9.98</text:p>
          </table:table-cell>
          <table:table-cell office:value-type="float" office:value="810" calcext:value-type="float">
            <text:p>810</text:p>
          </table:table-cell>
          <table:table-cell office:value-type="float" office:value="363760" calcext:value-type="float">
            <text:p>3637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4" calcext:value-type="float">
            <text:p>474</text:p>
          </table:table-cell>
          <table:table-cell office:value-type="float" office:value="497" calcext:value-type="float">
            <text:p>497</text:p>
          </table:table-cell>
          <table:table-cell office:value-type="float" office:value="474" calcext:value-type="float">
            <text:p>474</text:p>
          </table:table-cell>
          <table:table-cell office:value-type="float" office:value="497" calcext:value-type="float">
            <text:p>497</text:p>
          </table:table-cell>
          <table:table-cell office:value-type="float" office:value="9.96" calcext:value-type="float">
            <text:p>9.96</text:p>
          </table:table-cell>
          <table:table-cell office:value-type="float" office:value="1250" calcext:value-type="float">
            <text:p>1250</text:p>
          </table:table-cell>
          <table:table-cell office:value-type="float" office:value="620830" calcext:value-type="float">
            <text:p>6208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1" calcext:value-type="float">
            <text:p>521</text:p>
          </table:table-cell>
          <table:table-cell office:value-type="float" office:value="546" calcext:value-type="float">
            <text:p>546</text:p>
          </table:table-cell>
          <table:table-cell office:value-type="float" office:value="521" calcext:value-type="float">
            <text:p>521</text:p>
          </table:table-cell>
          <table:table-cell office:value-type="float" office:value="546" calcext:value-type="float">
            <text:p>546</text:p>
          </table:table-cell>
          <table:table-cell office:value-type="float" office:value="9.86" calcext:value-type="float">
            <text:p>9.86</text:p>
          </table:table-cell>
          <table:table-cell office:value-type="float" office:value="2980" calcext:value-type="float">
            <text:p>2980</text:p>
          </table:table-cell>
          <table:table-cell office:value-type="float" office:value="1625380" calcext:value-type="float">
            <text:p>162538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3" calcext:value-type="float">
            <text:p>573</text:p>
          </table:table-cell>
          <table:table-cell office:value-type="float" office:value="600" calcext:value-type="float">
            <text:p>600</text:p>
          </table:table-cell>
          <table:table-cell office:value-type="float" office:value="573" calcext:value-type="float">
            <text:p>573</text:p>
          </table:table-cell>
          <table:table-cell office:value-type="float" office:value="600" calcext:value-type="float">
            <text:p>600</text:p>
          </table:table-cell>
          <table:table-cell office:value-type="float" office:value="9.89" calcext:value-type="float">
            <text:p>9.89</text:p>
          </table:table-cell>
          <table:table-cell office:value-type="float" office:value="18390" calcext:value-type="float">
            <text:p>18390</text:p>
          </table:table-cell>
          <table:table-cell office:value-type="float" office:value="11024880" calcext:value-type="float">
            <text:p>1102488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52531" calcext:value-type="float">
            <text:p>52531</text:p>
          </table:table-cell>
          <table:table-cell office:value-type="float" office:value="34639320" calcext:value-type="float">
            <text:p>346393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93" calcext:value-type="float">
            <text:p>693</text:p>
          </table:table-cell>
          <table:table-cell office:value-type="float" office:value="726" calcext:value-type="float">
            <text:p>726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0.76" calcext:value-type="float">
            <text:p>0.76</text:p>
          </table:table-cell>
          <table:table-cell office:value-type="float" office:value="281168" calcext:value-type="float">
            <text:p>281168</text:p>
          </table:table-cell>
          <table:table-cell office:value-type="float" office:value="194764516" calcext:value-type="float">
            <text:p>1947645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623" calcext:value-type="float">
            <text:p>623</text:p>
          </table:table-cell>
          <table:table-cell office:value-type="float" office:value="640" calcext:value-type="float">
            <text:p>640</text:p>
          </table:table-cell>
          <table:table-cell office:value-type="float" office:value="-3.76" calcext:value-type="float">
            <text:p>-3.76</text:p>
          </table:table-cell>
          <table:table-cell office:value-type="float" office:value="203152" calcext:value-type="float">
            <text:p>203152</text:p>
          </table:table-cell>
          <table:table-cell office:value-type="float" office:value="129855865" calcext:value-type="float">
            <text:p>1298558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-1.56" calcext:value-type="float">
            <text:p>-1.56</text:p>
          </table:table-cell>
          <table:table-cell office:value-type="float" office:value="112770" calcext:value-type="float">
            <text:p>112770</text:p>
          </table:table-cell>
          <table:table-cell office:value-type="float" office:value="70853501" calcext:value-type="float">
            <text:p>708535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0" calcext:value-type="float">
            <text:p>600</text:p>
          </table:table-cell>
          <table:table-cell office:value-type="float" office:value="668" calcext:value-type="float">
            <text:p>668</text:p>
          </table:table-cell>
          <table:table-cell office:value-type="float" office:value="600" calcext:value-type="float">
            <text:p>600</text:p>
          </table:table-cell>
          <table:table-cell office:value-type="float" office:value="662" calcext:value-type="float">
            <text:p>662</text:p>
          </table:table-cell>
          <table:table-cell office:value-type="float" office:value="5.08" calcext:value-type="float">
            <text:p>5.08</text:p>
          </table:table-cell>
          <table:table-cell office:value-type="float" office:value="70575" calcext:value-type="float">
            <text:p>70575</text:p>
          </table:table-cell>
          <table:table-cell office:value-type="float" office:value="44664106" calcext:value-type="float">
            <text:p>446641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31" calcext:value-type="float">
            <text:p>631</text:p>
          </table:table-cell>
          <table:table-cell office:value-type="float" office:value="669" calcext:value-type="float">
            <text:p>669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-1.96" calcext:value-type="float">
            <text:p>-1.96</text:p>
          </table:table-cell>
          <table:table-cell office:value-type="float" office:value="55191" calcext:value-type="float">
            <text:p>55191</text:p>
          </table:table-cell>
          <table:table-cell office:value-type="float" office:value="35961089" calcext:value-type="float">
            <text:p>359610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18" calcext:value-type="float">
            <text:p>618</text:p>
          </table:table-cell>
          <table:table-cell office:value-type="float" office:value="665" calcext:value-type="float">
            <text:p>665</text:p>
          </table:table-cell>
          <table:table-cell office:value-type="float" office:value="618" calcext:value-type="float">
            <text:p>618</text:p>
          </table:table-cell>
          <table:table-cell office:value-type="float" office:value="636" calcext:value-type="float">
            <text:p>636</text:p>
          </table:table-cell>
          <table:table-cell office:value-type="float" office:value="-2" calcext:value-type="float">
            <text:p>-2</text:p>
          </table:table-cell>
          <table:table-cell office:value-type="float" office:value="43591" calcext:value-type="float">
            <text:p>43591</text:p>
          </table:table-cell>
          <table:table-cell office:value-type="float" office:value="27818214" calcext:value-type="float">
            <text:p>278182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6" calcext:value-type="float">
            <text:p>636</text:p>
          </table:table-cell>
          <table:table-cell office:value-type="float" office:value="643" calcext:value-type="float">
            <text:p>643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-0.79" calcext:value-type="float">
            <text:p>-0.79</text:p>
          </table:table-cell>
          <table:table-cell office:value-type="float" office:value="31320" calcext:value-type="float">
            <text:p>31320</text:p>
          </table:table-cell>
          <table:table-cell office:value-type="float" office:value="19761850" calcext:value-type="float">
            <text:p>197618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1" calcext:value-type="float">
            <text:p>631</text:p>
          </table:table-cell>
          <table:table-cell office:value-type="float" office:value="635" calcext:value-type="float">
            <text:p>635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-0.79" calcext:value-type="float">
            <text:p>-0.79</text:p>
          </table:table-cell>
          <table:table-cell office:value-type="float" office:value="30275" calcext:value-type="float">
            <text:p>30275</text:p>
          </table:table-cell>
          <table:table-cell office:value-type="float" office:value="18970951" calcext:value-type="float">
            <text:p>189709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24" calcext:value-type="float">
            <text:p>624</text:p>
          </table:table-cell>
          <table:table-cell office:value-type="float" office:value="626" calcext:value-type="float">
            <text:p>626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office:value-type="float" office:value="-0.8" calcext:value-type="float">
            <text:p>-0.8</text:p>
          </table:table-cell>
          <table:table-cell office:value-type="float" office:value="36350" calcext:value-type="float">
            <text:p>36350</text:p>
          </table:table-cell>
          <table:table-cell office:value-type="float" office:value="22544670" calcext:value-type="float">
            <text:p>225446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20" calcext:value-type="float">
            <text:p>620</text:p>
          </table:table-cell>
          <table:table-cell office:value-type="float" office:value="647" calcext:value-type="float">
            <text:p>64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1.45" calcext:value-type="float">
            <text:p>1.45</text:p>
          </table:table-cell>
          <table:table-cell office:value-type="float" office:value="47051" calcext:value-type="float">
            <text:p>47051</text:p>
          </table:table-cell>
          <table:table-cell office:value-type="float" office:value="29706996" calcext:value-type="float">
            <text:p>297069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-0.79" calcext:value-type="float">
            <text:p>-0.79</text:p>
          </table:table-cell>
          <table:table-cell office:value-type="float" office:value="44110" calcext:value-type="float">
            <text:p>44110</text:p>
          </table:table-cell>
          <table:table-cell office:value-type="float" office:value="27737920" calcext:value-type="float">
            <text:p>277379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11" calcext:value-type="float">
            <text:p>611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6105" calcext:value-type="float">
            <text:p>36105</text:p>
          </table:table-cell>
          <table:table-cell office:value-type="float" office:value="22519652" calcext:value-type="float">
            <text:p>22519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office:value-type="float" office:value="-0.8" calcext:value-type="float">
            <text:p>-0.8</text:p>
          </table:table-cell>
          <table:table-cell office:value-type="float" office:value="36439" calcext:value-type="float">
            <text:p>36439</text:p>
          </table:table-cell>
          <table:table-cell office:value-type="float" office:value="22607699" calcext:value-type="float">
            <text:p>226076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16" calcext:value-type="float">
            <text:p>616</text:p>
          </table:table-cell>
          <table:table-cell office:value-type="float" office:value="618" calcext:value-type="float">
            <text:p>618</text:p>
          </table:table-cell>
          <table:table-cell office:value-type="float" office:value="-0.32" calcext:value-type="float">
            <text:p>-0.32</text:p>
          </table:table-cell>
          <table:table-cell office:value-type="float" office:value="26615" calcext:value-type="float">
            <text:p>26615</text:p>
          </table:table-cell>
          <table:table-cell office:value-type="float" office:value="16468825" calcext:value-type="float">
            <text:p>164688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-0.49" calcext:value-type="float">
            <text:p>-0.49</text:p>
          </table:table-cell>
          <table:table-cell office:value-type="float" office:value="46551" calcext:value-type="float">
            <text:p>46551</text:p>
          </table:table-cell>
          <table:table-cell office:value-type="float" office:value="28695822" calcext:value-type="float">
            <text:p>286958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0" calcext:value-type="float">
            <text:p>610</text:p>
          </table:table-cell>
          <table:table-cell office:value-type="float" office:value="615" calcext:value-type="float">
            <text:p>615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-1.14" calcext:value-type="float">
            <text:p>-1.14</text:p>
          </table:table-cell>
          <table:table-cell office:value-type="float" office:value="29873" calcext:value-type="float">
            <text:p>29873</text:p>
          </table:table-cell>
          <table:table-cell office:value-type="float" office:value="18205136" calcext:value-type="float">
            <text:p>182051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8" calcext:value-type="float">
            <text:p>608</text:p>
          </table:table-cell>
          <table:table-cell office:value-type="float" office:value="618" calcext:value-type="float">
            <text:p>618</text:p>
          </table:table-cell>
          <table:table-cell office:value-type="float" office:value="603" calcext:value-type="float">
            <text:p>603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8035" calcext:value-type="float">
            <text:p>28035</text:p>
          </table:table-cell>
          <table:table-cell office:value-type="float" office:value="17048705" calcext:value-type="float">
            <text:p>170487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-0.33" calcext:value-type="float">
            <text:p>-0.33</text:p>
          </table:table-cell>
          <table:table-cell office:value-type="float" office:value="18610" calcext:value-type="float">
            <text:p>18610</text:p>
          </table:table-cell>
          <table:table-cell office:value-type="float" office:value="11290376" calcext:value-type="float">
            <text:p>112903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2" calcext:value-type="float">
            <text:p>602</text:p>
          </table:table-cell>
          <table:table-cell office:value-type="float" office:value="606" calcext:value-type="float">
            <text:p>60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-0.83" calcext:value-type="float">
            <text:p>-0.83</text:p>
          </table:table-cell>
          <table:table-cell office:value-type="float" office:value="28238" calcext:value-type="float">
            <text:p>28238</text:p>
          </table:table-cell>
          <table:table-cell office:value-type="float" office:value="16997625" calcext:value-type="float">
            <text:p>169976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-0.17" calcext:value-type="float">
            <text:p>-0.17</text:p>
          </table:table-cell>
          <table:table-cell office:value-type="float" office:value="22030" calcext:value-type="float">
            <text:p>22030</text:p>
          </table:table-cell>
          <table:table-cell office:value-type="float" office:value="13231876" calcext:value-type="float">
            <text:p>132318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-1.17" calcext:value-type="float">
            <text:p>-1.17</text:p>
          </table:table-cell>
          <table:table-cell office:value-type="float" office:value="19653" calcext:value-type="float">
            <text:p>19653</text:p>
          </table:table-cell>
          <table:table-cell office:value-type="float" office:value="11674406" calcext:value-type="float">
            <text:p>116744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91" calcext:value-type="float">
            <text:p>591</text:p>
          </table:table-cell>
          <table:table-cell office:value-type="float" office:value="600" calcext:value-type="float">
            <text:p>600</text:p>
          </table:table-cell>
          <table:table-cell office:value-type="float" office:value="588" calcext:value-type="float">
            <text:p>588</text:p>
          </table:table-cell>
          <table:table-cell office:value-type="float" office:value="598" calcext:value-type="float">
            <text:p>598</text:p>
          </table:table-cell>
          <table:table-cell office:value-type="float" office:value="0.84" calcext:value-type="float">
            <text:p>0.84</text:p>
          </table:table-cell>
          <table:table-cell office:value-type="float" office:value="13786" calcext:value-type="float">
            <text:p>13786</text:p>
          </table:table-cell>
          <table:table-cell office:value-type="float" office:value="8196557" calcext:value-type="float">
            <text:p>81965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8" calcext:value-type="float">
            <text:p>598</text:p>
          </table:table-cell>
          <table:table-cell office:value-type="float" office:value="612" calcext:value-type="float">
            <text:p>612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office:value-type="float" office:value="0.84" calcext:value-type="float">
            <text:p>0.84</text:p>
          </table:table-cell>
          <table:table-cell office:value-type="float" office:value="10145" calcext:value-type="float">
            <text:p>10145</text:p>
          </table:table-cell>
          <table:table-cell office:value-type="float" office:value="6094500" calcext:value-type="float">
            <text:p>60945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03" calcext:value-type="float">
            <text:p>603</text:p>
          </table:table-cell>
          <table:table-cell office:value-type="float" office:value="610" calcext:value-type="float">
            <text:p>610</text:p>
          </table:table-cell>
          <table:table-cell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1598" calcext:value-type="float">
            <text:p>11598</text:p>
          </table:table-cell>
          <table:table-cell office:value-type="float" office:value="6977358" calcext:value-type="float">
            <text:p>69773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597" calcext:value-type="float">
            <text:p>597</text:p>
          </table:table-cell>
          <table:table-cell office:value-type="float" office:value="600" calcext:value-type="float">
            <text:p>600</text:p>
          </table:table-cell>
          <table:table-cell office:value-type="float" office:value="-0.5" calcext:value-type="float">
            <text:p>-0.5</text:p>
          </table:table-cell>
          <table:table-cell office:value-type="float" office:value="15776" calcext:value-type="float">
            <text:p>15776</text:p>
          </table:table-cell>
          <table:table-cell office:value-type="float" office:value="9448998" calcext:value-type="float">
            <text:p>94489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92" calcext:value-type="float">
            <text:p>592</text:p>
          </table:table-cell>
          <table:table-cell office:value-type="float" office:value="598" calcext:value-type="float">
            <text:p>598</text:p>
          </table:table-cell>
          <table:table-cell office:value-type="float" office:value="-0.33" calcext:value-type="float">
            <text:p>-0.33</text:p>
          </table:table-cell>
          <table:table-cell office:value-type="float" office:value="22855" calcext:value-type="float">
            <text:p>22855</text:p>
          </table:table-cell>
          <table:table-cell office:value-type="float" office:value="13566390" calcext:value-type="float">
            <text:p>1356639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-1" calcext:value-type="float">
            <text:p>-1</text:p>
          </table:table-cell>
          <table:table-cell office:value-type="float" office:value="26470" calcext:value-type="float">
            <text:p>26470</text:p>
          </table:table-cell>
          <table:table-cell office:value-type="float" office:value="15681700" calcext:value-type="float">
            <text:p>156817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-0.68" calcext:value-type="float">
            <text:p>-0.68</text:p>
          </table:table-cell>
          <table:table-cell office:value-type="float" office:value="28986" calcext:value-type="float">
            <text:p>28986</text:p>
          </table:table-cell>
          <table:table-cell office:value-type="float" office:value="17061753" calcext:value-type="float">
            <text:p>170617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 office:value-type="float" office:value="-1.02" calcext:value-type="float">
            <text:p>-1.02</text:p>
          </table:table-cell>
          <table:table-cell office:value-type="float" office:value="33423" calcext:value-type="float">
            <text:p>33423</text:p>
          </table:table-cell>
          <table:table-cell office:value-type="float" office:value="19475204" calcext:value-type="float">
            <text:p>194752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1.2" calcext:value-type="float">
            <text:p>1.2</text:p>
          </table:table-cell>
          <table:table-cell office:value-type="float" office:value="24904" calcext:value-type="float">
            <text:p>24904</text:p>
          </table:table-cell>
          <table:table-cell office:value-type="float" office:value="14575236" calcext:value-type="float">
            <text:p>145752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-0.85" calcext:value-type="float">
            <text:p>-0.85</text:p>
          </table:table-cell>
          <table:table-cell office:value-type="float" office:value="17620" calcext:value-type="float">
            <text:p>17620</text:p>
          </table:table-cell>
          <table:table-cell office:value-type="float" office:value="10297110" calcext:value-type="float">
            <text:p>102971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office:value-type="float" office:value="-0.51" calcext:value-type="float">
            <text:p>-0.51</text:p>
          </table:table-cell>
          <table:table-cell office:value-type="float" office:value="25734" calcext:value-type="float">
            <text:p>25734</text:p>
          </table:table-cell>
          <table:table-cell office:value-type="float" office:value="14939380" calcext:value-type="float">
            <text:p>149393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2.07" calcext:value-type="float">
            <text:p>2.07</text:p>
          </table:table-cell>
          <table:table-cell office:value-type="float" office:value="48860" calcext:value-type="float">
            <text:p>48860</text:p>
          </table:table-cell>
          <table:table-cell office:value-type="float" office:value="29200485" calcext:value-type="float">
            <text:p>292004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91" calcext:value-type="float">
            <text:p>59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-0.34" calcext:value-type="float">
            <text:p>-0.34</text:p>
          </table:table-cell>
          <table:table-cell office:value-type="float" office:value="28945" calcext:value-type="float">
            <text:p>28945</text:p>
          </table:table-cell>
          <table:table-cell office:value-type="float" office:value="17190580" calcext:value-type="float">
            <text:p>171905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92" calcext:value-type="float">
            <text:p>592</text:p>
          </table:table-cell>
          <table:table-cell office:value-type="float" office:value="615" calcext:value-type="float">
            <text:p>615</text:p>
          </table:table-cell>
          <table:table-cell office:value-type="float" office:value="591" calcext:value-type="float">
            <text:p>591</text:p>
          </table:table-cell>
          <table:table-cell office:value-type="float" office:value="613" calcext:value-type="float">
            <text:p>613</text:p>
          </table:table-cell>
          <table:table-cell office:value-type="float" office:value="3.72" calcext:value-type="float">
            <text:p>3.72</text:p>
          </table:table-cell>
          <table:table-cell office:value-type="float" office:value="57450" calcext:value-type="float">
            <text:p>57450</text:p>
          </table:table-cell>
          <table:table-cell office:value-type="float" office:value="34803806" calcext:value-type="float">
            <text:p>348038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-0.33" calcext:value-type="float">
            <text:p>-0.33</text:p>
          </table:table-cell>
          <table:table-cell office:value-type="float" office:value="24171" calcext:value-type="float">
            <text:p>24171</text:p>
          </table:table-cell>
          <table:table-cell office:value-type="float" office:value="14813075" calcext:value-type="float">
            <text:p>148130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office:value-type="float" office:value="-1.15" calcext:value-type="float">
            <text:p>-1.15</text:p>
          </table:table-cell>
          <table:table-cell office:value-type="float" office:value="29095" calcext:value-type="float">
            <text:p>29095</text:p>
          </table:table-cell>
          <table:table-cell office:value-type="float" office:value="17592205" calcext:value-type="float">
            <text:p>175922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04" calcext:value-type="float">
            <text:p>604</text:p>
          </table:table-cell>
          <table:table-cell office:value-type="float" office:value="614" calcext:value-type="float">
            <text:p>614</text:p>
          </table:table-cell>
          <table:table-cell office:value-type="float" office:value="593" calcext:value-type="float">
            <text:p>593</text:p>
          </table:table-cell>
          <table:table-cell office:value-type="float" office:value="613" calcext:value-type="float">
            <text:p>613</text:p>
          </table:table-cell>
          <table:table-cell office:value-type="float" office:value="1.49" calcext:value-type="float">
            <text:p>1.49</text:p>
          </table:table-cell>
          <table:table-cell office:value-type="float" office:value="24030" calcext:value-type="float">
            <text:p>24030</text:p>
          </table:table-cell>
          <table:table-cell office:value-type="float" office:value="14515045" calcext:value-type="float">
            <text:p>145150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20" calcext:value-type="float">
            <text:p>620</text:p>
          </table:table-cell>
          <table:table-cell office:value-type="float" office:value="624" calcext:value-type="float">
            <text:p>624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0.16" calcext:value-type="float">
            <text:p>0.16</text:p>
          </table:table-cell>
          <table:table-cell office:value-type="float" office:value="78505" calcext:value-type="float">
            <text:p>78505</text:p>
          </table:table-cell>
          <table:table-cell office:value-type="float" office:value="48320147" calcext:value-type="float">
            <text:p>483201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14" calcext:value-type="float">
            <text:p>614</text:p>
          </table:table-cell>
          <table:table-cell office:value-type="float" office:value="627" calcext:value-type="float">
            <text:p>627</text:p>
          </table:table-cell>
          <table:table-cell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-1.79" calcext:value-type="float">
            <text:p>-1.79</text:p>
          </table:table-cell>
          <table:table-cell office:value-type="float" office:value="53222" calcext:value-type="float">
            <text:p>53222</text:p>
          </table:table-cell>
          <table:table-cell office:value-type="float" office:value="32498796" calcext:value-type="float">
            <text:p>324987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3" calcext:value-type="float">
            <text:p>603</text:p>
          </table:table-cell>
          <table:table-cell office:value-type="float" office:value="614" calcext:value-type="float">
            <text:p>614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-0.66" calcext:value-type="float">
            <text:p>-0.66</text:p>
          </table:table-cell>
          <table:table-cell office:value-type="float" office:value="30067" calcext:value-type="float">
            <text:p>30067</text:p>
          </table:table-cell>
          <table:table-cell office:value-type="float" office:value="18084327" calcext:value-type="float">
            <text:p>180843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93" calcext:value-type="float">
            <text:p>593</text:p>
          </table:table-cell>
          <table:table-cell office:value-type="float" office:value="617" calcext:value-type="float">
            <text:p>617</text:p>
          </table:table-cell>
          <table:table-cell office:value-type="float" office:value="593" calcext:value-type="float">
            <text:p>593</text:p>
          </table:table-cell>
          <table:table-cell office:value-type="float" office:value="613" calcext:value-type="float">
            <text:p>613</text:p>
          </table:table-cell>
          <table:table-cell office:value-type="float" office:value="2.34" calcext:value-type="float">
            <text:p>2.34</text:p>
          </table:table-cell>
          <table:table-cell office:value-type="float" office:value="43740" calcext:value-type="float">
            <text:p>43740</text:p>
          </table:table-cell>
          <table:table-cell office:value-type="float" office:value="26618265" calcext:value-type="float">
            <text:p>266182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office:value-type="float" office:value="624" calcext:value-type="float">
            <text:p>624</text:p>
          </table:table-cell>
          <table:table-cell office:value-type="float" office:value="612" calcext:value-type="float">
            <text:p>612</text:p>
          </table:table-cell>
          <table:table-cell office:value-type="float" office:value="620" calcext:value-type="float">
            <text:p>620</text:p>
          </table:table-cell>
          <table:table-cell office:value-type="float" office:value="1.14" calcext:value-type="float">
            <text:p>1.14</text:p>
          </table:table-cell>
          <table:table-cell office:value-type="float" office:value="62829" calcext:value-type="float">
            <text:p>62829</text:p>
          </table:table-cell>
          <table:table-cell office:value-type="float" office:value="38847811" calcext:value-type="float">
            <text:p>388478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-0.81" calcext:value-type="float">
            <text:p>-0.81</text:p>
          </table:table-cell>
          <table:table-cell office:value-type="float" office:value="67091" calcext:value-type="float">
            <text:p>67091</text:p>
          </table:table-cell>
          <table:table-cell office:value-type="float" office:value="41634838" calcext:value-type="float">
            <text:p>416348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0" calcext:value-type="float">
            <text:p>610</text:p>
          </table:table-cell>
          <table:table-cell office:value-type="float" office:value="621" calcext:value-type="float">
            <text:p>621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-0.81" calcext:value-type="float">
            <text:p>-0.81</text:p>
          </table:table-cell>
          <table:table-cell office:value-type="float" office:value="36133" calcext:value-type="float">
            <text:p>36133</text:p>
          </table:table-cell>
          <table:table-cell office:value-type="float" office:value="22031902" calcext:value-type="float">
            <text:p>220319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15" calcext:value-type="float">
            <text:p>615</text:p>
          </table:table-cell>
          <table:table-cell office:value-type="float" office:value="652" calcext:value-type="float">
            <text:p>652</text:p>
          </table:table-cell>
          <table:table-cell office:value-type="float" office:value="606" calcext:value-type="float">
            <text:p>606</text:p>
          </table:table-cell>
          <table:table-cell office:value-type="float" office:value="633" calcext:value-type="float">
            <text:p>633</text:p>
          </table:table-cell>
          <table:table-cell office:value-type="float" office:value="3.77" calcext:value-type="float">
            <text:p>3.77</text:p>
          </table:table-cell>
          <table:table-cell office:value-type="float" office:value="89177" calcext:value-type="float">
            <text:p>89177</text:p>
          </table:table-cell>
          <table:table-cell office:value-type="float" office:value="56034295" calcext:value-type="float">
            <text:p>5603429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680" calcext:value-type="float">
            <text:p>680</text:p>
          </table:table-cell>
          <table:table-cell office:value-type="float" office:value="631" calcext:value-type="float">
            <text:p>631</text:p>
          </table:table-cell>
          <table:table-cell office:value-type="float" office:value="673" calcext:value-type="float">
            <text:p>673</text:p>
          </table:table-cell>
          <table:table-cell office:value-type="float" office:value="6.32" calcext:value-type="float">
            <text:p>6.32</text:p>
          </table:table-cell>
          <table:table-cell office:value-type="float" office:value="202285" calcext:value-type="float">
            <text:p>202285</text:p>
          </table:table-cell>
          <table:table-cell office:value-type="float" office:value="133999885" calcext:value-type="float">
            <text:p>1339998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664" calcext:value-type="float">
            <text:p>664</text:p>
          </table:table-cell>
          <table:table-cell office:value-type="float" office:value="688" calcext:value-type="float">
            <text:p>688</text:p>
          </table:table-cell>
          <table:table-cell office:value-type="float" office:value="2.23" calcext:value-type="float">
            <text:p>2.23</text:p>
          </table:table-cell>
          <table:table-cell office:value-type="float" office:value="87335" calcext:value-type="float">
            <text:p>87335</text:p>
          </table:table-cell>
          <table:table-cell office:value-type="float" office:value="59747980" calcext:value-type="float">
            <text:p>597479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657" calcext:value-type="float">
            <text:p>657</text:p>
          </table:table-cell>
          <table:table-cell office:value-type="float" office:value="665" calcext:value-type="float">
            <text:p>665</text:p>
          </table:table-cell>
          <table:table-cell office:value-type="float" office:value="-3.34" calcext:value-type="float">
            <text:p>-3.34</text:p>
          </table:table-cell>
          <table:table-cell office:value-type="float" office:value="67757" calcext:value-type="float">
            <text:p>67757</text:p>
          </table:table-cell>
          <table:table-cell office:value-type="float" office:value="45596061" calcext:value-type="float">
            <text:p>455960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-6.92" calcext:value-type="float">
            <text:p>-6.92</text:p>
          </table:table-cell>
          <table:table-cell office:value-type="float" office:value="59166" calcext:value-type="float">
            <text:p>59166</text:p>
          </table:table-cell>
          <table:table-cell office:value-type="float" office:value="37633525" calcext:value-type="float">
            <text:p>376335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9" calcext:value-type="float">
            <text:p>619</text:p>
          </table:table-cell>
          <table:table-cell office:value-type="float" office:value="650" calcext:value-type="float">
            <text:p>650</text:p>
          </table:table-cell>
          <table:table-cell office:value-type="float" office:value="615" calcext:value-type="float">
            <text:p>615</text:p>
          </table:table-cell>
          <table:table-cell office:value-type="float" office:value="642" calcext:value-type="float">
            <text:p>642</text:p>
          </table:table-cell>
          <table:table-cell office:value-type="float" office:value="3.72" calcext:value-type="float">
            <text:p>3.72</text:p>
          </table:table-cell>
          <table:table-cell office:value-type="float" office:value="55654" calcext:value-type="float">
            <text:p>55654</text:p>
          </table:table-cell>
          <table:table-cell office:value-type="float" office:value="35336401" calcext:value-type="float">
            <text:p>353364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45" calcext:value-type="float">
            <text:p>645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-1.87" calcext:value-type="float">
            <text:p>-1.87</text:p>
          </table:table-cell>
          <table:table-cell office:value-type="float" office:value="37058" calcext:value-type="float">
            <text:p>37058</text:p>
          </table:table-cell>
          <table:table-cell office:value-type="float" office:value="23723397" calcext:value-type="float">
            <text:p>237233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-1.43" calcext:value-type="float">
            <text:p>-1.43</text:p>
          </table:table-cell>
          <table:table-cell office:value-type="float" office:value="28625" calcext:value-type="float">
            <text:p>28625</text:p>
          </table:table-cell>
          <table:table-cell office:value-type="float" office:value="17858060" calcext:value-type="float">
            <text:p>178580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2" calcext:value-type="float">
            <text:p>612</text:p>
          </table:table-cell>
          <table:table-cell office:value-type="float" office:value="635" calcext:value-type="float">
            <text:p>635</text:p>
          </table:table-cell>
          <table:table-cell office:value-type="float" office:value="612" calcext:value-type="float">
            <text:p>612</text:p>
          </table:table-cell>
          <table:table-cell office:value-type="float" office:value="623" calcext:value-type="float">
            <text:p>623</text:p>
          </table:table-cell>
          <table:table-cell office:value-type="float" office:value="0.32" calcext:value-type="float">
            <text:p>0.32</text:p>
          </table:table-cell>
          <table:table-cell office:value-type="float" office:value="20555" calcext:value-type="float">
            <text:p>20555</text:p>
          </table:table-cell>
          <table:table-cell office:value-type="float" office:value="12837585" calcext:value-type="float">
            <text:p>128375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office:value-type="float" office:value="637" calcext:value-type="float">
            <text:p>637</text:p>
          </table:table-cell>
          <table:table-cell office:value-type="float" office:value="616" calcext:value-type="float">
            <text:p>616</text:p>
          </table:table-cell>
          <table:table-cell office:value-type="float" office:value="629" calcext:value-type="float">
            <text:p>629</text:p>
          </table:table-cell>
          <table:table-cell office:value-type="float" office:value="0.96" calcext:value-type="float">
            <text:p>0.96</text:p>
          </table:table-cell>
          <table:table-cell office:value-type="float" office:value="30175" calcext:value-type="float">
            <text:p>30175</text:p>
          </table:table-cell>
          <table:table-cell office:value-type="float" office:value="19039981" calcext:value-type="float">
            <text:p>190399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29" calcext:value-type="float">
            <text:p>629</text:p>
          </table:table-cell>
          <table:table-cell office:value-type="float" office:value="654" calcext:value-type="float">
            <text:p>654</text:p>
          </table:table-cell>
          <table:table-cell office:value-type="float" office:value="629" calcext:value-type="float">
            <text:p>629</text:p>
          </table:table-cell>
          <table:table-cell office:value-type="float" office:value="646" calcext:value-type="float">
            <text:p>646</text:p>
          </table:table-cell>
          <table:table-cell office:value-type="float" office:value="2.7" calcext:value-type="float">
            <text:p>2.7</text:p>
          </table:table-cell>
          <table:table-cell office:value-type="float" office:value="45075" calcext:value-type="float">
            <text:p>45075</text:p>
          </table:table-cell>
          <table:table-cell office:value-type="float" office:value="29088353" calcext:value-type="float">
            <text:p>290883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14" calcext:value-type="float">
            <text:p>614</text:p>
          </table:table-cell>
          <table:table-cell office:value-type="float" office:value="656" calcext:value-type="float">
            <text:p>656</text:p>
          </table:table-cell>
          <table:table-cell office:value-type="float" office:value="614" calcext:value-type="float">
            <text:p>614</text:p>
          </table:table-cell>
          <table:table-cell office:value-type="float" office:value="638" calcext:value-type="float">
            <text:p>638</text:p>
          </table:table-cell>
          <table:table-cell office:value-type="float" office:value="-1.24" calcext:value-type="float">
            <text:p>-1.24</text:p>
          </table:table-cell>
          <table:table-cell office:value-type="float" office:value="32645" calcext:value-type="float">
            <text:p>32645</text:p>
          </table:table-cell>
          <table:table-cell office:value-type="float" office:value="21006850" calcext:value-type="float">
            <text:p>210068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8" calcext:value-type="float">
            <text:p>638</text:p>
          </table:table-cell>
          <table:table-cell office:value-type="float" office:value="644" calcext:value-type="float">
            <text:p>644</text:p>
          </table:table-cell>
          <table:table-cell office:value-type="float" office:value="630" calcext:value-type="float">
            <text:p>630</text:p>
          </table:table-cell>
          <table:table-cell office:value-type="float" office:value="639" calcext:value-type="float">
            <text:p>639</text:p>
          </table:table-cell>
          <table:table-cell office:value-type="float" office:value="0.16" calcext:value-type="float">
            <text:p>0.16</text:p>
          </table:table-cell>
          <table:table-cell office:value-type="float" office:value="24292" calcext:value-type="float">
            <text:p>24292</text:p>
          </table:table-cell>
          <table:table-cell office:value-type="float" office:value="15466094" calcext:value-type="float">
            <text:p>154660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0" calcext:value-type="float">
            <text:p>630</text:p>
          </table:table-cell>
          <table:table-cell office:value-type="float" office:value="637" calcext:value-type="float">
            <text:p>63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-1.56" calcext:value-type="float">
            <text:p>-1.56</text:p>
          </table:table-cell>
          <table:table-cell office:value-type="float" office:value="26434" calcext:value-type="float">
            <text:p>26434</text:p>
          </table:table-cell>
          <table:table-cell office:value-type="float" office:value="16698982" calcext:value-type="float">
            <text:p>166989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9" calcext:value-type="float">
            <text:p>629</text:p>
          </table:table-cell>
          <table:table-cell office:value-type="float" office:value="635" calcext:value-type="float">
            <text:p>635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  <table:table-cell office:value-type="float" office:value="-4.61" calcext:value-type="float">
            <text:p>-4.61</text:p>
          </table:table-cell>
          <table:table-cell office:value-type="float" office:value="55209" calcext:value-type="float">
            <text:p>55209</text:p>
          </table:table-cell>
          <table:table-cell office:value-type="float" office:value="33674717" calcext:value-type="float">
            <text:p>336747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office:value-type="float" office:value="570" calcext:value-type="float">
            <text:p>570</text:p>
          </table:table-cell>
          <table:table-cell office:value-type="float" office:value="605" calcext:value-type="float">
            <text:p>605</text:p>
          </table:table-cell>
          <table:table-cell office:value-type="float" office:value="0.83" calcext:value-type="float">
            <text:p>0.83</text:p>
          </table:table-cell>
          <table:table-cell office:value-type="float" office:value="36626" calcext:value-type="float">
            <text:p>36626</text:p>
          </table:table-cell>
          <table:table-cell office:value-type="float" office:value="21725390" calcext:value-type="float">
            <text:p>217253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0" calcext:value-type="float">
            <text:p>610</text:p>
          </table:table-cell>
          <table:table-cell office:value-type="float" office:value="622" calcext:value-type="float">
            <text:p>622</text:p>
          </table:table-cell>
          <table:table-cell office:value-type="float" office:value="605" calcext:value-type="float">
            <text:p>605</text:p>
          </table:table-cell>
          <table:table-cell office:value-type="float" office:value="618" calcext:value-type="float">
            <text:p>618</text:p>
          </table:table-cell>
          <table:table-cell office:value-type="float" office:value="2.15" calcext:value-type="float">
            <text:p>2.15</text:p>
          </table:table-cell>
          <table:table-cell office:value-type="float" office:value="43722" calcext:value-type="float">
            <text:p>43722</text:p>
          </table:table-cell>
          <table:table-cell office:value-type="float" office:value="26903196" calcext:value-type="float">
            <text:p>269031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11" calcext:value-type="float">
            <text:p>611</text:p>
          </table:table-cell>
          <table:table-cell office:value-type="float" office:value="615" calcext:value-type="float">
            <text:p>615</text:p>
          </table:table-cell>
          <table:table-cell office:value-type="float" office:value="-0.49" calcext:value-type="float">
            <text:p>-0.49</text:p>
          </table:table-cell>
          <table:table-cell office:value-type="float" office:value="27099" calcext:value-type="float">
            <text:p>27099</text:p>
          </table:table-cell>
          <table:table-cell office:value-type="float" office:value="16775359" calcext:value-type="float">
            <text:p>167753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-0.49" calcext:value-type="float">
            <text:p>-0.49</text:p>
          </table:table-cell>
          <table:table-cell office:value-type="float" office:value="16393" calcext:value-type="float">
            <text:p>16393</text:p>
          </table:table-cell>
          <table:table-cell office:value-type="float" office:value="10014045" calcext:value-type="float">
            <text:p>100140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13" calcext:value-type="float">
            <text:p>613</text:p>
          </table:table-cell>
          <table:table-cell office:value-type="float" office:value="618" calcext:value-type="float">
            <text:p>618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-0.33" calcext:value-type="float">
            <text:p>-0.33</text:p>
          </table:table-cell>
          <table:table-cell office:value-type="float" office:value="18373" calcext:value-type="float">
            <text:p>18373</text:p>
          </table:table-cell>
          <table:table-cell office:value-type="float" office:value="11239157" calcext:value-type="float">
            <text:p>112391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 office:value-type="float" office:value="601" calcext:value-type="float">
            <text:p>60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4580" calcext:value-type="float">
            <text:p>14580</text:p>
          </table:table-cell>
          <table:table-cell office:value-type="float" office:value="8843404" calcext:value-type="float">
            <text:p>88434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-1.31" calcext:value-type="float">
            <text:p>-1.31</text:p>
          </table:table-cell>
          <table:table-cell office:value-type="float" office:value="22450" calcext:value-type="float">
            <text:p>22450</text:p>
          </table:table-cell>
          <table:table-cell office:value-type="float" office:value="13552122" calcext:value-type="float">
            <text:p>135521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2" calcext:value-type="float">
            <text:p>602</text:p>
          </table:table-cell>
          <table:table-cell office:value-type="float" office:value="610" calcext:value-type="float">
            <text:p>610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-0.33" calcext:value-type="float">
            <text:p>-0.33</text:p>
          </table:table-cell>
          <table:table-cell office:value-type="float" office:value="26357" calcext:value-type="float">
            <text:p>26357</text:p>
          </table:table-cell>
          <table:table-cell office:value-type="float" office:value="15844258" calcext:value-type="float">
            <text:p>158442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8" calcext:value-type="float">
            <text:p>598</text:p>
          </table:table-cell>
          <table:table-cell office:value-type="float" office:value="609" calcext:value-type="float">
            <text:p>609</text:p>
          </table:table-cell>
          <table:table-cell office:value-type="float" office:value="598" calcext:value-type="float">
            <text:p>598</text:p>
          </table:table-cell>
          <table:table-cell office:value-type="float" office:value="601" calcext:value-type="float">
            <text:p>601</text:p>
          </table:table-cell>
          <table:table-cell office:value-type="float" office:value="0.17" calcext:value-type="float">
            <text:p>0.17</text:p>
          </table:table-cell>
          <table:table-cell office:value-type="float" office:value="24999" calcext:value-type="float">
            <text:p>24999</text:p>
          </table:table-cell>
          <table:table-cell office:value-type="float" office:value="15093648" calcext:value-type="float">
            <text:p>150936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0" calcext:value-type="float">
            <text:p>610</text:p>
          </table:table-cell>
          <table:table-cell office:value-type="float" office:value="630" calcext:value-type="float">
            <text:p>630</text:p>
          </table:table-cell>
          <table:table-cell office:value-type="float" office:value="610" calcext:value-type="float">
            <text:p>610</text:p>
          </table:table-cell>
          <table:table-cell office:value-type="float" office:value="614" calcext:value-type="float">
            <text:p>614</text:p>
          </table:table-cell>
          <table:table-cell office:value-type="float" office:value="2.16" calcext:value-type="float">
            <text:p>2.16</text:p>
          </table:table-cell>
          <table:table-cell office:value-type="float" office:value="37151" calcext:value-type="float">
            <text:p>37151</text:p>
          </table:table-cell>
          <table:table-cell office:value-type="float" office:value="22882272" calcext:value-type="float">
            <text:p>228822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-0.81" calcext:value-type="float">
            <text:p>-0.81</text:p>
          </table:table-cell>
          <table:table-cell office:value-type="float" office:value="19670" calcext:value-type="float">
            <text:p>19670</text:p>
          </table:table-cell>
          <table:table-cell office:value-type="float" office:value="12086800" calcext:value-type="float">
            <text:p>120868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office:value-type="float" office:value="-0.16" calcext:value-type="float">
            <text:p>-0.16</text:p>
          </table:table-cell>
          <table:table-cell office:value-type="float" office:value="20194" calcext:value-type="float">
            <text:p>20194</text:p>
          </table:table-cell>
          <table:table-cell office:value-type="float" office:value="12295764" calcext:value-type="float">
            <text:p>122957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0.33" calcext:value-type="float">
            <text:p>0.33</text:p>
          </table:table-cell>
          <table:table-cell office:value-type="float" office:value="23920" calcext:value-type="float">
            <text:p>23920</text:p>
          </table:table-cell>
          <table:table-cell office:value-type="float" office:value="14586985" calcext:value-type="float">
            <text:p>145869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0" calcext:value-type="float">
            <text:p>610</text:p>
          </table:table-cell>
          <table:table-cell office:value-type="float" office:value="622" calcext:value-type="float">
            <text:p>622</text:p>
          </table:table-cell>
          <table:table-cell office:value-type="float" office:value="610" calcext:value-type="float">
            <text:p>610</text:p>
          </table:table-cell>
          <table:table-cell office:value-type="float" office:value="617" calcext:value-type="float">
            <text:p>617</text:p>
          </table:table-cell>
          <table:table-cell office:value-type="float" office:value="1.15" calcext:value-type="float">
            <text:p>1.15</text:p>
          </table:table-cell>
          <table:table-cell office:value-type="float" office:value="30580" calcext:value-type="float">
            <text:p>30580</text:p>
          </table:table-cell>
          <table:table-cell office:value-type="float" office:value="18889225" calcext:value-type="float">
            <text:p>188892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5" calcext:value-type="float">
            <text:p>625</text:p>
          </table:table-cell>
          <table:table-cell office:value-type="float" office:value="637" calcext:value-type="float">
            <text:p>637</text:p>
          </table:table-cell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0.32" calcext:value-type="float">
            <text:p>0.32</text:p>
          </table:table-cell>
          <table:table-cell office:value-type="float" office:value="33857" calcext:value-type="float">
            <text:p>33857</text:p>
          </table:table-cell>
          <table:table-cell office:value-type="float" office:value="21123257" calcext:value-type="float">
            <text:p>211232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0.97" calcext:value-type="float">
            <text:p>0.97</text:p>
          </table:table-cell>
          <table:table-cell office:value-type="float" office:value="28788" calcext:value-type="float">
            <text:p>28788</text:p>
          </table:table-cell>
          <table:table-cell office:value-type="float" office:value="17965508" calcext:value-type="float">
            <text:p>179655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5" calcext:value-type="float">
            <text:p>625</text:p>
          </table:table-cell>
          <table:table-cell office:value-type="float" office:value="635" calcext:value-type="float">
            <text:p>635</text:p>
          </table:table-cell>
          <table:table-cell office:value-type="float" office:value="621" calcext:value-type="float">
            <text:p>621</text:p>
          </table:table-cell>
          <table:table-cell office:value-type="float" office:value="632" calcext:value-type="float">
            <text:p>632</text:p>
          </table:table-cell>
          <table:table-cell office:value-type="float" office:value="1.12" calcext:value-type="float">
            <text:p>1.12</text:p>
          </table:table-cell>
          <table:table-cell office:value-type="float" office:value="26713" calcext:value-type="float">
            <text:p>26713</text:p>
          </table:table-cell>
          <table:table-cell office:value-type="float" office:value="16809393" calcext:value-type="float">
            <text:p>168093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6" calcext:value-type="float">
            <text:p>636</text:p>
          </table:table-cell>
          <table:table-cell office:value-type="float" office:value="644" calcext:value-type="float">
            <text:p>644</text:p>
          </table:table-cell>
          <table:table-cell office:value-type="float" office:value="634" calcext:value-type="float">
            <text:p>634</text:p>
          </table:table-cell>
          <table:table-cell office:value-type="float" office:value="637" calcext:value-type="float">
            <text:p>637</text:p>
          </table:table-cell>
          <table:table-cell office:value-type="float" office:value="0.79" calcext:value-type="float">
            <text:p>0.79</text:p>
          </table:table-cell>
          <table:table-cell office:value-type="float" office:value="34475" calcext:value-type="float">
            <text:p>34475</text:p>
          </table:table-cell>
          <table:table-cell office:value-type="float" office:value="22016667" calcext:value-type="float">
            <text:p>2201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8" calcext:value-type="float">
            <text:p>638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-0.78" calcext:value-type="float">
            <text:p>-0.78</text:p>
          </table:table-cell>
          <table:table-cell office:value-type="float" office:value="27622" calcext:value-type="float">
            <text:p>27622</text:p>
          </table:table-cell>
          <table:table-cell office:value-type="float" office:value="17549925" calcext:value-type="float">
            <text:p>175499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 office:value-type="float" office:value="632" calcext:value-type="float">
            <text:p>632</text:p>
          </table:table-cell>
          <table:table-cell office:value-type="float" office:value="634" calcext:value-type="float">
            <text:p>634</text:p>
          </table:table-cell>
          <table:table-cell office:value-type="float" office:value="0.32" calcext:value-type="float">
            <text:p>0.32</text:p>
          </table:table-cell>
          <table:table-cell office:value-type="float" office:value="31038" calcext:value-type="float">
            <text:p>31038</text:p>
          </table:table-cell>
          <table:table-cell office:value-type="float" office:value="19703449" calcext:value-type="float">
            <text:p>197034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4" calcext:value-type="float">
            <text:p>634</text:p>
          </table:table-cell>
          <table:table-cell office:value-type="float" office:value="640" calcext:value-type="float">
            <text:p>640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-1.26" calcext:value-type="float">
            <text:p>-1.26</text:p>
          </table:table-cell>
          <table:table-cell office:value-type="float" office:value="29370" calcext:value-type="float">
            <text:p>29370</text:p>
          </table:table-cell>
          <table:table-cell office:value-type="float" office:value="18493516" calcext:value-type="float">
            <text:p>184935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0" calcext:value-type="float">
            <text:p>630</text:p>
          </table:table-cell>
          <table:table-cell office:value-type="float" office:value="634" calcext:value-type="float">
            <text:p>634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0.48" calcext:value-type="float">
            <text:p>0.48</text:p>
          </table:table-cell>
          <table:table-cell office:value-type="float" office:value="27486" calcext:value-type="float">
            <text:p>27486</text:p>
          </table:table-cell>
          <table:table-cell office:value-type="float" office:value="17265115" calcext:value-type="float">
            <text:p>17265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5" calcext:value-type="float">
            <text:p>625</text:p>
          </table:table-cell>
          <table:table-cell office:value-type="float" office:value="635" calcext:value-type="float">
            <text:p>635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0.16" calcext:value-type="float">
            <text:p>0.16</text:p>
          </table:table-cell>
          <table:table-cell office:value-type="float" office:value="53481" calcext:value-type="float">
            <text:p>53481</text:p>
          </table:table-cell>
          <table:table-cell office:value-type="float" office:value="33705587" calcext:value-type="float">
            <text:p>337055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0" calcext:value-type="float">
            <text:p>640</text:p>
          </table:table-cell>
          <table:table-cell office:value-type="float" office:value="693" calcext:value-type="float">
            <text:p>693</text:p>
          </table:table-cell>
          <table:table-cell office:value-type="float" office:value="637" calcext:value-type="float">
            <text:p>637</text:p>
          </table:table-cell>
          <table:table-cell office:value-type="float" office:value="676" calcext:value-type="float">
            <text:p>676</text:p>
          </table:table-cell>
          <table:table-cell office:value-type="float" office:value="7.3" calcext:value-type="float">
            <text:p>7.3</text:p>
          </table:table-cell>
          <table:table-cell office:value-type="float" office:value="150026" calcext:value-type="float">
            <text:p>150026</text:p>
          </table:table-cell>
          <table:table-cell office:value-type="float" office:value="98517728" calcext:value-type="float">
            <text:p>985177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667" calcext:value-type="float">
            <text:p>667</text:p>
          </table:table-cell>
          <table:table-cell office:value-type="float" office:value="671" calcext:value-type="float">
            <text:p>671</text:p>
          </table:table-cell>
          <table:table-cell office:value-type="float" office:value="-0.74" calcext:value-type="float">
            <text:p>-0.74</text:p>
          </table:table-cell>
          <table:table-cell office:value-type="float" office:value="104925" calcext:value-type="float">
            <text:p>104925</text:p>
          </table:table-cell>
          <table:table-cell office:value-type="float" office:value="71483837" calcext:value-type="float">
            <text:p>714838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71" calcext:value-type="float">
            <text:p>671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-2.09" calcext:value-type="float">
            <text:p>-2.09</text:p>
          </table:table-cell>
          <table:table-cell office:value-type="float" office:value="42809" calcext:value-type="float">
            <text:p>42809</text:p>
          </table:table-cell>
          <table:table-cell office:value-type="float" office:value="28421304" calcext:value-type="float">
            <text:p>284213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0.46" calcext:value-type="float">
            <text:p>0.46</text:p>
          </table:table-cell>
          <table:table-cell office:value-type="float" office:value="46278" calcext:value-type="float">
            <text:p>46278</text:p>
          </table:table-cell>
          <table:table-cell office:value-type="float" office:value="30569522" calcext:value-type="float">
            <text:p>305695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65" calcext:value-type="float">
            <text:p>665</text:p>
          </table:table-cell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office:value-type="float" office:value="668" calcext:value-type="float">
            <text:p>668</text:p>
          </table:table-cell>
          <table:table-cell office:value-type="float" office:value="1.21" calcext:value-type="float">
            <text:p>1.21</text:p>
          </table:table-cell>
          <table:table-cell office:value-type="float" office:value="111402" calcext:value-type="float">
            <text:p>111402</text:p>
          </table:table-cell>
          <table:table-cell office:value-type="float" office:value="75083922" calcext:value-type="float">
            <text:p>750839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6" calcext:value-type="float">
            <text:p>666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-2.25" calcext:value-type="float">
            <text:p>-2.25</text:p>
          </table:table-cell>
          <table:table-cell office:value-type="float" office:value="56902" calcext:value-type="float">
            <text:p>56902</text:p>
          </table:table-cell>
          <table:table-cell office:value-type="float" office:value="37582656" calcext:value-type="float">
            <text:p>375826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5" calcext:value-type="float">
            <text:p>655</text:p>
          </table:table-cell>
          <table:table-cell office:value-type="float" office:value="680" calcext:value-type="float">
            <text:p>680</text:p>
          </table:table-cell>
          <table:table-cell office:value-type="float" office:value="655" calcext:value-type="float">
            <text:p>655</text:p>
          </table:table-cell>
          <table:table-cell office:value-type="float" office:value="677" calcext:value-type="float">
            <text:p>677</text:p>
          </table:table-cell>
          <table:table-cell office:value-type="float" office:value="3.68" calcext:value-type="float">
            <text:p>3.68</text:p>
          </table:table-cell>
          <table:table-cell office:value-type="float" office:value="76053" calcext:value-type="float">
            <text:p>76053</text:p>
          </table:table-cell>
          <table:table-cell office:value-type="float" office:value="51304127" calcext:value-type="float">
            <text:p>513041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1" calcext:value-type="float">
            <text:p>681</text:p>
          </table:table-cell>
          <table:table-cell office:value-type="float" office:value="744" calcext:value-type="float">
            <text:p>744</text:p>
          </table:table-cell>
          <table:table-cell office:value-type="float" office:value="680" calcext:value-type="float">
            <text:p>680</text:p>
          </table:table-cell>
          <table:table-cell office:value-type="float" office:value="744" calcext:value-type="float">
            <text:p>744</text:p>
          </table:table-cell>
          <table:table-cell office:value-type="float" office:value="9.9" calcext:value-type="float">
            <text:p>9.9</text:p>
          </table:table-cell>
          <table:table-cell office:value-type="float" office:value="117975" calcext:value-type="float">
            <text:p>117975</text:p>
          </table:table-cell>
          <table:table-cell office:value-type="float" office:value="85416443" calcext:value-type="float">
            <text:p>854164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1" calcext:value-type="float">
            <text:p>781</text:p>
          </table:table-cell>
          <table:table-cell office:value-type="float" office:value="818" calcext:value-type="float">
            <text:p>818</text:p>
          </table:table-cell>
          <table:table-cell office:value-type="float" office:value="744" calcext:value-type="float">
            <text:p>744</text:p>
          </table:table-cell>
          <table:table-cell office:value-type="float" office:value="775" calcext:value-type="float">
            <text:p>775</text:p>
          </table:table-cell>
          <table:table-cell office:value-type="float" office:value="4.17" calcext:value-type="float">
            <text:p>4.17</text:p>
          </table:table-cell>
          <table:table-cell office:value-type="float" office:value="236202" calcext:value-type="float">
            <text:p>236202</text:p>
          </table:table-cell>
          <table:table-cell office:value-type="float" office:value="184143505" calcext:value-type="float">
            <text:p>1841435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5" calcext:value-type="float">
            <text:p>775</text:p>
          </table:table-cell>
          <table:table-cell office:value-type="float" office:value="789" calcext:value-type="float">
            <text:p>789</text:p>
          </table:table-cell>
          <table:table-cell office:value-type="float" office:value="746" calcext:value-type="float">
            <text:p>746</text:p>
          </table:table-cell>
          <table:table-cell office:value-type="float" office:value="765" calcext:value-type="float">
            <text:p>765</text:p>
          </table:table-cell>
          <table:table-cell office:value-type="float" office:value="-1.29" calcext:value-type="float">
            <text:p>-1.29</text:p>
          </table:table-cell>
          <table:table-cell office:value-type="float" office:value="84749" calcext:value-type="float">
            <text:p>84749</text:p>
          </table:table-cell>
          <table:table-cell office:value-type="float" office:value="65079619" calcext:value-type="float">
            <text:p>650796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0" calcext:value-type="float">
            <text:p>770</text:p>
          </table:table-cell>
          <table:table-cell office:value-type="float" office:value="777" calcext:value-type="float">
            <text:p>777</text:p>
          </table:table-cell>
          <table:table-cell office:value-type="float" office:value="750" calcext:value-type="float">
            <text:p>750</text:p>
          </table:table-cell>
          <table:table-cell office:value-type="float" office:value="773" calcext:value-type="float">
            <text:p>773</text:p>
          </table:table-cell>
          <table:table-cell office:value-type="float" office:value="1.05" calcext:value-type="float">
            <text:p>1.05</text:p>
          </table:table-cell>
          <table:table-cell office:value-type="float" office:value="99113" calcext:value-type="float">
            <text:p>99113</text:p>
          </table:table-cell>
          <table:table-cell office:value-type="float" office:value="75987271" calcext:value-type="float">
            <text:p>75987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0" calcext:value-type="float">
            <text:p>780</text:p>
          </table:table-cell>
          <table:table-cell office:value-type="float" office:value="815" calcext:value-type="float">
            <text:p>815</text:p>
          </table:table-cell>
          <table:table-cell office:value-type="float" office:value="772" calcext:value-type="float">
            <text:p>772</text:p>
          </table:table-cell>
          <table:table-cell office:value-type="float" office:value="785" calcext:value-type="float">
            <text:p>785</text:p>
          </table:table-cell>
          <table:table-cell office:value-type="float" office:value="1.55" calcext:value-type="float">
            <text:p>1.55</text:p>
          </table:table-cell>
          <table:table-cell office:value-type="float" office:value="106508" calcext:value-type="float">
            <text:p>106508</text:p>
          </table:table-cell>
          <table:table-cell office:value-type="float" office:value="84568991" calcext:value-type="float">
            <text:p>845689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6" calcext:value-type="float">
            <text:p>786</text:p>
          </table:table-cell>
          <table:table-cell office:value-type="float" office:value="790" calcext:value-type="float">
            <text:p>790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 office:value-type="float" office:value="-1.66" calcext:value-type="float">
            <text:p>-1.66</text:p>
          </table:table-cell>
          <table:table-cell office:value-type="float" office:value="55942" calcext:value-type="float">
            <text:p>55942</text:p>
          </table:table-cell>
          <table:table-cell office:value-type="float" office:value="43206605" calcext:value-type="float">
            <text:p>432066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-1.42" calcext:value-type="float">
            <text:p>-1.42</text:p>
          </table:table-cell>
          <table:table-cell office:value-type="float" office:value="41477" calcext:value-type="float">
            <text:p>41477</text:p>
          </table:table-cell>
          <table:table-cell office:value-type="float" office:value="31644135" calcext:value-type="float">
            <text:p>316441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-3.29" calcext:value-type="float">
            <text:p>-3.29</text:p>
          </table:table-cell>
          <table:table-cell office:value-type="float" office:value="52942" calcext:value-type="float">
            <text:p>52942</text:p>
          </table:table-cell>
          <table:table-cell office:value-type="float" office:value="39649830" calcext:value-type="float">
            <text:p>396498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0" calcext:value-type="float">
            <text:p>740</text:p>
          </table:table-cell>
          <table:table-cell office:value-type="float" office:value="755" calcext:value-type="float">
            <text:p>755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-1.36" calcext:value-type="float">
            <text:p>-1.36</text:p>
          </table:table-cell>
          <table:table-cell office:value-type="float" office:value="53031" calcext:value-type="float">
            <text:p>53031</text:p>
          </table:table-cell>
          <table:table-cell office:value-type="float" office:value="38820287" calcext:value-type="float">
            <text:p>388202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2" calcext:value-type="float">
            <text:p>762</text:p>
          </table:table-cell>
          <table:table-cell office:value-type="float" office:value="774" calcext:value-type="float">
            <text:p>774</text:p>
          </table:table-cell>
          <table:table-cell office:value-type="float" office:value="736" calcext:value-type="float">
            <text:p>736</text:p>
          </table:table-cell>
          <table:table-cell office:value-type="float" office:value="760" calcext:value-type="float">
            <text:p>760</text:p>
          </table:table-cell>
          <table:table-cell office:value-type="float" office:value="4.68" calcext:value-type="float">
            <text:p>4.68</text:p>
          </table:table-cell>
          <table:table-cell office:value-type="float" office:value="51815" calcext:value-type="float">
            <text:p>51815</text:p>
          </table:table-cell>
          <table:table-cell office:value-type="float" office:value="39104939" calcext:value-type="float">
            <text:p>391049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  <table:table-cell office:value-type="float" office:value="740" calcext:value-type="float">
            <text:p>740</text:p>
          </table:table-cell>
          <table:table-cell office:value-type="float" office:value="745" calcext:value-type="float">
            <text:p>745</text:p>
          </table:table-cell>
          <table:table-cell office:value-type="float" office:value="-1.97" calcext:value-type="float">
            <text:p>-1.97</text:p>
          </table:table-cell>
          <table:table-cell office:value-type="float" office:value="28140" calcext:value-type="float">
            <text:p>28140</text:p>
          </table:table-cell>
          <table:table-cell office:value-type="float" office:value="21266269" calcext:value-type="float">
            <text:p>212662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1" calcext:value-type="float">
            <text:p>731</text:p>
          </table:table-cell>
          <table:table-cell office:value-type="float" office:value="746" calcext:value-type="float">
            <text:p>746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  <table:table-cell office:value-type="float" office:value="-1.34" calcext:value-type="float">
            <text:p>-1.34</text:p>
          </table:table-cell>
          <table:table-cell office:value-type="float" office:value="33883" calcext:value-type="float">
            <text:p>33883</text:p>
          </table:table-cell>
          <table:table-cell office:value-type="float" office:value="24960041" calcext:value-type="float">
            <text:p>249600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722" calcext:value-type="float">
            <text:p>722</text:p>
          </table:table-cell>
          <table:table-cell office:value-type="float" office:value="725" calcext:value-type="float">
            <text:p>725</text:p>
          </table:table-cell>
          <table:table-cell office:value-type="float" office:value="-1.36" calcext:value-type="float">
            <text:p>-1.36</text:p>
          </table:table-cell>
          <table:table-cell office:value-type="float" office:value="39759" calcext:value-type="float">
            <text:p>39759</text:p>
          </table:table-cell>
          <table:table-cell office:value-type="float" office:value="28888202" calcext:value-type="float">
            <text:p>288882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16" calcext:value-type="float">
            <text:p>716</text:p>
          </table:table-cell>
          <table:table-cell office:value-type="float" office:value="720" calcext:value-type="float">
            <text:p>720</text:p>
          </table:table-cell>
          <table:table-cell office:value-type="float" office:value="-0.69" calcext:value-type="float">
            <text:p>-0.69</text:p>
          </table:table-cell>
          <table:table-cell office:value-type="float" office:value="33068" calcext:value-type="float">
            <text:p>33068</text:p>
          </table:table-cell>
          <table:table-cell office:value-type="float" office:value="23920815" calcext:value-type="float">
            <text:p>239208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03" calcext:value-type="float">
            <text:p>703</text:p>
          </table:table-cell>
          <table:table-cell office:value-type="float" office:value="709" calcext:value-type="float">
            <text:p>709</text:p>
          </table:table-cell>
          <table:table-cell office:value-type="float" office:value="-1.53" calcext:value-type="float">
            <text:p>-1.53</text:p>
          </table:table-cell>
          <table:table-cell office:value-type="float" office:value="51414" calcext:value-type="float">
            <text:p>51414</text:p>
          </table:table-cell>
          <table:table-cell office:value-type="float" office:value="36442996" calcext:value-type="float">
            <text:p>364429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684" calcext:value-type="float">
            <text:p>684</text:p>
          </table:table-cell>
          <table:table-cell office:value-type="float" office:value="693" calcext:value-type="float">
            <text:p>693</text:p>
          </table:table-cell>
          <table:table-cell office:value-type="float" office:value="-2.26" calcext:value-type="float">
            <text:p>-2.26</text:p>
          </table:table-cell>
          <table:table-cell office:value-type="float" office:value="57862" calcext:value-type="float">
            <text:p>57862</text:p>
          </table:table-cell>
          <table:table-cell office:value-type="float" office:value="40067663" calcext:value-type="float">
            <text:p>400676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5" calcext:value-type="float">
            <text:p>695</text:p>
          </table:table-cell>
          <table:table-cell office:value-type="float" office:value="727" calcext:value-type="float">
            <text:p>727</text:p>
          </table:table-cell>
          <table:table-cell office:value-type="float" office:value="695" calcext:value-type="float">
            <text:p>695</text:p>
          </table:table-cell>
          <table:table-cell office:value-type="float" office:value="710" calcext:value-type="float">
            <text:p>710</text:p>
          </table:table-cell>
          <table:table-cell office:value-type="float" office:value="2.45" calcext:value-type="float">
            <text:p>2.45</text:p>
          </table:table-cell>
          <table:table-cell office:value-type="float" office:value="31850" calcext:value-type="float">
            <text:p>31850</text:p>
          </table:table-cell>
          <table:table-cell office:value-type="float" office:value="22742612" calcext:value-type="float">
            <text:p>227426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0" calcext:value-type="float">
            <text:p>710</text:p>
          </table:table-cell>
          <table:table-cell office:value-type="float" office:value="724" calcext:value-type="float">
            <text:p>724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-1.27" calcext:value-type="float">
            <text:p>-1.27</text:p>
          </table:table-cell>
          <table:table-cell office:value-type="float" office:value="25784" calcext:value-type="float">
            <text:p>25784</text:p>
          </table:table-cell>
          <table:table-cell office:value-type="float" office:value="18166983" calcext:value-type="float">
            <text:p>181669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-3.14" calcext:value-type="float">
            <text:p>-3.14</text:p>
          </table:table-cell>
          <table:table-cell office:value-type="float" office:value="38219" calcext:value-type="float">
            <text:p>38219</text:p>
          </table:table-cell>
          <table:table-cell office:value-type="float" office:value="26093732" calcext:value-type="float">
            <text:p>260937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office:value-type="float" office:value="663" calcext:value-type="float">
            <text:p>663</text:p>
          </table:table-cell>
          <table:table-cell office:value-type="float" office:value="690" calcext:value-type="float">
            <text:p>690</text:p>
          </table:table-cell>
          <table:table-cell office:value-type="float" office:value="1.62" calcext:value-type="float">
            <text:p>1.62</text:p>
          </table:table-cell>
          <table:table-cell office:value-type="float" office:value="35412" calcext:value-type="float">
            <text:p>35412</text:p>
          </table:table-cell>
          <table:table-cell office:value-type="float" office:value="24218024" calcext:value-type="float">
            <text:p>242180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64" calcext:value-type="float">
            <text:p>664</text:p>
          </table:table-cell>
          <table:table-cell office:value-type="float" office:value="668" calcext:value-type="float">
            <text:p>668</text:p>
          </table:table-cell>
          <table:table-cell office:value-type="float" office:value="-3.19" calcext:value-type="float">
            <text:p>-3.19</text:p>
          </table:table-cell>
          <table:table-cell office:value-type="float" office:value="27915" calcext:value-type="float">
            <text:p>27915</text:p>
          </table:table-cell>
          <table:table-cell office:value-type="float" office:value="18809973" calcext:value-type="float">
            <text:p>188099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-2.84" calcext:value-type="float">
            <text:p>-2.84</text:p>
          </table:table-cell>
          <table:table-cell office:value-type="float" office:value="21417" calcext:value-type="float">
            <text:p>21417</text:p>
          </table:table-cell>
          <table:table-cell office:value-type="float" office:value="13929278" calcext:value-type="float">
            <text:p>139292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office:value-type="float" office:value="3.24" calcext:value-type="float">
            <text:p>3.24</text:p>
          </table:table-cell>
          <table:table-cell office:value-type="float" office:value="22880" calcext:value-type="float">
            <text:p>22880</text:p>
          </table:table-cell>
          <table:table-cell office:value-type="float" office:value="15245158" calcext:value-type="float">
            <text:p>152451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661" calcext:value-type="float">
            <text:p>661</text:p>
          </table:table-cell>
          <table:table-cell office:value-type="float" office:value="669" calcext:value-type="float">
            <text:p>669</text:p>
          </table:table-cell>
          <table:table-cell office:value-type="float" office:value="-0.15" calcext:value-type="float">
            <text:p>-0.15</text:p>
          </table:table-cell>
          <table:table-cell office:value-type="float" office:value="24427" calcext:value-type="float">
            <text:p>24427</text:p>
          </table:table-cell>
          <table:table-cell office:value-type="float" office:value="16401512" calcext:value-type="float">
            <text:p>164015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5" calcext:value-type="float">
            <text:p>665</text:p>
          </table:table-cell>
          <table:table-cell office:value-type="float" office:value="673" calcext:value-type="float">
            <text:p>673</text:p>
          </table:table-cell>
          <table:table-cell office:value-type="float" office:value="656" calcext:value-type="float">
            <text:p>656</text:p>
          </table:table-cell>
          <table:table-cell office:value-type="float" office:value="659" calcext:value-type="float">
            <text:p>659</text:p>
          </table:table-cell>
          <table:table-cell office:value-type="float" office:value="-1.49" calcext:value-type="float">
            <text:p>-1.49</text:p>
          </table:table-cell>
          <table:table-cell office:value-type="float" office:value="14756" calcext:value-type="float">
            <text:p>14756</text:p>
          </table:table-cell>
          <table:table-cell office:value-type="float" office:value="9764165" calcext:value-type="float">
            <text:p>97641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 office:value-type="float" office:value="-0.61" calcext:value-type="float">
            <text:p>-0.61</text:p>
          </table:table-cell>
          <table:table-cell office:value-type="float" office:value="13031" calcext:value-type="float">
            <text:p>13031</text:p>
          </table:table-cell>
          <table:table-cell office:value-type="float" office:value="8557503" calcext:value-type="float">
            <text:p>85575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-3.66" calcext:value-type="float">
            <text:p>-3.66</text:p>
          </table:table-cell>
          <table:table-cell office:value-type="float" office:value="25785" calcext:value-type="float">
            <text:p>25785</text:p>
          </table:table-cell>
          <table:table-cell office:value-type="float" office:value="16403820" calcext:value-type="float">
            <text:p>164038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6" calcext:value-type="float">
            <text:p>626</text:p>
          </table:table-cell>
          <table:table-cell office:value-type="float" office:value="643" calcext:value-type="float">
            <text:p>643</text:p>
          </table:table-cell>
          <table:table-cell office:value-type="float" office:value="622" calcext:value-type="float">
            <text:p>622</text:p>
          </table:table-cell>
          <table:table-cell office:value-type="float" office:value="627" calcext:value-type="float">
            <text:p>627</text:p>
          </table:table-cell>
          <table:table-cell office:value-type="float" office:value="-0.63" calcext:value-type="float">
            <text:p>-0.63</text:p>
          </table:table-cell>
          <table:table-cell office:value-type="float" office:value="12897" calcext:value-type="float">
            <text:p>12897</text:p>
          </table:table-cell>
          <table:table-cell office:value-type="float" office:value="8110310" calcext:value-type="float">
            <text:p>81103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0" calcext:value-type="float">
            <text:p>630</text:p>
          </table:table-cell>
          <table:table-cell office:value-type="float" office:value="642" calcext:value-type="float">
            <text:p>642</text:p>
          </table:table-cell>
          <table:table-cell office:value-type="float" office:value="621" calcext:value-type="float">
            <text:p>621</text:p>
          </table:table-cell>
          <table:table-cell office:value-type="float" office:value="631" calcext:value-type="float">
            <text:p>631</text:p>
          </table:table-cell>
          <table:table-cell office:value-type="float" office:value="0.64" calcext:value-type="float">
            <text:p>0.64</text:p>
          </table:table-cell>
          <table:table-cell office:value-type="float" office:value="13046" calcext:value-type="float">
            <text:p>13046</text:p>
          </table:table-cell>
          <table:table-cell office:value-type="float" office:value="8224614" calcext:value-type="float">
            <text:p>82246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6" calcext:value-type="float">
            <text:p>636</text:p>
          </table:table-cell>
          <table:table-cell office:value-type="float" office:value="642" calcext:value-type="float">
            <text:p>642</text:p>
          </table:table-cell>
          <table:table-cell office:value-type="float" office:value="632" calcext:value-type="float">
            <text:p>632</text:p>
          </table:table-cell>
          <table:table-cell office:value-type="float" office:value="638" calcext:value-type="float">
            <text:p>638</text:p>
          </table:table-cell>
          <table:table-cell office:value-type="float" office:value="1.11" calcext:value-type="float">
            <text:p>1.11</text:p>
          </table:table-cell>
          <table:table-cell office:value-type="float" office:value="13407" calcext:value-type="float">
            <text:p>13407</text:p>
          </table:table-cell>
          <table:table-cell office:value-type="float" office:value="8537964" calcext:value-type="float">
            <text:p>85379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8" calcext:value-type="float">
            <text:p>638</text:p>
          </table:table-cell>
          <table:table-cell office:value-type="float" office:value="662" calcext:value-type="float">
            <text:p>662</text:p>
          </table:table-cell>
          <table:table-cell office:value-type="float" office:value="632" calcext:value-type="float">
            <text:p>632</text:p>
          </table:table-cell>
          <table:table-cell office:value-type="float" office:value="657" calcext:value-type="float">
            <text:p>657</text:p>
          </table:table-cell>
          <table:table-cell office:value-type="float" office:value="2.98" calcext:value-type="float">
            <text:p>2.98</text:p>
          </table:table-cell>
          <table:table-cell office:value-type="float" office:value="17103" calcext:value-type="float">
            <text:p>17103</text:p>
          </table:table-cell>
          <table:table-cell office:value-type="float" office:value="11191162" calcext:value-type="float">
            <text:p>111911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7" calcext:value-type="float">
            <text:p>657</text:p>
          </table:table-cell>
          <table:table-cell office:value-type="float" office:value="681" calcext:value-type="float">
            <text:p>681</text:p>
          </table:table-cell>
          <table:table-cell office:value-type="float" office:value="657" calcext:value-type="float">
            <text:p>657</text:p>
          </table:table-cell>
          <table:table-cell office:value-type="float" office:value="680" calcext:value-type="float">
            <text:p>680</text:p>
          </table:table-cell>
          <table:table-cell office:value-type="float" office:value="3.5" calcext:value-type="float">
            <text:p>3.5</text:p>
          </table:table-cell>
          <table:table-cell office:value-type="float" office:value="24571" calcext:value-type="float">
            <text:p>24571</text:p>
          </table:table-cell>
          <table:table-cell office:value-type="float" office:value="16541159" calcext:value-type="float">
            <text:p>165411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5" calcext:value-type="float">
            <text:p>685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-1.91" calcext:value-type="float">
            <text:p>-1.91</text:p>
          </table:table-cell>
          <table:table-cell office:value-type="float" office:value="19965" calcext:value-type="float">
            <text:p>19965</text:p>
          </table:table-cell>
          <table:table-cell office:value-type="float" office:value="13380895" calcext:value-type="float">
            <text:p>13380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0" calcext:value-type="float">
            <text:p>660</text:p>
          </table:table-cell>
          <table:table-cell office:value-type="float" office:value="667" calcext:value-type="float">
            <text:p>667</text:p>
          </table:table-cell>
          <table:table-cell office:value-type="float" office:value="650" calcext:value-type="float">
            <text:p>650</text:p>
          </table:table-cell>
          <table:table-cell office:value-type="float" office:value="664" calcext:value-type="float">
            <text:p>664</text:p>
          </table:table-cell>
          <table:table-cell office:value-type="float" office:value="-0.45" calcext:value-type="float">
            <text:p>-0.45</text:p>
          </table:table-cell>
          <table:table-cell office:value-type="float" office:value="9797" calcext:value-type="float">
            <text:p>9797</text:p>
          </table:table-cell>
          <table:table-cell office:value-type="float" office:value="6471400" calcext:value-type="float">
            <text:p>6471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62" calcext:value-type="float">
            <text:p>662</text:p>
          </table:table-cell>
          <table:table-cell office:value-type="float" office:value="674" calcext:value-type="float">
            <text:p>674</text:p>
          </table:table-cell>
          <table:table-cell office:value-type="float" office:value="656" calcext:value-type="float">
            <text:p>656</text:p>
          </table:table-cell>
          <table:table-cell office:value-type="float" office:value="670" calcext:value-type="float">
            <text:p>670</text:p>
          </table:table-cell>
          <table:table-cell office:value-type="float" office:value="0.9" calcext:value-type="float">
            <text:p>0.9</text:p>
          </table:table-cell>
          <table:table-cell office:value-type="float" office:value="13087" calcext:value-type="float">
            <text:p>13087</text:p>
          </table:table-cell>
          <table:table-cell office:value-type="float" office:value="8720960" calcext:value-type="float">
            <text:p>87209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7" calcext:value-type="float">
            <text:p>637</text:p>
          </table:table-cell>
          <table:table-cell office:value-type="float" office:value="695" calcext:value-type="float">
            <text:p>695</text:p>
          </table:table-cell>
          <table:table-cell office:value-type="float" office:value="637" calcext:value-type="float">
            <text:p>637</text:p>
          </table:table-cell>
          <table:table-cell office:value-type="float" office:value="665" calcext:value-type="float">
            <text:p>665</text:p>
          </table:table-cell>
          <table:table-cell office:value-type="float" office:value="-0.75" calcext:value-type="float">
            <text:p>-0.75</text:p>
          </table:table-cell>
          <table:table-cell office:value-type="float" office:value="24890" calcext:value-type="float">
            <text:p>24890</text:p>
          </table:table-cell>
          <table:table-cell office:value-type="float" office:value="16735646" calcext:value-type="float">
            <text:p>167356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8" calcext:value-type="float">
            <text:p>658</text:p>
          </table:table-cell>
          <table:table-cell office:value-type="float" office:value="678" calcext:value-type="float">
            <text:p>678</text:p>
          </table:table-cell>
          <table:table-cell office:value-type="float" office:value="658" calcext:value-type="float">
            <text:p>658</text:p>
          </table:table-cell>
          <table:table-cell office:value-type="float" office:value="674" calcext:value-type="float">
            <text:p>674</text:p>
          </table:table-cell>
          <table:table-cell office:value-type="float" office:value="1.35" calcext:value-type="float">
            <text:p>1.35</text:p>
          </table:table-cell>
          <table:table-cell office:value-type="float" office:value="23483" calcext:value-type="float">
            <text:p>23483</text:p>
          </table:table-cell>
          <table:table-cell office:value-type="float" office:value="15730057" calcext:value-type="float">
            <text:p>157300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7" calcext:value-type="float">
            <text:p>707</text:p>
          </table:table-cell>
          <table:table-cell office:value-type="float" office:value="734" calcext:value-type="float">
            <text:p>734</text:p>
          </table:table-cell>
          <table:table-cell office:value-type="float" office:value="680" calcext:value-type="float">
            <text:p>680</text:p>
          </table:table-cell>
          <table:table-cell office:value-type="float" office:value="710" calcext:value-type="float">
            <text:p>710</text:p>
          </table:table-cell>
          <table:table-cell office:value-type="float" office:value="5.34" calcext:value-type="float">
            <text:p>5.34</text:p>
          </table:table-cell>
          <table:table-cell office:value-type="float" office:value="78643" calcext:value-type="float">
            <text:p>78643</text:p>
          </table:table-cell>
          <table:table-cell office:value-type="float" office:value="55627562" calcext:value-type="float">
            <text:p>556275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735" calcext:value-type="float">
            <text:p>735</text:p>
          </table:table-cell>
          <table:table-cell office:value-type="float" office:value="716" calcext:value-type="float">
            <text:p>716</text:p>
          </table:table-cell>
          <table:table-cell office:value-type="float" office:value="724" calcext:value-type="float">
            <text:p>724</text:p>
          </table:table-cell>
          <table:table-cell office:value-type="float" office:value="1.97" calcext:value-type="float">
            <text:p>1.97</text:p>
          </table:table-cell>
          <table:table-cell office:value-type="float" office:value="38450" calcext:value-type="float">
            <text:p>38450</text:p>
          </table:table-cell>
          <table:table-cell office:value-type="float" office:value="27775170" calcext:value-type="float">
            <text:p>277751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0" calcext:value-type="float">
            <text:p>750</text:p>
          </table:table-cell>
          <table:table-cell office:value-type="float" office:value="755" calcext:value-type="float">
            <text:p>755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-0.41" calcext:value-type="float">
            <text:p>-0.41</text:p>
          </table:table-cell>
          <table:table-cell office:value-type="float" office:value="44961" calcext:value-type="float">
            <text:p>44961</text:p>
          </table:table-cell>
          <table:table-cell office:value-type="float" office:value="32616819" calcext:value-type="float">
            <text:p>326168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1" calcext:value-type="float">
            <text:p>721</text:p>
          </table:table-cell>
          <table:table-cell office:value-type="float" office:value="770" calcext:value-type="float">
            <text:p>770</text:p>
          </table:table-cell>
          <table:table-cell office:value-type="float" office:value="721" calcext:value-type="float">
            <text:p>721</text:p>
          </table:table-cell>
          <table:table-cell office:value-type="float" office:value="756" calcext:value-type="float">
            <text:p>756</text:p>
          </table:table-cell>
          <table:table-cell office:value-type="float" office:value="4.85" calcext:value-type="float">
            <text:p>4.85</text:p>
          </table:table-cell>
          <table:table-cell office:value-type="float" office:value="96109" calcext:value-type="float">
            <text:p>96109</text:p>
          </table:table-cell>
          <table:table-cell office:value-type="float" office:value="72103707" calcext:value-type="float">
            <text:p>721037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30" calcext:value-type="float">
            <text:p>730</text:p>
          </table:table-cell>
          <table:table-cell office:value-type="float" office:value="744" calcext:value-type="float">
            <text:p>744</text:p>
          </table:table-cell>
          <table:table-cell office:value-type="float" office:value="-1.59" calcext:value-type="float">
            <text:p>-1.59</text:p>
          </table:table-cell>
          <table:table-cell office:value-type="float" office:value="67520" calcext:value-type="float">
            <text:p>67520</text:p>
          </table:table-cell>
          <table:table-cell office:value-type="float" office:value="50471879" calcext:value-type="float">
            <text:p>504718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5" calcext:value-type="float">
            <text:p>735</text:p>
          </table:table-cell>
          <table:table-cell office:value-type="float" office:value="740" calcext:value-type="float">
            <text:p>740</text:p>
          </table:table-cell>
          <table:table-cell office:value-type="float" office:value="727" calcext:value-type="float">
            <text:p>727</text:p>
          </table:table-cell>
          <table:table-cell office:value-type="float" office:value="733" calcext:value-type="float">
            <text:p>733</text:p>
          </table:table-cell>
          <table:table-cell office:value-type="float" office:value="-1.48" calcext:value-type="float">
            <text:p>-1.48</text:p>
          </table:table-cell>
          <table:table-cell office:value-type="float" office:value="49142" calcext:value-type="float">
            <text:p>49142</text:p>
          </table:table-cell>
          <table:table-cell office:value-type="float" office:value="36003938" calcext:value-type="float">
            <text:p>360039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0" calcext:value-type="float">
            <text:p>740</text:p>
          </table:table-cell>
          <table:table-cell office:value-type="float" office:value="745" calcext:value-type="float">
            <text:p>745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-2.05" calcext:value-type="float">
            <text:p>-2.05</text:p>
          </table:table-cell>
          <table:table-cell office:value-type="float" office:value="25453" calcext:value-type="float">
            <text:p>25453</text:p>
          </table:table-cell>
          <table:table-cell office:value-type="float" office:value="18411663" calcext:value-type="float">
            <text:p>184116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715" calcext:value-type="float">
            <text:p>715</text:p>
          </table:table-cell>
          <table:table-cell office:value-type="float" office:value="719" calcext:value-type="float">
            <text:p>719</text:p>
          </table:table-cell>
          <table:table-cell office:value-type="float" office:value="0.14" calcext:value-type="float">
            <text:p>0.14</text:p>
          </table:table-cell>
          <table:table-cell office:value-type="float" office:value="32170" calcext:value-type="float">
            <text:p>32170</text:p>
          </table:table-cell>
          <table:table-cell office:value-type="float" office:value="23209565" calcext:value-type="float">
            <text:p>23209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714" calcext:value-type="float">
            <text:p>714</text:p>
          </table:table-cell>
          <table:table-cell office:value-type="float" office:value="728" calcext:value-type="float">
            <text:p>728</text:p>
          </table:table-cell>
          <table:table-cell office:value-type="float" office:value="1.25" calcext:value-type="float">
            <text:p>1.25</text:p>
          </table:table-cell>
          <table:table-cell office:value-type="float" office:value="36386" calcext:value-type="float">
            <text:p>36386</text:p>
          </table:table-cell>
          <table:table-cell office:value-type="float" office:value="26355168" calcext:value-type="float">
            <text:p>263551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20" calcext:value-type="float">
            <text:p>720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23554" calcext:value-type="float">
            <text:p>23554</text:p>
          </table:table-cell>
          <table:table-cell office:value-type="float" office:value="17071412" calcext:value-type="float">
            <text:p>170714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5" calcext:value-type="float">
            <text:p>735</text:p>
          </table:table-cell>
          <table:table-cell office:value-type="float" office:value="740" calcext:value-type="float">
            <text:p>740</text:p>
          </table:table-cell>
          <table:table-cell office:value-type="float" office:value="721" calcext:value-type="float">
            <text:p>721</text:p>
          </table:table-cell>
          <table:table-cell office:value-type="float" office:value="725" calcext:value-type="float">
            <text:p>725</text:p>
          </table:table-cell>
          <table:table-cell office:value-type="float" office:value="-0.41" calcext:value-type="float">
            <text:p>-0.41</text:p>
          </table:table-cell>
          <table:table-cell office:value-type="float" office:value="31276" calcext:value-type="float">
            <text:p>31276</text:p>
          </table:table-cell>
          <table:table-cell office:value-type="float" office:value="22673224" calcext:value-type="float">
            <text:p>22673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  <table:table-cell office:value-type="float" office:value="716" calcext:value-type="float">
            <text:p>716</text:p>
          </table:table-cell>
          <table:table-cell office:value-type="float" office:value="718" calcext:value-type="float">
            <text:p>718</text:p>
          </table:table-cell>
          <table:table-cell office:value-type="float" office:value="-0.97" calcext:value-type="float">
            <text:p>-0.97</text:p>
          </table:table-cell>
          <table:table-cell office:value-type="float" office:value="28688" calcext:value-type="float">
            <text:p>28688</text:p>
          </table:table-cell>
          <table:table-cell office:value-type="float" office:value="20661504" calcext:value-type="float">
            <text:p>206615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-1.53" calcext:value-type="float">
            <text:p>-1.53</text:p>
          </table:table-cell>
          <table:table-cell office:value-type="float" office:value="28950" calcext:value-type="float">
            <text:p>28950</text:p>
          </table:table-cell>
          <table:table-cell office:value-type="float" office:value="20581717" calcext:value-type="float">
            <text:p>205817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7" calcext:value-type="float">
            <text:p>707</text:p>
          </table:table-cell>
          <table:table-cell office:value-type="float" office:value="720" calcext:value-type="float">
            <text:p>720</text:p>
          </table:table-cell>
          <table:table-cell office:value-type="float" office:value="696" calcext:value-type="float">
            <text:p>696</text:p>
          </table:table-cell>
          <table:table-cell office:value-type="float" office:value="710" calcext:value-type="float">
            <text:p>710</text:p>
          </table:table-cell>
          <table:table-cell office:value-type="float" office:value="0.42" calcext:value-type="float">
            <text:p>0.42</text:p>
          </table:table-cell>
          <table:table-cell office:value-type="float" office:value="26487" calcext:value-type="float">
            <text:p>26487</text:p>
          </table:table-cell>
          <table:table-cell office:value-type="float" office:value="18787196" calcext:value-type="float">
            <text:p>187871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-1.13" calcext:value-type="float">
            <text:p>-1.13</text:p>
          </table:table-cell>
          <table:table-cell office:value-type="float" office:value="30221" calcext:value-type="float">
            <text:p>30221</text:p>
          </table:table-cell>
          <table:table-cell office:value-type="float" office:value="21366215" calcext:value-type="float">
            <text:p>213662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2" calcext:value-type="float">
            <text:p>702</text:p>
          </table:table-cell>
          <table:table-cell office:value-type="float" office:value="715" calcext:value-type="float">
            <text:p>715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0.57" calcext:value-type="float">
            <text:p>0.57</text:p>
          </table:table-cell>
          <table:table-cell office:value-type="float" office:value="24235" calcext:value-type="float">
            <text:p>24235</text:p>
          </table:table-cell>
          <table:table-cell office:value-type="float" office:value="17037375" calcext:value-type="float">
            <text:p>17037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-3.68" calcext:value-type="float">
            <text:p>-3.68</text:p>
          </table:table-cell>
          <table:table-cell office:value-type="float" office:value="42718" calcext:value-type="float">
            <text:p>42718</text:p>
          </table:table-cell>
          <table:table-cell office:value-type="float" office:value="29274040" calcext:value-type="float">
            <text:p>292740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695" calcext:value-type="float">
            <text:p>695</text:p>
          </table:table-cell>
          <table:table-cell office:value-type="float" office:value="650" calcext:value-type="float">
            <text:p>650</text:p>
          </table:table-cell>
          <table:table-cell office:value-type="float" office:value="657" calcext:value-type="float">
            <text:p>657</text:p>
          </table:table-cell>
          <table:table-cell office:value-type="float" office:value="-3.38" calcext:value-type="float">
            <text:p>-3.38</text:p>
          </table:table-cell>
          <table:table-cell office:value-type="float" office:value="34068" calcext:value-type="float">
            <text:p>34068</text:p>
          </table:table-cell>
          <table:table-cell office:value-type="float" office:value="22643040" calcext:value-type="float">
            <text:p>22643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4" calcext:value-type="float">
            <text:p>644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  <table:table-cell office:value-type="float" office:value="690" calcext:value-type="float">
            <text:p>690</text:p>
          </table:table-cell>
          <table:table-cell office:value-type="float" office:value="5.02" calcext:value-type="float">
            <text:p>5.02</text:p>
          </table:table-cell>
          <table:table-cell office:value-type="float" office:value="30784" calcext:value-type="float">
            <text:p>30784</text:p>
          </table:table-cell>
          <table:table-cell office:value-type="float" office:value="20926208" calcext:value-type="float">
            <text:p>20926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675" calcext:value-type="float">
            <text:p>675</text:p>
          </table:table-cell>
          <table:table-cell office:value-type="float" office:value="681" calcext:value-type="float">
            <text:p>681</text:p>
          </table:table-cell>
          <table:table-cell office:value-type="float" office:value="-1.3" calcext:value-type="float">
            <text:p>-1.3</text:p>
          </table:table-cell>
          <table:table-cell office:value-type="float" office:value="13326" calcext:value-type="float">
            <text:p>13326</text:p>
          </table:table-cell>
          <table:table-cell office:value-type="float" office:value="9146718" calcext:value-type="float">
            <text:p>91467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1.03" calcext:value-type="float">
            <text:p>1.03</text:p>
          </table:table-cell>
          <table:table-cell office:value-type="float" office:value="17325" calcext:value-type="float">
            <text:p>17325</text:p>
          </table:table-cell>
          <table:table-cell office:value-type="float" office:value="11890014" calcext:value-type="float">
            <text:p>118900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678" calcext:value-type="float">
            <text:p>678</text:p>
          </table:table-cell>
          <table:table-cell office:value-type="float" office:value="707" calcext:value-type="float">
            <text:p>707</text:p>
          </table:table-cell>
          <table:table-cell office:value-type="float" office:value="2.76" calcext:value-type="float">
            <text:p>2.76</text:p>
          </table:table-cell>
          <table:table-cell office:value-type="float" office:value="33719" calcext:value-type="float">
            <text:p>33719</text:p>
          </table:table-cell>
          <table:table-cell office:value-type="float" office:value="23587549" calcext:value-type="float">
            <text:p>235875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7" calcext:value-type="float">
            <text:p>707</text:p>
          </table:table-cell>
          <table:table-cell office:value-type="float" office:value="721" calcext:value-type="float">
            <text:p>721</text:p>
          </table:table-cell>
          <table:table-cell office:value-type="float" office:value="697" calcext:value-type="float">
            <text:p>697</text:p>
          </table:table-cell>
          <table:table-cell office:value-type="float" office:value="704" calcext:value-type="float">
            <text:p>704</text:p>
          </table:table-cell>
          <table:table-cell office:value-type="float" office:value="-0.42" calcext:value-type="float">
            <text:p>-0.42</text:p>
          </table:table-cell>
          <table:table-cell office:value-type="float" office:value="30424" calcext:value-type="float">
            <text:p>30424</text:p>
          </table:table-cell>
          <table:table-cell office:value-type="float" office:value="21477696" calcext:value-type="float">
            <text:p>21477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704" calcext:value-type="float">
            <text:p>704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-0.85" calcext:value-type="float">
            <text:p>-0.85</text:p>
          </table:table-cell>
          <table:table-cell office:value-type="float" office:value="15863" calcext:value-type="float">
            <text:p>15863</text:p>
          </table:table-cell>
          <table:table-cell office:value-type="float" office:value="11070405" calcext:value-type="float">
            <text:p>110704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87" calcext:value-type="float">
            <text:p>687</text:p>
          </table:table-cell>
          <table:table-cell office:value-type="float" office:value="692" calcext:value-type="float">
            <text:p>692</text:p>
          </table:table-cell>
          <table:table-cell office:value-type="float" office:value="-0.86" calcext:value-type="float">
            <text:p>-0.86</text:p>
          </table:table-cell>
          <table:table-cell office:value-type="float" office:value="16816" calcext:value-type="float">
            <text:p>16816</text:p>
          </table:table-cell>
          <table:table-cell office:value-type="float" office:value="11654084" calcext:value-type="float">
            <text:p>11654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82" calcext:value-type="float">
            <text:p>682</text:p>
          </table:table-cell>
          <table:table-cell office:value-type="float" office:value="686" calcext:value-type="float">
            <text:p>686</text:p>
          </table:table-cell>
          <table:table-cell office:value-type="float" office:value="-0.87" calcext:value-type="float">
            <text:p>-0.87</text:p>
          </table:table-cell>
          <table:table-cell office:value-type="float" office:value="23349" calcext:value-type="float">
            <text:p>23349</text:p>
          </table:table-cell>
          <table:table-cell office:value-type="float" office:value="16047864" calcext:value-type="float">
            <text:p>16047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0" calcext:value-type="float">
            <text:p>680</text:p>
          </table:table-cell>
          <table:table-cell office:value-type="float" office:value="688" calcext:value-type="float">
            <text:p>688</text:p>
          </table:table-cell>
          <table:table-cell office:value-type="float" office:value="674" calcext:value-type="float">
            <text:p>674</text:p>
          </table:table-cell>
          <table:table-cell office:value-type="float" office:value="681" calcext:value-type="float">
            <text:p>681</text:p>
          </table:table-cell>
          <table:table-cell office:value-type="float" office:value="-0.73" calcext:value-type="float">
            <text:p>-0.73</text:p>
          </table:table-cell>
          <table:table-cell office:value-type="float" office:value="19554" calcext:value-type="float">
            <text:p>19554</text:p>
          </table:table-cell>
          <table:table-cell office:value-type="float" office:value="13332386" calcext:value-type="float">
            <text:p>13332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3" calcext:value-type="float">
            <text:p>673</text:p>
          </table:table-cell>
          <table:table-cell office:value-type="float" office:value="692" calcext:value-type="float">
            <text:p>692</text:p>
          </table:table-cell>
          <table:table-cell office:value-type="float" office:value="673" calcext:value-type="float">
            <text:p>673</text:p>
          </table:table-cell>
          <table:table-cell office:value-type="float" office:value="685" calcext:value-type="float">
            <text:p>685</text:p>
          </table:table-cell>
          <table:table-cell office:value-type="float" office:value="0.59" calcext:value-type="float">
            <text:p>0.59</text:p>
          </table:table-cell>
          <table:table-cell office:value-type="float" office:value="16465" calcext:value-type="float">
            <text:p>16465</text:p>
          </table:table-cell>
          <table:table-cell office:value-type="float" office:value="11277815" calcext:value-type="float">
            <text:p>11277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  <table:table-cell office:value-type="float" office:value="706" calcext:value-type="float">
            <text:p>706</text:p>
          </table:table-cell>
          <table:table-cell office:value-type="float" office:value="680" calcext:value-type="float">
            <text:p>680</text:p>
          </table:table-cell>
          <table:table-cell office:value-type="float" office:value="688" calcext:value-type="float">
            <text:p>688</text:p>
          </table:table-cell>
          <table:table-cell office:value-type="float" office:value="0.44" calcext:value-type="float">
            <text:p>0.44</text:p>
          </table:table-cell>
          <table:table-cell office:value-type="float" office:value="19457" calcext:value-type="float">
            <text:p>19457</text:p>
          </table:table-cell>
          <table:table-cell office:value-type="float" office:value="13430079" calcext:value-type="float">
            <text:p>13430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678" calcext:value-type="float">
            <text:p>678</text:p>
          </table:table-cell>
          <table:table-cell office:value-type="float" office:value="687" calcext:value-type="float">
            <text:p>687</text:p>
          </table:table-cell>
          <table:table-cell office:value-type="float" office:value="-0.15" calcext:value-type="float">
            <text:p>-0.15</text:p>
          </table:table-cell>
          <table:table-cell office:value-type="float" office:value="18102" calcext:value-type="float">
            <text:p>18102</text:p>
          </table:table-cell>
          <table:table-cell office:value-type="float" office:value="12392180" calcext:value-type="float">
            <text:p>12392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82" calcext:value-type="float">
            <text:p>682</text:p>
          </table:table-cell>
          <table:table-cell office:value-type="float" office:value="688" calcext:value-type="float">
            <text:p>688</text:p>
          </table:table-cell>
          <table:table-cell office:value-type="float" office:value="0.15" calcext:value-type="float">
            <text:p>0.15</text:p>
          </table:table-cell>
          <table:table-cell office:value-type="float" office:value="14691" calcext:value-type="float">
            <text:p>14691</text:p>
          </table:table-cell>
          <table:table-cell office:value-type="float" office:value="10108196" calcext:value-type="float">
            <text:p>10108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715" calcext:value-type="float">
            <text:p>715</text:p>
          </table:table-cell>
          <table:table-cell office:value-type="float" office:value="688" calcext:value-type="float">
            <text:p>688</text:p>
          </table:table-cell>
          <table:table-cell office:value-type="float" office:value="715" calcext:value-type="float">
            <text:p>715</text:p>
          </table:table-cell>
          <table:table-cell office:value-type="float" office:value="3.92" calcext:value-type="float">
            <text:p>3.92</text:p>
          </table:table-cell>
          <table:table-cell office:value-type="float" office:value="40537" calcext:value-type="float">
            <text:p>40537</text:p>
          </table:table-cell>
          <table:table-cell office:value-type="float" office:value="28658595" calcext:value-type="float">
            <text:p>28658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-0.56" calcext:value-type="float">
            <text:p>-0.56</text:p>
          </table:table-cell>
          <table:table-cell office:value-type="float" office:value="47717" calcext:value-type="float">
            <text:p>47717</text:p>
          </table:table-cell>
          <table:table-cell office:value-type="float" office:value="34148790" calcext:value-type="float">
            <text:p>341487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office:value-type="float" office:value="0.14" calcext:value-type="float">
            <text:p>0.14</text:p>
          </table:table-cell>
          <table:table-cell office:value-type="float" office:value="35762" calcext:value-type="float">
            <text:p>35762</text:p>
          </table:table-cell>
          <table:table-cell office:value-type="float" office:value="25443980" calcext:value-type="float">
            <text:p>254439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725" calcext:value-type="float">
            <text:p>725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-0.14" calcext:value-type="float">
            <text:p>-0.14</text:p>
          </table:table-cell>
          <table:table-cell office:value-type="float" office:value="44727" calcext:value-type="float">
            <text:p>44727</text:p>
          </table:table-cell>
          <table:table-cell office:value-type="float" office:value="32062629" calcext:value-type="float">
            <text:p>32062629</text:p>
          </table:table-cell>
        </table:table-row>
      </table:table>
      <table:named-expressions/>
      <table:database-ranges>
        <table:database-range table:name="__Anonymous_Sheet_DB__0" table:target-range-address="Sheet2.C2:Sheet2.I17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Sheet3.A1:Sheet3.H17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00:50:15.782549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0:50:20.031742719</meta:creation-date>
    <meta:editing-duration>PT9M4S</meta:editing-duration>
    <meta:editing-cycles>5</meta:editing-cycles>
    <meta:generator>LibreOffice/6.4.7.2$Linux_X86_64 LibreOffice_project/40$Build-2</meta:generator>
    <dc:date>2021-05-20T01:30:02.598966883</dc:date>
    <meta:document-statistic meta:table-count="2" meta:cell-count="5472" meta:object-count="0"/>
  </office:meta>
</office:document-meta>
</file>